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5.182cm"/>
    </style:style>
    <style:style style:name="co5" style:family="table-column">
      <style:table-column-properties fo:break-before="auto" style:column-width="6.8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lt;1" style:apply-style-name="Good" style:base-cell-address="Sheet1.H2"/>
      <style:map style:condition="cell-content-is-between(1,1.25)" style:apply-style-name="Warning" style:base-cell-address="Sheet1.H2"/>
      <style:map style:condition="cell-content()&gt;1.25" style:apply-style-name="Bad" style:base-cell-address="Sheet1.H2"/>
    </style:style>
    <style:style style:name="ce5" style:family="table-cell" style:parent-style-name="Default">
      <style:map style:condition="cell-content()&lt;1" style:apply-style-name="Good" style:base-cell-address="Sheet1.L2"/>
      <style:map style:condition="cell-content-is-between(1,1.25)" style:apply-style-name="Warning" style:base-cell-address="Sheet1.L2"/>
      <style:map style:condition="cell-content()&gt;1.25" style:apply-style-name="Bad" style:base-cell-address="Sheet1.L2"/>
    </style:style>
    <style:style style:name="ce11" style:family="table-cell" style:parent-style-name="Default">
      <style:map style:condition="cell-content()&lt;1" style:apply-style-name="Good" style:base-cell-address="Sheet1.N2"/>
      <style:map style:condition="cell-content-is-between(1,1.25)" style:apply-style-name="Warning" style:base-cell-address="Sheet1.N2"/>
      <style:map style:condition="cell-content()&gt;1.25" style:apply-style-name="Bad" style:base-cell-address="Sheet1.N2"/>
    </style:style>
    <style:style style:name="ce13" style:family="table-cell" style:parent-style-name="Default">
      <style:map style:condition="cell-content()&lt;1" style:apply-style-name="Good" style:base-cell-address="Sheet1.R2"/>
      <style:map style:condition="cell-content-is-between(1,1.25)" style:apply-style-name="Warning" style:base-cell-address="Sheet1.R2"/>
      <style:map style:condition="cell-content()&gt;1.25" style:apply-style-name="Bad" style:base-cell-address="Sheet1.R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4" table:default-cell-style-name="ce5"/>
        <table:table-column table:style-name="co2" table:default-cell-style-name="Default"/>
        <table:table-column table:style-name="co5" table:default-cell-style-name="ce11"/>
        <table:table-column table:style-name="co2" table:number-columns-repeated="3" table:default-cell-style-name="Default"/>
        <table:table-column table:style-name="co2" table:default-cell-style-name="ce13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baseline_a</text:p>
          </table:table-cell>
          <table:table-cell office:value-type="string" calcext:value-type="string">
            <text:p>baseline_b</text:p>
          </table:table-cell>
          <table:table-cell office:value-type="string" calcext:value-type="string">
            <text:p>baseline_avg</text:p>
          </table:table-cell>
          <table:table-cell office:value-type="string" calcext:value-type="string">
            <text:p>master_a</text:p>
          </table:table-cell>
          <table:table-cell office:value-type="string" calcext:value-type="string">
            <text:p>master_b</text:p>
          </table:table-cell>
          <table:table-cell office:value-type="string" calcext:value-type="string">
            <text:p>master_avg</text:p>
          </table:table-cell>
          <table:table-cell table:style-name="Default" office:value-type="string" calcext:value-type="string">
            <text:p>baseline vs. Master</text:p>
          </table:table-cell>
          <table:table-cell office:value-type="string" calcext:value-type="string">
            <text:p>master_with_2384_a</text:p>
          </table:table-cell>
          <table:table-cell office:value-type="string" calcext:value-type="string">
            <text:p>master_with_2384_b</text:p>
          </table:table-cell>
          <table:table-cell/>
          <table:table-cell table:style-name="Default" office:value-type="string" calcext:value-type="string">
            <text:p>baseline vs. master_with_2384</text:p>
          </table:table-cell>
          <table:table-cell office:value-type="string" calcext:value-type="string">
            <text:p>master_with_2384_and_2377</text:p>
          </table:table-cell>
          <table:table-cell table:style-name="Default" office:value-type="string" calcext:value-type="string">
            <text:p>baseline vs. master_with_2384_and_2377</text:p>
          </table:table-cell>
          <table:table-cell office:value-type="string" calcext:value-type="string">
            <text:p>master_with_2377_without_ancestor</text:p>
          </table:table-cell>
          <table:table-cell office:value-type="string" calcext:value-type="string">
            <text:p>master2_with_2377_without_ancestor</text:p>
          </table:table-cell>
          <table:table-cell office:value-type="string" calcext:value-type="string">
            <text:p>master_with_2377_without_ancestor avg</text:p>
          </table:table-cell>
          <table:table-cell table:style-name="Default" office:value-type="string" calcext:value-type="string">
            <text:p>baseline vs. master_with_2377_without_ancestor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3786" calcext:value-type="float">
            <text:p>0,3786</text:p>
          </table:table-cell>
          <table:table-cell office:value-type="float" office:value="0.4152" calcext:value-type="float">
            <text:p>0,4152</text:p>
          </table:table-cell>
          <table:table-cell table:formula="of:=([.B2]+[.C2])/2" office:value-type="float" office:value="0.3969" calcext:value-type="float">
            <text:p>0,3969</text:p>
          </table:table-cell>
          <table:table-cell office:value-type="float" office:value="0.387" calcext:value-type="float">
            <text:p>0,387</text:p>
          </table:table-cell>
          <table:table-cell office:value-type="float" office:value="0.3989" calcext:value-type="float">
            <text:p>0,3989</text:p>
          </table:table-cell>
          <table:table-cell table:formula="of:=([.E2]+[.F2])/2" office:value-type="float" office:value="0.39295" calcext:value-type="float">
            <text:p>0,39295</text:p>
          </table:table-cell>
          <table:table-cell table:formula="of:=[.G2]/[.D2]" office:value-type="float" office:value="0.990047871000252" calcext:value-type="float">
            <text:p>0,990047871000252</text:p>
          </table:table-cell>
          <table:table-cell office:value-type="float" office:value="0.3855" calcext:value-type="float">
            <text:p>0,3855</text:p>
          </table:table-cell>
          <table:table-cell office:value-type="float" office:value="0.424" calcext:value-type="float">
            <text:p>0,424</text:p>
          </table:table-cell>
          <table:table-cell table:formula="of:=([.I2]+[.J2])/2" office:value-type="float" office:value="0.40475" calcext:value-type="float">
            <text:p>0,40475</text:p>
          </table:table-cell>
          <table:table-cell table:formula="of:=[.K2]/[.D2]" office:value-type="float" office:value="1.01977828168304" calcext:value-type="float">
            <text:p>1,01977828168304</text:p>
          </table:table-cell>
          <table:table-cell office:value-type="float" office:value="1.5597" calcext:value-type="float">
            <text:p>1,5597</text:p>
          </table:table-cell>
          <table:table-cell table:formula="of:=[.M2]/[.D2]" office:value-type="float" office:value="3.9297052154195" calcext:value-type="float">
            <text:p>3,9297052154195</text:p>
          </table:table-cell>
          <table:table-cell office:value-type="float" office:value="1.462" calcext:value-type="float">
            <text:p>1,462</text:p>
          </table:table-cell>
          <table:table-cell office:value-type="float" office:value="1.4902" calcext:value-type="float">
            <text:p>1,4902</text:p>
          </table:table-cell>
          <table:table-cell table:formula="of:=([.O2]+[.P2])/2" office:value-type="float" office:value="1.4761" calcext:value-type="float">
            <text:p>1,4761</text:p>
          </table:table-cell>
          <table:table-cell table:formula="of:=[.Q2]/[.D2]" office:value-type="float" office:value="3.71907281431091" calcext:value-type="float">
            <text:p>3,71907281431091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6649" calcext:value-type="float">
            <text:p>0,6649</text:p>
          </table:table-cell>
          <table:table-cell office:value-type="float" office:value="0.6835" calcext:value-type="float">
            <text:p>0,6835</text:p>
          </table:table-cell>
          <table:table-cell table:formula="of:=([.B3]+[.C3])/2" office:value-type="float" office:value="0.6742" calcext:value-type="float">
            <text:p>0,6742</text:p>
          </table:table-cell>
          <table:table-cell office:value-type="float" office:value="0.7099" calcext:value-type="float">
            <text:p>0,7099</text:p>
          </table:table-cell>
          <table:table-cell office:value-type="float" office:value="0.7027" calcext:value-type="float">
            <text:p>0,7027</text:p>
          </table:table-cell>
          <table:table-cell table:formula="of:=([.E3]+[.F3])/2" office:value-type="float" office:value="0.7063" calcext:value-type="float">
            <text:p>0,7063</text:p>
          </table:table-cell>
          <table:table-cell table:formula="of:=[.G3]/[.D3]" office:value-type="float" office:value="1.04761198457431" calcext:value-type="float">
            <text:p>1,04761198457431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444" calcext:value-type="float">
            <text:p>0,0444</text:p>
          </table:table-cell>
          <table:table-cell table:formula="of:=([.I3]+[.J3])/2" office:value-type="float" office:value="0.04475" calcext:value-type="float">
            <text:p>0,04475</text:p>
          </table:table-cell>
          <table:table-cell table:formula="of:=[.K3]/[.D3]" office:value-type="float" office:value="0.0663749629190151" calcext:value-type="float">
            <text:p>0,066374962919015</text:p>
          </table:table-cell>
          <table:table-cell office:value-type="float" office:value="0.1208" calcext:value-type="float">
            <text:p>0,1208</text:p>
          </table:table-cell>
          <table:table-cell table:formula="of:=[.M3]/[.D3]" office:value-type="float" office:value="0.17917531889647" calcext:value-type="float">
            <text:p>0,17917531889647</text:p>
          </table:table-cell>
          <table:table-cell office:value-type="float" office:value="0.1037" calcext:value-type="float">
            <text:p>0,1037</text:p>
          </table:table-cell>
          <table:table-cell office:value-type="float" office:value="0.1031" calcext:value-type="float">
            <text:p>0,1031</text:p>
          </table:table-cell>
          <table:table-cell table:formula="of:=([.O3]+[.P3])/2" office:value-type="float" office:value="0.1034" calcext:value-type="float">
            <text:p>0,1034</text:p>
          </table:table-cell>
          <table:table-cell table:formula="of:=[.Q3]/[.D3]" office:value-type="float" office:value="0.153366953426283" calcext:value-type="float">
            <text:p>0,153366953426283</text:p>
          </table:table-cell>
        </table:table-row>
        <table:table-row table:style-name="ro1">
          <table:table-cell table:style-name="ce1" office:value-type="string" calcext:value-type="string">
            <text:p>AddEmptyString</text:p>
          </table:table-cell>
          <table:table-cell table:style-name="ce1" office:value-type="float" office:value="0.0325" calcext:value-type="float">
            <text:p>0,0325</text:p>
          </table:table-cell>
          <table:table-cell table:style-name="ce1" office:value-type="float" office:value="0.0359" calcext:value-type="float">
            <text:p>0,0359</text:p>
          </table:table-cell>
          <table:table-cell table:style-name="ce1" table:formula="of:=([.B4]+[.C4])/2" office:value-type="float" office:value="0.0342" calcext:value-type="float">
            <text:p>0,0342</text:p>
          </table:table-cell>
          <table:table-cell table:style-name="ce1" office:value-type="float" office:value="0.0754" calcext:value-type="float">
            <text:p>0,0754</text:p>
          </table:table-cell>
          <table:table-cell table:style-name="ce1" office:value-type="float" office:value="0.0357" calcext:value-type="float">
            <text:p>0,0357</text:p>
          </table:table-cell>
          <table:table-cell table:style-name="ce1" table:formula="of:=([.E4]+[.F4])/2" office:value-type="float" office:value="0.05555" calcext:value-type="float">
            <text:p>0,05555</text:p>
          </table:table-cell>
          <table:table-cell table:formula="of:=[.G4]/[.D4]" office:value-type="float" office:value="1.62426900584795" calcext:value-type="float">
            <text:p>1,62426900584795</text:p>
          </table:table-cell>
          <table:table-cell table:number-columns-repeated="2" office:value-type="float" office:value="0.0337" calcext:value-type="float">
            <text:p>0,0337</text:p>
          </table:table-cell>
          <table:table-cell table:formula="of:=([.I4]+[.J4])/2" office:value-type="float" office:value="0.0337" calcext:value-type="float">
            <text:p>0,0337</text:p>
          </table:table-cell>
          <table:table-cell table:formula="of:=[.K4]/[.D4]" office:value-type="float" office:value="0.985380116959064" calcext:value-type="float">
            <text:p>0,985380116959064</text:p>
          </table:table-cell>
          <table:table-cell office:value-type="float" office:value="0.0392" calcext:value-type="float">
            <text:p>0,0392</text:p>
          </table:table-cell>
          <table:table-cell table:formula="of:=[.M4]/[.D4]" office:value-type="float" office:value="1.14619883040936" calcext:value-type="float">
            <text:p>1,14619883040936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77" calcext:value-type="float">
            <text:p>0,0377</text:p>
          </table:table-cell>
          <table:table-cell table:formula="of:=([.O4]+[.P4])/2" office:value-type="float" office:value="0.03735" calcext:value-type="float">
            <text:p>0,03735</text:p>
          </table:table-cell>
          <table:table-cell table:formula="of:=[.Q4]/[.D4]" office:value-type="float" office:value="1.0921052631579" calcext:value-type="float">
            <text:p>1,0921052631579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552" calcext:value-type="float">
            <text:p>0,2552</text:p>
          </table:table-cell>
          <table:table-cell office:value-type="float" office:value="0.2303" calcext:value-type="float">
            <text:p>0,2303</text:p>
          </table:table-cell>
          <table:table-cell table:formula="of:=([.B5]+[.C5])/2" office:value-type="float" office:value="0.24275" calcext:value-type="float">
            <text:p>0,24275</text:p>
          </table:table-cell>
          <table:table-cell office:value-type="float" office:value="0.2337" calcext:value-type="float">
            <text:p>0,2337</text:p>
          </table:table-cell>
          <table:table-cell office:value-type="float" office:value="0.2363" calcext:value-type="float">
            <text:p>0,2363</text:p>
          </table:table-cell>
          <table:table-cell table:formula="of:=([.E5]+[.F5])/2" office:value-type="float" office:value="0.235" calcext:value-type="float">
            <text:p>0,235</text:p>
          </table:table-cell>
          <table:table-cell table:formula="of:=[.G5]/[.D5]" office:value-type="float" office:value="0.968074150360453" calcext:value-type="float">
            <text:p>0,968074150360453</text:p>
          </table:table-cell>
          <table:table-cell office:value-type="float" office:value="0.2337" calcext:value-type="float">
            <text:p>0,2337</text:p>
          </table:table-cell>
          <table:table-cell office:value-type="float" office:value="0.2283" calcext:value-type="float">
            <text:p>0,2283</text:p>
          </table:table-cell>
          <table:table-cell table:formula="of:=([.I5]+[.J5])/2" office:value-type="float" office:value="0.231" calcext:value-type="float">
            <text:p>0,231</text:p>
          </table:table-cell>
          <table:table-cell table:formula="of:=[.K5]/[.D5]" office:value-type="float" office:value="0.951596292481977" calcext:value-type="float">
            <text:p>0,951596292481977</text:p>
          </table:table-cell>
          <table:table-cell office:value-type="float" office:value="0.2243" calcext:value-type="float">
            <text:p>0,2243</text:p>
          </table:table-cell>
          <table:table-cell table:formula="of:=[.M5]/[.D5]" office:value-type="float" office:value="0.92399588053553" calcext:value-type="float">
            <text:p>0,92399588053553</text:p>
          </table:table-cell>
          <table:table-cell office:value-type="float" office:value="0.2144" calcext:value-type="float">
            <text:p>0,2144</text:p>
          </table:table-cell>
          <table:table-cell office:value-type="float" office:value="0.2145" calcext:value-type="float">
            <text:p>0,2145</text:p>
          </table:table-cell>
          <table:table-cell table:formula="of:=([.O5]+[.P5])/2" office:value-type="float" office:value="0.21445" calcext:value-type="float">
            <text:p>0,21445</text:p>
          </table:table-cell>
          <table:table-cell table:formula="of:=[.Q5]/[.D5]" office:value-type="float" office:value="0.883419155509784" calcext:value-type="float">
            <text:p>0,883419155509784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379" calcext:value-type="float">
            <text:p>0,379</text:p>
          </table:table-cell>
          <table:table-cell office:value-type="float" office:value="0.3864" calcext:value-type="float">
            <text:p>0,3864</text:p>
          </table:table-cell>
          <table:table-cell table:formula="of:=([.B6]+[.C6])/2" office:value-type="float" office:value="0.3827" calcext:value-type="float">
            <text:p>0,3827</text:p>
          </table:table-cell>
          <table:table-cell office:value-type="float" office:value="0.4038" calcext:value-type="float">
            <text:p>0,4038</text:p>
          </table:table-cell>
          <table:table-cell office:value-type="float" office:value="0.3947" calcext:value-type="float">
            <text:p>0,3947</text:p>
          </table:table-cell>
          <table:table-cell table:formula="of:=([.E6]+[.F6])/2" office:value-type="float" office:value="0.39925" calcext:value-type="float">
            <text:p>0,39925</text:p>
          </table:table-cell>
          <table:table-cell table:formula="of:=[.G6]/[.D6]" office:value-type="float" office:value="1.04324536190227" calcext:value-type="float">
            <text:p>1,04324536190227</text:p>
          </table:table-cell>
          <table:table-cell office:value-type="float" office:value="0.3855" calcext:value-type="float">
            <text:p>0,3855</text:p>
          </table:table-cell>
          <table:table-cell office:value-type="float" office:value="0.3886" calcext:value-type="float">
            <text:p>0,3886</text:p>
          </table:table-cell>
          <table:table-cell table:formula="of:=([.I6]+[.J6])/2" office:value-type="float" office:value="0.38705" calcext:value-type="float">
            <text:p>0,38705</text:p>
          </table:table-cell>
          <table:table-cell table:formula="of:=[.K6]/[.D6]" office:value-type="float" office:value="1.01136660569637" calcext:value-type="float">
            <text:p>1,01136660569637</text:p>
          </table:table-cell>
          <table:table-cell office:value-type="float" office:value="0.413" calcext:value-type="float">
            <text:p>0,413</text:p>
          </table:table-cell>
          <table:table-cell table:formula="of:=[.M6]/[.D6]" office:value-type="float" office:value="1.07917428795401" calcext:value-type="float">
            <text:p>1,07917428795401</text:p>
          </table:table-cell>
          <table:table-cell office:value-type="float" office:value="0.3694" calcext:value-type="float">
            <text:p>0,3694</text:p>
          </table:table-cell>
          <table:table-cell office:value-type="float" office:value="0.4011" calcext:value-type="float">
            <text:p>0,4011</text:p>
          </table:table-cell>
          <table:table-cell table:formula="of:=([.O6]+[.P6])/2" office:value-type="float" office:value="0.38525" calcext:value-type="float">
            <text:p>0,38525</text:p>
          </table:table-cell>
          <table:table-cell table:formula="of:=[.Q6]/[.D6]" office:value-type="float" office:value="1.00666318264959" calcext:value-type="float">
            <text:p>1,00666318264959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2864" calcext:value-type="float">
            <text:p>0,2864</text:p>
          </table:table-cell>
          <table:table-cell office:value-type="float" office:value="0.2739" calcext:value-type="float">
            <text:p>0,2739</text:p>
          </table:table-cell>
          <table:table-cell table:formula="of:=([.B7]+[.C7])/2" office:value-type="float" office:value="0.28015" calcext:value-type="float">
            <text:p>0,28015</text:p>
          </table:table-cell>
          <table:table-cell office:value-type="float" office:value="0.2729" calcext:value-type="float">
            <text:p>0,2729</text:p>
          </table:table-cell>
          <table:table-cell office:value-type="float" office:value="0.2796" calcext:value-type="float">
            <text:p>0,2796</text:p>
          </table:table-cell>
          <table:table-cell table:formula="of:=([.E7]+[.F7])/2" office:value-type="float" office:value="0.27625" calcext:value-type="float">
            <text:p>0,27625</text:p>
          </table:table-cell>
          <table:table-cell table:formula="of:=[.G7]/[.D7]" office:value-type="float" office:value="0.986078886310905" calcext:value-type="float">
            <text:p>0,986078886310905</text:p>
          </table:table-cell>
          <table:table-cell office:value-type="float" office:value="0.276" calcext:value-type="float">
            <text:p>0,276</text:p>
          </table:table-cell>
          <table:table-cell office:value-type="float" office:value="0.2715" calcext:value-type="float">
            <text:p>0,2715</text:p>
          </table:table-cell>
          <table:table-cell table:formula="of:=([.I7]+[.J7])/2" office:value-type="float" office:value="0.27375" calcext:value-type="float">
            <text:p>0,27375</text:p>
          </table:table-cell>
          <table:table-cell table:formula="of:=[.K7]/[.D7]" office:value-type="float" office:value="0.977155095484562" calcext:value-type="float">
            <text:p>0,977155095484562</text:p>
          </table:table-cell>
          <table:table-cell office:value-type="float" office:value="0.2643" calcext:value-type="float">
            <text:p>0,2643</text:p>
          </table:table-cell>
          <table:table-cell table:formula="of:=[.M7]/[.D7]" office:value-type="float" office:value="0.943423166160985" calcext:value-type="float">
            <text:p>0,943423166160985</text:p>
          </table:table-cell>
          <table:table-cell office:value-type="float" office:value="0.2527" calcext:value-type="float">
            <text:p>0,2527</text:p>
          </table:table-cell>
          <table:table-cell office:value-type="float" office:value="0.2534" calcext:value-type="float">
            <text:p>0,2534</text:p>
          </table:table-cell>
          <table:table-cell table:formula="of:=([.O7]+[.P7])/2" office:value-type="float" office:value="0.25305" calcext:value-type="float">
            <text:p>0,25305</text:p>
          </table:table-cell>
          <table:table-cell table:formula="of:=[.Q7]/[.D7]" office:value-type="float" office:value="0.903266107442441" calcext:value-type="float">
            <text:p>0,903266107442441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309" calcext:value-type="float">
            <text:p>0,2309</text:p>
          </table:table-cell>
          <table:table-cell office:value-type="float" office:value="0.2351" calcext:value-type="float">
            <text:p>0,2351</text:p>
          </table:table-cell>
          <table:table-cell table:formula="of:=([.B8]+[.C8])/2" office:value-type="float" office:value="0.233" calcext:value-type="float">
            <text:p>0,233</text:p>
          </table:table-cell>
          <table:table-cell office:value-type="float" office:value="0.2572" calcext:value-type="float">
            <text:p>0,2572</text:p>
          </table:table-cell>
          <table:table-cell office:value-type="float" office:value="0.2357" calcext:value-type="float">
            <text:p>0,2357</text:p>
          </table:table-cell>
          <table:table-cell table:formula="of:=([.E8]+[.F8])/2" office:value-type="float" office:value="0.24645" calcext:value-type="float">
            <text:p>0,24645</text:p>
          </table:table-cell>
          <table:table-cell table:formula="of:=[.G8]/[.D8]" office:value-type="float" office:value="1.05772532188841" calcext:value-type="float">
            <text:p>1,05772532188841</text:p>
          </table:table-cell>
          <table:table-cell office:value-type="float" office:value="0.2332" calcext:value-type="float">
            <text:p>0,2332</text:p>
          </table:table-cell>
          <table:table-cell office:value-type="float" office:value="0.2333" calcext:value-type="float">
            <text:p>0,2333</text:p>
          </table:table-cell>
          <table:table-cell table:formula="of:=([.I8]+[.J8])/2" office:value-type="float" office:value="0.23325" calcext:value-type="float">
            <text:p>0,23325</text:p>
          </table:table-cell>
          <table:table-cell table:formula="of:=[.K8]/[.D8]" office:value-type="float" office:value="1.00107296137339" calcext:value-type="float">
            <text:p>1,00107296137339</text:p>
          </table:table-cell>
          <table:table-cell office:value-type="float" office:value="0.2244" calcext:value-type="float">
            <text:p>0,2244</text:p>
          </table:table-cell>
          <table:table-cell table:formula="of:=[.M8]/[.D8]" office:value-type="float" office:value="0.963090128755365" calcext:value-type="float">
            <text:p>0,963090128755365</text:p>
          </table:table-cell>
          <table:table-cell office:value-type="float" office:value="0.2158" calcext:value-type="float">
            <text:p>0,2158</text:p>
          </table:table-cell>
          <table:table-cell office:value-type="float" office:value="0.2389" calcext:value-type="float">
            <text:p>0,2389</text:p>
          </table:table-cell>
          <table:table-cell table:formula="of:=([.O8]+[.P8])/2" office:value-type="float" office:value="0.22735" calcext:value-type="float">
            <text:p>0,22735</text:p>
          </table:table-cell>
          <table:table-cell table:formula="of:=[.Q8]/[.D8]" office:value-type="float" office:value="0.975751072961373" calcext:value-type="float">
            <text:p>0,975751072961373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6162" calcext:value-type="float">
            <text:p>0,6162</text:p>
          </table:table-cell>
          <table:table-cell office:value-type="float" office:value="0.62" calcext:value-type="float">
            <text:p>0,62</text:p>
          </table:table-cell>
          <table:table-cell table:formula="of:=([.B9]+[.C9])/2" office:value-type="float" office:value="0.6181" calcext:value-type="float">
            <text:p>0,6181</text:p>
          </table:table-cell>
          <table:table-cell office:value-type="float" office:value="0.6182" calcext:value-type="float">
            <text:p>0,6182</text:p>
          </table:table-cell>
          <table:table-cell office:value-type="float" office:value="0.6661" calcext:value-type="float">
            <text:p>0,6661</text:p>
          </table:table-cell>
          <table:table-cell table:formula="of:=([.E9]+[.F9])/2" office:value-type="float" office:value="0.64215" calcext:value-type="float">
            <text:p>0,64215</text:p>
          </table:table-cell>
          <table:table-cell table:formula="of:=[.G9]/[.D9]" office:value-type="float" office:value="1.03890956155962" calcext:value-type="float">
            <text:p>1,03890956155962</text:p>
          </table:table-cell>
          <table:table-cell office:value-type="float" office:value="0.6142" calcext:value-type="float">
            <text:p>0,6142</text:p>
          </table:table-cell>
          <table:table-cell office:value-type="float" office:value="0.6178" calcext:value-type="float">
            <text:p>0,6178</text:p>
          </table:table-cell>
          <table:table-cell table:formula="of:=([.I9]+[.J9])/2" office:value-type="float" office:value="0.616" calcext:value-type="float">
            <text:p>0,616</text:p>
          </table:table-cell>
          <table:table-cell table:formula="of:=[.K9]/[.D9]" office:value-type="float" office:value="0.996602491506229" calcext:value-type="float">
            <text:p>0,996602491506229</text:p>
          </table:table-cell>
          <table:table-cell office:value-type="float" office:value="0.6632" calcext:value-type="float">
            <text:p>0,6632</text:p>
          </table:table-cell>
          <table:table-cell table:formula="of:=[.M9]/[.D9]" office:value-type="float" office:value="1.07296553955671" calcext:value-type="float">
            <text:p>1,07296553955671</text:p>
          </table:table-cell>
          <table:table-cell office:value-type="float" office:value="0.5824" calcext:value-type="float">
            <text:p>0,5824</text:p>
          </table:table-cell>
          <table:table-cell office:value-type="float" office:value="0.5813" calcext:value-type="float">
            <text:p>0,5813</text:p>
          </table:table-cell>
          <table:table-cell table:formula="of:=([.O9]+[.P9])/2" office:value-type="float" office:value="0.58185" calcext:value-type="float">
            <text:p>0,58185</text:p>
          </table:table-cell>
          <table:table-cell table:formula="of:=[.Q9]/[.D9]" office:value-type="float" office:value="0.941352531952758" calcext:value-type="float">
            <text:p>0,941352531952758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1582" calcext:value-type="float">
            <text:p>2,1582</text:p>
          </table:table-cell>
          <table:table-cell office:value-type="float" office:value="2.3433" calcext:value-type="float">
            <text:p>2,3433</text:p>
          </table:table-cell>
          <table:table-cell table:formula="of:=([.B10]+[.C10])/2" office:value-type="float" office:value="2.25075" calcext:value-type="float">
            <text:p>2,25075</text:p>
          </table:table-cell>
          <table:table-cell office:value-type="float" office:value="2.2266" calcext:value-type="float">
            <text:p>2,2266</text:p>
          </table:table-cell>
          <table:table-cell office:value-type="float" office:value="2.3828" calcext:value-type="float">
            <text:p>2,3828</text:p>
          </table:table-cell>
          <table:table-cell table:formula="of:=([.E10]+[.F10])/2" office:value-type="float" office:value="2.3047" calcext:value-type="float">
            <text:p>2,3047</text:p>
          </table:table-cell>
          <table:table-cell table:formula="of:=[.G10]/[.D10]" office:value-type="float" office:value="1.0239697878485" calcext:value-type="float">
            <text:p>1,0239697878485</text:p>
          </table:table-cell>
          <table:table-cell office:value-type="float" office:value="2.2462" calcext:value-type="float">
            <text:p>2,2462</text:p>
          </table:table-cell>
          <table:table-cell office:value-type="float" office:value="2.15" calcext:value-type="float">
            <text:p>2,15</text:p>
          </table:table-cell>
          <table:table-cell table:formula="of:=([.I10]+[.J10])/2" office:value-type="float" office:value="2.1981" calcext:value-type="float">
            <text:p>2,1981</text:p>
          </table:table-cell>
          <table:table-cell table:formula="of:=[.K10]/[.D10]" office:value-type="float" office:value="0.976607797400866" calcext:value-type="float">
            <text:p>0,976607797400866</text:p>
          </table:table-cell>
          <table:table-cell office:value-type="float" office:value="2.5231" calcext:value-type="float">
            <text:p>2,5231</text:p>
          </table:table-cell>
          <table:table-cell table:formula="of:=[.M10]/[.D10]" office:value-type="float" office:value="1.1210041097412" calcext:value-type="float">
            <text:p>1,1210041097412</text:p>
          </table:table-cell>
          <table:table-cell office:value-type="float" office:value="2.3899" calcext:value-type="float">
            <text:p>2,3899</text:p>
          </table:table-cell>
          <table:table-cell office:value-type="float" office:value="2.3868" calcext:value-type="float">
            <text:p>2,3868</text:p>
          </table:table-cell>
          <table:table-cell table:formula="of:=([.O10]+[.P10])/2" office:value-type="float" office:value="2.38835" calcext:value-type="float">
            <text:p>2,38835</text:p>
          </table:table-cell>
          <table:table-cell table:formula="of:=[.Q10]/[.D10]" office:value-type="float" office:value="1.06113517716317" calcext:value-type="float">
            <text:p>1,06113517716317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2147" calcext:value-type="float">
            <text:p>0,2147</text:p>
          </table:table-cell>
          <table:table-cell office:value-type="float" office:value="0.2273" calcext:value-type="float">
            <text:p>0,2273</text:p>
          </table:table-cell>
          <table:table-cell table:formula="of:=([.B11]+[.C11])/2" office:value-type="float" office:value="0.221" calcext:value-type="float">
            <text:p>0,221</text:p>
          </table:table-cell>
          <table:table-cell office:value-type="float" office:value="0.2399" calcext:value-type="float">
            <text:p>0,2399</text:p>
          </table:table-cell>
          <table:table-cell office:value-type="float" office:value="0.2491" calcext:value-type="float">
            <text:p>0,2491</text:p>
          </table:table-cell>
          <table:table-cell table:formula="of:=([.E11]+[.F11])/2" office:value-type="float" office:value="0.2445" calcext:value-type="float">
            <text:p>0,2445</text:p>
          </table:table-cell>
          <table:table-cell table:formula="of:=[.G11]/[.D11]" office:value-type="float" office:value="1.10633484162896" calcext:value-type="float">
            <text:p>1,10633484162896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2449" calcext:value-type="float">
            <text:p>0,2449</text:p>
          </table:table-cell>
          <table:table-cell table:formula="of:=([.I11]+[.J11])/2" office:value-type="float" office:value="0.22865" calcext:value-type="float">
            <text:p>0,22865</text:p>
          </table:table-cell>
          <table:table-cell table:formula="of:=[.K11]/[.D11]" office:value-type="float" office:value="1.03461538461538" calcext:value-type="float">
            <text:p>1,03461538461538</text:p>
          </table:table-cell>
          <table:table-cell office:value-type="float" office:value="0.2712" calcext:value-type="float">
            <text:p>0,2712</text:p>
          </table:table-cell>
          <table:table-cell table:formula="of:=[.M11]/[.D11]" office:value-type="float" office:value="1.22714932126697" calcext:value-type="float">
            <text:p>1,22714932126697</text:p>
          </table:table-cell>
          <table:table-cell office:value-type="float" office:value="0.2594" calcext:value-type="float">
            <text:p>0,2594</text:p>
          </table:table-cell>
          <table:table-cell office:value-type="float" office:value="0.3357" calcext:value-type="float">
            <text:p>0,3357</text:p>
          </table:table-cell>
          <table:table-cell table:formula="of:=([.O11]+[.P11])/2" office:value-type="float" office:value="0.29755" calcext:value-type="float">
            <text:p>0,29755</text:p>
          </table:table-cell>
          <table:table-cell table:formula="of:=[.Q11]/[.D11]" office:value-type="float" office:value="1.34638009049774" calcext:value-type="float">
            <text:p>1,34638009049774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031" calcext:value-type="float">
            <text:p>0,2031</text:p>
          </table:table-cell>
          <table:table-cell office:value-type="float" office:value="0.2406" calcext:value-type="float">
            <text:p>0,2406</text:p>
          </table:table-cell>
          <table:table-cell table:formula="of:=([.B12]+[.C12])/2" office:value-type="float" office:value="0.22185" calcext:value-type="float">
            <text:p>0,22185</text:p>
          </table:table-cell>
          <table:table-cell office:value-type="float" office:value="0.2366" calcext:value-type="float">
            <text:p>0,2366</text:p>
          </table:table-cell>
          <table:table-cell office:value-type="float" office:value="0.2463" calcext:value-type="float">
            <text:p>0,2463</text:p>
          </table:table-cell>
          <table:table-cell table:formula="of:=([.E12]+[.F12])/2" office:value-type="float" office:value="0.24145" calcext:value-type="float">
            <text:p>0,24145</text:p>
          </table:table-cell>
          <table:table-cell table:formula="of:=[.G12]/[.D12]" office:value-type="float" office:value="1.08834798287131" calcext:value-type="float">
            <text:p>1,08834798287131</text:p>
          </table:table-cell>
          <table:table-cell office:value-type="float" office:value="0.206" calcext:value-type="float">
            <text:p>0,206</text:p>
          </table:table-cell>
          <table:table-cell office:value-type="float" office:value="0.2352" calcext:value-type="float">
            <text:p>0,2352</text:p>
          </table:table-cell>
          <table:table-cell table:formula="of:=([.I12]+[.J12])/2" office:value-type="float" office:value="0.2206" calcext:value-type="float">
            <text:p>0,2206</text:p>
          </table:table-cell>
          <table:table-cell table:formula="of:=[.K12]/[.D12]" office:value-type="float" office:value="0.994365562316881" calcext:value-type="float">
            <text:p>0,994365562316881</text:p>
          </table:table-cell>
          <table:table-cell office:value-type="float" office:value="0.2732" calcext:value-type="float">
            <text:p>0,2732</text:p>
          </table:table-cell>
          <table:table-cell table:formula="of:=[.M12]/[.D12]" office:value-type="float" office:value="1.23146270002254" calcext:value-type="float">
            <text:p>1,23146270002254</text:p>
          </table:table-cell>
          <table:table-cell office:value-type="float" office:value="0.2516" calcext:value-type="float">
            <text:p>0,2516</text:p>
          </table:table-cell>
          <table:table-cell office:value-type="float" office:value="0.26" calcext:value-type="float">
            <text:p>0,26</text:p>
          </table:table-cell>
          <table:table-cell table:formula="of:=([.O12]+[.P12])/2" office:value-type="float" office:value="0.2558" calcext:value-type="float">
            <text:p>0,2558</text:p>
          </table:table-cell>
          <table:table-cell table:formula="of:=[.Q12]/[.D12]" office:value-type="float" office:value="1.15303132747352" calcext:value-type="float">
            <text:p>1,15303132747352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9" calcext:value-type="float">
            <text:p>0,0159</text:p>
          </table:table-cell>
          <table:table-cell table:formula="of:=([.B13]+[.C13])/2" office:value-type="float" office:value="0.01595" calcext:value-type="float">
            <text:p>0,01595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159" calcext:value-type="float">
            <text:p>0,0159</text:p>
          </table:table-cell>
          <table:table-cell table:formula="of:=([.E13]+[.F13])/2" office:value-type="float" office:value="0.01585" calcext:value-type="float">
            <text:p>0,01585</text:p>
          </table:table-cell>
          <table:table-cell table:formula="of:=[.G13]/[.D13]" office:value-type="float" office:value="0.993730407523511" calcext:value-type="float">
            <text:p>0,993730407523511</text:p>
          </table:table-cell>
          <table:table-cell table:number-columns-repeated="2" office:value-type="float" office:value="0.0148" calcext:value-type="float">
            <text:p>0,0148</text:p>
          </table:table-cell>
          <table:table-cell table:formula="of:=([.I13]+[.J13])/2" office:value-type="float" office:value="0.0148" calcext:value-type="float">
            <text:p>0,0148</text:p>
          </table:table-cell>
          <table:table-cell table:formula="of:=[.K13]/[.D13]" office:value-type="float" office:value="0.927899686520376" calcext:value-type="float">
            <text:p>0,927899686520376</text:p>
          </table:table-cell>
          <table:table-cell office:value-type="float" office:value="0.0136" calcext:value-type="float">
            <text:p>0,0136</text:p>
          </table:table-cell>
          <table:table-cell table:formula="of:=[.M13]/[.D13]" office:value-type="float" office:value="0.852664576802508" calcext:value-type="float">
            <text:p>0,852664576802508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25" calcext:value-type="float">
            <text:p>0,0125</text:p>
          </table:table-cell>
          <table:table-cell table:formula="of:=([.O13]+[.P13])/2" office:value-type="float" office:value="0.0129" calcext:value-type="float">
            <text:p>0,0129</text:p>
          </table:table-cell>
          <table:table-cell table:formula="of:=[.Q13]/[.D13]" office:value-type="float" office:value="0.808777429467085" calcext:value-type="float">
            <text:p>0,808777429467085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2909" calcext:value-type="float">
            <text:p>0,2909</text:p>
          </table:table-cell>
          <table:table-cell office:value-type="float" office:value="0.2969" calcext:value-type="float">
            <text:p>0,2969</text:p>
          </table:table-cell>
          <table:table-cell table:formula="of:=([.B14]+[.C14])/2" office:value-type="float" office:value="0.2939" calcext:value-type="float">
            <text:p>0,2939</text:p>
          </table:table-cell>
          <table:table-cell table:number-columns-repeated="2" office:value-type="float" office:value="0.2955" calcext:value-type="float">
            <text:p>0,2955</text:p>
          </table:table-cell>
          <table:table-cell table:formula="of:=([.E14]+[.F14])/2" office:value-type="float" office:value="0.2955" calcext:value-type="float">
            <text:p>0,2955</text:p>
          </table:table-cell>
          <table:table-cell table:formula="of:=[.G14]/[.D14]" office:value-type="float" office:value="1.00544402858115" calcext:value-type="float">
            <text:p>1,00544402858115</text:p>
          </table:table-cell>
          <table:table-cell office:value-type="float" office:value="0.2885" calcext:value-type="float">
            <text:p>0,2885</text:p>
          </table:table-cell>
          <table:table-cell office:value-type="float" office:value="0.3101" calcext:value-type="float">
            <text:p>0,3101</text:p>
          </table:table-cell>
          <table:table-cell table:formula="of:=([.I14]+[.J14])/2" office:value-type="float" office:value="0.2993" calcext:value-type="float">
            <text:p>0,2993</text:p>
          </table:table-cell>
          <table:table-cell table:formula="of:=[.K14]/[.D14]" office:value-type="float" office:value="1.01837359646138" calcext:value-type="float">
            <text:p>1,01837359646138</text:p>
          </table:table-cell>
          <table:table-cell office:value-type="float" office:value="0.3334" calcext:value-type="float">
            <text:p>0,3334</text:p>
          </table:table-cell>
          <table:table-cell table:formula="of:=[.M14]/[.D14]" office:value-type="float" office:value="1.13439945559714" calcext:value-type="float">
            <text:p>1,13439945559714</text:p>
          </table:table-cell>
          <table:table-cell office:value-type="float" office:value="0.3039" calcext:value-type="float">
            <text:p>0,3039</text:p>
          </table:table-cell>
          <table:table-cell office:value-type="float" office:value="0.3272" calcext:value-type="float">
            <text:p>0,3272</text:p>
          </table:table-cell>
          <table:table-cell table:formula="of:=([.O14]+[.P14])/2" office:value-type="float" office:value="0.31555" calcext:value-type="float">
            <text:p>0,31555</text:p>
          </table:table-cell>
          <table:table-cell table:formula="of:=[.Q14]/[.D14]" office:value-type="float" office:value="1.07366451173869" calcext:value-type="float">
            <text:p>1,07366451173869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2" calcext:value-type="float">
            <text:p>0,022</text:p>
          </table:table-cell>
          <table:table-cell office:value-type="float" office:value="0.0691" calcext:value-type="float">
            <text:p>0,0691</text:p>
          </table:table-cell>
          <table:table-cell table:formula="of:=([.B15]+[.C15])/2" office:value-type="float" office:value="0.04555" calcext:value-type="float">
            <text:p>0,04555</text:p>
          </table:table-cell>
          <table:table-cell office:value-type="float" office:value="0.0236" calcext:value-type="float">
            <text:p>0,0236</text:p>
          </table:table-cell>
          <table:table-cell office:value-type="float" office:value="0.024" calcext:value-type="float">
            <text:p>0,024</text:p>
          </table:table-cell>
          <table:table-cell table:formula="of:=([.E15]+[.F15])/2" office:value-type="float" office:value="0.0238" calcext:value-type="float">
            <text:p>0,0238</text:p>
          </table:table-cell>
          <table:table-cell table:formula="of:=[.G15]/[.D15]" office:value-type="float" office:value="0.522502744237102" calcext:value-type="float">
            <text:p>0,522502744237102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18" calcext:value-type="float">
            <text:p>0,0218</text:p>
          </table:table-cell>
          <table:table-cell table:formula="of:=([.I15]+[.J15])/2" office:value-type="float" office:value="0.02185" calcext:value-type="float">
            <text:p>0,02185</text:p>
          </table:table-cell>
          <table:table-cell table:formula="of:=[.K15]/[.D15]" office:value-type="float" office:value="0.479692645444566" calcext:value-type="float">
            <text:p>0,479692645444566</text:p>
          </table:table-cell>
          <table:table-cell office:value-type="float" office:value="0.0231" calcext:value-type="float">
            <text:p>0,0231</text:p>
          </table:table-cell>
          <table:table-cell table:formula="of:=[.M15]/[.D15]" office:value-type="float" office:value="0.507135016465423" calcext:value-type="float">
            <text:p>0,507135016465423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225" calcext:value-type="float">
            <text:p>0,0225</text:p>
          </table:table-cell>
          <table:table-cell table:formula="of:=([.O15]+[.P15])/2" office:value-type="float" office:value="0.02215" calcext:value-type="float">
            <text:p>0,02215</text:p>
          </table:table-cell>
          <table:table-cell table:formula="of:=[.Q15]/[.D15]" office:value-type="float" office:value="0.486278814489572" calcext:value-type="float">
            <text:p>0,486278814489572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134" calcext:value-type="float">
            <text:p>0,0134</text:p>
          </table:table-cell>
          <table:table-cell table:formula="of:=([.B16]+[.C16])/2" office:value-type="float" office:value="0.01225" calcext:value-type="float">
            <text:p>0,01225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26" calcext:value-type="float">
            <text:p>0,0126</text:p>
          </table:table-cell>
          <table:table-cell table:formula="of:=([.E16]+[.F16])/2" office:value-type="float" office:value="0.0121" calcext:value-type="float">
            <text:p>0,0121</text:p>
          </table:table-cell>
          <table:table-cell table:formula="of:=[.G16]/[.D16]" office:value-type="float" office:value="0.987755102040816" calcext:value-type="float">
            <text:p>0,987755102040816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14" calcext:value-type="float">
            <text:p>0,0114</text:p>
          </table:table-cell>
          <table:table-cell table:formula="of:=([.I16]+[.J16])/2" office:value-type="float" office:value="0.01135" calcext:value-type="float">
            <text:p>0,01135</text:p>
          </table:table-cell>
          <table:table-cell table:formula="of:=[.K16]/[.D16]" office:value-type="float" office:value="0.926530612244898" calcext:value-type="float">
            <text:p>0,926530612244898</text:p>
          </table:table-cell>
          <table:table-cell office:value-type="float" office:value="0.0133" calcext:value-type="float">
            <text:p>0,0133</text:p>
          </table:table-cell>
          <table:table-cell table:formula="of:=[.M16]/[.D16]" office:value-type="float" office:value="1.08571428571429" calcext:value-type="float">
            <text:p>1,08571428571429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31" calcext:value-type="float">
            <text:p>0,0131</text:p>
          </table:table-cell>
          <table:table-cell table:formula="of:=([.O16]+[.P16])/2" office:value-type="float" office:value="0.01295" calcext:value-type="float">
            <text:p>0,01295</text:p>
          </table:table-cell>
          <table:table-cell table:formula="of:=[.Q16]/[.D16]" office:value-type="float" office:value="1.05714285714286" calcext:value-type="float">
            <text:p>1,05714285714286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206" calcext:value-type="float">
            <text:p>0,2206</text:p>
          </table:table-cell>
          <table:table-cell office:value-type="float" office:value="0.2508" calcext:value-type="float">
            <text:p>0,2508</text:p>
          </table:table-cell>
          <table:table-cell table:formula="of:=([.B17]+[.C17])/2" office:value-type="float" office:value="0.2357" calcext:value-type="float">
            <text:p>0,2357</text:p>
          </table:table-cell>
          <table:table-cell office:value-type="float" office:value="0.2656" calcext:value-type="float">
            <text:p>0,2656</text:p>
          </table:table-cell>
          <table:table-cell office:value-type="float" office:value="0.2289" calcext:value-type="float">
            <text:p>0,2289</text:p>
          </table:table-cell>
          <table:table-cell table:formula="of:=([.E17]+[.F17])/2" office:value-type="float" office:value="0.24725" calcext:value-type="float">
            <text:p>0,24725</text:p>
          </table:table-cell>
          <table:table-cell table:formula="of:=[.G17]/[.D17]" office:value-type="float" office:value="1.04900296987696" calcext:value-type="float">
            <text:p>1,04900296987696</text:p>
          </table:table-cell>
          <table:table-cell office:value-type="float" office:value="0.2217" calcext:value-type="float">
            <text:p>0,2217</text:p>
          </table:table-cell>
          <table:table-cell office:value-type="float" office:value="0.2525" calcext:value-type="float">
            <text:p>0,2525</text:p>
          </table:table-cell>
          <table:table-cell table:formula="of:=([.I17]+[.J17])/2" office:value-type="float" office:value="0.2371" calcext:value-type="float">
            <text:p>0,2371</text:p>
          </table:table-cell>
          <table:table-cell table:formula="of:=[.K17]/[.D17]" office:value-type="float" office:value="1.00593975392448" calcext:value-type="float">
            <text:p>1,00593975392448</text:p>
          </table:table-cell>
          <table:table-cell office:value-type="float" office:value="0.2372" calcext:value-type="float">
            <text:p>0,2372</text:p>
          </table:table-cell>
          <table:table-cell table:formula="of:=[.M17]/[.D17]" office:value-type="float" office:value="1.00636402206194" calcext:value-type="float">
            <text:p>1,00636402206194</text:p>
          </table:table-cell>
          <table:table-cell office:value-type="float" office:value="0.217" calcext:value-type="float">
            <text:p>0,217</text:p>
          </table:table-cell>
          <table:table-cell office:value-type="float" office:value="0.2166" calcext:value-type="float">
            <text:p>0,2166</text:p>
          </table:table-cell>
          <table:table-cell table:formula="of:=([.O17]+[.P17])/2" office:value-type="float" office:value="0.2168" calcext:value-type="float">
            <text:p>0,2168</text:p>
          </table:table-cell>
          <table:table-cell table:formula="of:=[.Q17]/[.D17]" office:value-type="float" office:value="0.919813322019516" calcext:value-type="float">
            <text:p>0,919813322019516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631" calcext:value-type="float">
            <text:p>0,0631</text:p>
          </table:table-cell>
          <table:table-cell table:formula="of:=([.B18]+[.C18])/2" office:value-type="float" office:value="0.0614" calcext:value-type="float">
            <text:p>0,0614</text:p>
          </table:table-cell>
          <table:table-cell office:value-type="float" office:value="0.0629" calcext:value-type="float">
            <text:p>0,0629</text:p>
          </table:table-cell>
          <table:table-cell office:value-type="float" office:value="0.0649" calcext:value-type="float">
            <text:p>0,0649</text:p>
          </table:table-cell>
          <table:table-cell table:formula="of:=([.E18]+[.F18])/2" office:value-type="float" office:value="0.0639" calcext:value-type="float">
            <text:p>0,0639</text:p>
          </table:table-cell>
          <table:table-cell table:formula="of:=[.G18]/[.D18]" office:value-type="float" office:value="1.04071661237785" calcext:value-type="float">
            <text:p>1,04071661237785</text:p>
          </table:table-cell>
          <table:table-cell office:value-type="float" office:value="0.081" calcext:value-type="float">
            <text:p>0,081</text:p>
          </table:table-cell>
          <table:table-cell office:value-type="float" office:value="0.0601" calcext:value-type="float">
            <text:p>0,0601</text:p>
          </table:table-cell>
          <table:table-cell table:formula="of:=([.I18]+[.J18])/2" office:value-type="float" office:value="0.07055" calcext:value-type="float">
            <text:p>0,07055</text:p>
          </table:table-cell>
          <table:table-cell table:formula="of:=[.K18]/[.D18]" office:value-type="float" office:value="1.14902280130293" calcext:value-type="float">
            <text:p>1,14902280130293</text:p>
          </table:table-cell>
          <table:table-cell office:value-type="float" office:value="0.3127" calcext:value-type="float">
            <text:p>0,3127</text:p>
          </table:table-cell>
          <table:table-cell table:formula="of:=[.M18]/[.D18]" office:value-type="float" office:value="5.0928338762215" calcext:value-type="float">
            <text:p>5,0928338762215</text:p>
          </table:table-cell>
          <table:table-cell office:value-type="float" office:value="0.2867" calcext:value-type="float">
            <text:p>0,2867</text:p>
          </table:table-cell>
          <table:table-cell office:value-type="float" office:value="0.2911" calcext:value-type="float">
            <text:p>0,2911</text:p>
          </table:table-cell>
          <table:table-cell table:formula="of:=([.O18]+[.P18])/2" office:value-type="float" office:value="0.2889" calcext:value-type="float">
            <text:p>0,2889</text:p>
          </table:table-cell>
          <table:table-cell table:formula="of:=[.Q18]/[.D18]" office:value-type="float" office:value="4.70521172638437" calcext:value-type="float">
            <text:p>4,70521172638437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34" calcext:value-type="float">
            <text:p>0,234</text:p>
          </table:table-cell>
          <table:table-cell office:value-type="float" office:value="0.2609" calcext:value-type="float">
            <text:p>0,2609</text:p>
          </table:table-cell>
          <table:table-cell table:formula="of:=([.B19]+[.C19])/2" office:value-type="float" office:value="0.24745" calcext:value-type="float">
            <text:p>0,24745</text:p>
          </table:table-cell>
          <table:table-cell office:value-type="float" office:value="0.2548" calcext:value-type="float">
            <text:p>0,2548</text:p>
          </table:table-cell>
          <table:table-cell office:value-type="float" office:value="0.2241" calcext:value-type="float">
            <text:p>0,2241</text:p>
          </table:table-cell>
          <table:table-cell table:formula="of:=([.E19]+[.F19])/2" office:value-type="float" office:value="0.23945" calcext:value-type="float">
            <text:p>0,23945</text:p>
          </table:table-cell>
          <table:table-cell table:formula="of:=[.G19]/[.D19]" office:value-type="float" office:value="0.967670236411396" calcext:value-type="float">
            <text:p>0,967670236411396</text:p>
          </table:table-cell>
          <table:table-cell office:value-type="float" office:value="0.2206" calcext:value-type="float">
            <text:p>0,2206</text:p>
          </table:table-cell>
          <table:table-cell office:value-type="float" office:value="0.2162" calcext:value-type="float">
            <text:p>0,2162</text:p>
          </table:table-cell>
          <table:table-cell table:formula="of:=([.I19]+[.J19])/2" office:value-type="float" office:value="0.2184" calcext:value-type="float">
            <text:p>0,2184</text:p>
          </table:table-cell>
          <table:table-cell table:formula="of:=[.K19]/[.D19]" office:value-type="float" office:value="0.882602545968883" calcext:value-type="float">
            <text:p>0,882602545968883</text:p>
          </table:table-cell>
          <table:table-cell office:value-type="float" office:value="0.2201" calcext:value-type="float">
            <text:p>0,2201</text:p>
          </table:table-cell>
          <table:table-cell table:formula="of:=[.M19]/[.D19]" office:value-type="float" office:value="0.889472620731461" calcext:value-type="float">
            <text:p>0,889472620731461</text:p>
          </table:table-cell>
          <table:table-cell office:value-type="float" office:value="0.2038" calcext:value-type="float">
            <text:p>0,2038</text:p>
          </table:table-cell>
          <table:table-cell office:value-type="float" office:value="0.2007" calcext:value-type="float">
            <text:p>0,2007</text:p>
          </table:table-cell>
          <table:table-cell table:formula="of:=([.O19]+[.P19])/2" office:value-type="float" office:value="0.20225" calcext:value-type="float">
            <text:p>0,20225</text:p>
          </table:table-cell>
          <table:table-cell table:formula="of:=[.Q19]/[.D19]" office:value-type="float" office:value="0.817336835724389" calcext:value-type="float">
            <text:p>0,817336835724389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044" calcext:value-type="float">
            <text:p>0,3044</text:p>
          </table:table-cell>
          <table:table-cell office:value-type="float" office:value="0.2786" calcext:value-type="float">
            <text:p>0,2786</text:p>
          </table:table-cell>
          <table:table-cell table:formula="of:=([.B20]+[.C20])/2" office:value-type="float" office:value="0.2915" calcext:value-type="float">
            <text:p>0,2915</text:p>
          </table:table-cell>
          <table:table-cell office:value-type="float" office:value="0.2481" calcext:value-type="float">
            <text:p>0,2481</text:p>
          </table:table-cell>
          <table:table-cell office:value-type="float" office:value="0.2461" calcext:value-type="float">
            <text:p>0,2461</text:p>
          </table:table-cell>
          <table:table-cell table:formula="of:=([.E20]+[.F20])/2" office:value-type="float" office:value="0.2471" calcext:value-type="float">
            <text:p>0,2471</text:p>
          </table:table-cell>
          <table:table-cell table:formula="of:=[.G20]/[.D20]" office:value-type="float" office:value="0.847684391080617" calcext:value-type="float">
            <text:p>0,847684391080617</text:p>
          </table:table-cell>
          <table:table-cell office:value-type="float" office:value="0.2444" calcext:value-type="float">
            <text:p>0,2444</text:p>
          </table:table-cell>
          <table:table-cell office:value-type="float" office:value="0.2654" calcext:value-type="float">
            <text:p>0,2654</text:p>
          </table:table-cell>
          <table:table-cell table:formula="of:=([.I20]+[.J20])/2" office:value-type="float" office:value="0.2549" calcext:value-type="float">
            <text:p>0,2549</text:p>
          </table:table-cell>
          <table:table-cell table:formula="of:=[.K20]/[.D20]" office:value-type="float" office:value="0.874442538593482" calcext:value-type="float">
            <text:p>0,874442538593482</text:p>
          </table:table-cell>
          <table:table-cell office:value-type="float" office:value="0.2382" calcext:value-type="float">
            <text:p>0,2382</text:p>
          </table:table-cell>
          <table:table-cell table:formula="of:=[.M20]/[.D20]" office:value-type="float" office:value="0.817152658662093" calcext:value-type="float">
            <text:p>0,817152658662093</text:p>
          </table:table-cell>
          <table:table-cell office:value-type="float" office:value="0.2221" calcext:value-type="float">
            <text:p>0,2221</text:p>
          </table:table-cell>
          <table:table-cell office:value-type="float" office:value="0.2229" calcext:value-type="float">
            <text:p>0,2229</text:p>
          </table:table-cell>
          <table:table-cell table:formula="of:=([.O20]+[.P20])/2" office:value-type="float" office:value="0.2225" calcext:value-type="float">
            <text:p>0,2225</text:p>
          </table:table-cell>
          <table:table-cell table:formula="of:=[.Q20]/[.D20]" office:value-type="float" office:value="0.763293310463122" calcext:value-type="float">
            <text:p>0,763293310463122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38" calcext:value-type="float">
            <text:p>0,338</text:p>
          </table:table-cell>
          <table:table-cell office:value-type="float" office:value="0.3339" calcext:value-type="float">
            <text:p>0,3339</text:p>
          </table:table-cell>
          <table:table-cell table:formula="of:=([.B21]+[.C21])/2" office:value-type="float" office:value="0.33595" calcext:value-type="float">
            <text:p>0,33595</text:p>
          </table:table-cell>
          <table:table-cell office:value-type="float" office:value="0.3572" calcext:value-type="float">
            <text:p>0,3572</text:p>
          </table:table-cell>
          <table:table-cell office:value-type="float" office:value="0.3792" calcext:value-type="float">
            <text:p>0,3792</text:p>
          </table:table-cell>
          <table:table-cell table:formula="of:=([.E21]+[.F21])/2" office:value-type="float" office:value="0.3682" calcext:value-type="float">
            <text:p>0,3682</text:p>
          </table:table-cell>
          <table:table-cell table:formula="of:=[.G21]/[.D21]" office:value-type="float" office:value="1.09599642803989" calcext:value-type="float">
            <text:p>1,09599642803989</text:p>
          </table:table-cell>
          <table:table-cell office:value-type="float" office:value="0.3394" calcext:value-type="float">
            <text:p>0,3394</text:p>
          </table:table-cell>
          <table:table-cell office:value-type="float" office:value="0.3384" calcext:value-type="float">
            <text:p>0,3384</text:p>
          </table:table-cell>
          <table:table-cell table:formula="of:=([.I21]+[.J21])/2" office:value-type="float" office:value="0.3389" calcext:value-type="float">
            <text:p>0,3389</text:p>
          </table:table-cell>
          <table:table-cell table:formula="of:=[.K21]/[.D21]" office:value-type="float" office:value="1.0087810686114" calcext:value-type="float">
            <text:p>1,0087810686114</text:p>
          </table:table-cell>
          <table:table-cell office:value-type="float" office:value="0.3462" calcext:value-type="float">
            <text:p>0,3462</text:p>
          </table:table-cell>
          <table:table-cell table:formula="of:=[.M21]/[.D21]" office:value-type="float" office:value="1.03051049263283" calcext:value-type="float">
            <text:p>1,03051049263283</text:p>
          </table:table-cell>
          <table:table-cell office:value-type="float" office:value="0.3436" calcext:value-type="float">
            <text:p>0,3436</text:p>
          </table:table-cell>
          <table:table-cell office:value-type="float" office:value="0.3145" calcext:value-type="float">
            <text:p>0,3145</text:p>
          </table:table-cell>
          <table:table-cell table:formula="of:=([.O21]+[.P21])/2" office:value-type="float" office:value="0.32905" calcext:value-type="float">
            <text:p>0,32905</text:p>
          </table:table-cell>
          <table:table-cell table:formula="of:=[.Q21]/[.D21]" office:value-type="float" office:value="0.979461229349606" calcext:value-type="float">
            <text:p>0,979461229349606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195" calcext:value-type="float">
            <text:p>0,195</text:p>
          </table:table-cell>
          <table:table-cell office:value-type="float" office:value="0.2262" calcext:value-type="float">
            <text:p>0,2262</text:p>
          </table:table-cell>
          <table:table-cell table:formula="of:=([.B22]+[.C22])/2" office:value-type="float" office:value="0.2106" calcext:value-type="float">
            <text:p>0,2106</text:p>
          </table:table-cell>
          <table:table-cell office:value-type="float" office:value="0.2244" calcext:value-type="float">
            <text:p>0,2244</text:p>
          </table:table-cell>
          <table:table-cell office:value-type="float" office:value="0.2066" calcext:value-type="float">
            <text:p>0,2066</text:p>
          </table:table-cell>
          <table:table-cell table:formula="of:=([.E22]+[.F22])/2" office:value-type="float" office:value="0.2155" calcext:value-type="float">
            <text:p>0,2155</text:p>
          </table:table-cell>
          <table:table-cell table:formula="of:=[.G22]/[.D22]" office:value-type="float" office:value="1.02326685660019" calcext:value-type="float">
            <text:p>1,02326685660019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1938" calcext:value-type="float">
            <text:p>0,1938</text:p>
          </table:table-cell>
          <table:table-cell table:formula="of:=([.I22]+[.J22])/2" office:value-type="float" office:value="0.1956" calcext:value-type="float">
            <text:p>0,1956</text:p>
          </table:table-cell>
          <table:table-cell table:formula="of:=[.K22]/[.D22]" office:value-type="float" office:value="0.928774928774929" calcext:value-type="float">
            <text:p>0,928774928774929</text:p>
          </table:table-cell>
          <table:table-cell office:value-type="float" office:value="0.2512" calcext:value-type="float">
            <text:p>0,2512</text:p>
          </table:table-cell>
          <table:table-cell table:formula="of:=[.M22]/[.D22]" office:value-type="float" office:value="1.19278252611586" calcext:value-type="float">
            <text:p>1,19278252611586</text:p>
          </table:table-cell>
          <table:table-cell office:value-type="float" office:value="0.2435" calcext:value-type="float">
            <text:p>0,2435</text:p>
          </table:table-cell>
          <table:table-cell office:value-type="float" office:value="0.2931" calcext:value-type="float">
            <text:p>0,2931</text:p>
          </table:table-cell>
          <table:table-cell table:formula="of:=([.O22]+[.P22])/2" office:value-type="float" office:value="0.2683" calcext:value-type="float">
            <text:p>0,2683</text:p>
          </table:table-cell>
          <table:table-cell table:formula="of:=[.Q22]/[.D22]" office:value-type="float" office:value="1.27397910731244" calcext:value-type="float">
            <text:p>1,27397910731244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628" calcext:value-type="float">
            <text:p>0,2628</text:p>
          </table:table-cell>
          <table:table-cell office:value-type="float" office:value="0.2627" calcext:value-type="float">
            <text:p>0,2627</text:p>
          </table:table-cell>
          <table:table-cell table:formula="of:=([.B23]+[.C23])/2" office:value-type="float" office:value="0.26275" calcext:value-type="float">
            <text:p>0,26275</text:p>
          </table:table-cell>
          <table:table-cell office:value-type="float" office:value="0.2669" calcext:value-type="float">
            <text:p>0,2669</text:p>
          </table:table-cell>
          <table:table-cell office:value-type="float" office:value="0.2654" calcext:value-type="float">
            <text:p>0,2654</text:p>
          </table:table-cell>
          <table:table-cell table:formula="of:=([.E23]+[.F23])/2" office:value-type="float" office:value="0.26615" calcext:value-type="float">
            <text:p>0,26615</text:p>
          </table:table-cell>
          <table:table-cell table:formula="of:=[.G23]/[.D23]" office:value-type="float" office:value="1.01294005708849" calcext:value-type="float">
            <text:p>1,01294005708849</text:p>
          </table:table-cell>
          <table:table-cell office:value-type="float" office:value="0.2651" calcext:value-type="float">
            <text:p>0,2651</text:p>
          </table:table-cell>
          <table:table-cell office:value-type="float" office:value="0.2613" calcext:value-type="float">
            <text:p>0,2613</text:p>
          </table:table-cell>
          <table:table-cell table:formula="of:=([.I23]+[.J23])/2" office:value-type="float" office:value="0.2632" calcext:value-type="float">
            <text:p>0,2632</text:p>
          </table:table-cell>
          <table:table-cell table:formula="of:=[.K23]/[.D23]" office:value-type="float" office:value="1.00171265461465" calcext:value-type="float">
            <text:p>1,00171265461465</text:p>
          </table:table-cell>
          <table:table-cell office:value-type="float" office:value="0.2678" calcext:value-type="float">
            <text:p>0,2678</text:p>
          </table:table-cell>
          <table:table-cell table:formula="of:=[.M23]/[.D23]" office:value-type="float" office:value="1.01921979067555" calcext:value-type="float">
            <text:p>1,01921979067555</text:p>
          </table:table-cell>
          <table:table-cell office:value-type="float" office:value="0.2416" calcext:value-type="float">
            <text:p>0,2416</text:p>
          </table:table-cell>
          <table:table-cell office:value-type="float" office:value="0.2455" calcext:value-type="float">
            <text:p>0,2455</text:p>
          </table:table-cell>
          <table:table-cell table:formula="of:=([.O23]+[.P23])/2" office:value-type="float" office:value="0.24355" calcext:value-type="float">
            <text:p>0,24355</text:p>
          </table:table-cell>
          <table:table-cell table:formula="of:=[.Q23]/[.D23]" office:value-type="float" office:value="0.926926736441484" calcext:value-type="float">
            <text:p>0,926926736441484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175" calcext:value-type="float">
            <text:p>0,2175</text:p>
          </table:table-cell>
          <table:table-cell office:value-type="float" office:value="0.2465" calcext:value-type="float">
            <text:p>0,2465</text:p>
          </table:table-cell>
          <table:table-cell table:formula="of:=([.B24]+[.C24])/2" office:value-type="float" office:value="0.232" calcext:value-type="float">
            <text:p>0,232</text:p>
          </table:table-cell>
          <table:table-cell office:value-type="float" office:value="0.2243" calcext:value-type="float">
            <text:p>0,2243</text:p>
          </table:table-cell>
          <table:table-cell office:value-type="float" office:value="0.2222" calcext:value-type="float">
            <text:p>0,2222</text:p>
          </table:table-cell>
          <table:table-cell table:formula="of:=([.E24]+[.F24])/2" office:value-type="float" office:value="0.22325" calcext:value-type="float">
            <text:p>0,22325</text:p>
          </table:table-cell>
          <table:table-cell table:formula="of:=[.G24]/[.D24]" office:value-type="float" office:value="0.962284482758621" calcext:value-type="float">
            <text:p>0,962284482758621</text:p>
          </table:table-cell>
          <table:table-cell office:value-type="float" office:value="0.2203" calcext:value-type="float">
            <text:p>0,2203</text:p>
          </table:table-cell>
          <table:table-cell office:value-type="float" office:value="0.2172" calcext:value-type="float">
            <text:p>0,2172</text:p>
          </table:table-cell>
          <table:table-cell table:formula="of:=([.I24]+[.J24])/2" office:value-type="float" office:value="0.21875" calcext:value-type="float">
            <text:p>0,21875</text:p>
          </table:table-cell>
          <table:table-cell table:formula="of:=[.K24]/[.D24]" office:value-type="float" office:value="0.942887931034483" calcext:value-type="float">
            <text:p>0,942887931034483</text:p>
          </table:table-cell>
          <table:table-cell office:value-type="float" office:value="0.2125" calcext:value-type="float">
            <text:p>0,2125</text:p>
          </table:table-cell>
          <table:table-cell table:formula="of:=[.M24]/[.D24]" office:value-type="float" office:value="0.915948275862069" calcext:value-type="float">
            <text:p>0,915948275862069</text:p>
          </table:table-cell>
          <table:table-cell office:value-type="float" office:value="0.228" calcext:value-type="float">
            <text:p>0,228</text:p>
          </table:table-cell>
          <table:table-cell office:value-type="float" office:value="0.2053" calcext:value-type="float">
            <text:p>0,2053</text:p>
          </table:table-cell>
          <table:table-cell table:formula="of:=([.O24]+[.P24])/2" office:value-type="float" office:value="0.21665" calcext:value-type="float">
            <text:p>0,21665</text:p>
          </table:table-cell>
          <table:table-cell table:formula="of:=[.Q24]/[.D24]" office:value-type="float" office:value="0.933836206896552" calcext:value-type="float">
            <text:p>0,933836206896552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3186" calcext:value-type="float">
            <text:p>0,3186</text:p>
          </table:table-cell>
          <table:table-cell office:value-type="float" office:value="0.3367" calcext:value-type="float">
            <text:p>0,3367</text:p>
          </table:table-cell>
          <table:table-cell table:formula="of:=([.B25]+[.C25])/2" office:value-type="float" office:value="0.32765" calcext:value-type="float">
            <text:p>0,32765</text:p>
          </table:table-cell>
          <table:table-cell office:value-type="float" office:value="0.3444" calcext:value-type="float">
            <text:p>0,3444</text:p>
          </table:table-cell>
          <table:table-cell office:value-type="float" office:value="0.4006" calcext:value-type="float">
            <text:p>0,4006</text:p>
          </table:table-cell>
          <table:table-cell table:formula="of:=([.E25]+[.F25])/2" office:value-type="float" office:value="0.3725" calcext:value-type="float">
            <text:p>0,3725</text:p>
          </table:table-cell>
          <table:table-cell table:formula="of:=[.G25]/[.D25]" office:value-type="float" office:value="1.13688386998321" calcext:value-type="float">
            <text:p>1,13688386998321</text:p>
          </table:table-cell>
          <table:table-cell office:value-type="float" office:value="0.3285" calcext:value-type="float">
            <text:p>0,3285</text:p>
          </table:table-cell>
          <table:table-cell office:value-type="float" office:value="0.3509" calcext:value-type="float">
            <text:p>0,3509</text:p>
          </table:table-cell>
          <table:table-cell table:formula="of:=([.I25]+[.J25])/2" office:value-type="float" office:value="0.3397" calcext:value-type="float">
            <text:p>0,3397</text:p>
          </table:table-cell>
          <table:table-cell table:formula="of:=[.K25]/[.D25]" office:value-type="float" office:value="1.03677704867999" calcext:value-type="float">
            <text:p>1,03677704867999</text:p>
          </table:table-cell>
          <table:table-cell office:value-type="float" office:value="0.7207" calcext:value-type="float">
            <text:p>0,7207</text:p>
          </table:table-cell>
          <table:table-cell table:formula="of:=[.M25]/[.D25]" office:value-type="float" office:value="2.19960323515947" calcext:value-type="float">
            <text:p>2,19960323515947</text:p>
          </table:table-cell>
          <table:table-cell office:value-type="float" office:value="0.7133" calcext:value-type="float">
            <text:p>0,7133</text:p>
          </table:table-cell>
          <table:table-cell office:value-type="float" office:value="0.7411" calcext:value-type="float">
            <text:p>0,7411</text:p>
          </table:table-cell>
          <table:table-cell table:formula="of:=([.O25]+[.P25])/2" office:value-type="float" office:value="0.7272" calcext:value-type="float">
            <text:p>0,7272</text:p>
          </table:table-cell>
          <table:table-cell table:formula="of:=[.Q25]/[.D25]" office:value-type="float" office:value="2.21944147718602" calcext:value-type="float">
            <text:p>2,21944147718602</text:p>
          </table:table-cell>
        </table:table-row>
        <table:table-row table:style-name="ro1">
          <table:table-cell table:style-name="ce2" office:value-type="string" calcext:value-type="string">
            <text:p>AvoidInstanceofChecksInCatchClause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89" calcext:value-type="float">
            <text:p>0,0289</text:p>
          </table:table-cell>
          <table:table-cell table:formula="of:=([.B26]+[.C26])/2" office:value-type="float" office:value="0.02855" calcext:value-type="float">
            <text:p>0,02855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87" calcext:value-type="float">
            <text:p>0,0287</text:p>
          </table:table-cell>
          <table:table-cell table:formula="of:=([.E26]+[.F26])/2" office:value-type="float" office:value="0.0283" calcext:value-type="float">
            <text:p>0,0283</text:p>
          </table:table-cell>
          <table:table-cell table:formula="of:=[.G26]/[.D26]" office:value-type="float" office:value="0.991243432574431" calcext:value-type="float">
            <text:p>0,991243432574431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285" calcext:value-type="float">
            <text:p>0,0285</text:p>
          </table:table-cell>
          <table:table-cell table:formula="of:=([.I26]+[.J26])/2" office:value-type="float" office:value="0.052" calcext:value-type="float">
            <text:p>0,052</text:p>
          </table:table-cell>
          <table:table-cell table:formula="of:=[.K26]/[.D26]" office:value-type="float" office:value="1.82136602451839" calcext:value-type="float">
            <text:p>1,82136602451839</text:p>
          </table:table-cell>
          <table:table-cell office:value-type="float" office:value="0.0217" calcext:value-type="float">
            <text:p>0,0217</text:p>
          </table:table-cell>
          <table:table-cell table:formula="of:=[.M26]/[.D26]" office:value-type="float" office:value="0.760070052539404" calcext:value-type="float">
            <text:p>0,760070052539404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207" calcext:value-type="float">
            <text:p>0,0207</text:p>
          </table:table-cell>
          <table:table-cell table:formula="of:=([.O26]+[.P26])/2" office:value-type="float" office:value="0.0208" calcext:value-type="float">
            <text:p>0,0208</text:p>
          </table:table-cell>
          <table:table-cell table:formula="of:=[.Q26]/[.D26]" office:value-type="float" office:value="0.728546409807355" calcext:value-type="float">
            <text:p>0,728546409807355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545" calcext:value-type="float">
            <text:p>0,2545</text:p>
          </table:table-cell>
          <table:table-cell office:value-type="float" office:value="0.2155" calcext:value-type="float">
            <text:p>0,2155</text:p>
          </table:table-cell>
          <table:table-cell table:formula="of:=([.B27]+[.C27])/2" office:value-type="float" office:value="0.235" calcext:value-type="float">
            <text:p>0,235</text:p>
          </table:table-cell>
          <table:table-cell office:value-type="float" office:value="0.2335" calcext:value-type="float">
            <text:p>0,2335</text:p>
          </table:table-cell>
          <table:table-cell office:value-type="float" office:value="0.2194" calcext:value-type="float">
            <text:p>0,2194</text:p>
          </table:table-cell>
          <table:table-cell table:formula="of:=([.E27]+[.F27])/2" office:value-type="float" office:value="0.22645" calcext:value-type="float">
            <text:p>0,22645</text:p>
          </table:table-cell>
          <table:table-cell table:formula="of:=[.G27]/[.D27]" office:value-type="float" office:value="0.963617021276596" calcext:value-type="float">
            <text:p>0,963617021276596</text:p>
          </table:table-cell>
          <table:table-cell office:value-type="float" office:value="0.219" calcext:value-type="float">
            <text:p>0,219</text:p>
          </table:table-cell>
          <table:table-cell office:value-type="float" office:value="0.2311" calcext:value-type="float">
            <text:p>0,2311</text:p>
          </table:table-cell>
          <table:table-cell table:formula="of:=([.I27]+[.J27])/2" office:value-type="float" office:value="0.22505" calcext:value-type="float">
            <text:p>0,22505</text:p>
          </table:table-cell>
          <table:table-cell table:formula="of:=[.K27]/[.D27]" office:value-type="float" office:value="0.957659574468085" calcext:value-type="float">
            <text:p>0,957659574468085</text:p>
          </table:table-cell>
          <table:table-cell office:value-type="float" office:value="0.2069" calcext:value-type="float">
            <text:p>0,2069</text:p>
          </table:table-cell>
          <table:table-cell table:formula="of:=[.M27]/[.D27]" office:value-type="float" office:value="0.880425531914894" calcext:value-type="float">
            <text:p>0,880425531914894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1964" calcext:value-type="float">
            <text:p>0,1964</text:p>
          </table:table-cell>
          <table:table-cell table:formula="of:=([.O27]+[.P27])/2" office:value-type="float" office:value="0.1969" calcext:value-type="float">
            <text:p>0,1969</text:p>
          </table:table-cell>
          <table:table-cell table:formula="of:=[.Q27]/[.D27]" office:value-type="float" office:value="0.837872340425532" calcext:value-type="float">
            <text:p>0,837872340425532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9707" calcext:value-type="float">
            <text:p>0,9707</text:p>
          </table:table-cell>
          <table:table-cell office:value-type="float" office:value="0.9756" calcext:value-type="float">
            <text:p>0,9756</text:p>
          </table:table-cell>
          <table:table-cell table:formula="of:=([.B28]+[.C28])/2" office:value-type="float" office:value="0.97315" calcext:value-type="float">
            <text:p>0,97315</text:p>
          </table:table-cell>
          <table:table-cell office:value-type="float" office:value="0.1579" calcext:value-type="float">
            <text:p>0,1579</text:p>
          </table:table-cell>
          <table:table-cell office:value-type="float" office:value="0.1664" calcext:value-type="float">
            <text:p>0,1664</text:p>
          </table:table-cell>
          <table:table-cell table:formula="of:=([.E28]+[.F28])/2" office:value-type="float" office:value="0.16215" calcext:value-type="float">
            <text:p>0,16215</text:p>
          </table:table-cell>
          <table:table-cell table:formula="of:=[.G28]/[.D28]" office:value-type="float" office:value="0.166623850382778" calcext:value-type="float">
            <text:p>0,166623850382778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1739" calcext:value-type="float">
            <text:p>0,1739</text:p>
          </table:table-cell>
          <table:table-cell table:formula="of:=([.I28]+[.J28])/2" office:value-type="float" office:value="0.1657" calcext:value-type="float">
            <text:p>0,1657</text:p>
          </table:table-cell>
          <table:table-cell table:formula="of:=[.K28]/[.D28]" office:value-type="float" office:value="0.170271797770128" calcext:value-type="float">
            <text:p>0,170271797770128</text:p>
          </table:table-cell>
          <table:table-cell office:value-type="float" office:value="0.1361" calcext:value-type="float">
            <text:p>0,1361</text:p>
          </table:table-cell>
          <table:table-cell table:formula="of:=[.M28]/[.D28]" office:value-type="float" office:value="0.139855109695319" calcext:value-type="float">
            <text:p>0,139855109695319</text:p>
          </table:table-cell>
          <table:table-cell office:value-type="float" office:value="0.1252" calcext:value-type="float">
            <text:p>0,1252</text:p>
          </table:table-cell>
          <table:table-cell office:value-type="float" office:value="0.1284" calcext:value-type="float">
            <text:p>0,1284</text:p>
          </table:table-cell>
          <table:table-cell table:formula="of:=([.O28]+[.P28])/2" office:value-type="float" office:value="0.1268" calcext:value-type="float">
            <text:p>0,1268</text:p>
          </table:table-cell>
          <table:table-cell table:formula="of:=[.Q28]/[.D28]" office:value-type="float" office:value="0.130298515131275" calcext:value-type="float">
            <text:p>0,130298515131275</text:p>
          </table:table-cell>
        </table:table-row>
        <table:table-row table:style-name="ro1">
          <table:table-cell table:style-name="ce2" office:value-type="string" calcext:value-type="string">
            <text:p>AvoidLosingExceptionInformation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384" calcext:value-type="float">
            <text:p>0,0384</text:p>
          </table:table-cell>
          <table:table-cell table:formula="of:=([.B29]+[.C29])/2" office:value-type="float" office:value="0.03825" calcext:value-type="float">
            <text:p>0,03825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405" calcext:value-type="float">
            <text:p>0,0405</text:p>
          </table:table-cell>
          <table:table-cell table:formula="of:=([.E29]+[.F29])/2" office:value-type="float" office:value="0.0409" calcext:value-type="float">
            <text:p>0,0409</text:p>
          </table:table-cell>
          <table:table-cell table:formula="of:=[.G29]/[.D29]" office:value-type="float" office:value="1.06928104575163" calcext:value-type="float">
            <text:p>1,06928104575163</text:p>
          </table:table-cell>
          <table:table-cell office:value-type="float" office:value="0.0674" calcext:value-type="float">
            <text:p>0,0674</text:p>
          </table:table-cell>
          <table:table-cell office:value-type="float" office:value="0.0394" calcext:value-type="float">
            <text:p>0,0394</text:p>
          </table:table-cell>
          <table:table-cell table:formula="of:=([.I29]+[.J29])/2" office:value-type="float" office:value="0.0534" calcext:value-type="float">
            <text:p>0,0534</text:p>
          </table:table-cell>
          <table:table-cell table:formula="of:=[.K29]/[.D29]" office:value-type="float" office:value="1.39607843137255" calcext:value-type="float">
            <text:p>1,39607843137255</text:p>
          </table:table-cell>
          <table:table-cell office:value-type="float" office:value="0.0425" calcext:value-type="float">
            <text:p>0,0425</text:p>
          </table:table-cell>
          <table:table-cell table:formula="of:=[.M29]/[.D29]" office:value-type="float" office:value="1.11111111111111" calcext:value-type="float">
            <text:p>1,11111111111111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385" calcext:value-type="float">
            <text:p>0,0385</text:p>
          </table:table-cell>
          <table:table-cell table:formula="of:=([.O29]+[.P29])/2" office:value-type="float" office:value="0.0382" calcext:value-type="float">
            <text:p>0,0382</text:p>
          </table:table-cell>
          <table:table-cell table:formula="of:=[.Q29]/[.D29]" office:value-type="float" office:value="0.998692810457516" calcext:value-type="float">
            <text:p>0,998692810457516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2.1662" calcext:value-type="float">
            <text:p>2,1662</text:p>
          </table:table-cell>
          <table:table-cell office:value-type="float" office:value="2.0896" calcext:value-type="float">
            <text:p>2,0896</text:p>
          </table:table-cell>
          <table:table-cell table:formula="of:=([.B30]+[.C30])/2" office:value-type="float" office:value="2.1279" calcext:value-type="float">
            <text:p>2,1279</text:p>
          </table:table-cell>
          <table:table-cell office:value-type="float" office:value="0.7919" calcext:value-type="float">
            <text:p>0,7919</text:p>
          </table:table-cell>
          <table:table-cell office:value-type="float" office:value="0.7557" calcext:value-type="float">
            <text:p>0,7557</text:p>
          </table:table-cell>
          <table:table-cell table:formula="of:=([.E30]+[.F30])/2" office:value-type="float" office:value="0.7738" calcext:value-type="float">
            <text:p>0,7738</text:p>
          </table:table-cell>
          <table:table-cell table:formula="of:=[.G30]/[.D30]" office:value-type="float" office:value="0.363644908125382" calcext:value-type="float">
            <text:p>0,363644908125382</text:p>
          </table:table-cell>
          <table:table-cell office:value-type="float" office:value="0.8614" calcext:value-type="float">
            <text:p>0,8614</text:p>
          </table:table-cell>
          <table:table-cell office:value-type="float" office:value="0.831" calcext:value-type="float">
            <text:p>0,831</text:p>
          </table:table-cell>
          <table:table-cell table:formula="of:=([.I30]+[.J30])/2" office:value-type="float" office:value="0.8462" calcext:value-type="float">
            <text:p>0,8462</text:p>
          </table:table-cell>
          <table:table-cell table:formula="of:=[.K30]/[.D30]" office:value-type="float" office:value="0.397669063395836" calcext:value-type="float">
            <text:p>0,397669063395836</text:p>
          </table:table-cell>
          <table:table-cell office:value-type="float" office:value="0.0602" calcext:value-type="float">
            <text:p>0,0602</text:p>
          </table:table-cell>
          <table:table-cell table:formula="of:=[.M30]/[.D30]" office:value-type="float" office:value="0.0282908031392453" calcext:value-type="float">
            <text:p>0,028290803139245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63" calcext:value-type="float">
            <text:p>0,0563</text:p>
          </table:table-cell>
          <table:table-cell table:formula="of:=([.O30]+[.P30])/2" office:value-type="float" office:value="0.05545" calcext:value-type="float">
            <text:p>0,05545</text:p>
          </table:table-cell>
          <table:table-cell table:formula="of:=[.Q30]/[.D30]" office:value-type="float" office:value="0.0260585553832417" calcext:value-type="float">
            <text:p>0,026058555383242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89" calcext:value-type="float">
            <text:p>0,0089</text:p>
          </table:table-cell>
          <table:table-cell table:formula="of:=([.B31]+[.C31])/2" office:value-type="float" office:value="0.008" calcext:value-type="float">
            <text:p>0,008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74" calcext:value-type="float">
            <text:p>0,0074</text:p>
          </table:table-cell>
          <table:table-cell table:formula="of:=([.E31]+[.F31])/2" office:value-type="float" office:value="0.00715" calcext:value-type="float">
            <text:p>0,00715</text:p>
          </table:table-cell>
          <table:table-cell table:formula="of:=[.G31]/[.D31]" office:value-type="float" office:value="0.89375" calcext:value-type="float">
            <text:p>0,89375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7" calcext:value-type="float">
            <text:p>0,007</text:p>
          </table:table-cell>
          <table:table-cell table:formula="of:=([.I31]+[.J31])/2" office:value-type="float" office:value="0.00705" calcext:value-type="float">
            <text:p>0,00705</text:p>
          </table:table-cell>
          <table:table-cell table:formula="of:=[.K31]/[.D31]" office:value-type="float" office:value="0.88125" calcext:value-type="float">
            <text:p>0,88125</text:p>
          </table:table-cell>
          <table:table-cell office:value-type="float" office:value="0.008" calcext:value-type="float">
            <text:p>0,008</text:p>
          </table:table-cell>
          <table:table-cell table:formula="of:=[.M31]/[.D31]" office:value-type="float" office:value="1" calcext:value-type="float">
            <text:p>1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66" calcext:value-type="float">
            <text:p>0,0066</text:p>
          </table:table-cell>
          <table:table-cell table:formula="of:=([.O31]+[.P31])/2" office:value-type="float" office:value="0.00655" calcext:value-type="float">
            <text:p>0,00655</text:p>
          </table:table-cell>
          <table:table-cell table:formula="of:=[.Q31]/[.D31]" office:value-type="float" office:value="0.81875" calcext:value-type="float">
            <text:p>0,81875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8535" calcext:value-type="float">
            <text:p>0,8535</text:p>
          </table:table-cell>
          <table:table-cell office:value-type="float" office:value="0.8587" calcext:value-type="float">
            <text:p>0,8587</text:p>
          </table:table-cell>
          <table:table-cell table:formula="of:=([.B32]+[.C32])/2" office:value-type="float" office:value="0.8561" calcext:value-type="float">
            <text:p>0,8561</text:p>
          </table:table-cell>
          <table:table-cell office:value-type="float" office:value="0.7928" calcext:value-type="float">
            <text:p>0,7928</text:p>
          </table:table-cell>
          <table:table-cell office:value-type="float" office:value="0.7547" calcext:value-type="float">
            <text:p>0,7547</text:p>
          </table:table-cell>
          <table:table-cell table:formula="of:=([.E32]+[.F32])/2" office:value-type="float" office:value="0.77375" calcext:value-type="float">
            <text:p>0,77375</text:p>
          </table:table-cell>
          <table:table-cell table:formula="of:=[.G32]/[.D32]" office:value-type="float" office:value="0.90380796635907" calcext:value-type="float">
            <text:p>0,90380796635907</text:p>
          </table:table-cell>
          <table:table-cell office:value-type="float" office:value="0.7677" calcext:value-type="float">
            <text:p>0,7677</text:p>
          </table:table-cell>
          <table:table-cell office:value-type="float" office:value="0.7135" calcext:value-type="float">
            <text:p>0,7135</text:p>
          </table:table-cell>
          <table:table-cell table:formula="of:=([.I32]+[.J32])/2" office:value-type="float" office:value="0.7406" calcext:value-type="float">
            <text:p>0,7406</text:p>
          </table:table-cell>
          <table:table-cell table:formula="of:=[.K32]/[.D32]" office:value-type="float" office:value="0.865085854456255" calcext:value-type="float">
            <text:p>0,865085854456255</text:p>
          </table:table-cell>
          <table:table-cell office:value-type="float" office:value="0.9251" calcext:value-type="float">
            <text:p>0,9251</text:p>
          </table:table-cell>
          <table:table-cell table:formula="of:=[.M32]/[.D32]" office:value-type="float" office:value="1.08059806097419" calcext:value-type="float">
            <text:p>1,08059806097419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714" calcext:value-type="float">
            <text:p>0,9714</text:p>
          </table:table-cell>
          <table:table-cell table:formula="of:=([.O32]+[.P32])/2" office:value-type="float" office:value="0.9473" calcext:value-type="float">
            <text:p>0,9473</text:p>
          </table:table-cell>
          <table:table-cell table:formula="of:=[.Q32]/[.D32]" office:value-type="float" office:value="1.10652961102675" calcext:value-type="float">
            <text:p>1,10652961102675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425" calcext:value-type="float">
            <text:p>0,0425</text:p>
          </table:table-cell>
          <table:table-cell office:value-type="float" office:value="0.0454" calcext:value-type="float">
            <text:p>0,0454</text:p>
          </table:table-cell>
          <table:table-cell table:formula="of:=([.B33]+[.C33])/2" office:value-type="float" office:value="0.04395" calcext:value-type="float">
            <text:p>0,04395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82" calcext:value-type="float">
            <text:p>0,0482</text:p>
          </table:table-cell>
          <table:table-cell table:formula="of:=([.E33]+[.F33])/2" office:value-type="float" office:value="0.0481" calcext:value-type="float">
            <text:p>0,0481</text:p>
          </table:table-cell>
          <table:table-cell table:formula="of:=[.G33]/[.D33]" office:value-type="float" office:value="1.09442548350398" calcext:value-type="float">
            <text:p>1,09442548350398</text:p>
          </table:table-cell>
          <table:table-cell office:value-type="float" office:value="0.0459" calcext:value-type="float">
            <text:p>0,0459</text:p>
          </table:table-cell>
          <table:table-cell office:value-type="float" office:value="0.0449" calcext:value-type="float">
            <text:p>0,0449</text:p>
          </table:table-cell>
          <table:table-cell table:formula="of:=([.I33]+[.J33])/2" office:value-type="float" office:value="0.0454" calcext:value-type="float">
            <text:p>0,0454</text:p>
          </table:table-cell>
          <table:table-cell table:formula="of:=[.K33]/[.D33]" office:value-type="float" office:value="1.03299203640501" calcext:value-type="float">
            <text:p>1,03299203640501</text:p>
          </table:table-cell>
          <table:table-cell office:value-type="float" office:value="0.0538" calcext:value-type="float">
            <text:p>0,0538</text:p>
          </table:table-cell>
          <table:table-cell table:formula="of:=[.M33]/[.D33]" office:value-type="float" office:value="1.22411831626849" calcext:value-type="float">
            <text:p>1,22411831626849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049" calcext:value-type="float">
            <text:p>0,049</text:p>
          </table:table-cell>
          <table:table-cell table:formula="of:=([.O33]+[.P33])/2" office:value-type="float" office:value="0.0644" calcext:value-type="float">
            <text:p>0,0644</text:p>
          </table:table-cell>
          <table:table-cell table:formula="of:=[.Q33]/[.D33]" office:value-type="float" office:value="1.46530147895336" calcext:value-type="float">
            <text:p>1,46530147895336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0624" calcext:value-type="float">
            <text:p>0,0624</text:p>
          </table:table-cell>
          <table:table-cell table:formula="of:=([.B34]+[.C34])/2" office:value-type="float" office:value="0.04775" calcext:value-type="float">
            <text:p>0,04775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44" calcext:value-type="float">
            <text:p>0,0344</text:p>
          </table:table-cell>
          <table:table-cell table:formula="of:=([.E34]+[.F34])/2" office:value-type="float" office:value="0.0352" calcext:value-type="float">
            <text:p>0,0352</text:p>
          </table:table-cell>
          <table:table-cell table:formula="of:=[.G34]/[.D34]" office:value-type="float" office:value="0.73717277486911" calcext:value-type="float">
            <text:p>0,73717277486911</text:p>
          </table:table-cell>
          <table:table-cell office:value-type="float" office:value="0.0341" calcext:value-type="float">
            <text:p>0,0341</text:p>
          </table:table-cell>
          <table:table-cell office:value-type="float" office:value="0.0346" calcext:value-type="float">
            <text:p>0,0346</text:p>
          </table:table-cell>
          <table:table-cell table:formula="of:=([.I34]+[.J34])/2" office:value-type="float" office:value="0.03435" calcext:value-type="float">
            <text:p>0,03435</text:p>
          </table:table-cell>
          <table:table-cell table:formula="of:=[.K34]/[.D34]" office:value-type="float" office:value="0.719371727748691" calcext:value-type="float">
            <text:p>0,719371727748691</text:p>
          </table:table-cell>
          <table:table-cell office:value-type="float" office:value="0.0376" calcext:value-type="float">
            <text:p>0,0376</text:p>
          </table:table-cell>
          <table:table-cell table:formula="of:=[.M34]/[.D34]" office:value-type="float" office:value="0.787434554973822" calcext:value-type="float">
            <text:p>0,787434554973822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361" calcext:value-type="float">
            <text:p>0,0361</text:p>
          </table:table-cell>
          <table:table-cell table:formula="of:=([.O34]+[.P34])/2" office:value-type="float" office:value="0.03585" calcext:value-type="float">
            <text:p>0,03585</text:p>
          </table:table-cell>
          <table:table-cell table:formula="of:=[.Q34]/[.D34]" office:value-type="float" office:value="0.750785340314136" calcext:value-type="float">
            <text:p>0,750785340314136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01" calcext:value-type="float">
            <text:p>0,1001</text:p>
          </table:table-cell>
          <table:table-cell office:value-type="float" office:value="0.1607" calcext:value-type="float">
            <text:p>0,1607</text:p>
          </table:table-cell>
          <table:table-cell table:formula="of:=([.B35]+[.C35])/2" office:value-type="float" office:value="0.1304" calcext:value-type="float">
            <text:p>0,1304</text:p>
          </table:table-cell>
          <table:table-cell office:value-type="float" office:value="0.1308" calcext:value-type="float">
            <text:p>0,1308</text:p>
          </table:table-cell>
          <table:table-cell office:value-type="float" office:value="0.0998" calcext:value-type="float">
            <text:p>0,0998</text:p>
          </table:table-cell>
          <table:table-cell table:formula="of:=([.E35]+[.F35])/2" office:value-type="float" office:value="0.1153" calcext:value-type="float">
            <text:p>0,1153</text:p>
          </table:table-cell>
          <table:table-cell table:formula="of:=[.G35]/[.D35]" office:value-type="float" office:value="0.88420245398773" calcext:value-type="float">
            <text:p>0,88420245398773</text:p>
          </table:table-cell>
          <table:table-cell office:value-type="float" office:value="0.0976" calcext:value-type="float">
            <text:p>0,0976</text:p>
          </table:table-cell>
          <table:table-cell office:value-type="float" office:value="0.0975" calcext:value-type="float">
            <text:p>0,0975</text:p>
          </table:table-cell>
          <table:table-cell table:formula="of:=([.I35]+[.J35])/2" office:value-type="float" office:value="0.09755" calcext:value-type="float">
            <text:p>0,09755</text:p>
          </table:table-cell>
          <table:table-cell table:formula="of:=[.K35]/[.D35]" office:value-type="float" office:value="0.748082822085889" calcext:value-type="float">
            <text:p>0,748082822085889</text:p>
          </table:table-cell>
          <table:table-cell office:value-type="float" office:value="0.0973" calcext:value-type="float">
            <text:p>0,0973</text:p>
          </table:table-cell>
          <table:table-cell table:formula="of:=[.M35]/[.D35]" office:value-type="float" office:value="0.746165644171779" calcext:value-type="float">
            <text:p>0,746165644171779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0897" calcext:value-type="float">
            <text:p>0,0897</text:p>
          </table:table-cell>
          <table:table-cell table:formula="of:=([.O35]+[.P35])/2" office:value-type="float" office:value="0.11495" calcext:value-type="float">
            <text:p>0,11495</text:p>
          </table:table-cell>
          <table:table-cell table:formula="of:=[.Q35]/[.D35]" office:value-type="float" office:value="0.881518404907975" calcext:value-type="float">
            <text:p>0,881518404907975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3492" calcext:value-type="float">
            <text:p>0,3492</text:p>
          </table:table-cell>
          <table:table-cell office:value-type="float" office:value="0.3911" calcext:value-type="float">
            <text:p>0,3911</text:p>
          </table:table-cell>
          <table:table-cell table:formula="of:=([.B36]+[.C36])/2" office:value-type="float" office:value="0.37015" calcext:value-type="float">
            <text:p>0,37015</text:p>
          </table:table-cell>
          <table:table-cell office:value-type="float" office:value="0.3436" calcext:value-type="float">
            <text:p>0,3436</text:p>
          </table:table-cell>
          <table:table-cell office:value-type="float" office:value="0.3479" calcext:value-type="float">
            <text:p>0,3479</text:p>
          </table:table-cell>
          <table:table-cell table:formula="of:=([.E36]+[.F36])/2" office:value-type="float" office:value="0.34575" calcext:value-type="float">
            <text:p>0,34575</text:p>
          </table:table-cell>
          <table:table-cell table:formula="of:=[.G36]/[.D36]" office:value-type="float" office:value="0.934080778062948" calcext:value-type="float">
            <text:p>0,934080778062948</text:p>
          </table:table-cell>
          <table:table-cell office:value-type="float" office:value="0.3484" calcext:value-type="float">
            <text:p>0,3484</text:p>
          </table:table-cell>
          <table:table-cell office:value-type="float" office:value="0.352" calcext:value-type="float">
            <text:p>0,352</text:p>
          </table:table-cell>
          <table:table-cell table:formula="of:=([.I36]+[.J36])/2" office:value-type="float" office:value="0.3502" calcext:value-type="float">
            <text:p>0,3502</text:p>
          </table:table-cell>
          <table:table-cell table:formula="of:=[.K36]/[.D36]" office:value-type="float" office:value="0.94610293124409" calcext:value-type="float">
            <text:p>0,94610293124409</text:p>
          </table:table-cell>
          <table:table-cell office:value-type="float" office:value="0.3518" calcext:value-type="float">
            <text:p>0,3518</text:p>
          </table:table-cell>
          <table:table-cell table:formula="of:=[.M36]/[.D36]" office:value-type="float" office:value="0.950425503174389" calcext:value-type="float">
            <text:p>0,950425503174389</text:p>
          </table:table-cell>
          <table:table-cell office:value-type="float" office:value="0.3739" calcext:value-type="float">
            <text:p>0,3739</text:p>
          </table:table-cell>
          <table:table-cell office:value-type="float" office:value="0.3257" calcext:value-type="float">
            <text:p>0,3257</text:p>
          </table:table-cell>
          <table:table-cell table:formula="of:=([.O36]+[.P36])/2" office:value-type="float" office:value="0.3498" calcext:value-type="float">
            <text:p>0,3498</text:p>
          </table:table-cell>
          <table:table-cell table:formula="of:=[.Q36]/[.D36]" office:value-type="float" office:value="0.945022288261516" calcext:value-type="float">
            <text:p>0,945022288261516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166" calcext:value-type="float">
            <text:p>0,0166</text:p>
          </table:table-cell>
          <table:table-cell table:formula="of:=([.B37]+[.C37])/2" office:value-type="float" office:value="0.0159" calcext:value-type="float">
            <text:p>0,0159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173" calcext:value-type="float">
            <text:p>0,0173</text:p>
          </table:table-cell>
          <table:table-cell table:formula="of:=([.E37]+[.F37])/2" office:value-type="float" office:value="0.017" calcext:value-type="float">
            <text:p>0,017</text:p>
          </table:table-cell>
          <table:table-cell table:formula="of:=[.G37]/[.D37]" office:value-type="float" office:value="1.06918238993711" calcext:value-type="float">
            <text:p>1,06918238993711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152" calcext:value-type="float">
            <text:p>0,0152</text:p>
          </table:table-cell>
          <table:table-cell table:formula="of:=([.I37]+[.J37])/2" office:value-type="float" office:value="0.01555" calcext:value-type="float">
            <text:p>0,01555</text:p>
          </table:table-cell>
          <table:table-cell table:formula="of:=[.K37]/[.D37]" office:value-type="float" office:value="0.977987421383648" calcext:value-type="float">
            <text:p>0,977987421383648</text:p>
          </table:table-cell>
          <table:table-cell office:value-type="float" office:value="0.0167" calcext:value-type="float">
            <text:p>0,0167</text:p>
          </table:table-cell>
          <table:table-cell table:formula="of:=[.M37]/[.D37]" office:value-type="float" office:value="1.05031446540881" calcext:value-type="float">
            <text:p>1,05031446540881</text:p>
          </table:table-cell>
          <table:table-cell table:number-columns-repeated="2" office:value-type="float" office:value="0.0126" calcext:value-type="float">
            <text:p>0,0126</text:p>
          </table:table-cell>
          <table:table-cell table:formula="of:=([.O37]+[.P37])/2" office:value-type="float" office:value="0.0126" calcext:value-type="float">
            <text:p>0,0126</text:p>
          </table:table-cell>
          <table:table-cell table:formula="of:=[.Q37]/[.D37]" office:value-type="float" office:value="0.792452830188679" calcext:value-type="float">
            <text:p>0,792452830188679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569" calcext:value-type="float">
            <text:p>0,0569</text:p>
          </table:table-cell>
          <table:table-cell table:formula="of:=([.B38]+[.C38])/2" office:value-type="float" office:value="0.05535" calcext:value-type="float">
            <text:p>0,05535</text:p>
          </table:table-cell>
          <table:table-cell office:value-type="float" office:value="0.0558" calcext:value-type="float">
            <text:p>0,0558</text:p>
          </table:table-cell>
          <table:table-cell office:value-type="float" office:value="0.0569" calcext:value-type="float">
            <text:p>0,0569</text:p>
          </table:table-cell>
          <table:table-cell table:formula="of:=([.E38]+[.F38])/2" office:value-type="float" office:value="0.05635" calcext:value-type="float">
            <text:p>0,05635</text:p>
          </table:table-cell>
          <table:table-cell table:formula="of:=[.G38]/[.D38]" office:value-type="float" office:value="1.01806684733514" calcext:value-type="float">
            <text:p>1,01806684733514</text:p>
          </table:table-cell>
          <table:table-cell office:value-type="float" office:value="0.0547" calcext:value-type="float">
            <text:p>0,0547</text:p>
          </table:table-cell>
          <table:table-cell office:value-type="float" office:value="0.0551" calcext:value-type="float">
            <text:p>0,0551</text:p>
          </table:table-cell>
          <table:table-cell table:formula="of:=([.I38]+[.J38])/2" office:value-type="float" office:value="0.0549" calcext:value-type="float">
            <text:p>0,0549</text:p>
          </table:table-cell>
          <table:table-cell table:formula="of:=[.K38]/[.D38]" office:value-type="float" office:value="0.991869918699187" calcext:value-type="float">
            <text:p>0,991869918699187</text:p>
          </table:table-cell>
          <table:table-cell office:value-type="float" office:value="0.0652" calcext:value-type="float">
            <text:p>0,0652</text:p>
          </table:table-cell>
          <table:table-cell table:formula="of:=[.M38]/[.D38]" office:value-type="float" office:value="1.17795844625113" calcext:value-type="float">
            <text:p>1,17795844625113</text:p>
          </table:table-cell>
          <table:table-cell office:value-type="float" office:value="0.0577" calcext:value-type="float">
            <text:p>0,0577</text:p>
          </table:table-cell>
          <table:table-cell office:value-type="float" office:value="0.06" calcext:value-type="float">
            <text:p>0,06</text:p>
          </table:table-cell>
          <table:table-cell table:formula="of:=([.O38]+[.P38])/2" office:value-type="float" office:value="0.05885" calcext:value-type="float">
            <text:p>0,05885</text:p>
          </table:table-cell>
          <table:table-cell table:formula="of:=[.Q38]/[.D38]" office:value-type="float" office:value="1.06323396567299" calcext:value-type="float">
            <text:p>1,06323396567299</text:p>
          </table:table-cell>
        </table:table-row>
        <table:table-row table:style-name="ro1">
          <table:table-cell table:style-name="ce2" office:value-type="string" calcext:value-type="string">
            <text:p>AvoidSynchronizedAtMethodLevel</text:p>
          </table:table-cell>
          <table:table-cell office:value-type="float" office:value="0.1219" calcext:value-type="float">
            <text:p>0,1219</text:p>
          </table:table-cell>
          <table:table-cell office:value-type="float" office:value="0.126" calcext:value-type="float">
            <text:p>0,126</text:p>
          </table:table-cell>
          <table:table-cell table:formula="of:=([.B39]+[.C39])/2" office:value-type="float" office:value="0.12395" calcext:value-type="float">
            <text:p>0,12395</text:p>
          </table:table-cell>
          <table:table-cell office:value-type="float" office:value="0.1656" calcext:value-type="float">
            <text:p>0,1656</text:p>
          </table:table-cell>
          <table:table-cell office:value-type="float" office:value="0.1288" calcext:value-type="float">
            <text:p>0,1288</text:p>
          </table:table-cell>
          <table:table-cell table:formula="of:=([.E39]+[.F39])/2" office:value-type="float" office:value="0.1472" calcext:value-type="float">
            <text:p>0,1472</text:p>
          </table:table-cell>
          <table:table-cell table:formula="of:=[.G39]/[.D39]" office:value-type="float" office:value="1.18757563533683" calcext:value-type="float">
            <text:p>1,18757563533683</text:p>
          </table:table-cell>
          <table:table-cell office:value-type="float" office:value="0.1572" calcext:value-type="float">
            <text:p>0,1572</text:p>
          </table:table-cell>
          <table:table-cell office:value-type="float" office:value="0.1551" calcext:value-type="float">
            <text:p>0,1551</text:p>
          </table:table-cell>
          <table:table-cell table:formula="of:=([.I39]+[.J39])/2" office:value-type="float" office:value="0.15615" calcext:value-type="float">
            <text:p>0,15615</text:p>
          </table:table-cell>
          <table:table-cell table:formula="of:=[.K39]/[.D39]" office:value-type="float" office:value="1.25978217022993" calcext:value-type="float">
            <text:p>1,25978217022993</text:p>
          </table:table-cell>
          <table:table-cell office:value-type="float" office:value="0.1487" calcext:value-type="float">
            <text:p>0,1487</text:p>
          </table:table-cell>
          <table:table-cell table:formula="of:=[.M39]/[.D39]" office:value-type="float" office:value="1.19967728922953" calcext:value-type="float">
            <text:p>1,19967728922953</text:p>
          </table:table-cell>
          <table:table-cell office:value-type="float" office:value="0.1535" calcext:value-type="float">
            <text:p>0,1535</text:p>
          </table:table-cell>
          <table:table-cell office:value-type="float" office:value="0.1456" calcext:value-type="float">
            <text:p>0,1456</text:p>
          </table:table-cell>
          <table:table-cell table:formula="of:=([.O39]+[.P39])/2" office:value-type="float" office:value="0.14955" calcext:value-type="float">
            <text:p>0,14955</text:p>
          </table:table-cell>
          <table:table-cell table:formula="of:=[.Q39]/[.D39]" office:value-type="float" office:value="1.20653489310206" calcext:value-type="float">
            <text:p>1,20653489310206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4277" calcext:value-type="float">
            <text:p>0,4277</text:p>
          </table:table-cell>
          <table:table-cell office:value-type="float" office:value="0.41" calcext:value-type="float">
            <text:p>0,41</text:p>
          </table:table-cell>
          <table:table-cell table:formula="of:=([.B40]+[.C40])/2" office:value-type="float" office:value="0.41885" calcext:value-type="float">
            <text:p>0,41885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419" calcext:value-type="float">
            <text:p>0,419</text:p>
          </table:table-cell>
          <table:table-cell table:formula="of:=([.E40]+[.F40])/2" office:value-type="float" office:value="0.42505" calcext:value-type="float">
            <text:p>0,42505</text:p>
          </table:table-cell>
          <table:table-cell table:formula="of:=[.G40]/[.D40]" office:value-type="float" office:value="1.01480243523935" calcext:value-type="float">
            <text:p>1,01480243523935</text:p>
          </table:table-cell>
          <table:table-cell office:value-type="float" office:value="0.3944" calcext:value-type="float">
            <text:p>0,3944</text:p>
          </table:table-cell>
          <table:table-cell office:value-type="float" office:value="0.3903" calcext:value-type="float">
            <text:p>0,3903</text:p>
          </table:table-cell>
          <table:table-cell table:formula="of:=([.I40]+[.J40])/2" office:value-type="float" office:value="0.39235" calcext:value-type="float">
            <text:p>0,39235</text:p>
          </table:table-cell>
          <table:table-cell table:formula="of:=[.K40]/[.D40]" office:value-type="float" office:value="0.93673152679957" calcext:value-type="float">
            <text:p>0,93673152679957</text:p>
          </table:table-cell>
          <table:table-cell office:value-type="float" office:value="0.6345" calcext:value-type="float">
            <text:p>0,6345</text:p>
          </table:table-cell>
          <table:table-cell table:formula="of:=[.M40]/[.D40]" office:value-type="float" office:value="1.51486212247821" calcext:value-type="float">
            <text:p>1,51486212247821</text:p>
          </table:table-cell>
          <table:table-cell office:value-type="float" office:value="0.6147" calcext:value-type="float">
            <text:p>0,6147</text:p>
          </table:table-cell>
          <table:table-cell office:value-type="float" office:value="0.6287" calcext:value-type="float">
            <text:p>0,6287</text:p>
          </table:table-cell>
          <table:table-cell table:formula="of:=([.O40]+[.P40])/2" office:value-type="float" office:value="0.6217" calcext:value-type="float">
            <text:p>0,6217</text:p>
          </table:table-cell>
          <table:table-cell table:formula="of:=[.Q40]/[.D40]" office:value-type="float" office:value="1.48430225617763" calcext:value-type="float">
            <text:p>1,48430225617763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48" calcext:value-type="float">
            <text:p>0,0148</text:p>
          </table:table-cell>
          <table:table-cell table:formula="of:=([.B41]+[.C41])/2" office:value-type="float" office:value="0.01405" calcext:value-type="float">
            <text:p>0,01405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53" calcext:value-type="float">
            <text:p>0,0153</text:p>
          </table:table-cell>
          <table:table-cell table:formula="of:=([.E41]+[.F41])/2" office:value-type="float" office:value="0.0149" calcext:value-type="float">
            <text:p>0,0149</text:p>
          </table:table-cell>
          <table:table-cell table:formula="of:=[.G41]/[.D41]" office:value-type="float" office:value="1.06049822064057" calcext:value-type="float">
            <text:p>1,0604982206405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8" calcext:value-type="float">
            <text:p>0,0138</text:p>
          </table:table-cell>
          <table:table-cell table:formula="of:=([.I41]+[.J41])/2" office:value-type="float" office:value="0.01385" calcext:value-type="float">
            <text:p>0,01385</text:p>
          </table:table-cell>
          <table:table-cell table:formula="of:=[.K41]/[.D41]" office:value-type="float" office:value="0.98576512455516" calcext:value-type="float">
            <text:p>0,98576512455516</text:p>
          </table:table-cell>
          <table:table-cell office:value-type="float" office:value="0.0142" calcext:value-type="float">
            <text:p>0,0142</text:p>
          </table:table-cell>
          <table:table-cell table:formula="of:=[.M41]/[.D41]" office:value-type="float" office:value="1.01067615658363" calcext:value-type="float">
            <text:p>1,0106761565836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41" calcext:value-type="float">
            <text:p>0,0141</text:p>
          </table:table-cell>
          <table:table-cell table:formula="of:=([.O41]+[.P41])/2" office:value-type="float" office:value="0.01405" calcext:value-type="float">
            <text:p>0,01405</text:p>
          </table:table-cell>
          <table:table-cell table:formula="of:=[.Q41]/[.D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621" calcext:value-type="float">
            <text:p>0,0621</text:p>
          </table:table-cell>
          <table:table-cell table:formula="of:=([.B42]+[.C42])/2" office:value-type="float" office:value="0.0609" calcext:value-type="float">
            <text:p>0,0609</text:p>
          </table:table-cell>
          <table:table-cell office:value-type="float" office:value="0.0677" calcext:value-type="float">
            <text:p>0,0677</text:p>
          </table:table-cell>
          <table:table-cell office:value-type="float" office:value="0.0608" calcext:value-type="float">
            <text:p>0,0608</text:p>
          </table:table-cell>
          <table:table-cell table:formula="of:=([.E42]+[.F42])/2" office:value-type="float" office:value="0.06425" calcext:value-type="float">
            <text:p>0,06425</text:p>
          </table:table-cell>
          <table:table-cell table:formula="of:=[.G42]/[.D42]" office:value-type="float" office:value="1.05500821018062" calcext:value-type="float">
            <text:p>1,05500821018062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569" calcext:value-type="float">
            <text:p>0,0569</text:p>
          </table:table-cell>
          <table:table-cell table:formula="of:=([.I42]+[.J42])/2" office:value-type="float" office:value="0.05765" calcext:value-type="float">
            <text:p>0,05765</text:p>
          </table:table-cell>
          <table:table-cell table:formula="of:=[.K42]/[.D42]" office:value-type="float" office:value="0.946633825944171" calcext:value-type="float">
            <text:p>0,946633825944171</text:p>
          </table:table-cell>
          <table:table-cell office:value-type="float" office:value="0.0847" calcext:value-type="float">
            <text:p>0,0847</text:p>
          </table:table-cell>
          <table:table-cell table:formula="of:=[.M42]/[.D42]" office:value-type="float" office:value="1.39080459770115" calcext:value-type="float">
            <text:p>1,39080459770115</text:p>
          </table:table-cell>
          <table:table-cell office:value-type="float" office:value="0.1093" calcext:value-type="float">
            <text:p>0,1093</text:p>
          </table:table-cell>
          <table:table-cell office:value-type="float" office:value="0.0854" calcext:value-type="float">
            <text:p>0,0854</text:p>
          </table:table-cell>
          <table:table-cell table:formula="of:=([.O42]+[.P42])/2" office:value-type="float" office:value="0.09735" calcext:value-type="float">
            <text:p>0,09735</text:p>
          </table:table-cell>
          <table:table-cell table:formula="of:=[.Q42]/[.D42]" office:value-type="float" office:value="1.59852216748768" calcext:value-type="float">
            <text:p>1,59852216748768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32" calcext:value-type="float">
            <text:p>0,0432</text:p>
          </table:table-cell>
          <table:table-cell table:formula="of:=([.B43]+[.C43])/2" office:value-type="float" office:value="0.0421" calcext:value-type="float">
            <text:p>0,0421</text:p>
          </table:table-cell>
          <table:table-cell office:value-type="float" office:value="0.042" calcext:value-type="float">
            <text:p>0,042</text:p>
          </table:table-cell>
          <table:table-cell office:value-type="float" office:value="0.0437" calcext:value-type="float">
            <text:p>0,0437</text:p>
          </table:table-cell>
          <table:table-cell table:formula="of:=([.E43]+[.F43])/2" office:value-type="float" office:value="0.04285" calcext:value-type="float">
            <text:p>0,04285</text:p>
          </table:table-cell>
          <table:table-cell table:formula="of:=[.G43]/[.D43]" office:value-type="float" office:value="1.01781472684086" calcext:value-type="float">
            <text:p>1,01781472684086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407" calcext:value-type="float">
            <text:p>0,0407</text:p>
          </table:table-cell>
          <table:table-cell table:formula="of:=([.I43]+[.J43])/2" office:value-type="float" office:value="0.04115" calcext:value-type="float">
            <text:p>0,04115</text:p>
          </table:table-cell>
          <table:table-cell table:formula="of:=[.K43]/[.D43]" office:value-type="float" office:value="0.977434679334917" calcext:value-type="float">
            <text:p>0,977434679334917</text:p>
          </table:table-cell>
          <table:table-cell office:value-type="float" office:value="0.0393" calcext:value-type="float">
            <text:p>0,0393</text:p>
          </table:table-cell>
          <table:table-cell table:formula="of:=[.M43]/[.D43]" office:value-type="float" office:value="0.933491686460808" calcext:value-type="float">
            <text:p>0,933491686460808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366" calcext:value-type="float">
            <text:p>0,0366</text:p>
          </table:table-cell>
          <table:table-cell table:formula="of:=([.O43]+[.P43])/2" office:value-type="float" office:value="0.03665" calcext:value-type="float">
            <text:p>0,03665</text:p>
          </table:table-cell>
          <table:table-cell table:formula="of:=[.Q43]/[.D43]" office:value-type="float" office:value="0.870546318289786" calcext:value-type="float">
            <text:p>0,870546318289786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0662" calcext:value-type="float">
            <text:p>0,0662</text:p>
          </table:table-cell>
          <table:table-cell table:formula="of:=([.B44]+[.C44])/2" office:value-type="float" office:value="0.0825" calcext:value-type="float">
            <text:p>0,0825</text:p>
          </table:table-cell>
          <table:table-cell office:value-type="float" office:value="0.0673" calcext:value-type="float">
            <text:p>0,0673</text:p>
          </table:table-cell>
          <table:table-cell office:value-type="float" office:value="0.0678" calcext:value-type="float">
            <text:p>0,0678</text:p>
          </table:table-cell>
          <table:table-cell table:formula="of:=([.E44]+[.F44])/2" office:value-type="float" office:value="0.06755" calcext:value-type="float">
            <text:p>0,06755</text:p>
          </table:table-cell>
          <table:table-cell table:formula="of:=[.G44]/[.D44]" office:value-type="float" office:value="0.818787878787879" calcext:value-type="float">
            <text:p>0,818787878787879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646" calcext:value-type="float">
            <text:p>0,0646</text:p>
          </table:table-cell>
          <table:table-cell table:formula="of:=([.I44]+[.J44])/2" office:value-type="float" office:value="0.0657" calcext:value-type="float">
            <text:p>0,0657</text:p>
          </table:table-cell>
          <table:table-cell table:formula="of:=[.K44]/[.D44]" office:value-type="float" office:value="0.796363636363636" calcext:value-type="float">
            <text:p>0,796363636363636</text:p>
          </table:table-cell>
          <table:table-cell office:value-type="float" office:value="0.1209" calcext:value-type="float">
            <text:p>0,1209</text:p>
          </table:table-cell>
          <table:table-cell table:formula="of:=[.M44]/[.D44]" office:value-type="float" office:value="1.46545454545455" calcext:value-type="float">
            <text:p>1,46545454545455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951" calcext:value-type="float">
            <text:p>0,0951</text:p>
          </table:table-cell>
          <table:table-cell table:formula="of:=([.O44]+[.P44])/2" office:value-type="float" office:value="0.09435" calcext:value-type="float">
            <text:p>0,09435</text:p>
          </table:table-cell>
          <table:table-cell table:formula="of:=[.Q44]/[.D44]" office:value-type="float" office:value="1.14363636363636" calcext:value-type="float">
            <text:p>1,14363636363636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517" calcext:value-type="float">
            <text:p>0,0517</text:p>
          </table:table-cell>
          <table:table-cell table:formula="of:=([.B45]+[.C45])/2" office:value-type="float" office:value="0.0499" calcext:value-type="float">
            <text:p>0,0499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18" calcext:value-type="float">
            <text:p>0,0518</text:p>
          </table:table-cell>
          <table:table-cell table:formula="of:=([.E45]+[.F45])/2" office:value-type="float" office:value="0.05355" calcext:value-type="float">
            <text:p>0,05355</text:p>
          </table:table-cell>
          <table:table-cell table:formula="of:=[.G45]/[.D45]" office:value-type="float" office:value="1.07314629258517" calcext:value-type="float">
            <text:p>1,07314629258517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03" calcext:value-type="float">
            <text:p>0,0503</text:p>
          </table:table-cell>
          <table:table-cell table:formula="of:=([.I45]+[.J45])/2" office:value-type="float" office:value="0.05425" calcext:value-type="float">
            <text:p>0,05425</text:p>
          </table:table-cell>
          <table:table-cell table:formula="of:=[.K45]/[.D45]" office:value-type="float" office:value="1.08717434869739" calcext:value-type="float">
            <text:p>1,08717434869739</text:p>
          </table:table-cell>
          <table:table-cell office:value-type="float" office:value="0.0511" calcext:value-type="float">
            <text:p>0,0511</text:p>
          </table:table-cell>
          <table:table-cell table:formula="of:=[.M45]/[.D45]" office:value-type="float" office:value="1.02404809619238" calcext:value-type="float">
            <text:p>1,02404809619238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0445" calcext:value-type="float">
            <text:p>0,0445</text:p>
          </table:table-cell>
          <table:table-cell table:formula="of:=([.O45]+[.P45])/2" office:value-type="float" office:value="0.0459" calcext:value-type="float">
            <text:p>0,0459</text:p>
          </table:table-cell>
          <table:table-cell table:formula="of:=[.Q45]/[.D45]" office:value-type="float" office:value="0.919839679358717" calcext:value-type="float">
            <text:p>0,919839679358717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4796" calcext:value-type="float">
            <text:p>0,4796</text:p>
          </table:table-cell>
          <table:table-cell office:value-type="float" office:value="0.5405" calcext:value-type="float">
            <text:p>0,5405</text:p>
          </table:table-cell>
          <table:table-cell table:formula="of:=([.B46]+[.C46])/2" office:value-type="float" office:value="0.51005" calcext:value-type="float">
            <text:p>0,51005</text:p>
          </table:table-cell>
          <table:table-cell office:value-type="float" office:value="0.5328" calcext:value-type="float">
            <text:p>0,5328</text:p>
          </table:table-cell>
          <table:table-cell office:value-type="float" office:value="0.5548" calcext:value-type="float">
            <text:p>0,5548</text:p>
          </table:table-cell>
          <table:table-cell table:formula="of:=([.E46]+[.F46])/2" office:value-type="float" office:value="0.5438" calcext:value-type="float">
            <text:p>0,5438</text:p>
          </table:table-cell>
          <table:table-cell table:formula="of:=[.G46]/[.D46]" office:value-type="float" office:value="1.06616998333497" calcext:value-type="float">
            <text:p>1,06616998333497</text:p>
          </table:table-cell>
          <table:table-cell office:value-type="float" office:value="0.4784" calcext:value-type="float">
            <text:p>0,4784</text:p>
          </table:table-cell>
          <table:table-cell office:value-type="float" office:value="0.4787" calcext:value-type="float">
            <text:p>0,4787</text:p>
          </table:table-cell>
          <table:table-cell table:formula="of:=([.I46]+[.J46])/2" office:value-type="float" office:value="0.47855" calcext:value-type="float">
            <text:p>0,47855</text:p>
          </table:table-cell>
          <table:table-cell table:formula="of:=[.K46]/[.D46]" office:value-type="float" office:value="0.938241348887364" calcext:value-type="float">
            <text:p>0,938241348887364</text:p>
          </table:table-cell>
          <table:table-cell office:value-type="float" office:value="0.8094" calcext:value-type="float">
            <text:p>0,8094</text:p>
          </table:table-cell>
          <table:table-cell table:formula="of:=[.M46]/[.D46]" office:value-type="float" office:value="1.58690324477992" calcext:value-type="float">
            <text:p>1,58690324477992</text:p>
          </table:table-cell>
          <table:table-cell office:value-type="float" office:value="0.8248" calcext:value-type="float">
            <text:p>0,8248</text:p>
          </table:table-cell>
          <table:table-cell office:value-type="float" office:value="0.8208" calcext:value-type="float">
            <text:p>0,8208</text:p>
          </table:table-cell>
          <table:table-cell table:formula="of:=([.O46]+[.P46])/2" office:value-type="float" office:value="0.8228" calcext:value-type="float">
            <text:p>0,8228</text:p>
          </table:table-cell>
          <table:table-cell table:formula="of:=[.Q46]/[.D46]" office:value-type="float" office:value="1.61317517890403" calcext:value-type="float">
            <text:p>1,61317517890403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616" calcext:value-type="float">
            <text:p>0,2616</text:p>
          </table:table-cell>
          <table:table-cell office:value-type="float" office:value="0.2663" calcext:value-type="float">
            <text:p>0,2663</text:p>
          </table:table-cell>
          <table:table-cell table:formula="of:=([.B47]+[.C47])/2" office:value-type="float" office:value="0.26395" calcext:value-type="float">
            <text:p>0,26395</text:p>
          </table:table-cell>
          <table:table-cell office:value-type="float" office:value="0.2451" calcext:value-type="float">
            <text:p>0,2451</text:p>
          </table:table-cell>
          <table:table-cell office:value-type="float" office:value="0.2472" calcext:value-type="float">
            <text:p>0,2472</text:p>
          </table:table-cell>
          <table:table-cell table:formula="of:=([.E47]+[.F47])/2" office:value-type="float" office:value="0.24615" calcext:value-type="float">
            <text:p>0,24615</text:p>
          </table:table-cell>
          <table:table-cell table:formula="of:=[.G47]/[.D47]" office:value-type="float" office:value="0.932562985413904" calcext:value-type="float">
            <text:p>0,932562985413904</text:p>
          </table:table-cell>
          <table:table-cell office:value-type="float" office:value="0.2419" calcext:value-type="float">
            <text:p>0,2419</text:p>
          </table:table-cell>
          <table:table-cell office:value-type="float" office:value="0.2393" calcext:value-type="float">
            <text:p>0,2393</text:p>
          </table:table-cell>
          <table:table-cell table:formula="of:=([.I47]+[.J47])/2" office:value-type="float" office:value="0.2406" calcext:value-type="float">
            <text:p>0,2406</text:p>
          </table:table-cell>
          <table:table-cell table:formula="of:=[.K47]/[.D47]" office:value-type="float" office:value="0.911536275809812" calcext:value-type="float">
            <text:p>0,911536275809812</text:p>
          </table:table-cell>
          <table:table-cell office:value-type="float" office:value="0.2316" calcext:value-type="float">
            <text:p>0,2316</text:p>
          </table:table-cell>
          <table:table-cell table:formula="of:=[.M47]/[.D47]" office:value-type="float" office:value="0.877438908884258" calcext:value-type="float">
            <text:p>0,877438908884258</text:p>
          </table:table-cell>
          <table:table-cell office:value-type="float" office:value="0.2234" calcext:value-type="float">
            <text:p>0,2234</text:p>
          </table:table-cell>
          <table:table-cell office:value-type="float" office:value="0.224" calcext:value-type="float">
            <text:p>0,224</text:p>
          </table:table-cell>
          <table:table-cell table:formula="of:=([.O47]+[.P47])/2" office:value-type="float" office:value="0.2237" calcext:value-type="float">
            <text:p>0,2237</text:p>
          </table:table-cell>
          <table:table-cell table:formula="of:=[.Q47]/[.D47]" office:value-type="float" office:value="0.847508997916272" calcext:value-type="float">
            <text:p>0,847508997916272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3351" calcext:value-type="float">
            <text:p>0,3351</text:p>
          </table:table-cell>
          <table:table-cell table:formula="of:=([.B48]+[.C48])/2" office:value-type="float" office:value="0.31495" calcext:value-type="float">
            <text:p>0,31495</text:p>
          </table:table-cell>
          <table:table-cell office:value-type="float" office:value="0.319" calcext:value-type="float">
            <text:p>0,319</text:p>
          </table:table-cell>
          <table:table-cell office:value-type="float" office:value="0.3267" calcext:value-type="float">
            <text:p>0,3267</text:p>
          </table:table-cell>
          <table:table-cell table:formula="of:=([.E48]+[.F48])/2" office:value-type="float" office:value="0.32285" calcext:value-type="float">
            <text:p>0,32285</text:p>
          </table:table-cell>
          <table:table-cell table:formula="of:=[.G48]/[.D48]" office:value-type="float" office:value="1.02508334656295" calcext:value-type="float">
            <text:p>1,02508334656295</text:p>
          </table:table-cell>
          <table:table-cell office:value-type="float" office:value="0.3075" calcext:value-type="float">
            <text:p>0,3075</text:p>
          </table:table-cell>
          <table:table-cell office:value-type="float" office:value="0.302" calcext:value-type="float">
            <text:p>0,302</text:p>
          </table:table-cell>
          <table:table-cell table:formula="of:=([.I48]+[.J48])/2" office:value-type="float" office:value="0.30475" calcext:value-type="float">
            <text:p>0,30475</text:p>
          </table:table-cell>
          <table:table-cell table:formula="of:=[.K48]/[.D48]" office:value-type="float" office:value="0.96761390696936" calcext:value-type="float">
            <text:p>0,96761390696936</text:p>
          </table:table-cell>
          <table:table-cell office:value-type="float" office:value="0.3481" calcext:value-type="float">
            <text:p>0,3481</text:p>
          </table:table-cell>
          <table:table-cell table:formula="of:=[.M48]/[.D48]" office:value-type="float" office:value="1.10525480234958" calcext:value-type="float">
            <text:p>1,10525480234958</text:p>
          </table:table-cell>
          <table:table-cell office:value-type="float" office:value="0.3593" calcext:value-type="float">
            <text:p>0,3593</text:p>
          </table:table-cell>
          <table:table-cell office:value-type="float" office:value="0.3473" calcext:value-type="float">
            <text:p>0,3473</text:p>
          </table:table-cell>
          <table:table-cell table:formula="of:=([.O48]+[.P48])/2" office:value-type="float" office:value="0.3533" calcext:value-type="float">
            <text:p>0,3533</text:p>
          </table:table-cell>
          <table:table-cell table:formula="of:=[.Q48]/[.D48]" office:value-type="float" office:value="1.12176535958089" calcext:value-type="float">
            <text:p>1,12176535958089</text:p>
          </table:table-cell>
        </table:table-row>
        <table:table-row table:style-name="ro1">
          <table:table-cell table:style-name="ce2" office:value-type="string" calcext:value-type="string">
            <text:p>AvoidUsingVolatile</text:p>
          </table:table-cell>
          <table:table-cell table:style-name="ce1" office:value-type="float" office:value="0.0436" calcext:value-type="float">
            <text:p>0,0436</text:p>
          </table:table-cell>
          <table:table-cell table:style-name="ce1" office:value-type="float" office:value="0.051" calcext:value-type="float">
            <text:p>0,051</text:p>
          </table:table-cell>
          <table:table-cell table:style-name="ce1" table:formula="of:=([.B49]+[.C49])/2" office:value-type="float" office:value="0.0473" calcext:value-type="float">
            <text:p>0,0473</text:p>
          </table:table-cell>
          <table:table-cell table:style-name="ce1" office:value-type="float" office:value="0.0765" calcext:value-type="float">
            <text:p>0,0765</text:p>
          </table:table-cell>
          <table:table-cell table:style-name="ce1" office:value-type="float" office:value="0.0459" calcext:value-type="float">
            <text:p>0,0459</text:p>
          </table:table-cell>
          <table:table-cell table:style-name="ce1" table:formula="of:=([.E49]+[.F49])/2" office:value-type="float" office:value="0.0612" calcext:value-type="float">
            <text:p>0,0612</text:p>
          </table:table-cell>
          <table:table-cell table:formula="of:=[.G49]/[.D49]" office:value-type="float" office:value="1.2938689217759" calcext:value-type="float">
            <text:p>1,2938689217759</text:p>
          </table:table-cell>
          <table:table-cell office:value-type="float" office:value="0.0438" calcext:value-type="float">
            <text:p>0,0438</text:p>
          </table:table-cell>
          <table:table-cell office:value-type="float" office:value="0.0433" calcext:value-type="float">
            <text:p>0,0433</text:p>
          </table:table-cell>
          <table:table-cell table:formula="of:=([.I49]+[.J49])/2" office:value-type="float" office:value="0.04355" calcext:value-type="float">
            <text:p>0,04355</text:p>
          </table:table-cell>
          <table:table-cell table:formula="of:=[.K49]/[.D49]" office:value-type="float" office:value="0.920718816067653" calcext:value-type="float">
            <text:p>0,920718816067653</text:p>
          </table:table-cell>
          <table:table-cell office:value-type="float" office:value="0.0595" calcext:value-type="float">
            <text:p>0,0595</text:p>
          </table:table-cell>
          <table:table-cell table:formula="of:=[.M49]/[.D49]" office:value-type="float" office:value="1.25792811839323" calcext:value-type="float">
            <text:p>1,25792811839323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" calcext:value-type="float">
            <text:p>0,05</text:p>
          </table:table-cell>
          <table:table-cell table:formula="of:=([.O49]+[.P49])/2" office:value-type="float" office:value="0.0505" calcext:value-type="float">
            <text:p>0,0505</text:p>
          </table:table-cell>
          <table:table-cell table:formula="of:=[.Q49]/[.D49]" office:value-type="float" office:value="1.0676532769556" calcext:value-type="float">
            <text:p>1,0676532769556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406" calcext:value-type="float">
            <text:p>0,0406</text:p>
          </table:table-cell>
          <table:table-cell table:formula="of:=([.B50]+[.C50])/2" office:value-type="float" office:value="0.05185" calcext:value-type="float">
            <text:p>0,05185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433" calcext:value-type="float">
            <text:p>0,0433</text:p>
          </table:table-cell>
          <table:table-cell table:formula="of:=([.E50]+[.F50])/2" office:value-type="float" office:value="0.0432" calcext:value-type="float">
            <text:p>0,0432</text:p>
          </table:table-cell>
          <table:table-cell table:formula="of:=[.G50]/[.D50]" office:value-type="float" office:value="0.833172613307618" calcext:value-type="float">
            <text:p>0,833172613307618</text:p>
          </table:table-cell>
          <table:table-cell office:value-type="float" office:value="0.0406" calcext:value-type="float">
            <text:p>0,0406</text:p>
          </table:table-cell>
          <table:table-cell office:value-type="float" office:value="0.0402" calcext:value-type="float">
            <text:p>0,0402</text:p>
          </table:table-cell>
          <table:table-cell table:formula="of:=([.I50]+[.J50])/2" office:value-type="float" office:value="0.0404" calcext:value-type="float">
            <text:p>0,0404</text:p>
          </table:table-cell>
          <table:table-cell table:formula="of:=[.K50]/[.D50]" office:value-type="float" office:value="0.77917068466731" calcext:value-type="float">
            <text:p>0,77917068466731</text:p>
          </table:table-cell>
          <table:table-cell office:value-type="float" office:value="0.0444" calcext:value-type="float">
            <text:p>0,0444</text:p>
          </table:table-cell>
          <table:table-cell table:formula="of:=[.M50]/[.D50]" office:value-type="float" office:value="0.856316297010607" calcext:value-type="float">
            <text:p>0,856316297010607</text:p>
          </table:table-cell>
          <table:table-cell office:value-type="float" office:value="0.0435" calcext:value-type="float">
            <text:p>0,0435</text:p>
          </table:table-cell>
          <table:table-cell office:value-type="float" office:value="0.0441" calcext:value-type="float">
            <text:p>0,0441</text:p>
          </table:table-cell>
          <table:table-cell table:formula="of:=([.O50]+[.P50])/2" office:value-type="float" office:value="0.0438" calcext:value-type="float">
            <text:p>0,0438</text:p>
          </table:table-cell>
          <table:table-cell table:formula="of:=[.Q50]/[.D50]" office:value-type="float" office:value="0.844744455159113" calcext:value-type="float">
            <text:p>0,844744455159113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1.2602" calcext:value-type="float">
            <text:p>1,2602</text:p>
          </table:table-cell>
          <table:table-cell office:value-type="float" office:value="1.2876" calcext:value-type="float">
            <text:p>1,2876</text:p>
          </table:table-cell>
          <table:table-cell table:formula="of:=([.B51]+[.C51])/2" office:value-type="float" office:value="1.2739" calcext:value-type="float">
            <text:p>1,2739</text:p>
          </table:table-cell>
          <table:table-cell office:value-type="float" office:value="1.2752" calcext:value-type="float">
            <text:p>1,2752</text:p>
          </table:table-cell>
          <table:table-cell office:value-type="float" office:value="1.2784" calcext:value-type="float">
            <text:p>1,2784</text:p>
          </table:table-cell>
          <table:table-cell table:formula="of:=([.E51]+[.F51])/2" office:value-type="float" office:value="1.2768" calcext:value-type="float">
            <text:p>1,2768</text:p>
          </table:table-cell>
          <table:table-cell table:formula="of:=[.G51]/[.D51]" office:value-type="float" office:value="1.00227647382055" calcext:value-type="float">
            <text:p>1,00227647382055</text:p>
          </table:table-cell>
          <table:table-cell office:value-type="float" office:value="1.2418" calcext:value-type="float">
            <text:p>1,2418</text:p>
          </table:table-cell>
          <table:table-cell office:value-type="float" office:value="1.2499" calcext:value-type="float">
            <text:p>1,2499</text:p>
          </table:table-cell>
          <table:table-cell table:formula="of:=([.I51]+[.J51])/2" office:value-type="float" office:value="1.24585" calcext:value-type="float">
            <text:p>1,24585</text:p>
          </table:table-cell>
          <table:table-cell table:formula="of:=[.K51]/[.D51]" office:value-type="float" office:value="0.977981003218463" calcext:value-type="float">
            <text:p>0,977981003218463</text:p>
          </table:table-cell>
          <table:table-cell office:value-type="float" office:value="1.2198" calcext:value-type="float">
            <text:p>1,2198</text:p>
          </table:table-cell>
          <table:table-cell table:formula="of:=[.M51]/[.D51]" office:value-type="float" office:value="0.957531988382134" calcext:value-type="float">
            <text:p>0,957531988382134</text:p>
          </table:table-cell>
          <table:table-cell office:value-type="float" office:value="1.1614" calcext:value-type="float">
            <text:p>1,1614</text:p>
          </table:table-cell>
          <table:table-cell office:value-type="float" office:value="1.211" calcext:value-type="float">
            <text:p>1,211</text:p>
          </table:table-cell>
          <table:table-cell table:formula="of:=([.O51]+[.P51])/2" office:value-type="float" office:value="1.1862" calcext:value-type="float">
            <text:p>1,1862</text:p>
          </table:table-cell>
          <table:table-cell table:formula="of:=[.Q51]/[.D51]" office:value-type="float" office:value="0.931156291702645" calcext:value-type="float">
            <text:p>0,931156291702645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511" calcext:value-type="float">
            <text:p>0,2511</text:p>
          </table:table-cell>
          <table:table-cell office:value-type="float" office:value="0.2493" calcext:value-type="float">
            <text:p>0,2493</text:p>
          </table:table-cell>
          <table:table-cell table:formula="of:=([.B52]+[.C52])/2" office:value-type="float" office:value="0.2502" calcext:value-type="float">
            <text:p>0,2502</text:p>
          </table:table-cell>
          <table:table-cell office:value-type="float" office:value="0.2411" calcext:value-type="float">
            <text:p>0,2411</text:p>
          </table:table-cell>
          <table:table-cell office:value-type="float" office:value="0.2405" calcext:value-type="float">
            <text:p>0,2405</text:p>
          </table:table-cell>
          <table:table-cell table:formula="of:=([.E52]+[.F52])/2" office:value-type="float" office:value="0.2408" calcext:value-type="float">
            <text:p>0,2408</text:p>
          </table:table-cell>
          <table:table-cell table:formula="of:=[.G52]/[.D52]" office:value-type="float" office:value="0.962430055955236" calcext:value-type="float">
            <text:p>0,962430055955236</text:p>
          </table:table-cell>
          <table:table-cell office:value-type="float" office:value="0.2365" calcext:value-type="float">
            <text:p>0,2365</text:p>
          </table:table-cell>
          <table:table-cell office:value-type="float" office:value="0.233" calcext:value-type="float">
            <text:p>0,233</text:p>
          </table:table-cell>
          <table:table-cell table:formula="of:=([.I52]+[.J52])/2" office:value-type="float" office:value="0.23475" calcext:value-type="float">
            <text:p>0,23475</text:p>
          </table:table-cell>
          <table:table-cell table:formula="of:=[.K52]/[.D52]" office:value-type="float" office:value="0.938249400479617" calcext:value-type="float">
            <text:p>0,938249400479617</text:p>
          </table:table-cell>
          <table:table-cell office:value-type="float" office:value="0.2294" calcext:value-type="float">
            <text:p>0,2294</text:p>
          </table:table-cell>
          <table:table-cell table:formula="of:=[.M52]/[.D52]" office:value-type="float" office:value="0.916866506794564" calcext:value-type="float">
            <text:p>0,916866506794564</text:p>
          </table:table-cell>
          <table:table-cell office:value-type="float" office:value="0.2172" calcext:value-type="float">
            <text:p>0,2172</text:p>
          </table:table-cell>
          <table:table-cell office:value-type="float" office:value="0.2464" calcext:value-type="float">
            <text:p>0,2464</text:p>
          </table:table-cell>
          <table:table-cell table:formula="of:=([.O52]+[.P52])/2" office:value-type="float" office:value="0.2318" calcext:value-type="float">
            <text:p>0,2318</text:p>
          </table:table-cell>
          <table:table-cell table:formula="of:=[.Q52]/[.D52]" office:value-type="float" office:value="0.926458832933653" calcext:value-type="float">
            <text:p>0,926458832933653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816" calcext:value-type="float">
            <text:p>0,1816</text:p>
          </table:table-cell>
          <table:table-cell office:value-type="float" office:value="0.1865" calcext:value-type="float">
            <text:p>0,1865</text:p>
          </table:table-cell>
          <table:table-cell table:formula="of:=([.B53]+[.C53])/2" office:value-type="float" office:value="0.18405" calcext:value-type="float">
            <text:p>0,18405</text:p>
          </table:table-cell>
          <table:table-cell office:value-type="float" office:value="0.1881" calcext:value-type="float">
            <text:p>0,1881</text:p>
          </table:table-cell>
          <table:table-cell office:value-type="float" office:value="0.1873" calcext:value-type="float">
            <text:p>0,1873</text:p>
          </table:table-cell>
          <table:table-cell table:formula="of:=([.E53]+[.F53])/2" office:value-type="float" office:value="0.1877" calcext:value-type="float">
            <text:p>0,1877</text:p>
          </table:table-cell>
          <table:table-cell table:formula="of:=[.G53]/[.D53]" office:value-type="float" office:value="1.01983156750883" calcext:value-type="float">
            <text:p>1,01983156750883</text:p>
          </table:table-cell>
          <table:table-cell office:value-type="float" office:value="0.2072" calcext:value-type="float">
            <text:p>0,2072</text:p>
          </table:table-cell>
          <table:table-cell office:value-type="float" office:value="0.1778" calcext:value-type="float">
            <text:p>0,1778</text:p>
          </table:table-cell>
          <table:table-cell table:formula="of:=([.I53]+[.J53])/2" office:value-type="float" office:value="0.1925" calcext:value-type="float">
            <text:p>0,1925</text:p>
          </table:table-cell>
          <table:table-cell table:formula="of:=[.K53]/[.D53]" office:value-type="float" office:value="1.04591143710948" calcext:value-type="float">
            <text:p>1,04591143710948</text:p>
          </table:table-cell>
          <table:table-cell office:value-type="float" office:value="0.1429" calcext:value-type="float">
            <text:p>0,1429</text:p>
          </table:table-cell>
          <table:table-cell table:formula="of:=[.M53]/[.D53]" office:value-type="float" office:value="0.776419451236077" calcext:value-type="float">
            <text:p>0,776419451236077</text:p>
          </table:table-cell>
          <table:table-cell office:value-type="float" office:value="0.1933" calcext:value-type="float">
            <text:p>0,1933</text:p>
          </table:table-cell>
          <table:table-cell office:value-type="float" office:value="0.1334" calcext:value-type="float">
            <text:p>0,1334</text:p>
          </table:table-cell>
          <table:table-cell table:formula="of:=([.O53]+[.P53])/2" office:value-type="float" office:value="0.16335" calcext:value-type="float">
            <text:p>0,16335</text:p>
          </table:table-cell>
          <table:table-cell table:formula="of:=[.Q53]/[.D53]" office:value-type="float" office:value="0.887530562347188" calcext:value-type="float">
            <text:p>0,887530562347188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506" calcext:value-type="float">
            <text:p>0,2506</text:p>
          </table:table-cell>
          <table:table-cell office:value-type="float" office:value="0.2578" calcext:value-type="float">
            <text:p>0,2578</text:p>
          </table:table-cell>
          <table:table-cell table:formula="of:=([.B54]+[.C54])/2" office:value-type="float" office:value="0.2542" calcext:value-type="float">
            <text:p>0,2542</text:p>
          </table:table-cell>
          <table:table-cell office:value-type="float" office:value="0.2602" calcext:value-type="float">
            <text:p>0,2602</text:p>
          </table:table-cell>
          <table:table-cell office:value-type="float" office:value="0.2627" calcext:value-type="float">
            <text:p>0,2627</text:p>
          </table:table-cell>
          <table:table-cell table:formula="of:=([.E54]+[.F54])/2" office:value-type="float" office:value="0.26145" calcext:value-type="float">
            <text:p>0,26145</text:p>
          </table:table-cell>
          <table:table-cell table:formula="of:=[.G54]/[.D54]" office:value-type="float" office:value="1.02852084972463" calcext:value-type="float">
            <text:p>1,02852084972463</text:p>
          </table:table-cell>
          <table:table-cell office:value-type="float" office:value="0.2585" calcext:value-type="float">
            <text:p>0,2585</text:p>
          </table:table-cell>
          <table:table-cell office:value-type="float" office:value="0.2687" calcext:value-type="float">
            <text:p>0,2687</text:p>
          </table:table-cell>
          <table:table-cell table:formula="of:=([.I54]+[.J54])/2" office:value-type="float" office:value="0.2636" calcext:value-type="float">
            <text:p>0,2636</text:p>
          </table:table-cell>
          <table:table-cell table:formula="of:=[.K54]/[.D54]" office:value-type="float" office:value="1.03697875688434" calcext:value-type="float">
            <text:p>1,03697875688434</text:p>
          </table:table-cell>
          <table:table-cell office:value-type="float" office:value="0.2535" calcext:value-type="float">
            <text:p>0,2535</text:p>
          </table:table-cell>
          <table:table-cell table:formula="of:=[.M54]/[.D54]" office:value-type="float" office:value="0.997246262785209" calcext:value-type="float">
            <text:p>0,997246262785209</text:p>
          </table:table-cell>
          <table:table-cell office:value-type="float" office:value="0.2371" calcext:value-type="float">
            <text:p>0,2371</text:p>
          </table:table-cell>
          <table:table-cell office:value-type="float" office:value="0.242" calcext:value-type="float">
            <text:p>0,242</text:p>
          </table:table-cell>
          <table:table-cell table:formula="of:=([.O54]+[.P54])/2" office:value-type="float" office:value="0.23955" calcext:value-type="float">
            <text:p>0,23955</text:p>
          </table:table-cell>
          <table:table-cell table:formula="of:=[.Q54]/[.D54]" office:value-type="float" office:value="0.942368214004721" calcext:value-type="float">
            <text:p>0,942368214004721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512" calcext:value-type="float">
            <text:p>0,2512</text:p>
          </table:table-cell>
          <table:table-cell office:value-type="float" office:value="0.2817" calcext:value-type="float">
            <text:p>0,2817</text:p>
          </table:table-cell>
          <table:table-cell table:formula="of:=([.B55]+[.C55])/2" office:value-type="float" office:value="0.26645" calcext:value-type="float">
            <text:p>0,26645</text:p>
          </table:table-cell>
          <table:table-cell office:value-type="float" office:value="0.2578" calcext:value-type="float">
            <text:p>0,2578</text:p>
          </table:table-cell>
          <table:table-cell office:value-type="float" office:value="0.2618" calcext:value-type="float">
            <text:p>0,2618</text:p>
          </table:table-cell>
          <table:table-cell table:formula="of:=([.E55]+[.F55])/2" office:value-type="float" office:value="0.2598" calcext:value-type="float">
            <text:p>0,2598</text:p>
          </table:table-cell>
          <table:table-cell table:formula="of:=[.G55]/[.D55]" office:value-type="float" office:value="0.975042221805217" calcext:value-type="float">
            <text:p>0,975042221805217</text:p>
          </table:table-cell>
          <table:table-cell office:value-type="float" office:value="0.2538" calcext:value-type="float">
            <text:p>0,2538</text:p>
          </table:table-cell>
          <table:table-cell office:value-type="float" office:value="0.2834" calcext:value-type="float">
            <text:p>0,2834</text:p>
          </table:table-cell>
          <table:table-cell table:formula="of:=([.I55]+[.J55])/2" office:value-type="float" office:value="0.2686" calcext:value-type="float">
            <text:p>0,2686</text:p>
          </table:table-cell>
          <table:table-cell table:formula="of:=[.K55]/[.D55]" office:value-type="float" office:value="1.00806905610809" calcext:value-type="float">
            <text:p>1,00806905610809</text:p>
          </table:table-cell>
          <table:table-cell office:value-type="float" office:value="0.2454" calcext:value-type="float">
            <text:p>0,2454</text:p>
          </table:table-cell>
          <table:table-cell table:formula="of:=[.M55]/[.D55]" office:value-type="float" office:value="0.920998311127791" calcext:value-type="float">
            <text:p>0,920998311127791</text:p>
          </table:table-cell>
          <table:table-cell office:value-type="float" office:value="0.2352" calcext:value-type="float">
            <text:p>0,2352</text:p>
          </table:table-cell>
          <table:table-cell office:value-type="float" office:value="0.2344" calcext:value-type="float">
            <text:p>0,2344</text:p>
          </table:table-cell>
          <table:table-cell table:formula="of:=([.O55]+[.P55])/2" office:value-type="float" office:value="0.2348" calcext:value-type="float">
            <text:p>0,2348</text:p>
          </table:table-cell>
          <table:table-cell table:formula="of:=[.Q55]/[.D55]" office:value-type="float" office:value="0.881215987990242" calcext:value-type="float">
            <text:p>0,881215987990242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522" calcext:value-type="float">
            <text:p>0,0522</text:p>
          </table:table-cell>
          <table:table-cell table:formula="of:=([.B56]+[.C56])/2" office:value-type="float" office:value="0.0515" calcext:value-type="float">
            <text:p>0,0515</text:p>
          </table:table-cell>
          <table:table-cell office:value-type="float" office:value="0.0543" calcext:value-type="float">
            <text:p>0,0543</text:p>
          </table:table-cell>
          <table:table-cell office:value-type="float" office:value="0.0544" calcext:value-type="float">
            <text:p>0,0544</text:p>
          </table:table-cell>
          <table:table-cell table:formula="of:=([.E56]+[.F56])/2" office:value-type="float" office:value="0.05435" calcext:value-type="float">
            <text:p>0,05435</text:p>
          </table:table-cell>
          <table:table-cell table:formula="of:=[.G56]/[.D56]" office:value-type="float" office:value="1.05533980582524" calcext:value-type="float">
            <text:p>1,05533980582524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51" calcext:value-type="float">
            <text:p>0,051</text:p>
          </table:table-cell>
          <table:table-cell table:formula="of:=([.I56]+[.J56])/2" office:value-type="float" office:value="0.0509" calcext:value-type="float">
            <text:p>0,0509</text:p>
          </table:table-cell>
          <table:table-cell table:formula="of:=[.K56]/[.D56]" office:value-type="float" office:value="0.988349514563107" calcext:value-type="float">
            <text:p>0,988349514563107</text:p>
          </table:table-cell>
          <table:table-cell office:value-type="float" office:value="0.0755" calcext:value-type="float">
            <text:p>0,0755</text:p>
          </table:table-cell>
          <table:table-cell table:formula="of:=[.M56]/[.D56]" office:value-type="float" office:value="1.46601941747573" calcext:value-type="float">
            <text:p>1,46601941747573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734" calcext:value-type="float">
            <text:p>0,0734</text:p>
          </table:table-cell>
          <table:table-cell table:formula="of:=([.O56]+[.P56])/2" office:value-type="float" office:value="0.07205" calcext:value-type="float">
            <text:p>0,07205</text:p>
          </table:table-cell>
          <table:table-cell table:formula="of:=[.Q56]/[.D56]" office:value-type="float" office:value="1.39902912621359" calcext:value-type="float">
            <text:p>1,39902912621359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253" calcext:value-type="float">
            <text:p>0,8253</text:p>
          </table:table-cell>
          <table:table-cell office:value-type="float" office:value="0.8602" calcext:value-type="float">
            <text:p>0,8602</text:p>
          </table:table-cell>
          <table:table-cell table:formula="of:=([.B57]+[.C57])/2" office:value-type="float" office:value="0.84275" calcext:value-type="float">
            <text:p>0,84275</text:p>
          </table:table-cell>
          <table:table-cell office:value-type="float" office:value="0.8709" calcext:value-type="float">
            <text:p>0,8709</text:p>
          </table:table-cell>
          <table:table-cell office:value-type="float" office:value="0.8673" calcext:value-type="float">
            <text:p>0,8673</text:p>
          </table:table-cell>
          <table:table-cell table:formula="of:=([.E57]+[.F57])/2" office:value-type="float" office:value="0.8691" calcext:value-type="float">
            <text:p>0,8691</text:p>
          </table:table-cell>
          <table:table-cell table:formula="of:=[.G57]/[.D57]" office:value-type="float" office:value="1.03126668644319" calcext:value-type="float">
            <text:p>1,03126668644319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371" calcext:value-type="float">
            <text:p>0,8371</text:p>
          </table:table-cell>
          <table:table-cell table:formula="of:=([.I57]+[.J57])/2" office:value-type="float" office:value="0.84495" calcext:value-type="float">
            <text:p>0,84495</text:p>
          </table:table-cell>
          <table:table-cell table:formula="of:=[.K57]/[.D57]" office:value-type="float" office:value="1.00261050133492" calcext:value-type="float">
            <text:p>1,00261050133492</text:p>
          </table:table-cell>
          <table:table-cell office:value-type="float" office:value="0.7616" calcext:value-type="float">
            <text:p>0,7616</text:p>
          </table:table-cell>
          <table:table-cell table:formula="of:=[.M57]/[.D57]" office:value-type="float" office:value="0.903708098487096" calcext:value-type="float">
            <text:p>0,903708098487096</text:p>
          </table:table-cell>
          <table:table-cell office:value-type="float" office:value="0.7828" calcext:value-type="float">
            <text:p>0,7828</text:p>
          </table:table-cell>
          <table:table-cell office:value-type="float" office:value="0.7634" calcext:value-type="float">
            <text:p>0,7634</text:p>
          </table:table-cell>
          <table:table-cell table:formula="of:=([.O57]+[.P57])/2" office:value-type="float" office:value="0.7731" calcext:value-type="float">
            <text:p>0,7731</text:p>
          </table:table-cell>
          <table:table-cell table:formula="of:=[.Q57]/[.D57]" office:value-type="float" office:value="0.917353900919608" calcext:value-type="float">
            <text:p>0,917353900919608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1108" calcext:value-type="float">
            <text:p>0,1108</text:p>
          </table:table-cell>
          <table:table-cell office:value-type="float" office:value="0.0979" calcext:value-type="float">
            <text:p>0,0979</text:p>
          </table:table-cell>
          <table:table-cell table:formula="of:=([.B58]+[.C58])/2" office:value-type="float" office:value="0.10435" calcext:value-type="float">
            <text:p>0,10435</text:p>
          </table:table-cell>
          <table:table-cell office:value-type="float" office:value="0.0646" calcext:value-type="float">
            <text:p>0,0646</text:p>
          </table:table-cell>
          <table:table-cell office:value-type="float" office:value="0.0671" calcext:value-type="float">
            <text:p>0,0671</text:p>
          </table:table-cell>
          <table:table-cell table:formula="of:=([.E58]+[.F58])/2" office:value-type="float" office:value="0.06585" calcext:value-type="float">
            <text:p>0,06585</text:p>
          </table:table-cell>
          <table:table-cell table:formula="of:=[.G58]/[.D58]" office:value-type="float" office:value="0.631049353138476" calcext:value-type="float">
            <text:p>0,631049353138476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634" calcext:value-type="float">
            <text:p>0,0634</text:p>
          </table:table-cell>
          <table:table-cell table:formula="of:=([.I58]+[.J58])/2" office:value-type="float" office:value="0.06435" calcext:value-type="float">
            <text:p>0,06435</text:p>
          </table:table-cell>
          <table:table-cell table:formula="of:=[.K58]/[.D58]" office:value-type="float" office:value="0.616674652611404" calcext:value-type="float">
            <text:p>0,616674652611404</text:p>
          </table:table-cell>
          <table:table-cell office:value-type="float" office:value="0.045" calcext:value-type="float">
            <text:p>0,045</text:p>
          </table:table-cell>
          <table:table-cell table:formula="of:=[.M58]/[.D58]" office:value-type="float" office:value="0.431241015812171" calcext:value-type="float">
            <text:p>0,431241015812171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392" calcext:value-type="float">
            <text:p>0,0392</text:p>
          </table:table-cell>
          <table:table-cell table:formula="of:=([.O58]+[.P58])/2" office:value-type="float" office:value="0.039" calcext:value-type="float">
            <text:p>0,039</text:p>
          </table:table-cell>
          <table:table-cell table:formula="of:=[.Q58]/[.D58]" office:value-type="float" office:value="0.373742213703881" calcext:value-type="float">
            <text:p>0,373742213703881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364" calcext:value-type="float">
            <text:p>0,6364</text:p>
          </table:table-cell>
          <table:table-cell office:value-type="float" office:value="0.6431" calcext:value-type="float">
            <text:p>0,6431</text:p>
          </table:table-cell>
          <table:table-cell table:formula="of:=([.B59]+[.C59])/2" office:value-type="float" office:value="0.63975" calcext:value-type="float">
            <text:p>0,63975</text:p>
          </table:table-cell>
          <table:table-cell office:value-type="float" office:value="0.6947" calcext:value-type="float">
            <text:p>0,6947</text:p>
          </table:table-cell>
          <table:table-cell office:value-type="float" office:value="0.6516" calcext:value-type="float">
            <text:p>0,6516</text:p>
          </table:table-cell>
          <table:table-cell table:formula="of:=([.E59]+[.F59])/2" office:value-type="float" office:value="0.67315" calcext:value-type="float">
            <text:p>0,67315</text:p>
          </table:table-cell>
          <table:table-cell table:formula="of:=[.G59]/[.D59]" office:value-type="float" office:value="1.05220789370848" calcext:value-type="float">
            <text:p>1,05220789370848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6526" calcext:value-type="float">
            <text:p>0,6526</text:p>
          </table:table-cell>
          <table:table-cell table:formula="of:=([.I59]+[.J59])/2" office:value-type="float" office:value="0.647" calcext:value-type="float">
            <text:p>0,647</text:p>
          </table:table-cell>
          <table:table-cell table:formula="of:=[.K59]/[.D59]" office:value-type="float" office:value="1.01133255177804" calcext:value-type="float">
            <text:p>1,01133255177804</text:p>
          </table:table-cell>
          <table:table-cell office:value-type="float" office:value="0.6244" calcext:value-type="float">
            <text:p>0,6244</text:p>
          </table:table-cell>
          <table:table-cell table:formula="of:=[.M59]/[.D59]" office:value-type="float" office:value="0.97600625244236" calcext:value-type="float">
            <text:p>0,97600625244236</text:p>
          </table:table-cell>
          <table:table-cell office:value-type="float" office:value="0.5786" calcext:value-type="float">
            <text:p>0,5786</text:p>
          </table:table-cell>
          <table:table-cell office:value-type="float" office:value="0.6176" calcext:value-type="float">
            <text:p>0,6176</text:p>
          </table:table-cell>
          <table:table-cell table:formula="of:=([.O59]+[.P59])/2" office:value-type="float" office:value="0.5981" calcext:value-type="float">
            <text:p>0,5981</text:p>
          </table:table-cell>
          <table:table-cell table:formula="of:=[.Q59]/[.D59]" office:value-type="float" office:value="0.934896443923408" calcext:value-type="float">
            <text:p>0,934896443923408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29" calcext:value-type="float">
            <text:p>0,29</text:p>
          </table:table-cell>
          <table:table-cell office:value-type="float" office:value="0.2989" calcext:value-type="float">
            <text:p>0,2989</text:p>
          </table:table-cell>
          <table:table-cell table:formula="of:=([.B60]+[.C60])/2" office:value-type="float" office:value="0.29445" calcext:value-type="float">
            <text:p>0,29445</text:p>
          </table:table-cell>
          <table:table-cell office:value-type="float" office:value="0.2887" calcext:value-type="float">
            <text:p>0,2887</text:p>
          </table:table-cell>
          <table:table-cell office:value-type="float" office:value="0.2943" calcext:value-type="float">
            <text:p>0,2943</text:p>
          </table:table-cell>
          <table:table-cell table:formula="of:=([.E60]+[.F60])/2" office:value-type="float" office:value="0.2915" calcext:value-type="float">
            <text:p>0,2915</text:p>
          </table:table-cell>
          <table:table-cell table:formula="of:=[.G60]/[.D60]" office:value-type="float" office:value="0.989981321107149" calcext:value-type="float">
            <text:p>0,989981321107149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2872" calcext:value-type="float">
            <text:p>0,2872</text:p>
          </table:table-cell>
          <table:table-cell table:formula="of:=([.I60]+[.J60])/2" office:value-type="float" office:value="0.28875" calcext:value-type="float">
            <text:p>0,28875</text:p>
          </table:table-cell>
          <table:table-cell table:formula="of:=[.K60]/[.D60]" office:value-type="float" office:value="0.98064187468161" calcext:value-type="float">
            <text:p>0,98064187468161</text:p>
          </table:table-cell>
          <table:table-cell office:value-type="float" office:value="0.2862" calcext:value-type="float">
            <text:p>0,2862</text:p>
          </table:table-cell>
          <table:table-cell table:formula="of:=[.M60]/[.D60]" office:value-type="float" office:value="0.971981660723383" calcext:value-type="float">
            <text:p>0,971981660723383</text:p>
          </table:table-cell>
          <table:table-cell office:value-type="float" office:value="0.266" calcext:value-type="float">
            <text:p>0,266</text:p>
          </table:table-cell>
          <table:table-cell office:value-type="float" office:value="0.2794" calcext:value-type="float">
            <text:p>0,2794</text:p>
          </table:table-cell>
          <table:table-cell table:formula="of:=([.O60]+[.P60])/2" office:value-type="float" office:value="0.2727" calcext:value-type="float">
            <text:p>0,2727</text:p>
          </table:table-cell>
          <table:table-cell table:formula="of:=[.Q60]/[.D60]" office:value-type="float" office:value="0.926133469179827" calcext:value-type="float">
            <text:p>0,926133469179827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478" calcext:value-type="float">
            <text:p>0,2478</text:p>
          </table:table-cell>
          <table:table-cell office:value-type="float" office:value="0.258" calcext:value-type="float">
            <text:p>0,258</text:p>
          </table:table-cell>
          <table:table-cell table:formula="of:=([.B61]+[.C61])/2" office:value-type="float" office:value="0.2529" calcext:value-type="float">
            <text:p>0,2529</text:p>
          </table:table-cell>
          <table:table-cell office:value-type="float" office:value="0.2828" calcext:value-type="float">
            <text:p>0,2828</text:p>
          </table:table-cell>
          <table:table-cell office:value-type="float" office:value="0.2531" calcext:value-type="float">
            <text:p>0,2531</text:p>
          </table:table-cell>
          <table:table-cell table:formula="of:=([.E61]+[.F61])/2" office:value-type="float" office:value="0.26795" calcext:value-type="float">
            <text:p>0,26795</text:p>
          </table:table-cell>
          <table:table-cell table:formula="of:=[.G61]/[.D61]" office:value-type="float" office:value="1.05950968762357" calcext:value-type="float">
            <text:p>1,05950968762357</text:p>
          </table:table-cell>
          <table:table-cell office:value-type="float" office:value="0.2518" calcext:value-type="float">
            <text:p>0,2518</text:p>
          </table:table-cell>
          <table:table-cell office:value-type="float" office:value="0.3046" calcext:value-type="float">
            <text:p>0,3046</text:p>
          </table:table-cell>
          <table:table-cell table:formula="of:=([.I61]+[.J61])/2" office:value-type="float" office:value="0.2782" calcext:value-type="float">
            <text:p>0,2782</text:p>
          </table:table-cell>
          <table:table-cell table:formula="of:=[.K61]/[.D61]" office:value-type="float" office:value="1.10003954132068" calcext:value-type="float">
            <text:p>1,10003954132068</text:p>
          </table:table-cell>
          <table:table-cell office:value-type="float" office:value="0.2385" calcext:value-type="float">
            <text:p>0,2385</text:p>
          </table:table-cell>
          <table:table-cell table:formula="of:=[.M61]/[.D61]" office:value-type="float" office:value="0.943060498220641" calcext:value-type="float">
            <text:p>0,943060498220641</text:p>
          </table:table-cell>
          <table:table-cell office:value-type="float" office:value="0.2603" calcext:value-type="float">
            <text:p>0,2603</text:p>
          </table:table-cell>
          <table:table-cell office:value-type="float" office:value="0.2327" calcext:value-type="float">
            <text:p>0,2327</text:p>
          </table:table-cell>
          <table:table-cell table:formula="of:=([.O61]+[.P61])/2" office:value-type="float" office:value="0.2465" calcext:value-type="float">
            <text:p>0,2465</text:p>
          </table:table-cell>
          <table:table-cell table:formula="of:=[.Q61]/[.D61]" office:value-type="float" office:value="0.974693554764729" calcext:value-type="float">
            <text:p>0,974693554764729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16" calcext:value-type="float">
            <text:p>0,0316</text:p>
          </table:table-cell>
          <table:table-cell office:value-type="float" office:value="0.0329" calcext:value-type="float">
            <text:p>0,0329</text:p>
          </table:table-cell>
          <table:table-cell table:formula="of:=([.B62]+[.C62])/2" office:value-type="float" office:value="0.03225" calcext:value-type="float">
            <text:p>0,03225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347" calcext:value-type="float">
            <text:p>0,0347</text:p>
          </table:table-cell>
          <table:table-cell table:formula="of:=([.E62]+[.F62])/2" office:value-type="float" office:value="0.03395" calcext:value-type="float">
            <text:p>0,03395</text:p>
          </table:table-cell>
          <table:table-cell table:formula="of:=[.G62]/[.D62]" office:value-type="float" office:value="1.05271317829457" calcext:value-type="float">
            <text:p>1,05271317829457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13" calcext:value-type="float">
            <text:p>0,0313</text:p>
          </table:table-cell>
          <table:table-cell table:formula="of:=([.I62]+[.J62])/2" office:value-type="float" office:value="0.03265" calcext:value-type="float">
            <text:p>0,03265</text:p>
          </table:table-cell>
          <table:table-cell table:formula="of:=[.K62]/[.D62]" office:value-type="float" office:value="1.01240310077519" calcext:value-type="float">
            <text:p>1,01240310077519</text:p>
          </table:table-cell>
          <table:table-cell office:value-type="float" office:value="0.0365" calcext:value-type="float">
            <text:p>0,0365</text:p>
          </table:table-cell>
          <table:table-cell table:formula="of:=[.M62]/[.D62]" office:value-type="float" office:value="1.13178294573643" calcext:value-type="float">
            <text:p>1,13178294573643</text:p>
          </table:table-cell>
          <table:table-cell office:value-type="float" office:value="0.0342" calcext:value-type="float">
            <text:p>0,0342</text:p>
          </table:table-cell>
          <table:table-cell office:value-type="float" office:value="0.0343" calcext:value-type="float">
            <text:p>0,0343</text:p>
          </table:table-cell>
          <table:table-cell table:formula="of:=([.O62]+[.P62])/2" office:value-type="float" office:value="0.03425" calcext:value-type="float">
            <text:p>0,03425</text:p>
          </table:table-cell>
          <table:table-cell table:formula="of:=[.Q62]/[.D62]" office:value-type="float" office:value="1.06201550387597" calcext:value-type="float">
            <text:p>1,06201550387597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545" calcext:value-type="float">
            <text:p>0,0545</text:p>
          </table:table-cell>
          <table:table-cell table:formula="of:=([.B63]+[.C63])/2" office:value-type="float" office:value="0.0556" calcext:value-type="float">
            <text:p>0,0556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547" calcext:value-type="float">
            <text:p>0,0547</text:p>
          </table:table-cell>
          <table:table-cell table:formula="of:=([.E63]+[.F63])/2" office:value-type="float" office:value="0.055" calcext:value-type="float">
            <text:p>0,055</text:p>
          </table:table-cell>
          <table:table-cell table:formula="of:=[.G63]/[.D63]" office:value-type="float" office:value="0.989208633093525" calcext:value-type="float">
            <text:p>0,989208633093525</text:p>
          </table:table-cell>
          <table:table-cell office:value-type="float" office:value="0.0534" calcext:value-type="float">
            <text:p>0,0534</text:p>
          </table:table-cell>
          <table:table-cell office:value-type="float" office:value="0.0531" calcext:value-type="float">
            <text:p>0,0531</text:p>
          </table:table-cell>
          <table:table-cell table:formula="of:=([.I63]+[.J63])/2" office:value-type="float" office:value="0.05325" calcext:value-type="float">
            <text:p>0,05325</text:p>
          </table:table-cell>
          <table:table-cell table:formula="of:=[.K63]/[.D63]" office:value-type="float" office:value="0.95773381294964" calcext:value-type="float">
            <text:p>0,95773381294964</text:p>
          </table:table-cell>
          <table:table-cell office:value-type="float" office:value="0.0584" calcext:value-type="float">
            <text:p>0,0584</text:p>
          </table:table-cell>
          <table:table-cell table:formula="of:=[.M63]/[.D63]" office:value-type="float" office:value="1.05035971223022" calcext:value-type="float">
            <text:p>1,05035971223022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0514" calcext:value-type="float">
            <text:p>0,0514</text:p>
          </table:table-cell>
          <table:table-cell table:formula="of:=([.O63]+[.P63])/2" office:value-type="float" office:value="0.0515" calcext:value-type="float">
            <text:p>0,0515</text:p>
          </table:table-cell>
          <table:table-cell table:formula="of:=[.Q63]/[.D63]" office:value-type="float" office:value="0.926258992805755" calcext:value-type="float">
            <text:p>0,926258992805755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094" calcext:value-type="float">
            <text:p>0,1094</text:p>
          </table:table-cell>
          <table:table-cell office:value-type="float" office:value="0.1177" calcext:value-type="float">
            <text:p>0,1177</text:p>
          </table:table-cell>
          <table:table-cell table:formula="of:=([.B64]+[.C64])/2" office:value-type="float" office:value="0.11355" calcext:value-type="float">
            <text:p>0,11355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1141" calcext:value-type="float">
            <text:p>0,1141</text:p>
          </table:table-cell>
          <table:table-cell table:formula="of:=([.E64]+[.F64])/2" office:value-type="float" office:value="0.1128" calcext:value-type="float">
            <text:p>0,1128</text:p>
          </table:table-cell>
          <table:table-cell table:formula="of:=[.G64]/[.D64]" office:value-type="float" office:value="0.993394980184941" calcext:value-type="float">
            <text:p>0,993394980184941</text:p>
          </table:table-cell>
          <table:table-cell office:value-type="float" office:value="0.1073" calcext:value-type="float">
            <text:p>0,1073</text:p>
          </table:table-cell>
          <table:table-cell office:value-type="float" office:value="0.1096" calcext:value-type="float">
            <text:p>0,1096</text:p>
          </table:table-cell>
          <table:table-cell table:formula="of:=([.I64]+[.J64])/2" office:value-type="float" office:value="0.10845" calcext:value-type="float">
            <text:p>0,10845</text:p>
          </table:table-cell>
          <table:table-cell table:formula="of:=[.K64]/[.D64]" office:value-type="float" office:value="0.955085865257596" calcext:value-type="float">
            <text:p>0,955085865257596</text:p>
          </table:table-cell>
          <table:table-cell office:value-type="float" office:value="0.0737" calcext:value-type="float">
            <text:p>0,0737</text:p>
          </table:table-cell>
          <table:table-cell table:formula="of:=[.M64]/[.D64]" office:value-type="float" office:value="0.649053280493175" calcext:value-type="float">
            <text:p>0,649053280493175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24" calcext:value-type="float">
            <text:p>0,0724</text:p>
          </table:table-cell>
          <table:table-cell table:formula="of:=([.O64]+[.P64])/2" office:value-type="float" office:value="0.0715" calcext:value-type="float">
            <text:p>0,0715</text:p>
          </table:table-cell>
          <table:table-cell table:formula="of:=[.Q64]/[.D64]" office:value-type="float" office:value="0.629678555702334" calcext:value-type="float">
            <text:p>0,629678555702334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675" calcext:value-type="float">
            <text:p>0,1675</text:p>
          </table:table-cell>
          <table:table-cell table:formula="of:=([.B65]+[.C65])/2" office:value-type="float" office:value="0.1557" calcext:value-type="float">
            <text:p>0,1557</text:p>
          </table:table-cell>
          <table:table-cell office:value-type="float" office:value="0.1509" calcext:value-type="float">
            <text:p>0,1509</text:p>
          </table:table-cell>
          <table:table-cell office:value-type="float" office:value="0.1787" calcext:value-type="float">
            <text:p>0,1787</text:p>
          </table:table-cell>
          <table:table-cell table:formula="of:=([.E65]+[.F65])/2" office:value-type="float" office:value="0.1648" calcext:value-type="float">
            <text:p>0,1648</text:p>
          </table:table-cell>
          <table:table-cell table:formula="of:=[.G65]/[.D65]" office:value-type="float" office:value="1.05844572896596" calcext:value-type="float">
            <text:p>1,05844572896596</text:p>
          </table:table-cell>
          <table:table-cell office:value-type="float" office:value="0.1479" calcext:value-type="float">
            <text:p>0,1479</text:p>
          </table:table-cell>
          <table:table-cell office:value-type="float" office:value="0.1449" calcext:value-type="float">
            <text:p>0,1449</text:p>
          </table:table-cell>
          <table:table-cell table:formula="of:=([.I65]+[.J65])/2" office:value-type="float" office:value="0.1464" calcext:value-type="float">
            <text:p>0,1464</text:p>
          </table:table-cell>
          <table:table-cell table:formula="of:=[.K65]/[.D65]" office:value-type="float" office:value="0.940269749518304" calcext:value-type="float">
            <text:p>0,940269749518304</text:p>
          </table:table-cell>
          <table:table-cell office:value-type="float" office:value="0.1912" calcext:value-type="float">
            <text:p>0,1912</text:p>
          </table:table-cell>
          <table:table-cell table:formula="of:=[.M65]/[.D65]" office:value-type="float" office:value="1.22800256904303" calcext:value-type="float">
            <text:p>1,22800256904303</text:p>
          </table:table-cell>
          <table:table-cell office:value-type="float" office:value="0.2122" calcext:value-type="float">
            <text:p>0,2122</text:p>
          </table:table-cell>
          <table:table-cell office:value-type="float" office:value="0.1857" calcext:value-type="float">
            <text:p>0,1857</text:p>
          </table:table-cell>
          <table:table-cell table:formula="of:=([.O65]+[.P65])/2" office:value-type="float" office:value="0.19895" calcext:value-type="float">
            <text:p>0,19895</text:p>
          </table:table-cell>
          <table:table-cell table:formula="of:=[.Q65]/[.D65]" office:value-type="float" office:value="1.27777777777778" calcext:value-type="float">
            <text:p>1,27777777777778</text:p>
          </table:table-cell>
        </table:table-row>
        <table:table-row table:style-name="ro1">
          <table:table-cell table:style-name="ce1" office:value-type="string" calcext:value-type="string">
            <text:p>CloneMethodMustImplementCloneable</text:p>
          </table:table-cell>
          <table:table-cell table:style-name="ce1" office:value-type="float" office:value="0.0516" calcext:value-type="float">
            <text:p>0,0516</text:p>
          </table:table-cell>
          <table:table-cell table:style-name="ce1" office:value-type="float" office:value="0.0532" calcext:value-type="float">
            <text:p>0,0532</text:p>
          </table:table-cell>
          <table:table-cell table:style-name="ce1" table:formula="of:=([.B66]+[.C66])/2" office:value-type="float" office:value="0.0524" calcext:value-type="float">
            <text:p>0,0524</text:p>
          </table:table-cell>
          <table:table-cell table:style-name="ce1" office:value-type="float" office:value="0.0539" calcext:value-type="float">
            <text:p>0,0539</text:p>
          </table:table-cell>
          <table:table-cell table:style-name="ce1" office:value-type="float" office:value="0.0832" calcext:value-type="float">
            <text:p>0,0832</text:p>
          </table:table-cell>
          <table:table-cell table:style-name="ce1" table:formula="of:=([.E66]+[.F66])/2" office:value-type="float" office:value="0.06855" calcext:value-type="float">
            <text:p>0,06855</text:p>
          </table:table-cell>
          <table:table-cell table:formula="of:=[.G66]/[.D66]" office:value-type="float" office:value="1.30820610687023" calcext:value-type="float">
            <text:p>1,30820610687023</text:p>
          </table:table-cell>
          <table:table-cell office:value-type="float" office:value="0.0527" calcext:value-type="float">
            <text:p>0,0527</text:p>
          </table:table-cell>
          <table:table-cell office:value-type="float" office:value="0.0517" calcext:value-type="float">
            <text:p>0,0517</text:p>
          </table:table-cell>
          <table:table-cell table:formula="of:=([.I66]+[.J66])/2" office:value-type="float" office:value="0.0522" calcext:value-type="float">
            <text:p>0,0522</text:p>
          </table:table-cell>
          <table:table-cell table:formula="of:=[.K66]/[.D66]" office:value-type="float" office:value="0.99618320610687" calcext:value-type="float">
            <text:p>0,99618320610687</text:p>
          </table:table-cell>
          <table:table-cell office:value-type="float" office:value="0.0502" calcext:value-type="float">
            <text:p>0,0502</text:p>
          </table:table-cell>
          <table:table-cell table:formula="of:=[.M66]/[.D66]" office:value-type="float" office:value="0.958015267175573" calcext:value-type="float">
            <text:p>0,958015267175573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48" calcext:value-type="float">
            <text:p>0,048</text:p>
          </table:table-cell>
          <table:table-cell table:formula="of:=([.O66]+[.P66])/2" office:value-type="float" office:value="0.0482" calcext:value-type="float">
            <text:p>0,0482</text:p>
          </table:table-cell>
          <table:table-cell table:formula="of:=[.Q66]/[.D66]" office:value-type="float" office:value="0.919847328244275" calcext:value-type="float">
            <text:p>0,919847328244275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216" calcext:value-type="float">
            <text:p>0,1216</text:p>
          </table:table-cell>
          <table:table-cell office:value-type="float" office:value="0.1616" calcext:value-type="float">
            <text:p>0,1616</text:p>
          </table:table-cell>
          <table:table-cell table:formula="of:=([.B67]+[.C67])/2" office:value-type="float" office:value="0.1416" calcext:value-type="float">
            <text:p>0,1416</text:p>
          </table:table-cell>
          <table:table-cell office:value-type="float" office:value="0.1498" calcext:value-type="float">
            <text:p>0,1498</text:p>
          </table:table-cell>
          <table:table-cell office:value-type="float" office:value="0.1281" calcext:value-type="float">
            <text:p>0,1281</text:p>
          </table:table-cell>
          <table:table-cell table:formula="of:=([.E67]+[.F67])/2" office:value-type="float" office:value="0.13895" calcext:value-type="float">
            <text:p>0,13895</text:p>
          </table:table-cell>
          <table:table-cell table:formula="of:=[.G67]/[.D67]" office:value-type="float" office:value="0.981285310734463" calcext:value-type="float">
            <text:p>0,981285310734463</text:p>
          </table:table-cell>
          <table:table-cell office:value-type="float" office:value="0.1263" calcext:value-type="float">
            <text:p>0,1263</text:p>
          </table:table-cell>
          <table:table-cell office:value-type="float" office:value="0.1231" calcext:value-type="float">
            <text:p>0,1231</text:p>
          </table:table-cell>
          <table:table-cell table:formula="of:=([.I67]+[.J67])/2" office:value-type="float" office:value="0.1247" calcext:value-type="float">
            <text:p>0,1247</text:p>
          </table:table-cell>
          <table:table-cell table:formula="of:=[.K67]/[.D67]" office:value-type="float" office:value="0.880649717514124" calcext:value-type="float">
            <text:p>0,880649717514124</text:p>
          </table:table-cell>
          <table:table-cell office:value-type="float" office:value="0.1411" calcext:value-type="float">
            <text:p>0,1411</text:p>
          </table:table-cell>
          <table:table-cell table:formula="of:=[.M67]/[.D67]" office:value-type="float" office:value="0.996468926553672" calcext:value-type="float">
            <text:p>0,996468926553672</text:p>
          </table:table-cell>
          <table:table-cell office:value-type="float" office:value="0.138" calcext:value-type="float">
            <text:p>0,138</text:p>
          </table:table-cell>
          <table:table-cell office:value-type="float" office:value="0.1416" calcext:value-type="float">
            <text:p>0,1416</text:p>
          </table:table-cell>
          <table:table-cell table:formula="of:=([.O67]+[.P67])/2" office:value-type="float" office:value="0.1398" calcext:value-type="float">
            <text:p>0,1398</text:p>
          </table:table-cell>
          <table:table-cell table:formula="of:=[.Q67]/[.D67]" office:value-type="float" office:value="0.98728813559322" calcext:value-type="float">
            <text:p>0,98728813559322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216" calcext:value-type="float">
            <text:p>0,1216</text:p>
          </table:table-cell>
          <table:table-cell office:value-type="float" office:value="0.1268" calcext:value-type="float">
            <text:p>0,1268</text:p>
          </table:table-cell>
          <table:table-cell table:formula="of:=([.B68]+[.C68])/2" office:value-type="float" office:value="0.1242" calcext:value-type="float">
            <text:p>0,1242</text:p>
          </table:table-cell>
          <table:table-cell office:value-type="float" office:value="0.1296" calcext:value-type="float">
            <text:p>0,1296</text:p>
          </table:table-cell>
          <table:table-cell office:value-type="float" office:value="0.1276" calcext:value-type="float">
            <text:p>0,1276</text:p>
          </table:table-cell>
          <table:table-cell table:formula="of:=([.E68]+[.F68])/2" office:value-type="float" office:value="0.1286" calcext:value-type="float">
            <text:p>0,1286</text:p>
          </table:table-cell>
          <table:table-cell table:formula="of:=[.G68]/[.D68]" office:value-type="float" office:value="1.03542673107891" calcext:value-type="float">
            <text:p>1,03542673107891</text:p>
          </table:table-cell>
          <table:table-cell office:value-type="float" office:value="0.1247" calcext:value-type="float">
            <text:p>0,1247</text:p>
          </table:table-cell>
          <table:table-cell office:value-type="float" office:value="0.1255" calcext:value-type="float">
            <text:p>0,1255</text:p>
          </table:table-cell>
          <table:table-cell table:formula="of:=([.I68]+[.J68])/2" office:value-type="float" office:value="0.1251" calcext:value-type="float">
            <text:p>0,1251</text:p>
          </table:table-cell>
          <table:table-cell table:formula="of:=[.K68]/[.D68]" office:value-type="float" office:value="1.00724637681159" calcext:value-type="float">
            <text:p>1,00724637681159</text:p>
          </table:table-cell>
          <table:table-cell office:value-type="float" office:value="0.2272" calcext:value-type="float">
            <text:p>0,2272</text:p>
          </table:table-cell>
          <table:table-cell table:formula="of:=[.M68]/[.D68]" office:value-type="float" office:value="1.829307568438" calcext:value-type="float">
            <text:p>1,829307568438</text:p>
          </table:table-cell>
          <table:table-cell office:value-type="float" office:value="0.2415" calcext:value-type="float">
            <text:p>0,2415</text:p>
          </table:table-cell>
          <table:table-cell office:value-type="float" office:value="0.2244" calcext:value-type="float">
            <text:p>0,2244</text:p>
          </table:table-cell>
          <table:table-cell table:formula="of:=([.O68]+[.P68])/2" office:value-type="float" office:value="0.23295" calcext:value-type="float">
            <text:p>0,23295</text:p>
          </table:table-cell>
          <table:table-cell table:formula="of:=[.Q68]/[.D68]" office:value-type="float" office:value="1.8756038647343" calcext:value-type="float">
            <text:p>1,8756038647343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6318" calcext:value-type="float">
            <text:p>0,6318</text:p>
          </table:table-cell>
          <table:table-cell office:value-type="float" office:value="0.6419" calcext:value-type="float">
            <text:p>0,6419</text:p>
          </table:table-cell>
          <table:table-cell table:formula="of:=([.B69]+[.C69])/2" office:value-type="float" office:value="0.63685" calcext:value-type="float">
            <text:p>0,63685</text:p>
          </table:table-cell>
          <table:table-cell office:value-type="float" office:value="0.6662" calcext:value-type="float">
            <text:p>0,6662</text:p>
          </table:table-cell>
          <table:table-cell office:value-type="float" office:value="0.6437" calcext:value-type="float">
            <text:p>0,6437</text:p>
          </table:table-cell>
          <table:table-cell table:formula="of:=([.E69]+[.F69])/2" office:value-type="float" office:value="0.65495" calcext:value-type="float">
            <text:p>0,65495</text:p>
          </table:table-cell>
          <table:table-cell table:formula="of:=[.G69]/[.D69]" office:value-type="float" office:value="1.02842113527518" calcext:value-type="float">
            <text:p>1,02842113527518</text:p>
          </table:table-cell>
          <table:table-cell office:value-type="float" office:value="0.7107" calcext:value-type="float">
            <text:p>0,7107</text:p>
          </table:table-cell>
          <table:table-cell office:value-type="float" office:value="0.635" calcext:value-type="float">
            <text:p>0,635</text:p>
          </table:table-cell>
          <table:table-cell table:formula="of:=([.I69]+[.J69])/2" office:value-type="float" office:value="0.67285" calcext:value-type="float">
            <text:p>0,67285</text:p>
          </table:table-cell>
          <table:table-cell table:formula="of:=[.K69]/[.D69]" office:value-type="float" office:value="1.05652822485672" calcext:value-type="float">
            <text:p>1,05652822485672</text:p>
          </table:table-cell>
          <table:table-cell office:value-type="float" office:value="0.6321" calcext:value-type="float">
            <text:p>0,6321</text:p>
          </table:table-cell>
          <table:table-cell table:formula="of:=[.M69]/[.D69]" office:value-type="float" office:value="0.99254141477585" calcext:value-type="float">
            <text:p>0,99254141477585</text:p>
          </table:table-cell>
          <table:table-cell office:value-type="float" office:value="0.6342" calcext:value-type="float">
            <text:p>0,6342</text:p>
          </table:table-cell>
          <table:table-cell office:value-type="float" office:value="0.5938" calcext:value-type="float">
            <text:p>0,5938</text:p>
          </table:table-cell>
          <table:table-cell table:formula="of:=([.O69]+[.P69])/2" office:value-type="float" office:value="0.614" calcext:value-type="float">
            <text:p>0,614</text:p>
          </table:table-cell>
          <table:table-cell table:formula="of:=[.Q69]/[.D69]" office:value-type="float" office:value="0.964120279500667" calcext:value-type="float">
            <text:p>0,964120279500667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117" calcext:value-type="float">
            <text:p>0,1117</text:p>
          </table:table-cell>
          <table:table-cell office:value-type="float" office:value="0.0885" calcext:value-type="float">
            <text:p>0,0885</text:p>
          </table:table-cell>
          <table:table-cell table:formula="of:=([.B70]+[.C70])/2" office:value-type="float" office:value="0.1001" calcext:value-type="float">
            <text:p>0,1001</text:p>
          </table:table-cell>
          <table:table-cell office:value-type="float" office:value="0.0842" calcext:value-type="float">
            <text:p>0,0842</text:p>
          </table:table-cell>
          <table:table-cell office:value-type="float" office:value="0.0873" calcext:value-type="float">
            <text:p>0,0873</text:p>
          </table:table-cell>
          <table:table-cell table:formula="of:=([.E70]+[.F70])/2" office:value-type="float" office:value="0.08575" calcext:value-type="float">
            <text:p>0,08575</text:p>
          </table:table-cell>
          <table:table-cell table:formula="of:=[.G70]/[.D70]" office:value-type="float" office:value="0.856643356643357" calcext:value-type="float">
            <text:p>0,856643356643357</text:p>
          </table:table-cell>
          <table:table-cell office:value-type="float" office:value="0.1102" calcext:value-type="float">
            <text:p>0,1102</text:p>
          </table:table-cell>
          <table:table-cell office:value-type="float" office:value="0.0806" calcext:value-type="float">
            <text:p>0,0806</text:p>
          </table:table-cell>
          <table:table-cell table:formula="of:=([.I70]+[.J70])/2" office:value-type="float" office:value="0.0954" calcext:value-type="float">
            <text:p>0,0954</text:p>
          </table:table-cell>
          <table:table-cell table:formula="of:=[.K70]/[.D70]" office:value-type="float" office:value="0.953046953046953" calcext:value-type="float">
            <text:p>0,953046953046953</text:p>
          </table:table-cell>
          <table:table-cell office:value-type="float" office:value="0.0685" calcext:value-type="float">
            <text:p>0,0685</text:p>
          </table:table-cell>
          <table:table-cell table:formula="of:=[.M70]/[.D70]" office:value-type="float" office:value="0.684315684315684" calcext:value-type="float">
            <text:p>0,684315684315684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0684" calcext:value-type="float">
            <text:p>0,0684</text:p>
          </table:table-cell>
          <table:table-cell table:formula="of:=([.O70]+[.P70])/2" office:value-type="float" office:value="0.06735" calcext:value-type="float">
            <text:p>0,06735</text:p>
          </table:table-cell>
          <table:table-cell table:formula="of:=[.Q70]/[.D70]" office:value-type="float" office:value="0.672827172827173" calcext:value-type="float">
            <text:p>0,672827172827173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6373" calcext:value-type="float">
            <text:p>1,6373</text:p>
          </table:table-cell>
          <table:table-cell office:value-type="float" office:value="1.7076" calcext:value-type="float">
            <text:p>1,7076</text:p>
          </table:table-cell>
          <table:table-cell table:formula="of:=([.B71]+[.C71])/2" office:value-type="float" office:value="1.67245" calcext:value-type="float">
            <text:p>1,67245</text:p>
          </table:table-cell>
          <table:table-cell office:value-type="float" office:value="1.6578" calcext:value-type="float">
            <text:p>1,6578</text:p>
          </table:table-cell>
          <table:table-cell office:value-type="float" office:value="1.7209" calcext:value-type="float">
            <text:p>1,7209</text:p>
          </table:table-cell>
          <table:table-cell table:formula="of:=([.E71]+[.F71])/2" office:value-type="float" office:value="1.68935" calcext:value-type="float">
            <text:p>1,68935</text:p>
          </table:table-cell>
          <table:table-cell table:formula="of:=[.G71]/[.D71]" office:value-type="float" office:value="1.01010493587252" calcext:value-type="float">
            <text:p>1,01010493587252</text:p>
          </table:table-cell>
          <table:table-cell office:value-type="float" office:value="1.7001" calcext:value-type="float">
            <text:p>1,7001</text:p>
          </table:table-cell>
          <table:table-cell office:value-type="float" office:value="1.6388" calcext:value-type="float">
            <text:p>1,6388</text:p>
          </table:table-cell>
          <table:table-cell table:formula="of:=([.I71]+[.J71])/2" office:value-type="float" office:value="1.66945" calcext:value-type="float">
            <text:p>1,66945</text:p>
          </table:table-cell>
          <table:table-cell table:formula="of:=[.K71]/[.D71]" office:value-type="float" office:value="0.998206224401327" calcext:value-type="float">
            <text:p>0,998206224401327</text:p>
          </table:table-cell>
          <table:table-cell office:value-type="float" office:value="1.5624" calcext:value-type="float">
            <text:p>1,5624</text:p>
          </table:table-cell>
          <table:table-cell table:formula="of:=[.M71]/[.D71]" office:value-type="float" office:value="0.934198331788693" calcext:value-type="float">
            <text:p>0,934198331788693</text:p>
          </table:table-cell>
          <table:table-cell office:value-type="float" office:value="1.5059" calcext:value-type="float">
            <text:p>1,5059</text:p>
          </table:table-cell>
          <table:table-cell office:value-type="float" office:value="1.5295" calcext:value-type="float">
            <text:p>1,5295</text:p>
          </table:table-cell>
          <table:table-cell table:formula="of:=([.O71]+[.P71])/2" office:value-type="float" office:value="1.5177" calcext:value-type="float">
            <text:p>1,5177</text:p>
          </table:table-cell>
          <table:table-cell table:formula="of:=[.Q71]/[.D71]" office:value-type="float" office:value="0.907471075368471" calcext:value-type="float">
            <text:p>0,907471075368471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707" calcext:value-type="float">
            <text:p>0,3707</text:p>
          </table:table-cell>
          <table:table-cell office:value-type="float" office:value="0.3792" calcext:value-type="float">
            <text:p>0,3792</text:p>
          </table:table-cell>
          <table:table-cell table:formula="of:=([.B72]+[.C72])/2" office:value-type="float" office:value="0.37495" calcext:value-type="float">
            <text:p>0,37495</text:p>
          </table:table-cell>
          <table:table-cell office:value-type="float" office:value="0.3742" calcext:value-type="float">
            <text:p>0,3742</text:p>
          </table:table-cell>
          <table:table-cell office:value-type="float" office:value="0.4037" calcext:value-type="float">
            <text:p>0,4037</text:p>
          </table:table-cell>
          <table:table-cell table:formula="of:=([.E72]+[.F72])/2" office:value-type="float" office:value="0.38895" calcext:value-type="float">
            <text:p>0,38895</text:p>
          </table:table-cell>
          <table:table-cell table:formula="of:=[.G72]/[.D72]" office:value-type="float" office:value="1.0373383117749" calcext:value-type="float">
            <text:p>1,0373383117749</text:p>
          </table:table-cell>
          <table:table-cell office:value-type="float" office:value="0.369" calcext:value-type="float">
            <text:p>0,369</text:p>
          </table:table-cell>
          <table:table-cell office:value-type="float" office:value="0.3616" calcext:value-type="float">
            <text:p>0,3616</text:p>
          </table:table-cell>
          <table:table-cell table:formula="of:=([.I72]+[.J72])/2" office:value-type="float" office:value="0.3653" calcext:value-type="float">
            <text:p>0,3653</text:p>
          </table:table-cell>
          <table:table-cell table:formula="of:=[.K72]/[.D72]" office:value-type="float" office:value="0.974263235098013" calcext:value-type="float">
            <text:p>0,974263235098013</text:p>
          </table:table-cell>
          <table:table-cell office:value-type="float" office:value="0.3686" calcext:value-type="float">
            <text:p>0,3686</text:p>
          </table:table-cell>
          <table:table-cell table:formula="of:=[.M72]/[.D72]" office:value-type="float" office:value="0.983064408587812" calcext:value-type="float">
            <text:p>0,983064408587812</text:p>
          </table:table-cell>
          <table:table-cell office:value-type="float" office:value="0.3674" calcext:value-type="float">
            <text:p>0,3674</text:p>
          </table:table-cell>
          <table:table-cell office:value-type="float" office:value="0.3376" calcext:value-type="float">
            <text:p>0,3376</text:p>
          </table:table-cell>
          <table:table-cell table:formula="of:=([.O72]+[.P72])/2" office:value-type="float" office:value="0.3525" calcext:value-type="float">
            <text:p>0,3525</text:p>
          </table:table-cell>
          <table:table-cell table:formula="of:=[.Q72]/[.D72]" office:value-type="float" office:value="0.940125350046673" calcext:value-type="float">
            <text:p>0,940125350046673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2776" calcext:value-type="float">
            <text:p>2,2776</text:p>
          </table:table-cell>
          <table:table-cell office:value-type="float" office:value="2.3025" calcext:value-type="float">
            <text:p>2,3025</text:p>
          </table:table-cell>
          <table:table-cell table:formula="of:=([.B73]+[.C73])/2" office:value-type="float" office:value="2.29005" calcext:value-type="float">
            <text:p>2,29005</text:p>
          </table:table-cell>
          <table:table-cell office:value-type="float" office:value="2.3339" calcext:value-type="float">
            <text:p>2,3339</text:p>
          </table:table-cell>
          <table:table-cell office:value-type="float" office:value="2.3432" calcext:value-type="float">
            <text:p>2,3432</text:p>
          </table:table-cell>
          <table:table-cell table:formula="of:=([.E73]+[.F73])/2" office:value-type="float" office:value="2.33855" calcext:value-type="float">
            <text:p>2,33855</text:p>
          </table:table-cell>
          <table:table-cell table:formula="of:=[.G73]/[.D73]" office:value-type="float" office:value="1.02117857688697" calcext:value-type="float">
            <text:p>1,02117857688697</text:p>
          </table:table-cell>
          <table:table-cell office:value-type="float" office:value="2.2486" calcext:value-type="float">
            <text:p>2,2486</text:p>
          </table:table-cell>
          <table:table-cell office:value-type="float" office:value="2.3406" calcext:value-type="float">
            <text:p>2,3406</text:p>
          </table:table-cell>
          <table:table-cell table:formula="of:=([.I73]+[.J73])/2" office:value-type="float" office:value="2.2946" calcext:value-type="float">
            <text:p>2,2946</text:p>
          </table:table-cell>
          <table:table-cell table:formula="of:=[.K73]/[.D73]" office:value-type="float" office:value="1.00198685618218" calcext:value-type="float">
            <text:p>1,00198685618218</text:p>
          </table:table-cell>
          <table:table-cell office:value-type="float" office:value="2.2368" calcext:value-type="float">
            <text:p>2,2368</text:p>
          </table:table-cell>
          <table:table-cell table:formula="of:=[.M73]/[.D73]" office:value-type="float" office:value="0.976747232593175" calcext:value-type="float">
            <text:p>0,976747232593175</text:p>
          </table:table-cell>
          <table:table-cell office:value-type="float" office:value="2.0863" calcext:value-type="float">
            <text:p>2,0863</text:p>
          </table:table-cell>
          <table:table-cell office:value-type="float" office:value="2.1422" calcext:value-type="float">
            <text:p>2,1422</text:p>
          </table:table-cell>
          <table:table-cell table:formula="of:=([.O73]+[.P73])/2" office:value-type="float" office:value="2.11425" calcext:value-type="float">
            <text:p>2,11425</text:p>
          </table:table-cell>
          <table:table-cell table:formula="of:=[.Q73]/[.D73]" office:value-type="float" office:value="0.923233117180848" calcext:value-type="float">
            <text:p>0,923233117180848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4497" calcext:value-type="float">
            <text:p>0,4497</text:p>
          </table:table-cell>
          <table:table-cell office:value-type="float" office:value="0.4585" calcext:value-type="float">
            <text:p>0,4585</text:p>
          </table:table-cell>
          <table:table-cell table:formula="of:=([.B74]+[.C74])/2" office:value-type="float" office:value="0.4541" calcext:value-type="float">
            <text:p>0,4541</text:p>
          </table:table-cell>
          <table:table-cell office:value-type="float" office:value="0.496" calcext:value-type="float">
            <text:p>0,496</text:p>
          </table:table-cell>
          <table:table-cell office:value-type="float" office:value="0.471" calcext:value-type="float">
            <text:p>0,471</text:p>
          </table:table-cell>
          <table:table-cell table:formula="of:=([.E74]+[.F74])/2" office:value-type="float" office:value="0.4835" calcext:value-type="float">
            <text:p>0,4835</text:p>
          </table:table-cell>
          <table:table-cell table:formula="of:=[.G74]/[.D74]" office:value-type="float" office:value="1.06474344857961" calcext:value-type="float">
            <text:p>1,06474344857961</text:p>
          </table:table-cell>
          <table:table-cell office:value-type="float" office:value="0.48" calcext:value-type="float">
            <text:p>0,48</text:p>
          </table:table-cell>
          <table:table-cell office:value-type="float" office:value="0.4588" calcext:value-type="float">
            <text:p>0,4588</text:p>
          </table:table-cell>
          <table:table-cell table:formula="of:=([.I74]+[.J74])/2" office:value-type="float" office:value="0.4694" calcext:value-type="float">
            <text:p>0,4694</text:p>
          </table:table-cell>
          <table:table-cell table:formula="of:=[.K74]/[.D74]" office:value-type="float" office:value="1.03369301915878" calcext:value-type="float">
            <text:p>1,03369301915878</text:p>
          </table:table-cell>
          <table:table-cell office:value-type="float" office:value="0.4493" calcext:value-type="float">
            <text:p>0,4493</text:p>
          </table:table-cell>
          <table:table-cell table:formula="of:=[.M74]/[.D74]" office:value-type="float" office:value="0.989429641048227" calcext:value-type="float">
            <text:p>0,989429641048227</text:p>
          </table:table-cell>
          <table:table-cell office:value-type="float" office:value="0.4259" calcext:value-type="float">
            <text:p>0,4259</text:p>
          </table:table-cell>
          <table:table-cell office:value-type="float" office:value="0.4266" calcext:value-type="float">
            <text:p>0,4266</text:p>
          </table:table-cell>
          <table:table-cell table:formula="of:=([.O74]+[.P74])/2" office:value-type="float" office:value="0.42625" calcext:value-type="float">
            <text:p>0,42625</text:p>
          </table:table-cell>
          <table:table-cell table:formula="of:=[.Q74]/[.D74]" office:value-type="float" office:value="0.938669896498568" calcext:value-type="float">
            <text:p>0,938669896498568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306" calcext:value-type="float">
            <text:p>0,2306</text:p>
          </table:table-cell>
          <table:table-cell office:value-type="float" office:value="0.2355" calcext:value-type="float">
            <text:p>0,2355</text:p>
          </table:table-cell>
          <table:table-cell table:formula="of:=([.B75]+[.C75])/2" office:value-type="float" office:value="0.23305" calcext:value-type="float">
            <text:p>0,23305</text:p>
          </table:table-cell>
          <table:table-cell office:value-type="float" office:value="0.2316" calcext:value-type="float">
            <text:p>0,2316</text:p>
          </table:table-cell>
          <table:table-cell office:value-type="float" office:value="0.2495" calcext:value-type="float">
            <text:p>0,2495</text:p>
          </table:table-cell>
          <table:table-cell table:formula="of:=([.E75]+[.F75])/2" office:value-type="float" office:value="0.24055" calcext:value-type="float">
            <text:p>0,24055</text:p>
          </table:table-cell>
          <table:table-cell table:formula="of:=[.G75]/[.D75]" office:value-type="float" office:value="1.03218193520704" calcext:value-type="float">
            <text:p>1,03218193520704</text:p>
          </table:table-cell>
          <table:table-cell office:value-type="float" office:value="0.2301" calcext:value-type="float">
            <text:p>0,2301</text:p>
          </table:table-cell>
          <table:table-cell office:value-type="float" office:value="0.2266" calcext:value-type="float">
            <text:p>0,2266</text:p>
          </table:table-cell>
          <table:table-cell table:formula="of:=([.I75]+[.J75])/2" office:value-type="float" office:value="0.22835" calcext:value-type="float">
            <text:p>0,22835</text:p>
          </table:table-cell>
          <table:table-cell table:formula="of:=[.K75]/[.D75]" office:value-type="float" office:value="0.979832653936923" calcext:value-type="float">
            <text:p>0,979832653936923</text:p>
          </table:table-cell>
          <table:table-cell office:value-type="float" office:value="0.2232" calcext:value-type="float">
            <text:p>0,2232</text:p>
          </table:table-cell>
          <table:table-cell table:formula="of:=[.M75]/[.D75]" office:value-type="float" office:value="0.957734391761425" calcext:value-type="float">
            <text:p>0,957734391761425</text:p>
          </table:table-cell>
          <table:table-cell office:value-type="float" office:value="0.2143" calcext:value-type="float">
            <text:p>0,2143</text:p>
          </table:table-cell>
          <table:table-cell office:value-type="float" office:value="0.2119" calcext:value-type="float">
            <text:p>0,2119</text:p>
          </table:table-cell>
          <table:table-cell table:formula="of:=([.O75]+[.P75])/2" office:value-type="float" office:value="0.2131" calcext:value-type="float">
            <text:p>0,2131</text:p>
          </table:table-cell>
          <table:table-cell table:formula="of:=[.Q75]/[.D75]" office:value-type="float" office:value="0.914396052349281" calcext:value-type="float">
            <text:p>0,914396052349281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393" calcext:value-type="float">
            <text:p>0,2393</text:p>
          </table:table-cell>
          <table:table-cell office:value-type="float" office:value="0.2487" calcext:value-type="float">
            <text:p>0,2487</text:p>
          </table:table-cell>
          <table:table-cell table:formula="of:=([.B76]+[.C76])/2" office:value-type="float" office:value="0.244" calcext:value-type="float">
            <text:p>0,244</text:p>
          </table:table-cell>
          <table:table-cell office:value-type="float" office:value="0.2481" calcext:value-type="float">
            <text:p>0,2481</text:p>
          </table:table-cell>
          <table:table-cell office:value-type="float" office:value="0.2975" calcext:value-type="float">
            <text:p>0,2975</text:p>
          </table:table-cell>
          <table:table-cell table:formula="of:=([.E76]+[.F76])/2" office:value-type="float" office:value="0.2728" calcext:value-type="float">
            <text:p>0,2728</text:p>
          </table:table-cell>
          <table:table-cell table:formula="of:=[.G76]/[.D76]" office:value-type="float" office:value="1.11803278688525" calcext:value-type="float">
            <text:p>1,11803278688525</text:p>
          </table:table-cell>
          <table:table-cell office:value-type="float" office:value="0.2435" calcext:value-type="float">
            <text:p>0,2435</text:p>
          </table:table-cell>
          <table:table-cell office:value-type="float" office:value="0.2413" calcext:value-type="float">
            <text:p>0,2413</text:p>
          </table:table-cell>
          <table:table-cell table:formula="of:=([.I76]+[.J76])/2" office:value-type="float" office:value="0.2424" calcext:value-type="float">
            <text:p>0,2424</text:p>
          </table:table-cell>
          <table:table-cell table:formula="of:=[.K76]/[.D76]" office:value-type="float" office:value="0.99344262295082" calcext:value-type="float">
            <text:p>0,99344262295082</text:p>
          </table:table-cell>
          <table:table-cell office:value-type="float" office:value="0.2525" calcext:value-type="float">
            <text:p>0,2525</text:p>
          </table:table-cell>
          <table:table-cell table:formula="of:=[.M76]/[.D76]" office:value-type="float" office:value="1.03483606557377" calcext:value-type="float">
            <text:p>1,03483606557377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218" calcext:value-type="float">
            <text:p>0,2218</text:p>
          </table:table-cell>
          <table:table-cell table:formula="of:=([.O76]+[.P76])/2" office:value-type="float" office:value="0.2233" calcext:value-type="float">
            <text:p>0,2233</text:p>
          </table:table-cell>
          <table:table-cell table:formula="of:=[.Q76]/[.D76]" office:value-type="float" office:value="0.915163934426229" calcext:value-type="float">
            <text:p>0,915163934426229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146" calcext:value-type="float">
            <text:p>0,3146</text:p>
          </table:table-cell>
          <table:table-cell office:value-type="float" office:value="0.3137" calcext:value-type="float">
            <text:p>0,3137</text:p>
          </table:table-cell>
          <table:table-cell table:formula="of:=([.B77]+[.C77])/2" office:value-type="float" office:value="0.31415" calcext:value-type="float">
            <text:p>0,31415</text:p>
          </table:table-cell>
          <table:table-cell office:value-type="float" office:value="0.3227" calcext:value-type="float">
            <text:p>0,3227</text:p>
          </table:table-cell>
          <table:table-cell office:value-type="float" office:value="0.3213" calcext:value-type="float">
            <text:p>0,3213</text:p>
          </table:table-cell>
          <table:table-cell table:formula="of:=([.E77]+[.F77])/2" office:value-type="float" office:value="0.322" calcext:value-type="float">
            <text:p>0,322</text:p>
          </table:table-cell>
          <table:table-cell table:formula="of:=[.G77]/[.D77]" office:value-type="float" office:value="1.02498806302722" calcext:value-type="float">
            <text:p>1,02498806302722</text:p>
          </table:table-cell>
          <table:table-cell office:value-type="float" office:value="0.3247" calcext:value-type="float">
            <text:p>0,3247</text:p>
          </table:table-cell>
          <table:table-cell office:value-type="float" office:value="0.3144" calcext:value-type="float">
            <text:p>0,3144</text:p>
          </table:table-cell>
          <table:table-cell table:formula="of:=([.I77]+[.J77])/2" office:value-type="float" office:value="0.31955" calcext:value-type="float">
            <text:p>0,31955</text:p>
          </table:table-cell>
          <table:table-cell table:formula="of:=[.K77]/[.D77]" office:value-type="float" office:value="1.01718924080853" calcext:value-type="float">
            <text:p>1,01718924080853</text:p>
          </table:table-cell>
          <table:table-cell office:value-type="float" office:value="0.319" calcext:value-type="float">
            <text:p>0,319</text:p>
          </table:table-cell>
          <table:table-cell table:formula="of:=[.M77]/[.D77]" office:value-type="float" office:value="1.01543848480025" calcext:value-type="float">
            <text:p>1,01543848480025</text:p>
          </table:table-cell>
          <table:table-cell office:value-type="float" office:value="0.2995" calcext:value-type="float">
            <text:p>0,2995</text:p>
          </table:table-cell>
          <table:table-cell office:value-type="float" office:value="0.3013" calcext:value-type="float">
            <text:p>0,3013</text:p>
          </table:table-cell>
          <table:table-cell table:formula="of:=([.O77]+[.P77])/2" office:value-type="float" office:value="0.3004" calcext:value-type="float">
            <text:p>0,3004</text:p>
          </table:table-cell>
          <table:table-cell table:formula="of:=[.Q77]/[.D77]" office:value-type="float" office:value="0.956231099793092" calcext:value-type="float">
            <text:p>0,956231099793092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508" calcext:value-type="float">
            <text:p>0,2508</text:p>
          </table:table-cell>
          <table:table-cell office:value-type="float" office:value="0.2564" calcext:value-type="float">
            <text:p>0,2564</text:p>
          </table:table-cell>
          <table:table-cell table:formula="of:=([.B78]+[.C78])/2" office:value-type="float" office:value="0.2536" calcext:value-type="float">
            <text:p>0,2536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576" calcext:value-type="float">
            <text:p>0,2576</text:p>
          </table:table-cell>
          <table:table-cell table:formula="of:=([.E78]+[.F78])/2" office:value-type="float" office:value="0.26005" calcext:value-type="float">
            <text:p>0,26005</text:p>
          </table:table-cell>
          <table:table-cell table:formula="of:=[.G78]/[.D78]" office:value-type="float" office:value="1.02543375394322" calcext:value-type="float">
            <text:p>1,02543375394322</text:p>
          </table:table-cell>
          <table:table-cell office:value-type="float" office:value="0.2613" calcext:value-type="float">
            <text:p>0,2613</text:p>
          </table:table-cell>
          <table:table-cell office:value-type="float" office:value="0.2555" calcext:value-type="float">
            <text:p>0,2555</text:p>
          </table:table-cell>
          <table:table-cell table:formula="of:=([.I78]+[.J78])/2" office:value-type="float" office:value="0.2584" calcext:value-type="float">
            <text:p>0,2584</text:p>
          </table:table-cell>
          <table:table-cell table:formula="of:=[.K78]/[.D78]" office:value-type="float" office:value="1.01892744479495" calcext:value-type="float">
            <text:p>1,01892744479495</text:p>
          </table:table-cell>
          <table:table-cell office:value-type="float" office:value="0.2451" calcext:value-type="float">
            <text:p>0,2451</text:p>
          </table:table-cell>
          <table:table-cell table:formula="of:=[.M78]/[.D78]" office:value-type="float" office:value="0.966482649842271" calcext:value-type="float">
            <text:p>0,966482649842271</text:p>
          </table:table-cell>
          <table:table-cell office:value-type="float" office:value="0.2385" calcext:value-type="float">
            <text:p>0,2385</text:p>
          </table:table-cell>
          <table:table-cell office:value-type="float" office:value="0.2426" calcext:value-type="float">
            <text:p>0,2426</text:p>
          </table:table-cell>
          <table:table-cell table:formula="of:=([.O78]+[.P78])/2" office:value-type="float" office:value="0.24055" calcext:value-type="float">
            <text:p>0,24055</text:p>
          </table:table-cell>
          <table:table-cell table:formula="of:=[.Q78]/[.D78]" office:value-type="float" office:value="0.948541009463722" calcext:value-type="float">
            <text:p>0,948541009463722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729" calcext:value-type="float">
            <text:p>0,0729</text:p>
          </table:table-cell>
          <table:table-cell table:formula="of:=([.B79]+[.C79])/2" office:value-type="float" office:value="0.0715" calcext:value-type="float">
            <text:p>0,0715</text:p>
          </table:table-cell>
          <table:table-cell office:value-type="float" office:value="0.0733" calcext:value-type="float">
            <text:p>0,0733</text:p>
          </table:table-cell>
          <table:table-cell office:value-type="float" office:value="0.0731" calcext:value-type="float">
            <text:p>0,0731</text:p>
          </table:table-cell>
          <table:table-cell table:formula="of:=([.E79]+[.F79])/2" office:value-type="float" office:value="0.0732" calcext:value-type="float">
            <text:p>0,0732</text:p>
          </table:table-cell>
          <table:table-cell table:formula="of:=[.G79]/[.D79]" office:value-type="float" office:value="1.02377622377622" calcext:value-type="float">
            <text:p>1,02377622377622</text:p>
          </table:table-cell>
          <table:table-cell office:value-type="float" office:value="0.0719" calcext:value-type="float">
            <text:p>0,0719</text:p>
          </table:table-cell>
          <table:table-cell office:value-type="float" office:value="0.0704" calcext:value-type="float">
            <text:p>0,0704</text:p>
          </table:table-cell>
          <table:table-cell table:formula="of:=([.I79]+[.J79])/2" office:value-type="float" office:value="0.07115" calcext:value-type="float">
            <text:p>0,07115</text:p>
          </table:table-cell>
          <table:table-cell table:formula="of:=[.K79]/[.D79]" office:value-type="float" office:value="0.995104895104895" calcext:value-type="float">
            <text:p>0,995104895104895</text:p>
          </table:table-cell>
          <table:table-cell office:value-type="float" office:value="0.1235" calcext:value-type="float">
            <text:p>0,1235</text:p>
          </table:table-cell>
          <table:table-cell table:formula="of:=[.M79]/[.D79]" office:value-type="float" office:value="1.72727272727273" calcext:value-type="float">
            <text:p>1,72727272727273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1104" calcext:value-type="float">
            <text:p>0,1104</text:p>
          </table:table-cell>
          <table:table-cell table:formula="of:=([.O79]+[.P79])/2" office:value-type="float" office:value="0.1094" calcext:value-type="float">
            <text:p>0,1094</text:p>
          </table:table-cell>
          <table:table-cell table:formula="of:=[.Q79]/[.D79]" office:value-type="float" office:value="1.53006993006993" calcext:value-type="float">
            <text:p>1,53006993006993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423" calcext:value-type="float">
            <text:p>0,6423</text:p>
          </table:table-cell>
          <table:table-cell office:value-type="float" office:value="0.6482" calcext:value-type="float">
            <text:p>0,6482</text:p>
          </table:table-cell>
          <table:table-cell table:formula="of:=([.B80]+[.C80])/2" office:value-type="float" office:value="0.64525" calcext:value-type="float">
            <text:p>0,64525</text:p>
          </table:table-cell>
          <table:table-cell office:value-type="float" office:value="0.6611" calcext:value-type="float">
            <text:p>0,6611</text:p>
          </table:table-cell>
          <table:table-cell office:value-type="float" office:value="0.6555" calcext:value-type="float">
            <text:p>0,6555</text:p>
          </table:table-cell>
          <table:table-cell table:formula="of:=([.E80]+[.F80])/2" office:value-type="float" office:value="0.6583" calcext:value-type="float">
            <text:p>0,6583</text:p>
          </table:table-cell>
          <table:table-cell table:formula="of:=[.G80]/[.D80]" office:value-type="float" office:value="1.02022471910112" calcext:value-type="float">
            <text:p>1,02022471910112</text:p>
          </table:table-cell>
          <table:table-cell office:value-type="float" office:value="0.6486" calcext:value-type="float">
            <text:p>0,6486</text:p>
          </table:table-cell>
          <table:table-cell office:value-type="float" office:value="0.6527" calcext:value-type="float">
            <text:p>0,6527</text:p>
          </table:table-cell>
          <table:table-cell table:formula="of:=([.I80]+[.J80])/2" office:value-type="float" office:value="0.65065" calcext:value-type="float">
            <text:p>0,65065</text:p>
          </table:table-cell>
          <table:table-cell table:formula="of:=[.K80]/[.D80]" office:value-type="float" office:value="1.00836884928322" calcext:value-type="float">
            <text:p>1,00836884928322</text:p>
          </table:table-cell>
          <table:table-cell office:value-type="float" office:value="0.6261" calcext:value-type="float">
            <text:p>0,6261</text:p>
          </table:table-cell>
          <table:table-cell table:formula="of:=[.M80]/[.D80]" office:value-type="float" office:value="0.970321580782642" calcext:value-type="float">
            <text:p>0,970321580782642</text:p>
          </table:table-cell>
          <table:table-cell office:value-type="float" office:value="0.5932" calcext:value-type="float">
            <text:p>0,5932</text:p>
          </table:table-cell>
          <table:table-cell office:value-type="float" office:value="0.598" calcext:value-type="float">
            <text:p>0,598</text:p>
          </table:table-cell>
          <table:table-cell table:formula="of:=([.O80]+[.P80])/2" office:value-type="float" office:value="0.5956" calcext:value-type="float">
            <text:p>0,5956</text:p>
          </table:table-cell>
          <table:table-cell table:formula="of:=[.Q80]/[.D80]" office:value-type="float" office:value="0.923053080201472" calcext:value-type="float">
            <text:p>0,923053080201472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3.8119" calcext:value-type="float">
            <text:p>3,8119</text:p>
          </table:table-cell>
          <table:table-cell office:value-type="float" office:value="3.9858" calcext:value-type="float">
            <text:p>3,9858</text:p>
          </table:table-cell>
          <table:table-cell table:formula="of:=([.B81]+[.C81])/2" office:value-type="float" office:value="3.89885" calcext:value-type="float">
            <text:p>3,89885</text:p>
          </table:table-cell>
          <table:table-cell office:value-type="float" office:value="0.7699" calcext:value-type="float">
            <text:p>0,7699</text:p>
          </table:table-cell>
          <table:table-cell office:value-type="float" office:value="0.8177" calcext:value-type="float">
            <text:p>0,8177</text:p>
          </table:table-cell>
          <table:table-cell table:formula="of:=([.E81]+[.F81])/2" office:value-type="float" office:value="0.7938" calcext:value-type="float">
            <text:p>0,7938</text:p>
          </table:table-cell>
          <table:table-cell table:formula="of:=[.G81]/[.D81]" office:value-type="float" office:value="0.203598496992703" calcext:value-type="float">
            <text:p>0,203598496992703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7674" calcext:value-type="float">
            <text:p>0,7674</text:p>
          </table:table-cell>
          <table:table-cell table:formula="of:=([.I81]+[.J81])/2" office:value-type="float" office:value="0.781" calcext:value-type="float">
            <text:p>0,781</text:p>
          </table:table-cell>
          <table:table-cell table:formula="of:=[.K81]/[.D81]" office:value-type="float" office:value="0.200315477640843" calcext:value-type="float">
            <text:p>0,200315477640843</text:p>
          </table:table-cell>
          <table:table-cell office:value-type="float" office:value="0.6676" calcext:value-type="float">
            <text:p>0,6676</text:p>
          </table:table-cell>
          <table:table-cell table:formula="of:=[.M81]/[.D81]" office:value-type="float" office:value="0.171229978070457" calcext:value-type="float">
            <text:p>0,171229978070457</text:p>
          </table:table-cell>
          <table:table-cell office:value-type="float" office:value="0.7214" calcext:value-type="float">
            <text:p>0,7214</text:p>
          </table:table-cell>
          <table:table-cell office:value-type="float" office:value="0.8297" calcext:value-type="float">
            <text:p>0,8297</text:p>
          </table:table-cell>
          <table:table-cell table:formula="of:=([.O81]+[.P81])/2" office:value-type="float" office:value="0.77555" calcext:value-type="float">
            <text:p>0,77555</text:p>
          </table:table-cell>
          <table:table-cell table:formula="of:=[.Q81]/[.D81]" office:value-type="float" office:value="0.198917629557434" calcext:value-type="float">
            <text:p>0,198917629557434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376" calcext:value-type="float">
            <text:p>0,3376</text:p>
          </table:table-cell>
          <table:table-cell office:value-type="float" office:value="0.3442" calcext:value-type="float">
            <text:p>0,3442</text:p>
          </table:table-cell>
          <table:table-cell table:formula="of:=([.B82]+[.C82])/2" office:value-type="float" office:value="0.3409" calcext:value-type="float">
            <text:p>0,3409</text:p>
          </table:table-cell>
          <table:table-cell office:value-type="float" office:value="0.4027" calcext:value-type="float">
            <text:p>0,4027</text:p>
          </table:table-cell>
          <table:table-cell office:value-type="float" office:value="0.3436" calcext:value-type="float">
            <text:p>0,3436</text:p>
          </table:table-cell>
          <table:table-cell table:formula="of:=([.E82]+[.F82])/2" office:value-type="float" office:value="0.37315" calcext:value-type="float">
            <text:p>0,37315</text:p>
          </table:table-cell>
          <table:table-cell table:formula="of:=[.G82]/[.D82]" office:value-type="float" office:value="1.09460252273394" calcext:value-type="float">
            <text:p>1,09460252273394</text:p>
          </table:table-cell>
          <table:table-cell office:value-type="float" office:value="0.3394" calcext:value-type="float">
            <text:p>0,3394</text:p>
          </table:table-cell>
          <table:table-cell office:value-type="float" office:value="0.3313" calcext:value-type="float">
            <text:p>0,3313</text:p>
          </table:table-cell>
          <table:table-cell table:formula="of:=([.I82]+[.J82])/2" office:value-type="float" office:value="0.33535" calcext:value-type="float">
            <text:p>0,33535</text:p>
          </table:table-cell>
          <table:table-cell table:formula="of:=[.K82]/[.D82]" office:value-type="float" office:value="0.98371956585509" calcext:value-type="float">
            <text:p>0,98371956585509</text:p>
          </table:table-cell>
          <table:table-cell office:value-type="float" office:value="0.3357" calcext:value-type="float">
            <text:p>0,3357</text:p>
          </table:table-cell>
          <table:table-cell table:formula="of:=[.M82]/[.D82]" office:value-type="float" office:value="0.984746259900264" calcext:value-type="float">
            <text:p>0,984746259900264</text:p>
          </table:table-cell>
          <table:table-cell office:value-type="float" office:value="0.3105" calcext:value-type="float">
            <text:p>0,3105</text:p>
          </table:table-cell>
          <table:table-cell office:value-type="float" office:value="0.302" calcext:value-type="float">
            <text:p>0,302</text:p>
          </table:table-cell>
          <table:table-cell table:formula="of:=([.O82]+[.P82])/2" office:value-type="float" office:value="0.30625" calcext:value-type="float">
            <text:p>0,30625</text:p>
          </table:table-cell>
          <table:table-cell table:formula="of:=[.Q82]/[.D82]" office:value-type="float" office:value="0.898357289527721" calcext:value-type="float">
            <text:p>0,898357289527721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354" calcext:value-type="float">
            <text:p>0,4354</text:p>
          </table:table-cell>
          <table:table-cell office:value-type="float" office:value="0.4341" calcext:value-type="float">
            <text:p>0,4341</text:p>
          </table:table-cell>
          <table:table-cell table:formula="of:=([.B83]+[.C83])/2" office:value-type="float" office:value="0.43475" calcext:value-type="float">
            <text:p>0,43475</text:p>
          </table:table-cell>
          <table:table-cell office:value-type="float" office:value="0.4405" calcext:value-type="float">
            <text:p>0,4405</text:p>
          </table:table-cell>
          <table:table-cell office:value-type="float" office:value="0.4438" calcext:value-type="float">
            <text:p>0,4438</text:p>
          </table:table-cell>
          <table:table-cell table:formula="of:=([.E83]+[.F83])/2" office:value-type="float" office:value="0.44215" calcext:value-type="float">
            <text:p>0,44215</text:p>
          </table:table-cell>
          <table:table-cell table:formula="of:=[.G83]/[.D83]" office:value-type="float" office:value="1.01702127659574" calcext:value-type="float">
            <text:p>1,01702127659574</text:p>
          </table:table-cell>
          <table:table-cell office:value-type="float" office:value="0.4377" calcext:value-type="float">
            <text:p>0,4377</text:p>
          </table:table-cell>
          <table:table-cell office:value-type="float" office:value="0.4341" calcext:value-type="float">
            <text:p>0,4341</text:p>
          </table:table-cell>
          <table:table-cell table:formula="of:=([.I83]+[.J83])/2" office:value-type="float" office:value="0.4359" calcext:value-type="float">
            <text:p>0,4359</text:p>
          </table:table-cell>
          <table:table-cell table:formula="of:=[.K83]/[.D83]" office:value-type="float" office:value="1.00264519838988" calcext:value-type="float">
            <text:p>1,00264519838988</text:p>
          </table:table-cell>
          <table:table-cell office:value-type="float" office:value="0.4439" calcext:value-type="float">
            <text:p>0,4439</text:p>
          </table:table-cell>
          <table:table-cell table:formula="of:=[.M83]/[.D83]" office:value-type="float" office:value="1.02104657849339" calcext:value-type="float">
            <text:p>1,02104657849339</text:p>
          </table:table-cell>
          <table:table-cell office:value-type="float" office:value="0.4121" calcext:value-type="float">
            <text:p>0,4121</text:p>
          </table:table-cell>
          <table:table-cell office:value-type="float" office:value="0.4008" calcext:value-type="float">
            <text:p>0,4008</text:p>
          </table:table-cell>
          <table:table-cell table:formula="of:=([.O83]+[.P83])/2" office:value-type="float" office:value="0.40645" calcext:value-type="float">
            <text:p>0,40645</text:p>
          </table:table-cell>
          <table:table-cell table:formula="of:=[.Q83]/[.D83]" office:value-type="float" office:value="0.934905117883841" calcext:value-type="float">
            <text:p>0,934905117883841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578" calcext:value-type="float">
            <text:p>0,578</text:p>
          </table:table-cell>
          <table:table-cell office:value-type="float" office:value="0.5752" calcext:value-type="float">
            <text:p>0,5752</text:p>
          </table:table-cell>
          <table:table-cell table:formula="of:=([.B84]+[.C84])/2" office:value-type="float" office:value="0.5766" calcext:value-type="float">
            <text:p>0,5766</text:p>
          </table:table-cell>
          <table:table-cell office:value-type="float" office:value="0.6378" calcext:value-type="float">
            <text:p>0,6378</text:p>
          </table:table-cell>
          <table:table-cell office:value-type="float" office:value="0.6203" calcext:value-type="float">
            <text:p>0,6203</text:p>
          </table:table-cell>
          <table:table-cell table:formula="of:=([.E84]+[.F84])/2" office:value-type="float" office:value="0.62905" calcext:value-type="float">
            <text:p>0,62905</text:p>
          </table:table-cell>
          <table:table-cell table:formula="of:=[.G84]/[.D84]" office:value-type="float" office:value="1.0909642733264" calcext:value-type="float">
            <text:p>1,0909642733264</text:p>
          </table:table-cell>
          <table:table-cell office:value-type="float" office:value="0.5945" calcext:value-type="float">
            <text:p>0,5945</text:p>
          </table:table-cell>
          <table:table-cell office:value-type="float" office:value="0.5967" calcext:value-type="float">
            <text:p>0,5967</text:p>
          </table:table-cell>
          <table:table-cell table:formula="of:=([.I84]+[.J84])/2" office:value-type="float" office:value="0.5956" calcext:value-type="float">
            <text:p>0,5956</text:p>
          </table:table-cell>
          <table:table-cell table:formula="of:=[.K84]/[.D84]" office:value-type="float" office:value="1.03295178633368" calcext:value-type="float">
            <text:p>1,03295178633368</text:p>
          </table:table-cell>
          <table:table-cell office:value-type="float" office:value="0.5865" calcext:value-type="float">
            <text:p>0,5865</text:p>
          </table:table-cell>
          <table:table-cell table:formula="of:=[.M84]/[.D84]" office:value-type="float" office:value="1.01716961498439" calcext:value-type="float">
            <text:p>1,01716961498439</text:p>
          </table:table-cell>
          <table:table-cell office:value-type="float" office:value="0.5527" calcext:value-type="float">
            <text:p>0,5527</text:p>
          </table:table-cell>
          <table:table-cell office:value-type="float" office:value="0.5424" calcext:value-type="float">
            <text:p>0,5424</text:p>
          </table:table-cell>
          <table:table-cell table:formula="of:=([.O84]+[.P84])/2" office:value-type="float" office:value="0.54755" calcext:value-type="float">
            <text:p>0,54755</text:p>
          </table:table-cell>
          <table:table-cell table:formula="of:=[.Q84]/[.D84]" office:value-type="float" office:value="0.949618453000347" calcext:value-type="float">
            <text:p>0,949618453000347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6191" calcext:value-type="float">
            <text:p>1,6191</text:p>
          </table:table-cell>
          <table:table-cell office:value-type="float" office:value="1.6891" calcext:value-type="float">
            <text:p>1,6891</text:p>
          </table:table-cell>
          <table:table-cell table:formula="of:=([.B85]+[.C85])/2" office:value-type="float" office:value="1.6541" calcext:value-type="float">
            <text:p>1,6541</text:p>
          </table:table-cell>
          <table:table-cell office:value-type="float" office:value="1.6847" calcext:value-type="float">
            <text:p>1,6847</text:p>
          </table:table-cell>
          <table:table-cell office:value-type="float" office:value="1.7204" calcext:value-type="float">
            <text:p>1,7204</text:p>
          </table:table-cell>
          <table:table-cell table:formula="of:=([.E85]+[.F85])/2" office:value-type="float" office:value="1.70255" calcext:value-type="float">
            <text:p>1,70255</text:p>
          </table:table-cell>
          <table:table-cell table:formula="of:=[.G85]/[.D85]" office:value-type="float" office:value="1.02929085303186" calcext:value-type="float">
            <text:p>1,02929085303186</text:p>
          </table:table-cell>
          <table:table-cell office:value-type="float" office:value="1.7813" calcext:value-type="float">
            <text:p>1,7813</text:p>
          </table:table-cell>
          <table:table-cell office:value-type="float" office:value="1.5925" calcext:value-type="float">
            <text:p>1,5925</text:p>
          </table:table-cell>
          <table:table-cell table:formula="of:=([.I85]+[.J85])/2" office:value-type="float" office:value="1.6869" calcext:value-type="float">
            <text:p>1,6869</text:p>
          </table:table-cell>
          <table:table-cell table:formula="of:=[.K85]/[.D85]" office:value-type="float" office:value="1.01982951453963" calcext:value-type="float">
            <text:p>1,01982951453963</text:p>
          </table:table-cell>
          <table:table-cell office:value-type="float" office:value="1.4972" calcext:value-type="float">
            <text:p>1,4972</text:p>
          </table:table-cell>
          <table:table-cell table:formula="of:=[.M85]/[.D85]" office:value-type="float" office:value="0.905144791729641" calcext:value-type="float">
            <text:p>0,905144791729641</text:p>
          </table:table-cell>
          <table:table-cell office:value-type="float" office:value="1.5786" calcext:value-type="float">
            <text:p>1,5786</text:p>
          </table:table-cell>
          <table:table-cell office:value-type="float" office:value="1.49" calcext:value-type="float">
            <text:p>1,49</text:p>
          </table:table-cell>
          <table:table-cell table:formula="of:=([.O85]+[.P85])/2" office:value-type="float" office:value="1.5343" calcext:value-type="float">
            <text:p>1,5343</text:p>
          </table:table-cell>
          <table:table-cell table:formula="of:=[.Q85]/[.D85]" office:value-type="float" office:value="0.927573907260746" calcext:value-type="float">
            <text:p>0,927573907260746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6" calcext:value-type="float">
            <text:p>0,0056</text:p>
          </table:table-cell>
          <table:table-cell table:formula="of:=([.B86]+[.C86])/2" office:value-type="float" office:value="0.0054" calcext:value-type="float">
            <text:p>0,0054</text:p>
          </table:table-cell>
          <table:table-cell table:number-columns-repeated="2" office:value-type="float" office:value="0.0054" calcext:value-type="float">
            <text:p>0,0054</text:p>
          </table:table-cell>
          <table:table-cell table:formula="of:=([.E86]+[.F86])/2" office:value-type="float" office:value="0.0054" calcext:value-type="float">
            <text:p>0,0054</text:p>
          </table:table-cell>
          <table:table-cell table:formula="of:=[.G86]/[.D86]" office:value-type="float" office:value="1" calcext:value-type="float">
            <text:p>1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55" calcext:value-type="float">
            <text:p>0,0055</text:p>
          </table:table-cell>
          <table:table-cell table:formula="of:=([.I86]+[.J86])/2" office:value-type="float" office:value="0.00515" calcext:value-type="float">
            <text:p>0,00515</text:p>
          </table:table-cell>
          <table:table-cell table:formula="of:=[.K86]/[.D86]" office:value-type="float" office:value="0.953703703703704" calcext:value-type="float">
            <text:p>0,953703703703704</text:p>
          </table:table-cell>
          <table:table-cell office:value-type="float" office:value="0.005" calcext:value-type="float">
            <text:p>0,005</text:p>
          </table:table-cell>
          <table:table-cell table:formula="of:=[.M86]/[.D86]" office:value-type="float" office:value="0.925925925925926" calcext:value-type="float">
            <text:p>0,925925925925926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46" calcext:value-type="float">
            <text:p>0,0046</text:p>
          </table:table-cell>
          <table:table-cell table:formula="of:=([.O86]+[.P86])/2" office:value-type="float" office:value="0.0047" calcext:value-type="float">
            <text:p>0,0047</text:p>
          </table:table-cell>
          <table:table-cell table:formula="of:=[.Q86]/[.D86]" office:value-type="float" office:value="0.87037037037037" calcext:value-type="float">
            <text:p>0,87037037037037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359" calcext:value-type="float">
            <text:p>0,3359</text:p>
          </table:table-cell>
          <table:table-cell office:value-type="float" office:value="0.3493" calcext:value-type="float">
            <text:p>0,3493</text:p>
          </table:table-cell>
          <table:table-cell table:formula="of:=([.B87]+[.C87])/2" office:value-type="float" office:value="0.3426" calcext:value-type="float">
            <text:p>0,3426</text:p>
          </table:table-cell>
          <table:table-cell office:value-type="float" office:value="0.3864" calcext:value-type="float">
            <text:p>0,3864</text:p>
          </table:table-cell>
          <table:table-cell office:value-type="float" office:value="0.3584" calcext:value-type="float">
            <text:p>0,3584</text:p>
          </table:table-cell>
          <table:table-cell table:formula="of:=([.E87]+[.F87])/2" office:value-type="float" office:value="0.3724" calcext:value-type="float">
            <text:p>0,3724</text:p>
          </table:table-cell>
          <table:table-cell table:formula="of:=[.G87]/[.D87]" office:value-type="float" office:value="1.08698190309399" calcext:value-type="float">
            <text:p>1,08698190309399</text:p>
          </table:table-cell>
          <table:table-cell office:value-type="float" office:value="0.347" calcext:value-type="float">
            <text:p>0,347</text:p>
          </table:table-cell>
          <table:table-cell office:value-type="float" office:value="0.3409" calcext:value-type="float">
            <text:p>0,3409</text:p>
          </table:table-cell>
          <table:table-cell table:formula="of:=([.I87]+[.J87])/2" office:value-type="float" office:value="0.34395" calcext:value-type="float">
            <text:p>0,34395</text:p>
          </table:table-cell>
          <table:table-cell table:formula="of:=[.K87]/[.D87]" office:value-type="float" office:value="1.00394045534151" calcext:value-type="float">
            <text:p>1,00394045534151</text:p>
          </table:table-cell>
          <table:table-cell office:value-type="float" office:value="0.2661" calcext:value-type="float">
            <text:p>0,2661</text:p>
          </table:table-cell>
          <table:table-cell table:formula="of:=[.M87]/[.D87]" office:value-type="float" office:value="0.776707530647986" calcext:value-type="float">
            <text:p>0,776707530647986</text:p>
          </table:table-cell>
          <table:table-cell office:value-type="float" office:value="0.2458" calcext:value-type="float">
            <text:p>0,2458</text:p>
          </table:table-cell>
          <table:table-cell office:value-type="float" office:value="0.2748" calcext:value-type="float">
            <text:p>0,2748</text:p>
          </table:table-cell>
          <table:table-cell table:formula="of:=([.O87]+[.P87])/2" office:value-type="float" office:value="0.2603" calcext:value-type="float">
            <text:p>0,2603</text:p>
          </table:table-cell>
          <table:table-cell table:formula="of:=[.Q87]/[.D87]" office:value-type="float" office:value="0.759778166958552" calcext:value-type="float">
            <text:p>0,759778166958552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2.0325" calcext:value-type="float">
            <text:p>2,0325</text:p>
          </table:table-cell>
          <table:table-cell office:value-type="float" office:value="2.0832" calcext:value-type="float">
            <text:p>2,0832</text:p>
          </table:table-cell>
          <table:table-cell table:formula="of:=([.B88]+[.C88])/2" office:value-type="float" office:value="2.05785" calcext:value-type="float">
            <text:p>2,05785</text:p>
          </table:table-cell>
          <table:table-cell office:value-type="float" office:value="1.2462" calcext:value-type="float">
            <text:p>1,2462</text:p>
          </table:table-cell>
          <table:table-cell office:value-type="float" office:value="1.4178" calcext:value-type="float">
            <text:p>1,4178</text:p>
          </table:table-cell>
          <table:table-cell table:formula="of:=([.E88]+[.F88])/2" office:value-type="float" office:value="1.332" calcext:value-type="float">
            <text:p>1,332</text:p>
          </table:table-cell>
          <table:table-cell table:formula="of:=[.G88]/[.D88]" office:value-type="float" office:value="0.647277498359939" calcext:value-type="float">
            <text:p>0,647277498359939</text:p>
          </table:table-cell>
          <table:table-cell office:value-type="float" office:value="1.2927" calcext:value-type="float">
            <text:p>1,2927</text:p>
          </table:table-cell>
          <table:table-cell office:value-type="float" office:value="1.289" calcext:value-type="float">
            <text:p>1,289</text:p>
          </table:table-cell>
          <table:table-cell table:formula="of:=([.I88]+[.J88])/2" office:value-type="float" office:value="1.29085" calcext:value-type="float">
            <text:p>1,29085</text:p>
          </table:table-cell>
          <table:table-cell table:formula="of:=[.K88]/[.D88]" office:value-type="float" office:value="0.627280899968414" calcext:value-type="float">
            <text:p>0,627280899968414</text:p>
          </table:table-cell>
          <table:table-cell office:value-type="float" office:value="1.1566" calcext:value-type="float">
            <text:p>1,1566</text:p>
          </table:table-cell>
          <table:table-cell table:formula="of:=[.M88]/[.D88]" office:value-type="float" office:value="0.56204290886119" calcext:value-type="float">
            <text:p>0,56204290886119</text:p>
          </table:table-cell>
          <table:table-cell office:value-type="float" office:value="1.1095" calcext:value-type="float">
            <text:p>1,1095</text:p>
          </table:table-cell>
          <table:table-cell office:value-type="float" office:value="1.1094" calcext:value-type="float">
            <text:p>1,1094</text:p>
          </table:table-cell>
          <table:table-cell table:formula="of:=([.O88]+[.P88])/2" office:value-type="float" office:value="1.10945" calcext:value-type="float">
            <text:p>1,10945</text:p>
          </table:table-cell>
          <table:table-cell table:formula="of:=[.Q88]/[.D88]" office:value-type="float" office:value="0.539130646062638" calcext:value-type="float">
            <text:p>0,539130646062638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0.8456" calcext:value-type="float">
            <text:p>0,8456</text:p>
          </table:table-cell>
          <table:table-cell office:value-type="float" office:value="0.9049" calcext:value-type="float">
            <text:p>0,9049</text:p>
          </table:table-cell>
          <table:table-cell table:formula="of:=([.B89]+[.C89])/2" office:value-type="float" office:value="0.87525" calcext:value-type="float">
            <text:p>0,87525</text:p>
          </table:table-cell>
          <table:table-cell office:value-type="float" office:value="0.8769" calcext:value-type="float">
            <text:p>0,8769</text:p>
          </table:table-cell>
          <table:table-cell office:value-type="float" office:value="0.9053" calcext:value-type="float">
            <text:p>0,9053</text:p>
          </table:table-cell>
          <table:table-cell table:formula="of:=([.E89]+[.F89])/2" office:value-type="float" office:value="0.8911" calcext:value-type="float">
            <text:p>0,8911</text:p>
          </table:table-cell>
          <table:table-cell table:formula="of:=[.G89]/[.D89]" office:value-type="float" office:value="1.01810911168238" calcext:value-type="float">
            <text:p>1,01810911168238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8624" calcext:value-type="float">
            <text:p>0,8624</text:p>
          </table:table-cell>
          <table:table-cell table:formula="of:=([.I89]+[.J89])/2" office:value-type="float" office:value="0.862" calcext:value-type="float">
            <text:p>0,862</text:p>
          </table:table-cell>
          <table:table-cell table:formula="of:=[.K89]/[.D89]" office:value-type="float" office:value="0.984861468151957" calcext:value-type="float">
            <text:p>0,984861468151957</text:p>
          </table:table-cell>
          <table:table-cell office:value-type="float" office:value="1.0836" calcext:value-type="float">
            <text:p>1,0836</text:p>
          </table:table-cell>
          <table:table-cell table:formula="of:=[.M89]/[.D89]" office:value-type="float" office:value="1.23804627249357" calcext:value-type="float">
            <text:p>1,23804627249357</text:p>
          </table:table-cell>
          <table:table-cell office:value-type="float" office:value="1.0728" calcext:value-type="float">
            <text:p>1,0728</text:p>
          </table:table-cell>
          <table:table-cell office:value-type="float" office:value="1.1602" calcext:value-type="float">
            <text:p>1,1602</text:p>
          </table:table-cell>
          <table:table-cell table:formula="of:=([.O89]+[.P89])/2" office:value-type="float" office:value="1.1165" calcext:value-type="float">
            <text:p>1,1165</text:p>
          </table:table-cell>
          <table:table-cell table:formula="of:=[.Q89]/[.D89]" office:value-type="float" office:value="1.27563553270494" calcext:value-type="float">
            <text:p>1,27563553270494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0.8419" calcext:value-type="float">
            <text:p>0,8419</text:p>
          </table:table-cell>
          <table:table-cell office:value-type="float" office:value="0.8677" calcext:value-type="float">
            <text:p>0,8677</text:p>
          </table:table-cell>
          <table:table-cell table:formula="of:=([.B90]+[.C90])/2" office:value-type="float" office:value="0.8548" calcext:value-type="float">
            <text:p>0,8548</text:p>
          </table:table-cell>
          <table:table-cell office:value-type="float" office:value="0.9417" calcext:value-type="float">
            <text:p>0,9417</text:p>
          </table:table-cell>
          <table:table-cell office:value-type="float" office:value="0.8457" calcext:value-type="float">
            <text:p>0,8457</text:p>
          </table:table-cell>
          <table:table-cell table:formula="of:=([.E90]+[.F90])/2" office:value-type="float" office:value="0.8937" calcext:value-type="float">
            <text:p>0,8937</text:p>
          </table:table-cell>
          <table:table-cell table:formula="of:=[.G90]/[.D90]" office:value-type="float" office:value="1.04550772110435" calcext:value-type="float">
            <text:p>1,04550772110435</text:p>
          </table:table-cell>
          <table:table-cell office:value-type="float" office:value="0.8287" calcext:value-type="float">
            <text:p>0,8287</text:p>
          </table:table-cell>
          <table:table-cell office:value-type="float" office:value="0.8095" calcext:value-type="float">
            <text:p>0,8095</text:p>
          </table:table-cell>
          <table:table-cell table:formula="of:=([.I90]+[.J90])/2" office:value-type="float" office:value="0.8191" calcext:value-type="float">
            <text:p>0,8191</text:p>
          </table:table-cell>
          <table:table-cell table:formula="of:=[.K90]/[.D90]" office:value-type="float" office:value="0.958235844642021" calcext:value-type="float">
            <text:p>0,958235844642021</text:p>
          </table:table-cell>
          <table:table-cell office:value-type="float" office:value="1.0956" calcext:value-type="float">
            <text:p>1,0956</text:p>
          </table:table-cell>
          <table:table-cell table:formula="of:=[.M90]/[.D90]" office:value-type="float" office:value="1.2817033224146" calcext:value-type="float">
            <text:p>1,2817033224146</text:p>
          </table:table-cell>
          <table:table-cell office:value-type="float" office:value="1.0062" calcext:value-type="float">
            <text:p>1,0062</text:p>
          </table:table-cell>
          <table:table-cell office:value-type="float" office:value="1.0314" calcext:value-type="float">
            <text:p>1,0314</text:p>
          </table:table-cell>
          <table:table-cell table:formula="of:=([.O90]+[.P90])/2" office:value-type="float" office:value="1.0188" calcext:value-type="float">
            <text:p>1,0188</text:p>
          </table:table-cell>
          <table:table-cell table:formula="of:=[.Q90]/[.D90]" office:value-type="float" office:value="1.19185774450164" calcext:value-type="float">
            <text:p>1,19185774450164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157" calcext:value-type="float">
            <text:p>0,0157</text:p>
          </table:table-cell>
          <table:table-cell table:formula="of:=([.B91]+[.C91])/2" office:value-type="float" office:value="0.0162" calcext:value-type="float">
            <text:p>0,0162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58" calcext:value-type="float">
            <text:p>0,0158</text:p>
          </table:table-cell>
          <table:table-cell table:formula="of:=([.E91]+[.F91])/2" office:value-type="float" office:value="0.0156" calcext:value-type="float">
            <text:p>0,0156</text:p>
          </table:table-cell>
          <table:table-cell table:formula="of:=[.G91]/[.D91]" office:value-type="float" office:value="0.962962962962963" calcext:value-type="float">
            <text:p>0,962962962962963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44" calcext:value-type="float">
            <text:p>0,0144</text:p>
          </table:table-cell>
          <table:table-cell table:formula="of:=([.I91]+[.J91])/2" office:value-type="float" office:value="0.01505" calcext:value-type="float">
            <text:p>0,01505</text:p>
          </table:table-cell>
          <table:table-cell table:formula="of:=[.K91]/[.D91]" office:value-type="float" office:value="0.929012345679012" calcext:value-type="float">
            <text:p>0,929012345679012</text:p>
          </table:table-cell>
          <table:table-cell office:value-type="float" office:value="0.0235" calcext:value-type="float">
            <text:p>0,0235</text:p>
          </table:table-cell>
          <table:table-cell table:formula="of:=[.M91]/[.D91]" office:value-type="float" office:value="1.45061728395062" calcext:value-type="float">
            <text:p>1,45061728395062</text:p>
          </table:table-cell>
          <table:table-cell office:value-type="float" office:value="0.0215" calcext:value-type="float">
            <text:p>0,0215</text:p>
          </table:table-cell>
          <table:table-cell office:value-type="float" office:value="0.0226" calcext:value-type="float">
            <text:p>0,0226</text:p>
          </table:table-cell>
          <table:table-cell table:formula="of:=([.O91]+[.P91])/2" office:value-type="float" office:value="0.02205" calcext:value-type="float">
            <text:p>0,02205</text:p>
          </table:table-cell>
          <table:table-cell table:formula="of:=[.Q91]/[.D91]" office:value-type="float" office:value="1.36111111111111" calcext:value-type="float">
            <text:p>1,36111111111111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225" calcext:value-type="float">
            <text:p>0,0225</text:p>
          </table:table-cell>
          <table:table-cell table:formula="of:=([.B92]+[.C92])/2" office:value-type="float" office:value="0.02285" calcext:value-type="float">
            <text:p>0,02285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242" calcext:value-type="float">
            <text:p>0,0242</text:p>
          </table:table-cell>
          <table:table-cell table:formula="of:=([.E92]+[.F92])/2" office:value-type="float" office:value="0.02355" calcext:value-type="float">
            <text:p>0,02355</text:p>
          </table:table-cell>
          <table:table-cell table:formula="of:=[.G92]/[.D92]" office:value-type="float" office:value="1.03063457330416" calcext:value-type="float">
            <text:p>1,03063457330416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7" calcext:value-type="float">
            <text:p>0,0227</text:p>
          </table:table-cell>
          <table:table-cell table:formula="of:=([.I92]+[.J92])/2" office:value-type="float" office:value="0.02285" calcext:value-type="float">
            <text:p>0,02285</text:p>
          </table:table-cell>
          <table:table-cell table:formula="of:=[.K92]/[.D92]" office:value-type="float" office:value="1" calcext:value-type="float">
            <text:p>1</text:p>
          </table:table-cell>
          <table:table-cell office:value-type="float" office:value="0.0292" calcext:value-type="float">
            <text:p>0,0292</text:p>
          </table:table-cell>
          <table:table-cell table:formula="of:=[.M92]/[.D92]" office:value-type="float" office:value="1.27789934354486" calcext:value-type="float">
            <text:p>1,27789934354486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269" calcext:value-type="float">
            <text:p>0,0269</text:p>
          </table:table-cell>
          <table:table-cell table:formula="of:=([.O92]+[.P92])/2" office:value-type="float" office:value="0.0263" calcext:value-type="float">
            <text:p>0,0263</text:p>
          </table:table-cell>
          <table:table-cell table:formula="of:=[.Q92]/[.D92]" office:value-type="float" office:value="1.15098468271335" calcext:value-type="float">
            <text:p>1,15098468271335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2367" calcext:value-type="float">
            <text:p>0,2367</text:p>
          </table:table-cell>
          <table:table-cell office:value-type="float" office:value="0.2414" calcext:value-type="float">
            <text:p>0,2414</text:p>
          </table:table-cell>
          <table:table-cell table:formula="of:=([.B93]+[.C93])/2" office:value-type="float" office:value="0.23905" calcext:value-type="float">
            <text:p>0,23905</text:p>
          </table:table-cell>
          <table:table-cell office:value-type="float" office:value="0.2424" calcext:value-type="float">
            <text:p>0,2424</text:p>
          </table:table-cell>
          <table:table-cell office:value-type="float" office:value="0.2542" calcext:value-type="float">
            <text:p>0,2542</text:p>
          </table:table-cell>
          <table:table-cell table:formula="of:=([.E93]+[.F93])/2" office:value-type="float" office:value="0.2483" calcext:value-type="float">
            <text:p>0,2483</text:p>
          </table:table-cell>
          <table:table-cell table:formula="of:=[.G93]/[.D93]" office:value-type="float" office:value="1.0386948337168" calcext:value-type="float">
            <text:p>1,0386948337168</text:p>
          </table:table-cell>
          <table:table-cell office:value-type="float" office:value="0.2331" calcext:value-type="float">
            <text:p>0,2331</text:p>
          </table:table-cell>
          <table:table-cell office:value-type="float" office:value="0.2324" calcext:value-type="float">
            <text:p>0,2324</text:p>
          </table:table-cell>
          <table:table-cell table:formula="of:=([.I93]+[.J93])/2" office:value-type="float" office:value="0.23275" calcext:value-type="float">
            <text:p>0,23275</text:p>
          </table:table-cell>
          <table:table-cell table:formula="of:=[.K93]/[.D93]" office:value-type="float" office:value="0.973645680819912" calcext:value-type="float">
            <text:p>0,973645680819912</text:p>
          </table:table-cell>
          <table:table-cell office:value-type="float" office:value="0.349" calcext:value-type="float">
            <text:p>0,349</text:p>
          </table:table-cell>
          <table:table-cell table:formula="of:=[.M93]/[.D93]" office:value-type="float" office:value="1.45994561807153" calcext:value-type="float">
            <text:p>1,45994561807153</text:p>
          </table:table-cell>
          <table:table-cell office:value-type="float" office:value="0.3271" calcext:value-type="float">
            <text:p>0,3271</text:p>
          </table:table-cell>
          <table:table-cell office:value-type="float" office:value="0.3591" calcext:value-type="float">
            <text:p>0,3591</text:p>
          </table:table-cell>
          <table:table-cell table:formula="of:=([.O93]+[.P93])/2" office:value-type="float" office:value="0.3431" calcext:value-type="float">
            <text:p>0,3431</text:p>
          </table:table-cell>
          <table:table-cell table:formula="of:=[.Q93]/[.D93]" office:value-type="float" office:value="1.43526458899812" calcext:value-type="float">
            <text:p>1,43526458899812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51" calcext:value-type="float">
            <text:p>0,0051</text:p>
          </table:table-cell>
          <table:table-cell table:formula="of:=([.B94]+[.C94])/2" office:value-type="float" office:value="0.0052" calcext:value-type="float">
            <text:p>0,0052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51" calcext:value-type="float">
            <text:p>0,0051</text:p>
          </table:table-cell>
          <table:table-cell table:formula="of:=([.E94]+[.F94])/2" office:value-type="float" office:value="0.00495" calcext:value-type="float">
            <text:p>0,00495</text:p>
          </table:table-cell>
          <table:table-cell table:formula="of:=[.G94]/[.D94]" office:value-type="float" office:value="0.951923076923077" calcext:value-type="float">
            <text:p>0,951923076923077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51" calcext:value-type="float">
            <text:p>0,0051</text:p>
          </table:table-cell>
          <table:table-cell table:formula="of:=([.I94]+[.J94])/2" office:value-type="float" office:value="0.0053" calcext:value-type="float">
            <text:p>0,0053</text:p>
          </table:table-cell>
          <table:table-cell table:formula="of:=[.K94]/[.D94]" office:value-type="float" office:value="1.01923076923077" calcext:value-type="float">
            <text:p>1,01923076923077</text:p>
          </table:table-cell>
          <table:table-cell office:value-type="float" office:value="0.0045" calcext:value-type="float">
            <text:p>0,0045</text:p>
          </table:table-cell>
          <table:table-cell table:formula="of:=[.M94]/[.D94]" office:value-type="float" office:value="0.865384615384616" calcext:value-type="float">
            <text:p>0,865384615384616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41" calcext:value-type="float">
            <text:p>0,0041</text:p>
          </table:table-cell>
          <table:table-cell table:formula="of:=([.O94]+[.P94])/2" office:value-type="float" office:value="0.00445" calcext:value-type="float">
            <text:p>0,00445</text:p>
          </table:table-cell>
          <table:table-cell table:formula="of:=[.Q94]/[.D94]" office:value-type="float" office:value="0.855769230769231" calcext:value-type="float">
            <text:p>0,855769230769231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4935" calcext:value-type="float">
            <text:p>0,4935</text:p>
          </table:table-cell>
          <table:table-cell office:value-type="float" office:value="0.4768" calcext:value-type="float">
            <text:p>0,4768</text:p>
          </table:table-cell>
          <table:table-cell table:formula="of:=([.B95]+[.C95])/2" office:value-type="float" office:value="0.48515" calcext:value-type="float">
            <text:p>0,48515</text:p>
          </table:table-cell>
          <table:table-cell office:value-type="float" office:value="0.5181" calcext:value-type="float">
            <text:p>0,5181</text:p>
          </table:table-cell>
          <table:table-cell office:value-type="float" office:value="0.4869" calcext:value-type="float">
            <text:p>0,4869</text:p>
          </table:table-cell>
          <table:table-cell table:formula="of:=([.E95]+[.F95])/2" office:value-type="float" office:value="0.5025" calcext:value-type="float">
            <text:p>0,5025</text:p>
          </table:table-cell>
          <table:table-cell table:formula="of:=[.G95]/[.D95]" office:value-type="float" office:value="1.03576213542203" calcext:value-type="float">
            <text:p>1,03576213542203</text:p>
          </table:table-cell>
          <table:table-cell office:value-type="float" office:value="0.4612" calcext:value-type="float">
            <text:p>0,4612</text:p>
          </table:table-cell>
          <table:table-cell office:value-type="float" office:value="0.4552" calcext:value-type="float">
            <text:p>0,4552</text:p>
          </table:table-cell>
          <table:table-cell table:formula="of:=([.I95]+[.J95])/2" office:value-type="float" office:value="0.4582" calcext:value-type="float">
            <text:p>0,4582</text:p>
          </table:table-cell>
          <table:table-cell table:formula="of:=[.K95]/[.D95]" office:value-type="float" office:value="0.9444501700505" calcext:value-type="float">
            <text:p>0,9444501700505</text:p>
          </table:table-cell>
          <table:table-cell office:value-type="float" office:value="0.6925" calcext:value-type="float">
            <text:p>0,6925</text:p>
          </table:table-cell>
          <table:table-cell table:formula="of:=[.M95]/[.D95]" office:value-type="float" office:value="1.42739358961146" calcext:value-type="float">
            <text:p>1,42739358961146</text:p>
          </table:table-cell>
          <table:table-cell office:value-type="float" office:value="0.6628" calcext:value-type="float">
            <text:p>0,6628</text:p>
          </table:table-cell>
          <table:table-cell office:value-type="float" office:value="0.689" calcext:value-type="float">
            <text:p>0,689</text:p>
          </table:table-cell>
          <table:table-cell table:formula="of:=([.O95]+[.P95])/2" office:value-type="float" office:value="0.6759" calcext:value-type="float">
            <text:p>0,6759</text:p>
          </table:table-cell>
          <table:table-cell table:formula="of:=[.Q95]/[.D95]" office:value-type="float" office:value="1.39317736782438" calcext:value-type="float">
            <text:p>1,39317736782438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55" calcext:value-type="float">
            <text:p>0,355</text:p>
          </table:table-cell>
          <table:table-cell office:value-type="float" office:value="0.4488" calcext:value-type="float">
            <text:p>0,4488</text:p>
          </table:table-cell>
          <table:table-cell table:formula="of:=([.B96]+[.C96])/2" office:value-type="float" office:value="0.4019" calcext:value-type="float">
            <text:p>0,4019</text:p>
          </table:table-cell>
          <table:table-cell office:value-type="float" office:value="0.4233" calcext:value-type="float">
            <text:p>0,4233</text:p>
          </table:table-cell>
          <table:table-cell office:value-type="float" office:value="0.3939" calcext:value-type="float">
            <text:p>0,3939</text:p>
          </table:table-cell>
          <table:table-cell table:formula="of:=([.E96]+[.F96])/2" office:value-type="float" office:value="0.4086" calcext:value-type="float">
            <text:p>0,4086</text:p>
          </table:table-cell>
          <table:table-cell table:formula="of:=[.G96]/[.D96]" office:value-type="float" office:value="1.01667081363523" calcext:value-type="float">
            <text:p>1,01667081363523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39" calcext:value-type="float">
            <text:p>0,1239</text:p>
          </table:table-cell>
          <table:table-cell table:formula="of:=([.I96]+[.J96])/2" office:value-type="float" office:value="0.12545" calcext:value-type="float">
            <text:p>0,12545</text:p>
          </table:table-cell>
          <table:table-cell table:formula="of:=[.K96]/[.D96]" office:value-type="float" office:value="0.312142323961184" calcext:value-type="float">
            <text:p>0,312142323961184</text:p>
          </table:table-cell>
          <table:table-cell office:value-type="float" office:value="0.1906" calcext:value-type="float">
            <text:p>0,1906</text:p>
          </table:table-cell>
          <table:table-cell table:formula="of:=[.M96]/[.D96]" office:value-type="float" office:value="0.474247325205275" calcext:value-type="float">
            <text:p>0,474247325205275</text:p>
          </table:table-cell>
          <table:table-cell office:value-type="float" office:value="0.1837" calcext:value-type="float">
            <text:p>0,1837</text:p>
          </table:table-cell>
          <table:table-cell office:value-type="float" office:value="0.1949" calcext:value-type="float">
            <text:p>0,1949</text:p>
          </table:table-cell>
          <table:table-cell table:formula="of:=([.O96]+[.P96])/2" office:value-type="float" office:value="0.1893" calcext:value-type="float">
            <text:p>0,1893</text:p>
          </table:table-cell>
          <table:table-cell table:formula="of:=[.Q96]/[.D96]" office:value-type="float" office:value="0.471012689723812" calcext:value-type="float">
            <text:p>0,471012689723812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565" calcext:value-type="float">
            <text:p>0,2565</text:p>
          </table:table-cell>
          <table:table-cell office:value-type="float" office:value="0.2635" calcext:value-type="float">
            <text:p>0,2635</text:p>
          </table:table-cell>
          <table:table-cell table:formula="of:=([.B97]+[.C97])/2" office:value-type="float" office:value="0.26" calcext:value-type="float">
            <text:p>0,26</text:p>
          </table:table-cell>
          <table:table-cell office:value-type="float" office:value="0.2231" calcext:value-type="float">
            <text:p>0,2231</text:p>
          </table:table-cell>
          <table:table-cell office:value-type="float" office:value="0.2212" calcext:value-type="float">
            <text:p>0,2212</text:p>
          </table:table-cell>
          <table:table-cell table:formula="of:=([.E97]+[.F97])/2" office:value-type="float" office:value="0.22215" calcext:value-type="float">
            <text:p>0,22215</text:p>
          </table:table-cell>
          <table:table-cell table:formula="of:=[.G97]/[.D97]" office:value-type="float" office:value="0.854423076923077" calcext:value-type="float">
            <text:p>0,854423076923077</text:p>
          </table:table-cell>
          <table:table-cell office:value-type="float" office:value="0.2189" calcext:value-type="float">
            <text:p>0,2189</text:p>
          </table:table-cell>
          <table:table-cell office:value-type="float" office:value="0.2149" calcext:value-type="float">
            <text:p>0,2149</text:p>
          </table:table-cell>
          <table:table-cell table:formula="of:=([.I97]+[.J97])/2" office:value-type="float" office:value="0.2169" calcext:value-type="float">
            <text:p>0,2169</text:p>
          </table:table-cell>
          <table:table-cell table:formula="of:=[.K97]/[.D97]" office:value-type="float" office:value="0.834230769230769" calcext:value-type="float">
            <text:p>0,834230769230769</text:p>
          </table:table-cell>
          <table:table-cell office:value-type="float" office:value="0.2145" calcext:value-type="float">
            <text:p>0,2145</text:p>
          </table:table-cell>
          <table:table-cell table:formula="of:=[.M97]/[.D97]" office:value-type="float" office:value="0.825" calcext:value-type="float">
            <text:p>0,825</text:p>
          </table:table-cell>
          <table:table-cell office:value-type="float" office:value="0.1985" calcext:value-type="float">
            <text:p>0,1985</text:p>
          </table:table-cell>
          <table:table-cell office:value-type="float" office:value="0.1954" calcext:value-type="float">
            <text:p>0,1954</text:p>
          </table:table-cell>
          <table:table-cell table:formula="of:=([.O97]+[.P97])/2" office:value-type="float" office:value="0.19695" calcext:value-type="float">
            <text:p>0,19695</text:p>
          </table:table-cell>
          <table:table-cell table:formula="of:=[.Q97]/[.D97]" office:value-type="float" office:value="0.7575" calcext:value-type="float">
            <text:p>0,7575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599" calcext:value-type="float">
            <text:p>0,2599</text:p>
          </table:table-cell>
          <table:table-cell office:value-type="float" office:value="0.2683" calcext:value-type="float">
            <text:p>0,2683</text:p>
          </table:table-cell>
          <table:table-cell table:formula="of:=([.B98]+[.C98])/2" office:value-type="float" office:value="0.2641" calcext:value-type="float">
            <text:p>0,2641</text:p>
          </table:table-cell>
          <table:table-cell office:value-type="float" office:value="0.2615" calcext:value-type="float">
            <text:p>0,2615</text:p>
          </table:table-cell>
          <table:table-cell office:value-type="float" office:value="0.2413" calcext:value-type="float">
            <text:p>0,2413</text:p>
          </table:table-cell>
          <table:table-cell table:formula="of:=([.E98]+[.F98])/2" office:value-type="float" office:value="0.2514" calcext:value-type="float">
            <text:p>0,2514</text:p>
          </table:table-cell>
          <table:table-cell table:formula="of:=[.G98]/[.D98]" office:value-type="float" office:value="0.951912154486937" calcext:value-type="float">
            <text:p>0,951912154486937</text:p>
          </table:table-cell>
          <table:table-cell office:value-type="float" office:value="0.2427" calcext:value-type="float">
            <text:p>0,2427</text:p>
          </table:table-cell>
          <table:table-cell office:value-type="float" office:value="0.2746" calcext:value-type="float">
            <text:p>0,2746</text:p>
          </table:table-cell>
          <table:table-cell table:formula="of:=([.I98]+[.J98])/2" office:value-type="float" office:value="0.25865" calcext:value-type="float">
            <text:p>0,25865</text:p>
          </table:table-cell>
          <table:table-cell table:formula="of:=[.K98]/[.D98]" office:value-type="float" office:value="0.979363877319197" calcext:value-type="float">
            <text:p>0,979363877319197</text:p>
          </table:table-cell>
          <table:table-cell office:value-type="float" office:value="0.2288" calcext:value-type="float">
            <text:p>0,2288</text:p>
          </table:table-cell>
          <table:table-cell table:formula="of:=[.M98]/[.D98]" office:value-type="float" office:value="0.866338508140856" calcext:value-type="float">
            <text:p>0,866338508140856</text:p>
          </table:table-cell>
          <table:table-cell office:value-type="float" office:value="0.2488" calcext:value-type="float">
            <text:p>0,2488</text:p>
          </table:table-cell>
          <table:table-cell office:value-type="float" office:value="0.2177" calcext:value-type="float">
            <text:p>0,2177</text:p>
          </table:table-cell>
          <table:table-cell table:formula="of:=([.O98]+[.P98])/2" office:value-type="float" office:value="0.23325" calcext:value-type="float">
            <text:p>0,23325</text:p>
          </table:table-cell>
          <table:table-cell table:formula="of:=[.Q98]/[.D98]" office:value-type="float" office:value="0.883188186293071" calcext:value-type="float">
            <text:p>0,883188186293071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79" calcext:value-type="float">
            <text:p>0,0079</text:p>
          </table:table-cell>
          <table:table-cell table:formula="of:=([.B99]+[.C99])/2" office:value-type="float" office:value="0.00765" calcext:value-type="float">
            <text:p>0,00765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87" calcext:value-type="float">
            <text:p>0,0087</text:p>
          </table:table-cell>
          <table:table-cell table:formula="of:=([.E99]+[.F99])/2" office:value-type="float" office:value="0.0089" calcext:value-type="float">
            <text:p>0,0089</text:p>
          </table:table-cell>
          <table:table-cell table:formula="of:=[.G99]/[.D99]" office:value-type="float" office:value="1.16339869281046" calcext:value-type="float">
            <text:p>1,16339869281046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076" calcext:value-type="float">
            <text:p>0,0076</text:p>
          </table:table-cell>
          <table:table-cell table:formula="of:=([.I99]+[.J99])/2" office:value-type="float" office:value="0.00795" calcext:value-type="float">
            <text:p>0,00795</text:p>
          </table:table-cell>
          <table:table-cell table:formula="of:=[.K99]/[.D99]" office:value-type="float" office:value="1.03921568627451" calcext:value-type="float">
            <text:p>1,03921568627451</text:p>
          </table:table-cell>
          <table:table-cell office:value-type="float" office:value="0.0095" calcext:value-type="float">
            <text:p>0,0095</text:p>
          </table:table-cell>
          <table:table-cell table:formula="of:=[.M99]/[.D99]" office:value-type="float" office:value="1.24183006535948" calcext:value-type="float">
            <text:p>1,24183006535948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94" calcext:value-type="float">
            <text:p>0,0094</text:p>
          </table:table-cell>
          <table:table-cell table:formula="of:=([.O99]+[.P99])/2" office:value-type="float" office:value="0.00925" calcext:value-type="float">
            <text:p>0,00925</text:p>
          </table:table-cell>
          <table:table-cell table:formula="of:=[.Q99]/[.D99]" office:value-type="float" office:value="1.20915032679739" calcext:value-type="float">
            <text:p>1,20915032679739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8049" calcext:value-type="float">
            <text:p>0,8049</text:p>
          </table:table-cell>
          <table:table-cell office:value-type="float" office:value="0.8538" calcext:value-type="float">
            <text:p>0,8538</text:p>
          </table:table-cell>
          <table:table-cell table:formula="of:=([.B100]+[.C100])/2" office:value-type="float" office:value="0.82935" calcext:value-type="float">
            <text:p>0,82935</text:p>
          </table:table-cell>
          <table:table-cell office:value-type="float" office:value="0.1542" calcext:value-type="float">
            <text:p>0,1542</text:p>
          </table:table-cell>
          <table:table-cell office:value-type="float" office:value="0.1548" calcext:value-type="float">
            <text:p>0,1548</text:p>
          </table:table-cell>
          <table:table-cell table:formula="of:=([.E100]+[.F100])/2" office:value-type="float" office:value="0.1545" calcext:value-type="float">
            <text:p>0,1545</text:p>
          </table:table-cell>
          <table:table-cell table:formula="of:=[.G100]/[.D100]" office:value-type="float" office:value="0.186290468439139" calcext:value-type="float">
            <text:p>0,186290468439139</text:p>
          </table:table-cell>
          <table:table-cell office:value-type="float" office:value="0.1574" calcext:value-type="float">
            <text:p>0,1574</text:p>
          </table:table-cell>
          <table:table-cell office:value-type="float" office:value="0.1559" calcext:value-type="float">
            <text:p>0,1559</text:p>
          </table:table-cell>
          <table:table-cell table:formula="of:=([.I100]+[.J100])/2" office:value-type="float" office:value="0.15665" calcext:value-type="float">
            <text:p>0,15665</text:p>
          </table:table-cell>
          <table:table-cell table:formula="of:=[.K100]/[.D100]" office:value-type="float" office:value="0.18888286007114" calcext:value-type="float">
            <text:p>0,18888286007114</text:p>
          </table:table-cell>
          <table:table-cell office:value-type="float" office:value="0.0613" calcext:value-type="float">
            <text:p>0,0613</text:p>
          </table:table-cell>
          <table:table-cell table:formula="of:=[.M100]/[.D100]" office:value-type="float" office:value="0.0739133056007717" calcext:value-type="float">
            <text:p>0,073913305600772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059" calcext:value-type="float">
            <text:p>0,059</text:p>
          </table:table-cell>
          <table:table-cell table:formula="of:=([.O100]+[.P100])/2" office:value-type="float" office:value="0.05815" calcext:value-type="float">
            <text:p>0,05815</text:p>
          </table:table-cell>
          <table:table-cell table:formula="of:=[.Q100]/[.D100]" office:value-type="float" office:value="0.0701151504190028" calcext:value-type="float">
            <text:p>0,070115150419003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288" calcext:value-type="float">
            <text:p>0,3288</text:p>
          </table:table-cell>
          <table:table-cell office:value-type="float" office:value="0.3328" calcext:value-type="float">
            <text:p>0,3328</text:p>
          </table:table-cell>
          <table:table-cell table:formula="of:=([.B101]+[.C101])/2" office:value-type="float" office:value="0.3308" calcext:value-type="float">
            <text:p>0,3308</text:p>
          </table:table-cell>
          <table:table-cell office:value-type="float" office:value="0.3378" calcext:value-type="float">
            <text:p>0,3378</text:p>
          </table:table-cell>
          <table:table-cell office:value-type="float" office:value="0.343" calcext:value-type="float">
            <text:p>0,343</text:p>
          </table:table-cell>
          <table:table-cell table:formula="of:=([.E101]+[.F101])/2" office:value-type="float" office:value="0.3404" calcext:value-type="float">
            <text:p>0,3404</text:p>
          </table:table-cell>
          <table:table-cell table:formula="of:=[.G101]/[.D101]" office:value-type="float" office:value="1.02902055622733" calcext:value-type="float">
            <text:p>1,02902055622733</text:p>
          </table:table-cell>
          <table:table-cell office:value-type="float" office:value="0.3372" calcext:value-type="float">
            <text:p>0,3372</text:p>
          </table:table-cell>
          <table:table-cell office:value-type="float" office:value="0.3305" calcext:value-type="float">
            <text:p>0,3305</text:p>
          </table:table-cell>
          <table:table-cell table:formula="of:=([.I101]+[.J101])/2" office:value-type="float" office:value="0.33385" calcext:value-type="float">
            <text:p>0,33385</text:p>
          </table:table-cell>
          <table:table-cell table:formula="of:=[.K101]/[.D101]" office:value-type="float" office:value="1.00922007255139" calcext:value-type="float">
            <text:p>1,00922007255139</text:p>
          </table:table-cell>
          <table:table-cell office:value-type="float" office:value="0.3297" calcext:value-type="float">
            <text:p>0,3297</text:p>
          </table:table-cell>
          <table:table-cell table:formula="of:=[.M101]/[.D101]" office:value-type="float" office:value="0.996674727932285" calcext:value-type="float">
            <text:p>0,996674727932285</text:p>
          </table:table-cell>
          <table:table-cell office:value-type="float" office:value="0.3222" calcext:value-type="float">
            <text:p>0,3222</text:p>
          </table:table-cell>
          <table:table-cell office:value-type="float" office:value="0.3111" calcext:value-type="float">
            <text:p>0,3111</text:p>
          </table:table-cell>
          <table:table-cell table:formula="of:=([.O101]+[.P101])/2" office:value-type="float" office:value="0.31665" calcext:value-type="float">
            <text:p>0,31665</text:p>
          </table:table-cell>
          <table:table-cell table:formula="of:=[.Q101]/[.D101]" office:value-type="float" office:value="0.957224909310762" calcext:value-type="float">
            <text:p>0,957224909310762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422" calcext:value-type="float">
            <text:p>0,2422</text:p>
          </table:table-cell>
          <table:table-cell office:value-type="float" office:value="0.2504" calcext:value-type="float">
            <text:p>0,2504</text:p>
          </table:table-cell>
          <table:table-cell table:formula="of:=([.B102]+[.C102])/2" office:value-type="float" office:value="0.2463" calcext:value-type="float">
            <text:p>0,2463</text:p>
          </table:table-cell>
          <table:table-cell office:value-type="float" office:value="0.2361" calcext:value-type="float">
            <text:p>0,2361</text:p>
          </table:table-cell>
          <table:table-cell office:value-type="float" office:value="0.2427" calcext:value-type="float">
            <text:p>0,2427</text:p>
          </table:table-cell>
          <table:table-cell table:formula="of:=([.E102]+[.F102])/2" office:value-type="float" office:value="0.2394" calcext:value-type="float">
            <text:p>0,2394</text:p>
          </table:table-cell>
          <table:table-cell table:formula="of:=[.G102]/[.D102]" office:value-type="float" office:value="0.971985383678441" calcext:value-type="float">
            <text:p>0,971985383678441</text:p>
          </table:table-cell>
          <table:table-cell office:value-type="float" office:value="0.2328" calcext:value-type="float">
            <text:p>0,2328</text:p>
          </table:table-cell>
          <table:table-cell office:value-type="float" office:value="0.2301" calcext:value-type="float">
            <text:p>0,2301</text:p>
          </table:table-cell>
          <table:table-cell table:formula="of:=([.I102]+[.J102])/2" office:value-type="float" office:value="0.23145" calcext:value-type="float">
            <text:p>0,23145</text:p>
          </table:table-cell>
          <table:table-cell table:formula="of:=[.K102]/[.D102]" office:value-type="float" office:value="0.939707673568818" calcext:value-type="float">
            <text:p>0,939707673568818</text:p>
          </table:table-cell>
          <table:table-cell office:value-type="float" office:value="0.2242" calcext:value-type="float">
            <text:p>0,2242</text:p>
          </table:table-cell>
          <table:table-cell table:formula="of:=[.M102]/[.D102]" office:value-type="float" office:value="0.910272025984572" calcext:value-type="float">
            <text:p>0,910272025984572</text:p>
          </table:table-cell>
          <table:table-cell office:value-type="float" office:value="0.2113" calcext:value-type="float">
            <text:p>0,2113</text:p>
          </table:table-cell>
          <table:table-cell office:value-type="float" office:value="0.2123" calcext:value-type="float">
            <text:p>0,2123</text:p>
          </table:table-cell>
          <table:table-cell table:formula="of:=([.O102]+[.P102])/2" office:value-type="float" office:value="0.2118" calcext:value-type="float">
            <text:p>0,2118</text:p>
          </table:table-cell>
          <table:table-cell table:formula="of:=[.Q102]/[.D102]" office:value-type="float" office:value="0.859926918392205" calcext:value-type="float">
            <text:p>0,859926918392205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192" calcext:value-type="float">
            <text:p>0,0192</text:p>
          </table:table-cell>
          <table:table-cell table:formula="of:=([.B103]+[.C103])/2" office:value-type="float" office:value="0.01885" calcext:value-type="float">
            <text:p>0,01885</text:p>
          </table:table-cell>
          <table:table-cell table:number-columns-repeated="2" office:value-type="float" office:value="0.0197" calcext:value-type="float">
            <text:p>0,0197</text:p>
          </table:table-cell>
          <table:table-cell table:formula="of:=([.E103]+[.F103])/2" office:value-type="float" office:value="0.0197" calcext:value-type="float">
            <text:p>0,0197</text:p>
          </table:table-cell>
          <table:table-cell table:formula="of:=[.G103]/[.D103]" office:value-type="float" office:value="1.04509283819629" calcext:value-type="float">
            <text:p>1,04509283819629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189" calcext:value-type="float">
            <text:p>0,0189</text:p>
          </table:table-cell>
          <table:table-cell table:formula="of:=([.I103]+[.J103])/2" office:value-type="float" office:value="0.0188" calcext:value-type="float">
            <text:p>0,0188</text:p>
          </table:table-cell>
          <table:table-cell table:formula="of:=[.K103]/[.D103]" office:value-type="float" office:value="0.997347480106101" calcext:value-type="float">
            <text:p>0,997347480106101</text:p>
          </table:table-cell>
          <table:table-cell office:value-type="float" office:value="0.0505" calcext:value-type="float">
            <text:p>0,0505</text:p>
          </table:table-cell>
          <table:table-cell table:formula="of:=[.M103]/[.D103]" office:value-type="float" office:value="2.6790450928382" calcext:value-type="float">
            <text:p>2,6790450928382</text:p>
          </table:table-cell>
          <table:table-cell office:value-type="float" office:value="0.0457" calcext:value-type="float">
            <text:p>0,0457</text:p>
          </table:table-cell>
          <table:table-cell office:value-type="float" office:value="0.0458" calcext:value-type="float">
            <text:p>0,0458</text:p>
          </table:table-cell>
          <table:table-cell table:formula="of:=([.O103]+[.P103])/2" office:value-type="float" office:value="0.04575" calcext:value-type="float">
            <text:p>0,04575</text:p>
          </table:table-cell>
          <table:table-cell table:formula="of:=[.Q103]/[.D103]" office:value-type="float" office:value="2.42705570291777" calcext:value-type="float">
            <text:p>2,42705570291777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255" calcext:value-type="float">
            <text:p>0,1255</text:p>
          </table:table-cell>
          <table:table-cell office:value-type="float" office:value="0.1584" calcext:value-type="float">
            <text:p>0,1584</text:p>
          </table:table-cell>
          <table:table-cell table:formula="of:=([.B104]+[.C104])/2" office:value-type="float" office:value="0.14195" calcext:value-type="float">
            <text:p>0,14195</text:p>
          </table:table-cell>
          <table:table-cell office:value-type="float" office:value="0.1344" calcext:value-type="float">
            <text:p>0,1344</text:p>
          </table:table-cell>
          <table:table-cell office:value-type="float" office:value="0.1687" calcext:value-type="float">
            <text:p>0,1687</text:p>
          </table:table-cell>
          <table:table-cell table:formula="of:=([.E104]+[.F104])/2" office:value-type="float" office:value="0.15155" calcext:value-type="float">
            <text:p>0,15155</text:p>
          </table:table-cell>
          <table:table-cell table:formula="of:=[.G104]/[.D104]" office:value-type="float" office:value="1.06762944698838" calcext:value-type="float">
            <text:p>1,06762944698838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1277" calcext:value-type="float">
            <text:p>0,1277</text:p>
          </table:table-cell>
          <table:table-cell table:formula="of:=([.I104]+[.J104])/2" office:value-type="float" office:value="0.14375" calcext:value-type="float">
            <text:p>0,14375</text:p>
          </table:table-cell>
          <table:table-cell table:formula="of:=[.K104]/[.D104]" office:value-type="float" office:value="1.01268052131032" calcext:value-type="float">
            <text:p>1,01268052131032</text:p>
          </table:table-cell>
          <table:table-cell office:value-type="float" office:value="0.1866" calcext:value-type="float">
            <text:p>0,1866</text:p>
          </table:table-cell>
          <table:table-cell table:formula="of:=[.M104]/[.D104]" office:value-type="float" office:value="1.31454737583656" calcext:value-type="float">
            <text:p>1,31454737583656</text:p>
          </table:table-cell>
          <table:table-cell office:value-type="float" office:value="0.1827" calcext:value-type="float">
            <text:p>0,1827</text:p>
          </table:table-cell>
          <table:table-cell office:value-type="float" office:value="0.1839" calcext:value-type="float">
            <text:p>0,1839</text:p>
          </table:table-cell>
          <table:table-cell table:formula="of:=([.O104]+[.P104])/2" office:value-type="float" office:value="0.1833" calcext:value-type="float">
            <text:p>0,1833</text:p>
          </table:table-cell>
          <table:table-cell table:formula="of:=[.Q104]/[.D104]" office:value-type="float" office:value="1.29129975343431" calcext:value-type="float">
            <text:p>1,29129975343431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26" calcext:value-type="float">
            <text:p>0,0026</text:p>
          </table:table-cell>
          <table:table-cell table:formula="of:=([.B105]+[.C105])/2" office:value-type="float" office:value="0.00285" calcext:value-type="float">
            <text:p>0,0028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35" calcext:value-type="float">
            <text:p>0,0035</text:p>
          </table:table-cell>
          <table:table-cell table:formula="of:=([.E105]+[.F105])/2" office:value-type="float" office:value="0.00335" calcext:value-type="float">
            <text:p>0,00335</text:p>
          </table:table-cell>
          <table:table-cell table:formula="of:=[.G105]/[.D105]" office:value-type="float" office:value="1.17543859649123" calcext:value-type="float">
            <text:p>1,175438596491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8" calcext:value-type="float">
            <text:p>0,0028</text:p>
          </table:table-cell>
          <table:table-cell table:formula="of:=([.I105]+[.J105])/2" office:value-type="float" office:value="0.0029" calcext:value-type="float">
            <text:p>0,0029</text:p>
          </table:table-cell>
          <table:table-cell table:formula="of:=[.K105]/[.D105]" office:value-type="float" office:value="1.01754385964912" calcext:value-type="float">
            <text:p>1,01754385964912</text:p>
          </table:table-cell>
          <table:table-cell office:value-type="float" office:value="0.0032" calcext:value-type="float">
            <text:p>0,0032</text:p>
          </table:table-cell>
          <table:table-cell table:formula="of:=[.M105]/[.D105]" office:value-type="float" office:value="1.12280701754386" calcext:value-type="float">
            <text:p>1,12280701754386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27" calcext:value-type="float">
            <text:p>0,0027</text:p>
          </table:table-cell>
          <table:table-cell table:formula="of:=([.O105]+[.P105])/2" office:value-type="float" office:value="0.00275" calcext:value-type="float">
            <text:p>0,00275</text:p>
          </table:table-cell>
          <table:table-cell table:formula="of:=[.Q105]/[.D105]" office:value-type="float" office:value="0.964912280701754" calcext:value-type="float">
            <text:p>0,964912280701754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389" calcext:value-type="float">
            <text:p>0,0389</text:p>
          </table:table-cell>
          <table:table-cell table:formula="of:=([.B106]+[.C106])/2" office:value-type="float" office:value="0.03785" calcext:value-type="float">
            <text:p>0,03785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409" calcext:value-type="float">
            <text:p>0,0409</text:p>
          </table:table-cell>
          <table:table-cell table:formula="of:=([.E106]+[.F106])/2" office:value-type="float" office:value="0.0396" calcext:value-type="float">
            <text:p>0,0396</text:p>
          </table:table-cell>
          <table:table-cell table:formula="of:=[.G106]/[.D106]" office:value-type="float" office:value="1.04623513870542" calcext:value-type="float">
            <text:p>1,04623513870542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371" calcext:value-type="float">
            <text:p>0,0371</text:p>
          </table:table-cell>
          <table:table-cell table:formula="of:=([.I106]+[.J106])/2" office:value-type="float" office:value="0.03825" calcext:value-type="float">
            <text:p>0,03825</text:p>
          </table:table-cell>
          <table:table-cell table:formula="of:=[.K106]/[.D106]" office:value-type="float" office:value="1.0105680317041" calcext:value-type="float">
            <text:p>1,0105680317041</text:p>
          </table:table-cell>
          <table:table-cell office:value-type="float" office:value="0.0356" calcext:value-type="float">
            <text:p>0,0356</text:p>
          </table:table-cell>
          <table:table-cell table:formula="of:=[.M106]/[.D106]" office:value-type="float" office:value="0.940554821664465" calcext:value-type="float">
            <text:p>0,940554821664465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375" calcext:value-type="float">
            <text:p>0,0375</text:p>
          </table:table-cell>
          <table:table-cell table:formula="of:=([.O106]+[.P106])/2" office:value-type="float" office:value="0.03655" calcext:value-type="float">
            <text:p>0,03655</text:p>
          </table:table-cell>
          <table:table-cell table:formula="of:=[.Q106]/[.D106]" office:value-type="float" office:value="0.965653896961691" calcext:value-type="float">
            <text:p>0,965653896961691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24" calcext:value-type="float">
            <text:p>0,0024</text:p>
          </table:table-cell>
          <table:table-cell table:formula="of:=([.B107]+[.C107])/2" office:value-type="float" office:value="0.00285" calcext:value-type="float">
            <text:p>0,00285</text:p>
          </table:table-cell>
          <table:table-cell table:number-columns-repeated="2" office:value-type="float" office:value="0.0028" calcext:value-type="float">
            <text:p>0,0028</text:p>
          </table:table-cell>
          <table:table-cell table:formula="of:=([.E107]+[.F107])/2" office:value-type="float" office:value="0.0028" calcext:value-type="float">
            <text:p>0,0028</text:p>
          </table:table-cell>
          <table:table-cell table:formula="of:=[.G107]/[.D107]" office:value-type="float" office:value="0.982456140350877" calcext:value-type="float">
            <text:p>0,982456140350877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26" calcext:value-type="float">
            <text:p>0,0026</text:p>
          </table:table-cell>
          <table:table-cell table:formula="of:=([.I107]+[.J107])/2" office:value-type="float" office:value="0.0027" calcext:value-type="float">
            <text:p>0,0027</text:p>
          </table:table-cell>
          <table:table-cell table:formula="of:=[.K107]/[.D107]" office:value-type="float" office:value="0.947368421052632" calcext:value-type="float">
            <text:p>0,947368421052632</text:p>
          </table:table-cell>
          <table:table-cell office:value-type="float" office:value="0.0026" calcext:value-type="float">
            <text:p>0,0026</text:p>
          </table:table-cell>
          <table:table-cell table:formula="of:=[.M107]/[.D107]" office:value-type="float" office:value="0.912280701754386" calcext:value-type="float">
            <text:p>0,91228070175438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3" calcext:value-type="float">
            <text:p>0,0023</text:p>
          </table:table-cell>
          <table:table-cell table:formula="of:=([.O107]+[.P107])/2" office:value-type="float" office:value="0.0022" calcext:value-type="float">
            <text:p>0,0022</text:p>
          </table:table-cell>
          <table:table-cell table:formula="of:=[.Q107]/[.D107]" office:value-type="float" office:value="0.771929824561404" calcext:value-type="float">
            <text:p>0,771929824561404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233" calcext:value-type="float">
            <text:p>0,1233</text:p>
          </table:table-cell>
          <table:table-cell office:value-type="float" office:value="0.1532" calcext:value-type="float">
            <text:p>0,1532</text:p>
          </table:table-cell>
          <table:table-cell table:formula="of:=([.B108]+[.C108])/2" office:value-type="float" office:value="0.13825" calcext:value-type="float">
            <text:p>0,13825</text:p>
          </table:table-cell>
          <table:table-cell office:value-type="float" office:value="0.1319" calcext:value-type="float">
            <text:p>0,1319</text:p>
          </table:table-cell>
          <table:table-cell office:value-type="float" office:value="0.1317" calcext:value-type="float">
            <text:p>0,1317</text:p>
          </table:table-cell>
          <table:table-cell table:formula="of:=([.E108]+[.F108])/2" office:value-type="float" office:value="0.1318" calcext:value-type="float">
            <text:p>0,1318</text:p>
          </table:table-cell>
          <table:table-cell table:formula="of:=[.G108]/[.D108]" office:value-type="float" office:value="0.953345388788427" calcext:value-type="float">
            <text:p>0,953345388788427</text:p>
          </table:table-cell>
          <table:table-cell office:value-type="float" office:value="0.13" calcext:value-type="float">
            <text:p>0,13</text:p>
          </table:table-cell>
          <table:table-cell office:value-type="float" office:value="0.1316" calcext:value-type="float">
            <text:p>0,1316</text:p>
          </table:table-cell>
          <table:table-cell table:formula="of:=([.I108]+[.J108])/2" office:value-type="float" office:value="0.1308" calcext:value-type="float">
            <text:p>0,1308</text:p>
          </table:table-cell>
          <table:table-cell table:formula="of:=[.K108]/[.D108]" office:value-type="float" office:value="0.946112115732369" calcext:value-type="float">
            <text:p>0,946112115732369</text:p>
          </table:table-cell>
          <table:table-cell office:value-type="float" office:value="0.0872" calcext:value-type="float">
            <text:p>0,0872</text:p>
          </table:table-cell>
          <table:table-cell table:formula="of:=[.M108]/[.D108]" office:value-type="float" office:value="0.630741410488246" calcext:value-type="float">
            <text:p>0,630741410488246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0837" calcext:value-type="float">
            <text:p>0,0837</text:p>
          </table:table-cell>
          <table:table-cell table:formula="of:=([.O108]+[.P108])/2" office:value-type="float" office:value="0.0834" calcext:value-type="float">
            <text:p>0,0834</text:p>
          </table:table-cell>
          <table:table-cell table:formula="of:=[.Q108]/[.D108]" office:value-type="float" office:value="0.603254972875226" calcext:value-type="float">
            <text:p>0,603254972875226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294" calcext:value-type="float">
            <text:p>0,1294</text:p>
          </table:table-cell>
          <table:table-cell office:value-type="float" office:value="0.1367" calcext:value-type="float">
            <text:p>0,1367</text:p>
          </table:table-cell>
          <table:table-cell table:formula="of:=([.B109]+[.C109])/2" office:value-type="float" office:value="0.13305" calcext:value-type="float">
            <text:p>0,13305</text:p>
          </table:table-cell>
          <table:table-cell office:value-type="float" office:value="0.1361" calcext:value-type="float">
            <text:p>0,1361</text:p>
          </table:table-cell>
          <table:table-cell office:value-type="float" office:value="0.149" calcext:value-type="float">
            <text:p>0,149</text:p>
          </table:table-cell>
          <table:table-cell table:formula="of:=([.E109]+[.F109])/2" office:value-type="float" office:value="0.14255" calcext:value-type="float">
            <text:p>0,14255</text:p>
          </table:table-cell>
          <table:table-cell table:formula="of:=[.G109]/[.D109]" office:value-type="float" office:value="1.07140172867343" calcext:value-type="float">
            <text:p>1,07140172867343</text:p>
          </table:table-cell>
          <table:table-cell office:value-type="float" office:value="0.1312" calcext:value-type="float">
            <text:p>0,1312</text:p>
          </table:table-cell>
          <table:table-cell office:value-type="float" office:value="0.1277" calcext:value-type="float">
            <text:p>0,1277</text:p>
          </table:table-cell>
          <table:table-cell table:formula="of:=([.I109]+[.J109])/2" office:value-type="float" office:value="0.12945" calcext:value-type="float">
            <text:p>0,12945</text:p>
          </table:table-cell>
          <table:table-cell table:formula="of:=[.K109]/[.D109]" office:value-type="float" office:value="0.972942502818489" calcext:value-type="float">
            <text:p>0,972942502818489</text:p>
          </table:table-cell>
          <table:table-cell office:value-type="float" office:value="0.2537" calcext:value-type="float">
            <text:p>0,2537</text:p>
          </table:table-cell>
          <table:table-cell table:formula="of:=[.M109]/[.D109]" office:value-type="float" office:value="1.90680195415257" calcext:value-type="float">
            <text:p>1,90680195415257</text:p>
          </table:table-cell>
          <table:table-cell office:value-type="float" office:value="0.2365" calcext:value-type="float">
            <text:p>0,2365</text:p>
          </table:table-cell>
          <table:table-cell office:value-type="float" office:value="0.2787" calcext:value-type="float">
            <text:p>0,2787</text:p>
          </table:table-cell>
          <table:table-cell table:formula="of:=([.O109]+[.P109])/2" office:value-type="float" office:value="0.2576" calcext:value-type="float">
            <text:p>0,2576</text:p>
          </table:table-cell>
          <table:table-cell table:formula="of:=[.Q109]/[.D109]" office:value-type="float" office:value="1.93611424276588" calcext:value-type="float">
            <text:p>1,93611424276588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25" calcext:value-type="float">
            <text:p>0,0025</text:p>
          </table:table-cell>
          <table:table-cell table:formula="of:=([.B110]+[.C110])/2" office:value-type="float" office:value="0.00245" calcext:value-type="float">
            <text:p>0,0024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8" calcext:value-type="float">
            <text:p>0,0028</text:p>
          </table:table-cell>
          <table:table-cell table:formula="of:=([.E110]+[.F110])/2" office:value-type="float" office:value="0.0029" calcext:value-type="float">
            <text:p>0,0029</text:p>
          </table:table-cell>
          <table:table-cell table:formula="of:=[.G110]/[.D110]" office:value-type="float" office:value="1.18367346938776" calcext:value-type="float">
            <text:p>1,18367346938776</text:p>
          </table:table-cell>
          <table:table-cell table:number-columns-repeated="2" office:value-type="float" office:value="0.0028" calcext:value-type="float">
            <text:p>0,0028</text:p>
          </table:table-cell>
          <table:table-cell table:formula="of:=([.I110]+[.J110])/2" office:value-type="float" office:value="0.0028" calcext:value-type="float">
            <text:p>0,0028</text:p>
          </table:table-cell>
          <table:table-cell table:formula="of:=[.K110]/[.D110]" office:value-type="float" office:value="1.14285714285714" calcext:value-type="float">
            <text:p>1,14285714285714</text:p>
          </table:table-cell>
          <table:table-cell office:value-type="float" office:value="0.0021" calcext:value-type="float">
            <text:p>0,0021</text:p>
          </table:table-cell>
          <table:table-cell table:formula="of:=[.M110]/[.D110]" office:value-type="float" office:value="0.857142857142857" calcext:value-type="float">
            <text:p>0,857142857142857</text:p>
          </table:table-cell>
          <table:table-cell table:number-columns-repeated="2" office:value-type="float" office:value="0.0018" calcext:value-type="float">
            <text:p>0,0018</text:p>
          </table:table-cell>
          <table:table-cell table:formula="of:=([.O110]+[.P110])/2" office:value-type="float" office:value="0.0018" calcext:value-type="float">
            <text:p>0,0018</text:p>
          </table:table-cell>
          <table:table-cell table:formula="of:=[.Q110]/[.D110]" office:value-type="float" office:value="0.73469387755102" calcext:value-type="float">
            <text:p>0,73469387755102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24" calcext:value-type="float">
            <text:p>0,0024</text:p>
          </table:table-cell>
          <table:table-cell table:formula="of:=([.B111]+[.C111])/2" office:value-type="float" office:value="0.00255" calcext:value-type="float">
            <text:p>0,00255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24" calcext:value-type="float">
            <text:p>0,0024</text:p>
          </table:table-cell>
          <table:table-cell table:formula="of:=([.E111]+[.F111])/2" office:value-type="float" office:value="0.0025" calcext:value-type="float">
            <text:p>0,0025</text:p>
          </table:table-cell>
          <table:table-cell table:formula="of:=[.G111]/[.D111]" office:value-type="float" office:value="0.980392156862745" calcext:value-type="float">
            <text:p>0,98039215686274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21" calcext:value-type="float">
            <text:p>0,0021</text:p>
          </table:table-cell>
          <table:table-cell table:formula="of:=([.I111]+[.J111])/2" office:value-type="float" office:value="0.0022" calcext:value-type="float">
            <text:p>0,0022</text:p>
          </table:table-cell>
          <table:table-cell table:formula="of:=[.K111]/[.D111]" office:value-type="float" office:value="0.862745098039216" calcext:value-type="float">
            <text:p>0,862745098039216</text:p>
          </table:table-cell>
          <table:table-cell office:value-type="float" office:value="0.0029" calcext:value-type="float">
            <text:p>0,0029</text:p>
          </table:table-cell>
          <table:table-cell table:formula="of:=[.M111]/[.D111]" office:value-type="float" office:value="1.13725490196078" calcext:value-type="float">
            <text:p>1,1372549019607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7" calcext:value-type="float">
            <text:p>0,0017</text:p>
          </table:table-cell>
          <table:table-cell table:formula="of:=([.O111]+[.P111])/2" office:value-type="float" office:value="0.00185" calcext:value-type="float">
            <text:p>0,00185</text:p>
          </table:table-cell>
          <table:table-cell table:formula="of:=[.Q111]/[.D111]" office:value-type="float" office:value="0.725490196078431" calcext:value-type="float">
            <text:p>0,725490196078431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27" calcext:value-type="float">
            <text:p>0,0027</text:p>
          </table:table-cell>
          <table:table-cell table:formula="of:=([.B112]+[.C112])/2" office:value-type="float" office:value="0.0028" calcext:value-type="float">
            <text:p>0,002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6" calcext:value-type="float">
            <text:p>0,0026</text:p>
          </table:table-cell>
          <table:table-cell table:formula="of:=([.E112]+[.F112])/2" office:value-type="float" office:value="0.0028" calcext:value-type="float">
            <text:p>0,0028</text:p>
          </table:table-cell>
          <table:table-cell table:formula="of:=[.G112]/[.D112]"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,003</text:p>
          </table:table-cell>
          <table:table-cell table:formula="of:=([.I112]+[.J112])/2" office:value-type="float" office:value="0.003" calcext:value-type="float">
            <text:p>0,003</text:p>
          </table:table-cell>
          <table:table-cell table:formula="of:=[.K112]/[.D112]" office:value-type="float" office:value="1.07142857142857" calcext:value-type="float">
            <text:p>1,07142857142857</text:p>
          </table:table-cell>
          <table:table-cell office:value-type="float" office:value="0.0028" calcext:value-type="float">
            <text:p>0,0028</text:p>
          </table:table-cell>
          <table:table-cell table:formula="of:=[.M112]/[.D112]" office:value-type="float" office:value="1" calcext:value-type="float">
            <text:p>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21" calcext:value-type="float">
            <text:p>0,0021</text:p>
          </table:table-cell>
          <table:table-cell table:formula="of:=([.O112]+[.P112])/2" office:value-type="float" office:value="0.00225" calcext:value-type="float">
            <text:p>0,00225</text:p>
          </table:table-cell>
          <table:table-cell table:formula="of:=[.Q112]/[.D112]" office:value-type="float" office:value="0.803571428571429" calcext:value-type="float">
            <text:p>0,803571428571429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089" calcext:value-type="float">
            <text:p>0,0089</text:p>
          </table:table-cell>
          <table:table-cell table:formula="of:=([.B113]+[.C113])/2" office:value-type="float" office:value="0.0088" calcext:value-type="float">
            <text:p>0,0088</text:p>
          </table:table-cell>
          <table:table-cell table:number-columns-repeated="2" office:value-type="float" office:value="0.009" calcext:value-type="float">
            <text:p>0,009</text:p>
          </table:table-cell>
          <table:table-cell table:formula="of:=([.E113]+[.F113])/2" office:value-type="float" office:value="0.009" calcext:value-type="float">
            <text:p>0,009</text:p>
          </table:table-cell>
          <table:table-cell table:formula="of:=[.G113]/[.D113]" office:value-type="float" office:value="1.02272727272727" calcext:value-type="float">
            <text:p>1,02272727272727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08" calcext:value-type="float">
            <text:p>0,008</text:p>
          </table:table-cell>
          <table:table-cell table:formula="of:=([.I113]+[.J113])/2" office:value-type="float" office:value="0.00845" calcext:value-type="float">
            <text:p>0,00845</text:p>
          </table:table-cell>
          <table:table-cell table:formula="of:=[.K113]/[.D113]" office:value-type="float" office:value="0.960227272727273" calcext:value-type="float">
            <text:p>0,960227272727273</text:p>
          </table:table-cell>
          <table:table-cell office:value-type="float" office:value="0.0093" calcext:value-type="float">
            <text:p>0,0093</text:p>
          </table:table-cell>
          <table:table-cell table:formula="of:=[.M113]/[.D113]" office:value-type="float" office:value="1.05681818181818" calcext:value-type="float">
            <text:p>1,05681818181818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085" calcext:value-type="float">
            <text:p>0,0085</text:p>
          </table:table-cell>
          <table:table-cell table:formula="of:=([.O113]+[.P113])/2" office:value-type="float" office:value="0.00855" calcext:value-type="float">
            <text:p>0,00855</text:p>
          </table:table-cell>
          <table:table-cell table:formula="of:=[.Q113]/[.D113]" office:value-type="float" office:value="0.971590909090909" calcext:value-type="float">
            <text:p>0,971590909090909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3" calcext:value-type="float">
            <text:p>0,0033</text:p>
          </table:table-cell>
          <table:table-cell table:formula="of:=([.B114]+[.C114])/2" office:value-type="float" office:value="0.003" calcext:value-type="float">
            <text:p>0,003</text:p>
          </table:table-cell>
          <table:table-cell table:number-columns-repeated="2" office:value-type="float" office:value="0.0034" calcext:value-type="float">
            <text:p>0,0034</text:p>
          </table:table-cell>
          <table:table-cell table:formula="of:=([.E114]+[.F114])/2" office:value-type="float" office:value="0.0034" calcext:value-type="float">
            <text:p>0,0034</text:p>
          </table:table-cell>
          <table:table-cell table:formula="of:=[.G114]/[.D114]" office:value-type="float" office:value="1.13333333333333" calcext:value-type="float">
            <text:p>1,1333333333333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3" calcext:value-type="float">
            <text:p>0,0023</text:p>
          </table:table-cell>
          <table:table-cell table:formula="of:=([.I114]+[.J114])/2" office:value-type="float" office:value="0.00265" calcext:value-type="float">
            <text:p>0,00265</text:p>
          </table:table-cell>
          <table:table-cell table:formula="of:=[.K114]/[.D114]" office:value-type="float" office:value="0.883333333333333" calcext:value-type="float">
            <text:p>0,883333333333333</text:p>
          </table:table-cell>
          <table:table-cell office:value-type="float" office:value="0.0024" calcext:value-type="float">
            <text:p>0,0024</text:p>
          </table:table-cell>
          <table:table-cell table:formula="of:=[.M114]/[.D114]" office:value-type="float" office:value="0.8" calcext:value-type="float">
            <text:p>0,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9" calcext:value-type="float">
            <text:p>0,0019</text:p>
          </table:table-cell>
          <table:table-cell table:formula="of:=([.O114]+[.P114])/2" office:value-type="float" office:value="0.00195" calcext:value-type="float">
            <text:p>0,00195</text:p>
          </table:table-cell>
          <table:table-cell table:formula="of:=[.Q114]/[.D114]"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1886" calcext:value-type="float">
            <text:p>1,1886</text:p>
          </table:table-cell>
          <table:table-cell office:value-type="float" office:value="1.2434" calcext:value-type="float">
            <text:p>1,2434</text:p>
          </table:table-cell>
          <table:table-cell table:formula="of:=([.B115]+[.C115])/2" office:value-type="float" office:value="1.216" calcext:value-type="float">
            <text:p>1,216</text:p>
          </table:table-cell>
          <table:table-cell office:value-type="float" office:value="1.224" calcext:value-type="float">
            <text:p>1,224</text:p>
          </table:table-cell>
          <table:table-cell office:value-type="float" office:value="1.2031" calcext:value-type="float">
            <text:p>1,2031</text:p>
          </table:table-cell>
          <table:table-cell table:formula="of:=([.E115]+[.F115])/2" office:value-type="float" office:value="1.21355" calcext:value-type="float">
            <text:p>1,21355</text:p>
          </table:table-cell>
          <table:table-cell table:formula="of:=[.G115]/[.D115]" office:value-type="float" office:value="0.997985197368421" calcext:value-type="float">
            <text:p>0,997985197368421</text:p>
          </table:table-cell>
          <table:table-cell office:value-type="float" office:value="1.2035" calcext:value-type="float">
            <text:p>1,2035</text:p>
          </table:table-cell>
          <table:table-cell office:value-type="float" office:value="1.1237" calcext:value-type="float">
            <text:p>1,1237</text:p>
          </table:table-cell>
          <table:table-cell table:formula="of:=([.I115]+[.J115])/2" office:value-type="float" office:value="1.1636" calcext:value-type="float">
            <text:p>1,1636</text:p>
          </table:table-cell>
          <table:table-cell table:formula="of:=[.K115]/[.D115]" office:value-type="float" office:value="0.956907894736842" calcext:value-type="float">
            <text:p>0,956907894736842</text:p>
          </table:table-cell>
          <table:table-cell office:value-type="float" office:value="1.3932" calcext:value-type="float">
            <text:p>1,3932</text:p>
          </table:table-cell>
          <table:table-cell table:formula="of:=[.M115]/[.D115]" office:value-type="float" office:value="1.14572368421053" calcext:value-type="float">
            <text:p>1,14572368421053</text:p>
          </table:table-cell>
          <table:table-cell office:value-type="float" office:value="1.4353" calcext:value-type="float">
            <text:p>1,4353</text:p>
          </table:table-cell>
          <table:table-cell office:value-type="float" office:value="1.3643" calcext:value-type="float">
            <text:p>1,3643</text:p>
          </table:table-cell>
          <table:table-cell table:formula="of:=([.O115]+[.P115])/2" office:value-type="float" office:value="1.3998" calcext:value-type="float">
            <text:p>1,3998</text:p>
          </table:table-cell>
          <table:table-cell table:formula="of:=[.Q115]/[.D115]" office:value-type="float" office:value="1.15115131578947" calcext:value-type="float">
            <text:p>1,15115131578947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24" calcext:value-type="float">
            <text:p>0,224</text:p>
          </table:table-cell>
          <table:table-cell office:value-type="float" office:value="0.2275" calcext:value-type="float">
            <text:p>0,2275</text:p>
          </table:table-cell>
          <table:table-cell table:formula="of:=([.B116]+[.C116])/2" office:value-type="float" office:value="0.22575" calcext:value-type="float">
            <text:p>0,22575</text:p>
          </table:table-cell>
          <table:table-cell office:value-type="float" office:value="0.3062" calcext:value-type="float">
            <text:p>0,3062</text:p>
          </table:table-cell>
          <table:table-cell office:value-type="float" office:value="0.248" calcext:value-type="float">
            <text:p>0,248</text:p>
          </table:table-cell>
          <table:table-cell table:formula="of:=([.E116]+[.F116])/2" office:value-type="float" office:value="0.2771" calcext:value-type="float">
            <text:p>0,2771</text:p>
          </table:table-cell>
          <table:table-cell table:formula="of:=[.G116]/[.D116]" office:value-type="float" office:value="1.22746400885936" calcext:value-type="float">
            <text:p>1,22746400885936</text:p>
          </table:table-cell>
          <table:table-cell office:value-type="float" office:value="0.2319" calcext:value-type="float">
            <text:p>0,2319</text:p>
          </table:table-cell>
          <table:table-cell office:value-type="float" office:value="0.2244" calcext:value-type="float">
            <text:p>0,2244</text:p>
          </table:table-cell>
          <table:table-cell table:formula="of:=([.I116]+[.J116])/2" office:value-type="float" office:value="0.22815" calcext:value-type="float">
            <text:p>0,22815</text:p>
          </table:table-cell>
          <table:table-cell table:formula="of:=[.K116]/[.D116]" office:value-type="float" office:value="1.01063122923588" calcext:value-type="float">
            <text:p>1,01063122923588</text:p>
          </table:table-cell>
          <table:table-cell office:value-type="float" office:value="0.2203" calcext:value-type="float">
            <text:p>0,2203</text:p>
          </table:table-cell>
          <table:table-cell table:formula="of:=[.M116]/[.D116]" office:value-type="float" office:value="0.975858250276855" calcext:value-type="float">
            <text:p>0,975858250276855</text:p>
          </table:table-cell>
          <table:table-cell office:value-type="float" office:value="0.2077" calcext:value-type="float">
            <text:p>0,2077</text:p>
          </table:table-cell>
          <table:table-cell office:value-type="float" office:value="0.2076" calcext:value-type="float">
            <text:p>0,2076</text:p>
          </table:table-cell>
          <table:table-cell table:formula="of:=([.O116]+[.P116])/2" office:value-type="float" office:value="0.20765" calcext:value-type="float">
            <text:p>0,20765</text:p>
          </table:table-cell>
          <table:table-cell table:formula="of:=[.Q116]/[.D116]" office:value-type="float" office:value="0.919822812846069" calcext:value-type="float">
            <text:p>0,919822812846069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26" calcext:value-type="float">
            <text:p>0,426</text:p>
          </table:table-cell>
          <table:table-cell office:value-type="float" office:value="0.403" calcext:value-type="float">
            <text:p>0,403</text:p>
          </table:table-cell>
          <table:table-cell table:formula="of:=([.B117]+[.C117])/2" office:value-type="float" office:value="0.4145" calcext:value-type="float">
            <text:p>0,4145</text:p>
          </table:table-cell>
          <table:table-cell office:value-type="float" office:value="0.4066" calcext:value-type="float">
            <text:p>0,4066</text:p>
          </table:table-cell>
          <table:table-cell office:value-type="float" office:value="0.4055" calcext:value-type="float">
            <text:p>0,4055</text:p>
          </table:table-cell>
          <table:table-cell table:formula="of:=([.E117]+[.F117])/2" office:value-type="float" office:value="0.40605" calcext:value-type="float">
            <text:p>0,40605</text:p>
          </table:table-cell>
          <table:table-cell table:formula="of:=[.G117]/[.D117]" office:value-type="float" office:value="0.979613992762364" calcext:value-type="float">
            <text:p>0,979613992762364</text:p>
          </table:table-cell>
          <table:table-cell office:value-type="float" office:value="0.4048" calcext:value-type="float">
            <text:p>0,4048</text:p>
          </table:table-cell>
          <table:table-cell office:value-type="float" office:value="0.4002" calcext:value-type="float">
            <text:p>0,4002</text:p>
          </table:table-cell>
          <table:table-cell table:formula="of:=([.I117]+[.J117])/2" office:value-type="float" office:value="0.4025" calcext:value-type="float">
            <text:p>0,4025</text:p>
          </table:table-cell>
          <table:table-cell table:formula="of:=[.K117]/[.D117]" office:value-type="float" office:value="0.971049457177322" calcext:value-type="float">
            <text:p>0,971049457177322</text:p>
          </table:table-cell>
          <table:table-cell office:value-type="float" office:value="0.3979" calcext:value-type="float">
            <text:p>0,3979</text:p>
          </table:table-cell>
          <table:table-cell table:formula="of:=[.M117]/[.D117]" office:value-type="float" office:value="0.959951749095296" calcext:value-type="float">
            <text:p>0,959951749095296</text:p>
          </table:table-cell>
          <table:table-cell office:value-type="float" office:value="0.3828" calcext:value-type="float">
            <text:p>0,3828</text:p>
          </table:table-cell>
          <table:table-cell office:value-type="float" office:value="0.3773" calcext:value-type="float">
            <text:p>0,3773</text:p>
          </table:table-cell>
          <table:table-cell table:formula="of:=([.O117]+[.P117])/2" office:value-type="float" office:value="0.38005" calcext:value-type="float">
            <text:p>0,38005</text:p>
          </table:table-cell>
          <table:table-cell table:formula="of:=[.Q117]/[.D117]" office:value-type="float" office:value="0.916887816646562" calcext:value-type="float">
            <text:p>0,916887816646562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704" calcext:value-type="float">
            <text:p>0,2704</text:p>
          </table:table-cell>
          <table:table-cell office:value-type="float" office:value="0.2711" calcext:value-type="float">
            <text:p>0,2711</text:p>
          </table:table-cell>
          <table:table-cell table:formula="of:=([.B118]+[.C118])/2" office:value-type="float" office:value="0.27075" calcext:value-type="float">
            <text:p>0,27075</text:p>
          </table:table-cell>
          <table:table-cell office:value-type="float" office:value="0.2842" calcext:value-type="float">
            <text:p>0,2842</text:p>
          </table:table-cell>
          <table:table-cell office:value-type="float" office:value="0.2789" calcext:value-type="float">
            <text:p>0,2789</text:p>
          </table:table-cell>
          <table:table-cell table:formula="of:=([.E118]+[.F118])/2" office:value-type="float" office:value="0.28155" calcext:value-type="float">
            <text:p>0,28155</text:p>
          </table:table-cell>
          <table:table-cell table:formula="of:=[.G118]/[.D118]" office:value-type="float" office:value="1.0398891966759" calcext:value-type="float">
            <text:p>1,0398891966759</text:p>
          </table:table-cell>
          <table:table-cell office:value-type="float" office:value="0.2836" calcext:value-type="float">
            <text:p>0,2836</text:p>
          </table:table-cell>
          <table:table-cell office:value-type="float" office:value="0.2731" calcext:value-type="float">
            <text:p>0,2731</text:p>
          </table:table-cell>
          <table:table-cell table:formula="of:=([.I118]+[.J118])/2" office:value-type="float" office:value="0.27835" calcext:value-type="float">
            <text:p>0,27835</text:p>
          </table:table-cell>
          <table:table-cell table:formula="of:=[.K118]/[.D118]" office:value-type="float" office:value="1.0280701754386" calcext:value-type="float">
            <text:p>1,0280701754386</text:p>
          </table:table-cell>
          <table:table-cell office:value-type="float" office:value="0.2625" calcext:value-type="float">
            <text:p>0,2625</text:p>
          </table:table-cell>
          <table:table-cell table:formula="of:=[.M118]/[.D118]" office:value-type="float" office:value="0.969529085872576" calcext:value-type="float">
            <text:p>0,969529085872576</text:p>
          </table:table-cell>
          <table:table-cell office:value-type="float" office:value="0.2528" calcext:value-type="float">
            <text:p>0,2528</text:p>
          </table:table-cell>
          <table:table-cell office:value-type="float" office:value="0.2475" calcext:value-type="float">
            <text:p>0,2475</text:p>
          </table:table-cell>
          <table:table-cell table:formula="of:=([.O118]+[.P118])/2" office:value-type="float" office:value="0.25015" calcext:value-type="float">
            <text:p>0,25015</text:p>
          </table:table-cell>
          <table:table-cell table:formula="of:=[.Q118]/[.D118]" office:value-type="float" office:value="0.923915050784857" calcext:value-type="float">
            <text:p>0,923915050784857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617" calcext:value-type="float">
            <text:p>0,3617</text:p>
          </table:table-cell>
          <table:table-cell office:value-type="float" office:value="0.3703" calcext:value-type="float">
            <text:p>0,3703</text:p>
          </table:table-cell>
          <table:table-cell table:formula="of:=([.B119]+[.C119])/2" office:value-type="float" office:value="0.366" calcext:value-type="float">
            <text:p>0,366</text:p>
          </table:table-cell>
          <table:table-cell office:value-type="float" office:value="0.3705" calcext:value-type="float">
            <text:p>0,3705</text:p>
          </table:table-cell>
          <table:table-cell office:value-type="float" office:value="0.3714" calcext:value-type="float">
            <text:p>0,3714</text:p>
          </table:table-cell>
          <table:table-cell table:formula="of:=([.E119]+[.F119])/2" office:value-type="float" office:value="0.37095" calcext:value-type="float">
            <text:p>0,37095</text:p>
          </table:table-cell>
          <table:table-cell table:formula="of:=[.G119]/[.D119]" office:value-type="float" office:value="1.01352459016393" calcext:value-type="float">
            <text:p>1,01352459016393</text:p>
          </table:table-cell>
          <table:table-cell office:value-type="float" office:value="0.3694" calcext:value-type="float">
            <text:p>0,3694</text:p>
          </table:table-cell>
          <table:table-cell office:value-type="float" office:value="0.3642" calcext:value-type="float">
            <text:p>0,3642</text:p>
          </table:table-cell>
          <table:table-cell table:formula="of:=([.I119]+[.J119])/2" office:value-type="float" office:value="0.3668" calcext:value-type="float">
            <text:p>0,3668</text:p>
          </table:table-cell>
          <table:table-cell table:formula="of:=[.K119]/[.D119]" office:value-type="float" office:value="1.00218579234973" calcext:value-type="float">
            <text:p>1,00218579234973</text:p>
          </table:table-cell>
          <table:table-cell office:value-type="float" office:value="0.3562" calcext:value-type="float">
            <text:p>0,3562</text:p>
          </table:table-cell>
          <table:table-cell table:formula="of:=[.M119]/[.D119]" office:value-type="float" office:value="0.973224043715847" calcext:value-type="float">
            <text:p>0,973224043715847</text:p>
          </table:table-cell>
          <table:table-cell office:value-type="float" office:value="0.3449" calcext:value-type="float">
            <text:p>0,3449</text:p>
          </table:table-cell>
          <table:table-cell office:value-type="float" office:value="0.3431" calcext:value-type="float">
            <text:p>0,3431</text:p>
          </table:table-cell>
          <table:table-cell table:formula="of:=([.O119]+[.P119])/2" office:value-type="float" office:value="0.344" calcext:value-type="float">
            <text:p>0,344</text:p>
          </table:table-cell>
          <table:table-cell table:formula="of:=[.Q119]/[.D119]" office:value-type="float" office:value="0.939890710382514" calcext:value-type="float">
            <text:p>0,939890710382514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427" calcext:value-type="float">
            <text:p>0,2427</text:p>
          </table:table-cell>
          <table:table-cell office:value-type="float" office:value="0.2446" calcext:value-type="float">
            <text:p>0,2446</text:p>
          </table:table-cell>
          <table:table-cell table:formula="of:=([.B120]+[.C120])/2" office:value-type="float" office:value="0.24365" calcext:value-type="float">
            <text:p>0,24365</text:p>
          </table:table-cell>
          <table:table-cell office:value-type="float" office:value="0.2505" calcext:value-type="float">
            <text:p>0,2505</text:p>
          </table:table-cell>
          <table:table-cell office:value-type="float" office:value="0.2485" calcext:value-type="float">
            <text:p>0,2485</text:p>
          </table:table-cell>
          <table:table-cell table:formula="of:=([.E120]+[.F120])/2" office:value-type="float" office:value="0.2495" calcext:value-type="float">
            <text:p>0,2495</text:p>
          </table:table-cell>
          <table:table-cell table:formula="of:=[.G120]/[.D120]" office:value-type="float" office:value="1.02400985019495" calcext:value-type="float">
            <text:p>1,02400985019495</text:p>
          </table:table-cell>
          <table:table-cell office:value-type="float" office:value="0.2528" calcext:value-type="float">
            <text:p>0,2528</text:p>
          </table:table-cell>
          <table:table-cell office:value-type="float" office:value="0.2436" calcext:value-type="float">
            <text:p>0,2436</text:p>
          </table:table-cell>
          <table:table-cell table:formula="of:=([.I120]+[.J120])/2" office:value-type="float" office:value="0.2482" calcext:value-type="float">
            <text:p>0,2482</text:p>
          </table:table-cell>
          <table:table-cell table:formula="of:=[.K120]/[.D120]" office:value-type="float" office:value="1.01867432792941" calcext:value-type="float">
            <text:p>1,01867432792941</text:p>
          </table:table-cell>
          <table:table-cell office:value-type="float" office:value="0.2346" calcext:value-type="float">
            <text:p>0,2346</text:p>
          </table:table-cell>
          <table:table-cell table:formula="of:=[.M120]/[.D120]" office:value-type="float" office:value="0.962856556536015" calcext:value-type="float">
            <text:p>0,962856556536015</text:p>
          </table:table-cell>
          <table:table-cell office:value-type="float" office:value="0.2265" calcext:value-type="float">
            <text:p>0,2265</text:p>
          </table:table-cell>
          <table:table-cell office:value-type="float" office:value="0.2226" calcext:value-type="float">
            <text:p>0,2226</text:p>
          </table:table-cell>
          <table:table-cell table:formula="of:=([.O120]+[.P120])/2" office:value-type="float" office:value="0.22455" calcext:value-type="float">
            <text:p>0,22455</text:p>
          </table:table-cell>
          <table:table-cell table:formula="of:=[.Q120]/[.D120]" office:value-type="float" office:value="0.921608865175457" calcext:value-type="float">
            <text:p>0,921608865175457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239" calcext:value-type="float">
            <text:p>0,2239</text:p>
          </table:table-cell>
          <table:table-cell office:value-type="float" office:value="0.225" calcext:value-type="float">
            <text:p>0,225</text:p>
          </table:table-cell>
          <table:table-cell table:formula="of:=([.B121]+[.C121])/2" office:value-type="float" office:value="0.22445" calcext:value-type="float">
            <text:p>0,22445</text:p>
          </table:table-cell>
          <table:table-cell office:value-type="float" office:value="0.229" calcext:value-type="float">
            <text:p>0,229</text:p>
          </table:table-cell>
          <table:table-cell office:value-type="float" office:value="0.2283" calcext:value-type="float">
            <text:p>0,2283</text:p>
          </table:table-cell>
          <table:table-cell table:formula="of:=([.E121]+[.F121])/2" office:value-type="float" office:value="0.22865" calcext:value-type="float">
            <text:p>0,22865</text:p>
          </table:table-cell>
          <table:table-cell table:formula="of:=[.G121]/[.D121]" office:value-type="float" office:value="1.01871240810871" calcext:value-type="float">
            <text:p>1,01871240810871</text:p>
          </table:table-cell>
          <table:table-cell office:value-type="float" office:value="0.2306" calcext:value-type="float">
            <text:p>0,2306</text:p>
          </table:table-cell>
          <table:table-cell office:value-type="float" office:value="0.2243" calcext:value-type="float">
            <text:p>0,2243</text:p>
          </table:table-cell>
          <table:table-cell table:formula="of:=([.I121]+[.J121])/2" office:value-type="float" office:value="0.22745" calcext:value-type="float">
            <text:p>0,22745</text:p>
          </table:table-cell>
          <table:table-cell table:formula="of:=[.K121]/[.D121]" office:value-type="float" office:value="1.01336600579194" calcext:value-type="float">
            <text:p>1,01336600579194</text:p>
          </table:table-cell>
          <table:table-cell office:value-type="float" office:value="0.2164" calcext:value-type="float">
            <text:p>0,2164</text:p>
          </table:table-cell>
          <table:table-cell table:formula="of:=[.M121]/[.D121]" office:value-type="float" office:value="0.964134551124972" calcext:value-type="float">
            <text:p>0,964134551124972</text:p>
          </table:table-cell>
          <table:table-cell office:value-type="float" office:value="0.2065" calcext:value-type="float">
            <text:p>0,2065</text:p>
          </table:table-cell>
          <table:table-cell office:value-type="float" office:value="0.2018" calcext:value-type="float">
            <text:p>0,2018</text:p>
          </table:table-cell>
          <table:table-cell table:formula="of:=([.O121]+[.P121])/2" office:value-type="float" office:value="0.20415" calcext:value-type="float">
            <text:p>0,20415</text:p>
          </table:table-cell>
          <table:table-cell table:formula="of:=[.Q121]/[.D121]" office:value-type="float" office:value="0.909556694141234" calcext:value-type="float">
            <text:p>0,909556694141234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156" calcext:value-type="float">
            <text:p>0,0156</text:p>
          </table:table-cell>
          <table:table-cell table:formula="of:=([.B122]+[.C122])/2" office:value-type="float" office:value="0.01495" calcext:value-type="float">
            <text:p>0,01495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51" calcext:value-type="float">
            <text:p>0,0151</text:p>
          </table:table-cell>
          <table:table-cell table:formula="of:=([.E122]+[.F122])/2" office:value-type="float" office:value="0.0153" calcext:value-type="float">
            <text:p>0,0153</text:p>
          </table:table-cell>
          <table:table-cell table:formula="of:=[.G122]/[.D122]" office:value-type="float" office:value="1.02341137123746" calcext:value-type="float">
            <text:p>1,02341137123746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44" calcext:value-type="float">
            <text:p>0,0144</text:p>
          </table:table-cell>
          <table:table-cell table:formula="of:=([.I122]+[.J122])/2" office:value-type="float" office:value="0.01445" calcext:value-type="float">
            <text:p>0,01445</text:p>
          </table:table-cell>
          <table:table-cell table:formula="of:=[.K122]/[.D122]" office:value-type="float" office:value="0.966555183946488" calcext:value-type="float">
            <text:p>0,966555183946488</text:p>
          </table:table-cell>
          <table:table-cell office:value-type="float" office:value="0.0179" calcext:value-type="float">
            <text:p>0,0179</text:p>
          </table:table-cell>
          <table:table-cell table:formula="of:=[.M122]/[.D122]" office:value-type="float" office:value="1.19732441471572" calcext:value-type="float">
            <text:p>1,19732441471572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58" calcext:value-type="float">
            <text:p>0,0158</text:p>
          </table:table-cell>
          <table:table-cell table:formula="of:=([.O122]+[.P122])/2" office:value-type="float" office:value="0.0156" calcext:value-type="float">
            <text:p>0,0156</text:p>
          </table:table-cell>
          <table:table-cell table:formula="of:=[.Q122]/[.D122]" office:value-type="float" office:value="1.04347826086957" calcext:value-type="float">
            <text:p>1,04347826086957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158" calcext:value-type="float">
            <text:p>0,2158</text:p>
          </table:table-cell>
          <table:table-cell office:value-type="float" office:value="0.2203" calcext:value-type="float">
            <text:p>0,2203</text:p>
          </table:table-cell>
          <table:table-cell table:formula="of:=([.B123]+[.C123])/2" office:value-type="float" office:value="0.21805" calcext:value-type="float">
            <text:p>0,21805</text:p>
          </table:table-cell>
          <table:table-cell office:value-type="float" office:value="0.2205" calcext:value-type="float">
            <text:p>0,2205</text:p>
          </table:table-cell>
          <table:table-cell office:value-type="float" office:value="0.2278" calcext:value-type="float">
            <text:p>0,2278</text:p>
          </table:table-cell>
          <table:table-cell table:formula="of:=([.E123]+[.F123])/2" office:value-type="float" office:value="0.22415" calcext:value-type="float">
            <text:p>0,22415</text:p>
          </table:table-cell>
          <table:table-cell table:formula="of:=[.G123]/[.D123]" office:value-type="float" office:value="1.02797523503784" calcext:value-type="float">
            <text:p>1,02797523503784</text:p>
          </table:table-cell>
          <table:table-cell office:value-type="float" office:value="0.2203" calcext:value-type="float">
            <text:p>0,2203</text:p>
          </table:table-cell>
          <table:table-cell office:value-type="float" office:value="0.2168" calcext:value-type="float">
            <text:p>0,2168</text:p>
          </table:table-cell>
          <table:table-cell table:formula="of:=([.I123]+[.J123])/2" office:value-type="float" office:value="0.21855" calcext:value-type="float">
            <text:p>0,21855</text:p>
          </table:table-cell>
          <table:table-cell table:formula="of:=[.K123]/[.D123]" office:value-type="float" office:value="1.00229305205228" calcext:value-type="float">
            <text:p>1,00229305205228</text:p>
          </table:table-cell>
          <table:table-cell office:value-type="float" office:value="0.2119" calcext:value-type="float">
            <text:p>0,2119</text:p>
          </table:table-cell>
          <table:table-cell table:formula="of:=[.M123]/[.D123]" office:value-type="float" office:value="0.971795459756936" calcext:value-type="float">
            <text:p>0,971795459756936</text:p>
          </table:table-cell>
          <table:table-cell office:value-type="float" office:value="0.1983" calcext:value-type="float">
            <text:p>0,1983</text:p>
          </table:table-cell>
          <table:table-cell office:value-type="float" office:value="0.1986" calcext:value-type="float">
            <text:p>0,1986</text:p>
          </table:table-cell>
          <table:table-cell table:formula="of:=([.O123]+[.P123])/2" office:value-type="float" office:value="0.19845" calcext:value-type="float">
            <text:p>0,19845</text:p>
          </table:table-cell>
          <table:table-cell table:formula="of:=[.Q123]/[.D123]" office:value-type="float" office:value="0.910112359550562" calcext:value-type="float">
            <text:p>0,910112359550562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409" calcext:value-type="float">
            <text:p>0,0409</text:p>
          </table:table-cell>
          <table:table-cell table:formula="of:=([.B124]+[.C124])/2" office:value-type="float" office:value="0.041" calcext:value-type="float">
            <text:p>0,041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0412" calcext:value-type="float">
            <text:p>0,0412</text:p>
          </table:table-cell>
          <table:table-cell table:formula="of:=([.E124]+[.F124])/2" office:value-type="float" office:value="0.0419" calcext:value-type="float">
            <text:p>0,0419</text:p>
          </table:table-cell>
          <table:table-cell table:formula="of:=[.G124]/[.D124]" office:value-type="float" office:value="1.0219512195122" calcext:value-type="float">
            <text:p>1,0219512195122</text:p>
          </table:table-cell>
          <table:table-cell office:value-type="float" office:value="0.0412" calcext:value-type="float">
            <text:p>0,0412</text:p>
          </table:table-cell>
          <table:table-cell office:value-type="float" office:value="0.0408" calcext:value-type="float">
            <text:p>0,0408</text:p>
          </table:table-cell>
          <table:table-cell table:formula="of:=([.I124]+[.J124])/2" office:value-type="float" office:value="0.041" calcext:value-type="float">
            <text:p>0,041</text:p>
          </table:table-cell>
          <table:table-cell table:formula="of:=[.K124]/[.D124]" office:value-type="float" office:value="1" calcext:value-type="float">
            <text:p>1</text:p>
          </table:table-cell>
          <table:table-cell office:value-type="float" office:value="0.0434" calcext:value-type="float">
            <text:p>0,0434</text:p>
          </table:table-cell>
          <table:table-cell table:formula="of:=[.M124]/[.D124]" office:value-type="float" office:value="1.05853658536585" calcext:value-type="float">
            <text:p>1,05853658536585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86" calcext:value-type="float">
            <text:p>0,0386</text:p>
          </table:table-cell>
          <table:table-cell table:formula="of:=([.O124]+[.P124])/2" office:value-type="float" office:value="0.0383" calcext:value-type="float">
            <text:p>0,0383</text:p>
          </table:table-cell>
          <table:table-cell table:formula="of:=[.Q124]/[.D124]" office:value-type="float" office:value="0.934146341463415" calcext:value-type="float">
            <text:p>0,934146341463415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729" calcext:value-type="float">
            <text:p>0,0729</text:p>
          </table:table-cell>
          <table:table-cell table:formula="of:=([.B125]+[.C125])/2" office:value-type="float" office:value="0.0709" calcext:value-type="float">
            <text:p>0,0709</text:p>
          </table:table-cell>
          <table:table-cell office:value-type="float" office:value="0.0717" calcext:value-type="float">
            <text:p>0,0717</text:p>
          </table:table-cell>
          <table:table-cell office:value-type="float" office:value="0.0853" calcext:value-type="float">
            <text:p>0,0853</text:p>
          </table:table-cell>
          <table:table-cell table:formula="of:=([.E125]+[.F125])/2" office:value-type="float" office:value="0.0785" calcext:value-type="float">
            <text:p>0,0785</text:p>
          </table:table-cell>
          <table:table-cell table:formula="of:=[.G125]/[.D125]" office:value-type="float" office:value="1.10719322990127" calcext:value-type="float">
            <text:p>1,10719322990127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695" calcext:value-type="float">
            <text:p>0,0695</text:p>
          </table:table-cell>
          <table:table-cell table:formula="of:=([.I125]+[.J125])/2" office:value-type="float" office:value="0.0693" calcext:value-type="float">
            <text:p>0,0693</text:p>
          </table:table-cell>
          <table:table-cell table:formula="of:=[.K125]/[.D125]" office:value-type="float" office:value="0.977433004231312" calcext:value-type="float">
            <text:p>0,977433004231312</text:p>
          </table:table-cell>
          <table:table-cell office:value-type="float" office:value="0.0636" calcext:value-type="float">
            <text:p>0,0636</text:p>
          </table:table-cell>
          <table:table-cell table:formula="of:=[.M125]/[.D125]" office:value-type="float" office:value="0.89703808180536" calcext:value-type="float">
            <text:p>0,89703808180536</text:p>
          </table:table-cell>
          <table:table-cell table:number-columns-repeated="2" office:value-type="float" office:value="0.0575" calcext:value-type="float">
            <text:p>0,0575</text:p>
          </table:table-cell>
          <table:table-cell table:formula="of:=([.O125]+[.P125])/2" office:value-type="float" office:value="0.0575" calcext:value-type="float">
            <text:p>0,0575</text:p>
          </table:table-cell>
          <table:table-cell table:formula="of:=[.Q125]/[.D125]" office:value-type="float" office:value="0.811001410437235" calcext:value-type="float">
            <text:p>0,811001410437235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272" calcext:value-type="float">
            <text:p>0,1272</text:p>
          </table:table-cell>
          <table:table-cell office:value-type="float" office:value="0.155" calcext:value-type="float">
            <text:p>0,155</text:p>
          </table:table-cell>
          <table:table-cell table:formula="of:=([.B126]+[.C126])/2" office:value-type="float" office:value="0.1411" calcext:value-type="float">
            <text:p>0,1411</text:p>
          </table:table-cell>
          <table:table-cell office:value-type="float" office:value="0.1344" calcext:value-type="float">
            <text:p>0,1344</text:p>
          </table:table-cell>
          <table:table-cell office:value-type="float" office:value="0.1352" calcext:value-type="float">
            <text:p>0,1352</text:p>
          </table:table-cell>
          <table:table-cell table:formula="of:=([.E126]+[.F126])/2" office:value-type="float" office:value="0.1348" calcext:value-type="float">
            <text:p>0,1348</text:p>
          </table:table-cell>
          <table:table-cell table:formula="of:=[.G126]/[.D126]" office:value-type="float" office:value="0.955350815024805" calcext:value-type="float">
            <text:p>0,955350815024805</text:p>
          </table:table-cell>
          <table:table-cell office:value-type="float" office:value="0.1306" calcext:value-type="float">
            <text:p>0,1306</text:p>
          </table:table-cell>
          <table:table-cell office:value-type="float" office:value="0.1292" calcext:value-type="float">
            <text:p>0,1292</text:p>
          </table:table-cell>
          <table:table-cell table:formula="of:=([.I126]+[.J126])/2" office:value-type="float" office:value="0.1299" calcext:value-type="float">
            <text:p>0,1299</text:p>
          </table:table-cell>
          <table:table-cell table:formula="of:=[.K126]/[.D126]" office:value-type="float" office:value="0.920623671155209" calcext:value-type="float">
            <text:p>0,920623671155209</text:p>
          </table:table-cell>
          <table:table-cell office:value-type="float" office:value="0.1899" calcext:value-type="float">
            <text:p>0,1899</text:p>
          </table:table-cell>
          <table:table-cell table:formula="of:=[.M126]/[.D126]" office:value-type="float" office:value="1.3458540042523" calcext:value-type="float">
            <text:p>1,3458540042523</text:p>
          </table:table-cell>
          <table:table-cell office:value-type="float" office:value="0.205" calcext:value-type="float">
            <text:p>0,205</text:p>
          </table:table-cell>
          <table:table-cell office:value-type="float" office:value="0.1845" calcext:value-type="float">
            <text:p>0,1845</text:p>
          </table:table-cell>
          <table:table-cell table:formula="of:=([.O126]+[.P126])/2" office:value-type="float" office:value="0.19475" calcext:value-type="float">
            <text:p>0,19475</text:p>
          </table:table-cell>
          <table:table-cell table:formula="of:=[.Q126]/[.D126]" office:value-type="float" office:value="1.38022678951099" calcext:value-type="float">
            <text:p>1,38022678951099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207" calcext:value-type="float">
            <text:p>0,1207</text:p>
          </table:table-cell>
          <table:table-cell office:value-type="float" office:value="0.1265" calcext:value-type="float">
            <text:p>0,1265</text:p>
          </table:table-cell>
          <table:table-cell table:formula="of:=([.B127]+[.C127])/2" office:value-type="float" office:value="0.1236" calcext:value-type="float">
            <text:p>0,1236</text:p>
          </table:table-cell>
          <table:table-cell office:value-type="float" office:value="0.1293" calcext:value-type="float">
            <text:p>0,1293</text:p>
          </table:table-cell>
          <table:table-cell office:value-type="float" office:value="0.1288" calcext:value-type="float">
            <text:p>0,1288</text:p>
          </table:table-cell>
          <table:table-cell table:formula="of:=([.E127]+[.F127])/2" office:value-type="float" office:value="0.12905" calcext:value-type="float">
            <text:p>0,12905</text:p>
          </table:table-cell>
          <table:table-cell table:formula="of:=[.G127]/[.D127]" office:value-type="float" office:value="1.04409385113269" calcext:value-type="float">
            <text:p>1,04409385113269</text:p>
          </table:table-cell>
          <table:table-cell office:value-type="float" office:value="0.1253" calcext:value-type="float">
            <text:p>0,1253</text:p>
          </table:table-cell>
          <table:table-cell office:value-type="float" office:value="0.1238" calcext:value-type="float">
            <text:p>0,1238</text:p>
          </table:table-cell>
          <table:table-cell table:formula="of:=([.I127]+[.J127])/2" office:value-type="float" office:value="0.12455" calcext:value-type="float">
            <text:p>0,12455</text:p>
          </table:table-cell>
          <table:table-cell table:formula="of:=[.K127]/[.D127]" office:value-type="float" office:value="1.00768608414239" calcext:value-type="float">
            <text:p>1,00768608414239</text:p>
          </table:table-cell>
          <table:table-cell office:value-type="float" office:value="0.1784" calcext:value-type="float">
            <text:p>0,1784</text:p>
          </table:table-cell>
          <table:table-cell table:formula="of:=[.M127]/[.D127]" office:value-type="float" office:value="1.44336569579288" calcext:value-type="float">
            <text:p>1,44336569579288</text:p>
          </table:table-cell>
          <table:table-cell office:value-type="float" office:value="0.1781" calcext:value-type="float">
            <text:p>0,1781</text:p>
          </table:table-cell>
          <table:table-cell office:value-type="float" office:value="0.1969" calcext:value-type="float">
            <text:p>0,1969</text:p>
          </table:table-cell>
          <table:table-cell table:formula="of:=([.O127]+[.P127])/2" office:value-type="float" office:value="0.1875" calcext:value-type="float">
            <text:p>0,1875</text:p>
          </table:table-cell>
          <table:table-cell table:formula="of:=[.Q127]/[.D127]" office:value-type="float" office:value="1.51699029126214" calcext:value-type="float">
            <text:p>1,51699029126214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457" calcext:value-type="float">
            <text:p>0,1457</text:p>
          </table:table-cell>
          <table:table-cell office:value-type="float" office:value="0.1221" calcext:value-type="float">
            <text:p>0,1221</text:p>
          </table:table-cell>
          <table:table-cell table:formula="of:=([.B128]+[.C128])/2" office:value-type="float" office:value="0.1339" calcext:value-type="float">
            <text:p>0,1339</text:p>
          </table:table-cell>
          <table:table-cell office:value-type="float" office:value="0.1267" calcext:value-type="float">
            <text:p>0,1267</text:p>
          </table:table-cell>
          <table:table-cell office:value-type="float" office:value="0.1249" calcext:value-type="float">
            <text:p>0,1249</text:p>
          </table:table-cell>
          <table:table-cell table:formula="of:=([.E128]+[.F128])/2" office:value-type="float" office:value="0.1258" calcext:value-type="float">
            <text:p>0,1258</text:p>
          </table:table-cell>
          <table:table-cell table:formula="of:=[.G128]/[.D128]" office:value-type="float" office:value="0.939507094846901" calcext:value-type="float">
            <text:p>0,939507094846901</text:p>
          </table:table-cell>
          <table:table-cell office:value-type="float" office:value="0.1216" calcext:value-type="float">
            <text:p>0,1216</text:p>
          </table:table-cell>
          <table:table-cell office:value-type="float" office:value="0.12" calcext:value-type="float">
            <text:p>0,12</text:p>
          </table:table-cell>
          <table:table-cell table:formula="of:=([.I128]+[.J128])/2" office:value-type="float" office:value="0.1208" calcext:value-type="float">
            <text:p>0,1208</text:p>
          </table:table-cell>
          <table:table-cell table:formula="of:=[.K128]/[.D128]" office:value-type="float" office:value="0.902165795369679" calcext:value-type="float">
            <text:p>0,902165795369679</text:p>
          </table:table-cell>
          <table:table-cell office:value-type="float" office:value="0.1721" calcext:value-type="float">
            <text:p>0,1721</text:p>
          </table:table-cell>
          <table:table-cell table:formula="of:=[.M128]/[.D128]" office:value-type="float" office:value="1.28528752800597" calcext:value-type="float">
            <text:p>1,28528752800597</text:p>
          </table:table-cell>
          <table:table-cell office:value-type="float" office:value="0.1717" calcext:value-type="float">
            <text:p>0,1717</text:p>
          </table:table-cell>
          <table:table-cell office:value-type="float" office:value="0.191" calcext:value-type="float">
            <text:p>0,191</text:p>
          </table:table-cell>
          <table:table-cell table:formula="of:=([.O128]+[.P128])/2" office:value-type="float" office:value="0.18135" calcext:value-type="float">
            <text:p>0,18135</text:p>
          </table:table-cell>
          <table:table-cell table:formula="of:=[.Q128]/[.D128]" office:value-type="float" office:value="1.35436893203884" calcext:value-type="float">
            <text:p>1,35436893203884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16" calcext:value-type="float">
            <text:p>0,216</text:p>
          </table:table-cell>
          <table:table-cell office:value-type="float" office:value="0.2252" calcext:value-type="float">
            <text:p>0,2252</text:p>
          </table:table-cell>
          <table:table-cell table:formula="of:=([.B129]+[.C129])/2" office:value-type="float" office:value="0.2206" calcext:value-type="float">
            <text:p>0,2206</text:p>
          </table:table-cell>
          <table:table-cell office:value-type="float" office:value="0.2579" calcext:value-type="float">
            <text:p>0,2579</text:p>
          </table:table-cell>
          <table:table-cell office:value-type="float" office:value="0.2272" calcext:value-type="float">
            <text:p>0,2272</text:p>
          </table:table-cell>
          <table:table-cell table:formula="of:=([.E129]+[.F129])/2" office:value-type="float" office:value="0.24255" calcext:value-type="float">
            <text:p>0,24255</text:p>
          </table:table-cell>
          <table:table-cell table:formula="of:=[.G129]/[.D129]" office:value-type="float" office:value="1.09950135992747" calcext:value-type="float">
            <text:p>1,09950135992747</text:p>
          </table:table-cell>
          <table:table-cell office:value-type="float" office:value="0.2613" calcext:value-type="float">
            <text:p>0,2613</text:p>
          </table:table-cell>
          <table:table-cell office:value-type="float" office:value="0.2181" calcext:value-type="float">
            <text:p>0,2181</text:p>
          </table:table-cell>
          <table:table-cell table:formula="of:=([.I129]+[.J129])/2" office:value-type="float" office:value="0.2397" calcext:value-type="float">
            <text:p>0,2397</text:p>
          </table:table-cell>
          <table:table-cell table:formula="of:=[.K129]/[.D129]" office:value-type="float" office:value="1.08658204895739" calcext:value-type="float">
            <text:p>1,08658204895739</text:p>
          </table:table-cell>
          <table:table-cell office:value-type="float" office:value="0.1935" calcext:value-type="float">
            <text:p>0,1935</text:p>
          </table:table-cell>
          <table:table-cell table:formula="of:=[.M129]/[.D129]" office:value-type="float" office:value="0.877153218495014" calcext:value-type="float">
            <text:p>0,877153218495014</text:p>
          </table:table-cell>
          <table:table-cell office:value-type="float" office:value="0.1687" calcext:value-type="float">
            <text:p>0,1687</text:p>
          </table:table-cell>
          <table:table-cell office:value-type="float" office:value="0.172" calcext:value-type="float">
            <text:p>0,172</text:p>
          </table:table-cell>
          <table:table-cell table:formula="of:=([.O129]+[.P129])/2" office:value-type="float" office:value="0.17035" calcext:value-type="float">
            <text:p>0,17035</text:p>
          </table:table-cell>
          <table:table-cell table:formula="of:=[.Q129]/[.D129]" office:value-type="float" office:value="0.772212148685403" calcext:value-type="float">
            <text:p>0,772212148685403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274" calcext:value-type="float">
            <text:p>0,1274</text:p>
          </table:table-cell>
          <table:table-cell office:value-type="float" office:value="0.1197" calcext:value-type="float">
            <text:p>0,1197</text:p>
          </table:table-cell>
          <table:table-cell table:formula="of:=([.B130]+[.C130])/2" office:value-type="float" office:value="0.12355" calcext:value-type="float">
            <text:p>0,12355</text:p>
          </table:table-cell>
          <table:table-cell office:value-type="float" office:value="0.1551" calcext:value-type="float">
            <text:p>0,1551</text:p>
          </table:table-cell>
          <table:table-cell office:value-type="float" office:value="0.144" calcext:value-type="float">
            <text:p>0,144</text:p>
          </table:table-cell>
          <table:table-cell table:formula="of:=([.E130]+[.F130])/2" office:value-type="float" office:value="0.14955" calcext:value-type="float">
            <text:p>0,14955</text:p>
          </table:table-cell>
          <table:table-cell table:formula="of:=[.G130]/[.D130]" office:value-type="float" office:value="1.2104411169567" calcext:value-type="float">
            <text:p>1,2104411169567</text:p>
          </table:table-cell>
          <table:table-cell office:value-type="float" office:value="0.1211" calcext:value-type="float">
            <text:p>0,1211</text:p>
          </table:table-cell>
          <table:table-cell office:value-type="float" office:value="0.1162" calcext:value-type="float">
            <text:p>0,1162</text:p>
          </table:table-cell>
          <table:table-cell table:formula="of:=([.I130]+[.J130])/2" office:value-type="float" office:value="0.11865" calcext:value-type="float">
            <text:p>0,11865</text:p>
          </table:table-cell>
          <table:table-cell table:formula="of:=[.K130]/[.D130]" office:value-type="float" office:value="0.960339943342776" calcext:value-type="float">
            <text:p>0,960339943342776</text:p>
          </table:table-cell>
          <table:table-cell office:value-type="float" office:value="0.2219" calcext:value-type="float">
            <text:p>0,2219</text:p>
          </table:table-cell>
          <table:table-cell table:formula="of:=[.M130]/[.D130]" office:value-type="float" office:value="1.79603399433428" calcext:value-type="float">
            <text:p>1,79603399433428</text:p>
          </table:table-cell>
          <table:table-cell office:value-type="float" office:value="0.2408" calcext:value-type="float">
            <text:p>0,2408</text:p>
          </table:table-cell>
          <table:table-cell office:value-type="float" office:value="0.2195" calcext:value-type="float">
            <text:p>0,2195</text:p>
          </table:table-cell>
          <table:table-cell table:formula="of:=([.O130]+[.P130])/2" office:value-type="float" office:value="0.23015" calcext:value-type="float">
            <text:p>0,23015</text:p>
          </table:table-cell>
          <table:table-cell table:formula="of:=[.Q130]/[.D130]" office:value-type="float" office:value="1.86280857952246" calcext:value-type="float">
            <text:p>1,86280857952246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075" calcext:value-type="float">
            <text:p>0,0075</text:p>
          </table:table-cell>
          <table:table-cell table:formula="of:=([.B131]+[.C131])/2" office:value-type="float" office:value="0.0076" calcext:value-type="float">
            <text:p>0,0076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72" calcext:value-type="float">
            <text:p>0,0072</text:p>
          </table:table-cell>
          <table:table-cell table:formula="of:=([.E131]+[.F131])/2" office:value-type="float" office:value="0.00715" calcext:value-type="float">
            <text:p>0,00715</text:p>
          </table:table-cell>
          <table:table-cell table:formula="of:=[.G131]/[.D131]" office:value-type="float" office:value="0.94078947368421" calcext:value-type="float">
            <text:p>0,94078947368421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67" calcext:value-type="float">
            <text:p>0,0067</text:p>
          </table:table-cell>
          <table:table-cell table:formula="of:=([.I131]+[.J131])/2" office:value-type="float" office:value="0.00675" calcext:value-type="float">
            <text:p>0,00675</text:p>
          </table:table-cell>
          <table:table-cell table:formula="of:=[.K131]/[.D131]" office:value-type="float" office:value="0.888157894736842" calcext:value-type="float">
            <text:p>0,888157894736842</text:p>
          </table:table-cell>
          <table:table-cell office:value-type="float" office:value="0.0093" calcext:value-type="float">
            <text:p>0,0093</text:p>
          </table:table-cell>
          <table:table-cell table:formula="of:=[.M131]/[.D131]" office:value-type="float" office:value="1.22368421052632" calcext:value-type="float">
            <text:p>1,22368421052632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85" calcext:value-type="float">
            <text:p>0,0085</text:p>
          </table:table-cell>
          <table:table-cell table:formula="of:=([.O131]+[.P131])/2" office:value-type="float" office:value="0.00845" calcext:value-type="float">
            <text:p>0,00845</text:p>
          </table:table-cell>
          <table:table-cell table:formula="of:=[.Q131]/[.D131]" office:value-type="float" office:value="1.11184210526316" calcext:value-type="float">
            <text:p>1,11184210526316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43" calcext:value-type="float">
            <text:p>0,0043</text:p>
          </table:table-cell>
          <table:table-cell table:formula="of:=([.B132]+[.C132])/2" office:value-type="float" office:value="0.0047" calcext:value-type="float">
            <text:p>0,0047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51" calcext:value-type="float">
            <text:p>0,0051</text:p>
          </table:table-cell>
          <table:table-cell table:formula="of:=([.E132]+[.F132])/2" office:value-type="float" office:value="0.0053" calcext:value-type="float">
            <text:p>0,0053</text:p>
          </table:table-cell>
          <table:table-cell table:formula="of:=[.G132]/[.D132]" office:value-type="float" office:value="1.12765957446809" calcext:value-type="float">
            <text:p>1,12765957446809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54" calcext:value-type="float">
            <text:p>0,0054</text:p>
          </table:table-cell>
          <table:table-cell table:formula="of:=([.I132]+[.J132])/2" office:value-type="float" office:value="0.00555" calcext:value-type="float">
            <text:p>0,00555</text:p>
          </table:table-cell>
          <table:table-cell table:formula="of:=[.K132]/[.D132]" office:value-type="float" office:value="1.18085106382979" calcext:value-type="float">
            <text:p>1,18085106382979</text:p>
          </table:table-cell>
          <table:table-cell office:value-type="float" office:value="0.0105" calcext:value-type="float">
            <text:p>0,0105</text:p>
          </table:table-cell>
          <table:table-cell table:formula="of:=[.M132]/[.D132]" office:value-type="float" office:value="2.23404255319149" calcext:value-type="float">
            <text:p>2,23404255319149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096" calcext:value-type="float">
            <text:p>0,0096</text:p>
          </table:table-cell>
          <table:table-cell table:formula="of:=([.O132]+[.P132])/2" office:value-type="float" office:value="0.0095" calcext:value-type="float">
            <text:p>0,0095</text:p>
          </table:table-cell>
          <table:table-cell table:formula="of:=[.Q132]/[.D132]" office:value-type="float" office:value="2.02127659574468" calcext:value-type="float">
            <text:p>2,02127659574468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43" calcext:value-type="float">
            <text:p>0,0443</text:p>
          </table:table-cell>
          <table:table-cell office:value-type="float" office:value="0.0452" calcext:value-type="float">
            <text:p>0,0452</text:p>
          </table:table-cell>
          <table:table-cell table:formula="of:=([.B133]+[.C133])/2" office:value-type="float" office:value="0.04475" calcext:value-type="float">
            <text:p>0,04475</text:p>
          </table:table-cell>
          <table:table-cell office:value-type="float" office:value="0.0442" calcext:value-type="float">
            <text:p>0,0442</text:p>
          </table:table-cell>
          <table:table-cell office:value-type="float" office:value="0.0477" calcext:value-type="float">
            <text:p>0,0477</text:p>
          </table:table-cell>
          <table:table-cell table:formula="of:=([.E133]+[.F133])/2" office:value-type="float" office:value="0.04595" calcext:value-type="float">
            <text:p>0,04595</text:p>
          </table:table-cell>
          <table:table-cell table:formula="of:=[.G133]/[.D133]" office:value-type="float" office:value="1.0268156424581" calcext:value-type="float">
            <text:p>1,0268156424581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55" calcext:value-type="float">
            <text:p>0,0455</text:p>
          </table:table-cell>
          <table:table-cell table:formula="of:=([.I133]+[.J133])/2" office:value-type="float" office:value="0.04525" calcext:value-type="float">
            <text:p>0,04525</text:p>
          </table:table-cell>
          <table:table-cell table:formula="of:=[.K133]/[.D133]" office:value-type="float" office:value="1.01117318435754" calcext:value-type="float">
            <text:p>1,01117318435754</text:p>
          </table:table-cell>
          <table:table-cell office:value-type="float" office:value="0.0464" calcext:value-type="float">
            <text:p>0,0464</text:p>
          </table:table-cell>
          <table:table-cell table:formula="of:=[.M133]/[.D133]" office:value-type="float" office:value="1.03687150837989" calcext:value-type="float">
            <text:p>1,03687150837989</text:p>
          </table:table-cell>
          <table:table-cell table:number-columns-repeated="2" office:value-type="float" office:value="0.0413" calcext:value-type="float">
            <text:p>0,0413</text:p>
          </table:table-cell>
          <table:table-cell table:formula="of:=([.O133]+[.P133])/2" office:value-type="float" office:value="0.0413" calcext:value-type="float">
            <text:p>0,0413</text:p>
          </table:table-cell>
          <table:table-cell table:formula="of:=[.Q133]/[.D133]" office:value-type="float" office:value="0.922905027932961" calcext:value-type="float">
            <text:p>0,922905027932961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67" calcext:value-type="float">
            <text:p>0,0167</text:p>
          </table:table-cell>
          <table:table-cell table:formula="of:=([.B134]+[.C134])/2" office:value-type="float" office:value="0.01635" calcext:value-type="float">
            <text:p>0,01635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157" calcext:value-type="float">
            <text:p>0,0157</text:p>
          </table:table-cell>
          <table:table-cell table:formula="of:=([.E134]+[.F134])/2" office:value-type="float" office:value="0.01595" calcext:value-type="float">
            <text:p>0,01595</text:p>
          </table:table-cell>
          <table:table-cell table:formula="of:=[.G134]/[.D134]" office:value-type="float" office:value="0.975535168195719" calcext:value-type="float">
            <text:p>0,975535168195719</text:p>
          </table:table-cell>
          <table:table-cell table:number-columns-repeated="2" office:value-type="float" office:value="0.0147" calcext:value-type="float">
            <text:p>0,0147</text:p>
          </table:table-cell>
          <table:table-cell table:formula="of:=([.I134]+[.J134])/2" office:value-type="float" office:value="0.0147" calcext:value-type="float">
            <text:p>0,0147</text:p>
          </table:table-cell>
          <table:table-cell table:formula="of:=[.K134]/[.D134]" office:value-type="float" office:value="0.89908256880734" calcext:value-type="float">
            <text:p>0,89908256880734</text:p>
          </table:table-cell>
          <table:table-cell office:value-type="float" office:value="0.0205" calcext:value-type="float">
            <text:p>0,0205</text:p>
          </table:table-cell>
          <table:table-cell table:formula="of:=[.M134]/[.D134]" office:value-type="float" office:value="1.25382262996942" calcext:value-type="float">
            <text:p>1,25382262996942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185" calcext:value-type="float">
            <text:p>0,0185</text:p>
          </table:table-cell>
          <table:table-cell table:formula="of:=([.O134]+[.P134])/2" office:value-type="float" office:value="0.0182" calcext:value-type="float">
            <text:p>0,0182</text:p>
          </table:table-cell>
          <table:table-cell table:formula="of:=[.Q134]/[.D134]" office:value-type="float" office:value="1.1131498470948" calcext:value-type="float">
            <text:p>1,1131498470948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1811" calcext:value-type="float">
            <text:p>1,1811</text:p>
          </table:table-cell>
          <table:table-cell office:value-type="float" office:value="1.2617" calcext:value-type="float">
            <text:p>1,2617</text:p>
          </table:table-cell>
          <table:table-cell table:formula="of:=([.B135]+[.C135])/2" office:value-type="float" office:value="1.2214" calcext:value-type="float">
            <text:p>1,2214</text:p>
          </table:table-cell>
          <table:table-cell office:value-type="float" office:value="1.242" calcext:value-type="float">
            <text:p>1,242</text:p>
          </table:table-cell>
          <table:table-cell office:value-type="float" office:value="1.2332" calcext:value-type="float">
            <text:p>1,2332</text:p>
          </table:table-cell>
          <table:table-cell table:formula="of:=([.E135]+[.F135])/2" office:value-type="float" office:value="1.2376" calcext:value-type="float">
            <text:p>1,2376</text:p>
          </table:table-cell>
          <table:table-cell table:formula="of:=[.G135]/[.D135]" office:value-type="float" office:value="1.0132634681513" calcext:value-type="float">
            <text:p>1,0132634681513</text:p>
          </table:table-cell>
          <table:table-cell office:value-type="float" office:value="1.2816" calcext:value-type="float">
            <text:p>1,2816</text:p>
          </table:table-cell>
          <table:table-cell office:value-type="float" office:value="1.211" calcext:value-type="float">
            <text:p>1,211</text:p>
          </table:table-cell>
          <table:table-cell table:formula="of:=([.I135]+[.J135])/2" office:value-type="float" office:value="1.2463" calcext:value-type="float">
            <text:p>1,2463</text:p>
          </table:table-cell>
          <table:table-cell table:formula="of:=[.K135]/[.D135]" office:value-type="float" office:value="1.02038644178811" calcext:value-type="float">
            <text:p>1,02038644178811</text:p>
          </table:table-cell>
          <table:table-cell office:value-type="float" office:value="1.1588" calcext:value-type="float">
            <text:p>1,1588</text:p>
          </table:table-cell>
          <table:table-cell table:formula="of:=[.M135]/[.D135]" office:value-type="float" office:value="0.948747339119044" calcext:value-type="float">
            <text:p>0,948747339119044</text:p>
          </table:table-cell>
          <table:table-cell office:value-type="float" office:value="1.1441" calcext:value-type="float">
            <text:p>1,1441</text:p>
          </table:table-cell>
          <table:table-cell office:value-type="float" office:value="1.1621" calcext:value-type="float">
            <text:p>1,1621</text:p>
          </table:table-cell>
          <table:table-cell table:formula="of:=([.O135]+[.P135])/2" office:value-type="float" office:value="1.1531" calcext:value-type="float">
            <text:p>1,1531</text:p>
          </table:table-cell>
          <table:table-cell table:formula="of:=[.Q135]/[.D135]" office:value-type="float" office:value="0.94408056328803" calcext:value-type="float">
            <text:p>0,94408056328803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657" calcext:value-type="float">
            <text:p>0,2657</text:p>
          </table:table-cell>
          <table:table-cell office:value-type="float" office:value="0.2885" calcext:value-type="float">
            <text:p>0,2885</text:p>
          </table:table-cell>
          <table:table-cell table:formula="of:=([.B136]+[.C136])/2" office:value-type="float" office:value="0.2771" calcext:value-type="float">
            <text:p>0,2771</text:p>
          </table:table-cell>
          <table:table-cell office:value-type="float" office:value="0.2585" calcext:value-type="float">
            <text:p>0,2585</text:p>
          </table:table-cell>
          <table:table-cell office:value-type="float" office:value="0.259" calcext:value-type="float">
            <text:p>0,259</text:p>
          </table:table-cell>
          <table:table-cell table:formula="of:=([.E136]+[.F136])/2" office:value-type="float" office:value="0.25875" calcext:value-type="float">
            <text:p>0,25875</text:p>
          </table:table-cell>
          <table:table-cell table:formula="of:=[.G136]/[.D136]" office:value-type="float" office:value="0.933778419343197" calcext:value-type="float">
            <text:p>0,933778419343197</text:p>
          </table:table-cell>
          <table:table-cell office:value-type="float" office:value="0.252" calcext:value-type="float">
            <text:p>0,252</text:p>
          </table:table-cell>
          <table:table-cell office:value-type="float" office:value="0.2521" calcext:value-type="float">
            <text:p>0,2521</text:p>
          </table:table-cell>
          <table:table-cell table:formula="of:=([.I136]+[.J136])/2" office:value-type="float" office:value="0.25205" calcext:value-type="float">
            <text:p>0,25205</text:p>
          </table:table-cell>
          <table:table-cell table:formula="of:=[.K136]/[.D136]" office:value-type="float" office:value="0.909599422591122" calcext:value-type="float">
            <text:p>0,909599422591122</text:p>
          </table:table-cell>
          <table:table-cell office:value-type="float" office:value="0.2472" calcext:value-type="float">
            <text:p>0,2472</text:p>
          </table:table-cell>
          <table:table-cell table:formula="of:=[.M136]/[.D136]" office:value-type="float" office:value="0.892096715987008" calcext:value-type="float">
            <text:p>0,892096715987008</text:p>
          </table:table-cell>
          <table:table-cell office:value-type="float" office:value="0.2642" calcext:value-type="float">
            <text:p>0,2642</text:p>
          </table:table-cell>
          <table:table-cell office:value-type="float" office:value="0.233" calcext:value-type="float">
            <text:p>0,233</text:p>
          </table:table-cell>
          <table:table-cell table:formula="of:=([.O136]+[.P136])/2" office:value-type="float" office:value="0.2486" calcext:value-type="float">
            <text:p>0,2486</text:p>
          </table:table-cell>
          <table:table-cell table:formula="of:=[.Q136]/[.D136]" office:value-type="float" office:value="0.897149043666546" calcext:value-type="float">
            <text:p>0,897149043666546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table:number-columns-repeated="2" office:value-type="float" office:value="0.0118" calcext:value-type="float">
            <text:p>0,0118</text:p>
          </table:table-cell>
          <table:table-cell table:formula="of:=([.B137]+[.C137])/2" office:value-type="float" office:value="0.0118" calcext:value-type="float">
            <text:p>0,0118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12" calcext:value-type="float">
            <text:p>0,0112</text:p>
          </table:table-cell>
          <table:table-cell table:formula="of:=([.E137]+[.F137])/2" office:value-type="float" office:value="0.0114" calcext:value-type="float">
            <text:p>0,0114</text:p>
          </table:table-cell>
          <table:table-cell table:formula="of:=[.G137]/[.D137]" office:value-type="float" office:value="0.966101694915254" calcext:value-type="float">
            <text:p>0,966101694915254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14" calcext:value-type="float">
            <text:p>0,0114</text:p>
          </table:table-cell>
          <table:table-cell table:formula="of:=([.I137]+[.J137])/2" office:value-type="float" office:value="0.01105" calcext:value-type="float">
            <text:p>0,01105</text:p>
          </table:table-cell>
          <table:table-cell table:formula="of:=[.K137]/[.D137]" office:value-type="float" office:value="0.936440677966102" calcext:value-type="float">
            <text:p>0,936440677966102</text:p>
          </table:table-cell>
          <table:table-cell office:value-type="float" office:value="0.0112" calcext:value-type="float">
            <text:p>0,0112</text:p>
          </table:table-cell>
          <table:table-cell table:formula="of:=[.M137]/[.D137]" office:value-type="float" office:value="0.949152542372881" calcext:value-type="float">
            <text:p>0,949152542372881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121" calcext:value-type="float">
            <text:p>0,0121</text:p>
          </table:table-cell>
          <table:table-cell table:formula="of:=([.O137]+[.P137])/2" office:value-type="float" office:value="0.0112" calcext:value-type="float">
            <text:p>0,0112</text:p>
          </table:table-cell>
          <table:table-cell table:formula="of:=[.Q137]/[.D137]" office:value-type="float" office:value="0.949152542372882" calcext:value-type="float">
            <text:p>0,949152542372882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331" calcext:value-type="float">
            <text:p>0,2331</text:p>
          </table:table-cell>
          <table:table-cell office:value-type="float" office:value="0.2388" calcext:value-type="float">
            <text:p>0,2388</text:p>
          </table:table-cell>
          <table:table-cell table:formula="of:=([.B138]+[.C138])/2" office:value-type="float" office:value="0.23595" calcext:value-type="float">
            <text:p>0,23595</text:p>
          </table:table-cell>
          <table:table-cell office:value-type="float" office:value="0.2317" calcext:value-type="float">
            <text:p>0,2317</text:p>
          </table:table-cell>
          <table:table-cell office:value-type="float" office:value="0.2539" calcext:value-type="float">
            <text:p>0,2539</text:p>
          </table:table-cell>
          <table:table-cell table:formula="of:=([.E138]+[.F138])/2" office:value-type="float" office:value="0.2428" calcext:value-type="float">
            <text:p>0,2428</text:p>
          </table:table-cell>
          <table:table-cell table:formula="of:=[.G138]/[.D138]" office:value-type="float" office:value="1.02903157448612" calcext:value-type="float">
            <text:p>1,02903157448612</text:p>
          </table:table-cell>
          <table:table-cell office:value-type="float" office:value="0.2318" calcext:value-type="float">
            <text:p>0,2318</text:p>
          </table:table-cell>
          <table:table-cell office:value-type="float" office:value="0.2256" calcext:value-type="float">
            <text:p>0,2256</text:p>
          </table:table-cell>
          <table:table-cell table:formula="of:=([.I138]+[.J138])/2" office:value-type="float" office:value="0.2287" calcext:value-type="float">
            <text:p>0,2287</text:p>
          </table:table-cell>
          <table:table-cell table:formula="of:=[.K138]/[.D138]" office:value-type="float" office:value="0.969273151091333" calcext:value-type="float">
            <text:p>0,969273151091333</text:p>
          </table:table-cell>
          <table:table-cell office:value-type="float" office:value="0.23" calcext:value-type="float">
            <text:p>0,23</text:p>
          </table:table-cell>
          <table:table-cell table:formula="of:=[.M138]/[.D138]" office:value-type="float" office:value="0.974782792964611" calcext:value-type="float">
            <text:p>0,974782792964611</text:p>
          </table:table-cell>
          <table:table-cell office:value-type="float" office:value="0.2145" calcext:value-type="float">
            <text:p>0,2145</text:p>
          </table:table-cell>
          <table:table-cell office:value-type="float" office:value="0.2135" calcext:value-type="float">
            <text:p>0,2135</text:p>
          </table:table-cell>
          <table:table-cell table:formula="of:=([.O138]+[.P138])/2" office:value-type="float" office:value="0.214" calcext:value-type="float">
            <text:p>0,214</text:p>
          </table:table-cell>
          <table:table-cell table:formula="of:=[.Q138]/[.D138]" office:value-type="float" office:value="0.906971816062725" calcext:value-type="float">
            <text:p>0,906971816062725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331" calcext:value-type="float">
            <text:p>0,2331</text:p>
          </table:table-cell>
          <table:table-cell office:value-type="float" office:value="0.2235" calcext:value-type="float">
            <text:p>0,2235</text:p>
          </table:table-cell>
          <table:table-cell table:formula="of:=([.B139]+[.C139])/2" office:value-type="float" office:value="0.2283" calcext:value-type="float">
            <text:p>0,2283</text:p>
          </table:table-cell>
          <table:table-cell office:value-type="float" office:value="0.2261" calcext:value-type="float">
            <text:p>0,2261</text:p>
          </table:table-cell>
          <table:table-cell office:value-type="float" office:value="0.2272" calcext:value-type="float">
            <text:p>0,2272</text:p>
          </table:table-cell>
          <table:table-cell table:formula="of:=([.E139]+[.F139])/2" office:value-type="float" office:value="0.22665" calcext:value-type="float">
            <text:p>0,22665</text:p>
          </table:table-cell>
          <table:table-cell table:formula="of:=[.G139]/[.D139]" office:value-type="float" office:value="0.992772667542707" calcext:value-type="float">
            <text:p>0,992772667542707</text:p>
          </table:table-cell>
          <table:table-cell office:value-type="float" office:value="0.2225" calcext:value-type="float">
            <text:p>0,2225</text:p>
          </table:table-cell>
          <table:table-cell office:value-type="float" office:value="0.2181" calcext:value-type="float">
            <text:p>0,2181</text:p>
          </table:table-cell>
          <table:table-cell table:formula="of:=([.I139]+[.J139])/2" office:value-type="float" office:value="0.2203" calcext:value-type="float">
            <text:p>0,2203</text:p>
          </table:table-cell>
          <table:table-cell table:formula="of:=[.K139]/[.D139]" office:value-type="float" office:value="0.964958388085852" calcext:value-type="float">
            <text:p>0,964958388085852</text:p>
          </table:table-cell>
          <table:table-cell office:value-type="float" office:value="0.2138" calcext:value-type="float">
            <text:p>0,2138</text:p>
          </table:table-cell>
          <table:table-cell table:formula="of:=[.M139]/[.D139]" office:value-type="float" office:value="0.936487078405607" calcext:value-type="float">
            <text:p>0,936487078405607</text:p>
          </table:table-cell>
          <table:table-cell office:value-type="float" office:value="0.2036" calcext:value-type="float">
            <text:p>0,2036</text:p>
          </table:table-cell>
          <table:table-cell office:value-type="float" office:value="0.2031" calcext:value-type="float">
            <text:p>0,2031</text:p>
          </table:table-cell>
          <table:table-cell table:formula="of:=([.O139]+[.P139])/2" office:value-type="float" office:value="0.20335" calcext:value-type="float">
            <text:p>0,20335</text:p>
          </table:table-cell>
          <table:table-cell table:formula="of:=[.Q139]/[.D139]" office:value-type="float" office:value="0.890713972842751" calcext:value-type="float">
            <text:p>0,890713972842751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1.5501" calcext:value-type="float">
            <text:p>1,5501</text:p>
          </table:table-cell>
          <table:table-cell office:value-type="float" office:value="1.5848" calcext:value-type="float">
            <text:p>1,5848</text:p>
          </table:table-cell>
          <table:table-cell table:formula="of:=([.B140]+[.C140])/2" office:value-type="float" office:value="1.56745" calcext:value-type="float">
            <text:p>1,56745</text:p>
          </table:table-cell>
          <table:table-cell office:value-type="float" office:value="1.6073" calcext:value-type="float">
            <text:p>1,6073</text:p>
          </table:table-cell>
          <table:table-cell office:value-type="float" office:value="1.5628" calcext:value-type="float">
            <text:p>1,5628</text:p>
          </table:table-cell>
          <table:table-cell table:formula="of:=([.E140]+[.F140])/2" office:value-type="float" office:value="1.58505" calcext:value-type="float">
            <text:p>1,58505</text:p>
          </table:table-cell>
          <table:table-cell table:formula="of:=[.G140]/[.D140]" office:value-type="float" office:value="1.01122842833902" calcext:value-type="float">
            <text:p>1,01122842833902</text:p>
          </table:table-cell>
          <table:table-cell office:value-type="float" office:value="1.5677" calcext:value-type="float">
            <text:p>1,5677</text:p>
          </table:table-cell>
          <table:table-cell office:value-type="float" office:value="1.5343" calcext:value-type="float">
            <text:p>1,5343</text:p>
          </table:table-cell>
          <table:table-cell table:formula="of:=([.I140]+[.J140])/2" office:value-type="float" office:value="1.551" calcext:value-type="float">
            <text:p>1,551</text:p>
          </table:table-cell>
          <table:table-cell table:formula="of:=[.K140]/[.D140]" office:value-type="float" office:value="0.989505247376312" calcext:value-type="float">
            <text:p>0,989505247376312</text:p>
          </table:table-cell>
          <table:table-cell office:value-type="float" office:value="1.4299" calcext:value-type="float">
            <text:p>1,4299</text:p>
          </table:table-cell>
          <table:table-cell table:formula="of:=[.M140]/[.D140]" office:value-type="float" office:value="0.912246004657246" calcext:value-type="float">
            <text:p>0,912246004657246</text:p>
          </table:table-cell>
          <table:table-cell office:value-type="float" office:value="1.4093" calcext:value-type="float">
            <text:p>1,4093</text:p>
          </table:table-cell>
          <table:table-cell office:value-type="float" office:value="1.4497" calcext:value-type="float">
            <text:p>1,4497</text:p>
          </table:table-cell>
          <table:table-cell table:formula="of:=([.O140]+[.P140])/2" office:value-type="float" office:value="1.4295" calcext:value-type="float">
            <text:p>1,4295</text:p>
          </table:table-cell>
          <table:table-cell table:formula="of:=[.Q140]/[.D140]" office:value-type="float" office:value="0.911990813104086" calcext:value-type="float">
            <text:p>0,911990813104086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252" calcext:value-type="float">
            <text:p>0,2252</text:p>
          </table:table-cell>
          <table:table-cell office:value-type="float" office:value="0.2713" calcext:value-type="float">
            <text:p>0,2713</text:p>
          </table:table-cell>
          <table:table-cell table:formula="of:=([.B141]+[.C141])/2" office:value-type="float" office:value="0.24825" calcext:value-type="float">
            <text:p>0,24825</text:p>
          </table:table-cell>
          <table:table-cell office:value-type="float" office:value="0.2249" calcext:value-type="float">
            <text:p>0,2249</text:p>
          </table:table-cell>
          <table:table-cell office:value-type="float" office:value="0.2267" calcext:value-type="float">
            <text:p>0,2267</text:p>
          </table:table-cell>
          <table:table-cell table:formula="of:=([.E141]+[.F141])/2" office:value-type="float" office:value="0.2258" calcext:value-type="float">
            <text:p>0,2258</text:p>
          </table:table-cell>
          <table:table-cell table:formula="of:=[.G141]/[.D141]" office:value-type="float" office:value="0.90956696878147" calcext:value-type="float">
            <text:p>0,90956696878147</text:p>
          </table:table-cell>
          <table:table-cell office:value-type="float" office:value="0.2279" calcext:value-type="float">
            <text:p>0,2279</text:p>
          </table:table-cell>
          <table:table-cell office:value-type="float" office:value="0.2207" calcext:value-type="float">
            <text:p>0,2207</text:p>
          </table:table-cell>
          <table:table-cell table:formula="of:=([.I141]+[.J141])/2" office:value-type="float" office:value="0.2243" calcext:value-type="float">
            <text:p>0,2243</text:p>
          </table:table-cell>
          <table:table-cell table:formula="of:=[.K141]/[.D141]" office:value-type="float" office:value="0.903524672708963" calcext:value-type="float">
            <text:p>0,903524672708963</text:p>
          </table:table-cell>
          <table:table-cell office:value-type="float" office:value="0.2245" calcext:value-type="float">
            <text:p>0,2245</text:p>
          </table:table-cell>
          <table:table-cell table:formula="of:=[.M141]/[.D141]" office:value-type="float" office:value="0.904330312185297" calcext:value-type="float">
            <text:p>0,904330312185297</text:p>
          </table:table-cell>
          <table:table-cell office:value-type="float" office:value="0.2068" calcext:value-type="float">
            <text:p>0,2068</text:p>
          </table:table-cell>
          <table:table-cell office:value-type="float" office:value="0.2064" calcext:value-type="float">
            <text:p>0,2064</text:p>
          </table:table-cell>
          <table:table-cell table:formula="of:=([.O141]+[.P141])/2" office:value-type="float" office:value="0.2066" calcext:value-type="float">
            <text:p>0,2066</text:p>
          </table:table-cell>
          <table:table-cell table:formula="of:=[.Q141]/[.D141]" office:value-type="float" office:value="0.832225579053374" calcext:value-type="float">
            <text:p>0,832225579053374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1688" calcext:value-type="float">
            <text:p>0,1688</text:p>
          </table:table-cell>
          <table:table-cell table:formula="of:=([.B142]+[.C142])/2" office:value-type="float" office:value="0.1675" calcext:value-type="float">
            <text:p>0,1675</text:p>
          </table:table-cell>
          <table:table-cell office:value-type="float" office:value="0.1682" calcext:value-type="float">
            <text:p>0,1682</text:p>
          </table:table-cell>
          <table:table-cell office:value-type="float" office:value="0.1727" calcext:value-type="float">
            <text:p>0,1727</text:p>
          </table:table-cell>
          <table:table-cell table:formula="of:=([.E142]+[.F142])/2" office:value-type="float" office:value="0.17045" calcext:value-type="float">
            <text:p>0,17045</text:p>
          </table:table-cell>
          <table:table-cell table:formula="of:=[.G142]/[.D142]" office:value-type="float" office:value="1.01761194029851" calcext:value-type="float">
            <text:p>1,01761194029851</text:p>
          </table:table-cell>
          <table:table-cell office:value-type="float" office:value="0.1701" calcext:value-type="float">
            <text:p>0,1701</text:p>
          </table:table-cell>
          <table:table-cell office:value-type="float" office:value="0.1659" calcext:value-type="float">
            <text:p>0,1659</text:p>
          </table:table-cell>
          <table:table-cell table:formula="of:=([.I142]+[.J142])/2" office:value-type="float" office:value="0.168" calcext:value-type="float">
            <text:p>0,168</text:p>
          </table:table-cell>
          <table:table-cell table:formula="of:=[.K142]/[.D142]" office:value-type="float" office:value="1.00298507462687" calcext:value-type="float">
            <text:p>1,00298507462687</text:p>
          </table:table-cell>
          <table:table-cell office:value-type="float" office:value="0.1591" calcext:value-type="float">
            <text:p>0,1591</text:p>
          </table:table-cell>
          <table:table-cell table:formula="of:=[.M142]/[.D142]" office:value-type="float" office:value="0.949850746268657" calcext:value-type="float">
            <text:p>0,949850746268657</text:p>
          </table:table-cell>
          <table:table-cell office:value-type="float" office:value="0.1565" calcext:value-type="float">
            <text:p>0,1565</text:p>
          </table:table-cell>
          <table:table-cell office:value-type="float" office:value="0.1552" calcext:value-type="float">
            <text:p>0,1552</text:p>
          </table:table-cell>
          <table:table-cell table:formula="of:=([.O142]+[.P142])/2" office:value-type="float" office:value="0.15585" calcext:value-type="float">
            <text:p>0,15585</text:p>
          </table:table-cell>
          <table:table-cell table:formula="of:=[.Q142]/[.D142]" office:value-type="float" office:value="0.93044776119403" calcext:value-type="float">
            <text:p>0,93044776119403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333" calcext:value-type="float">
            <text:p>0,2333</text:p>
          </table:table-cell>
          <table:table-cell office:value-type="float" office:value="0.2379" calcext:value-type="float">
            <text:p>0,2379</text:p>
          </table:table-cell>
          <table:table-cell table:formula="of:=([.B143]+[.C143])/2" office:value-type="float" office:value="0.2356" calcext:value-type="float">
            <text:p>0,2356</text:p>
          </table:table-cell>
          <table:table-cell office:value-type="float" office:value="0.2397" calcext:value-type="float">
            <text:p>0,2397</text:p>
          </table:table-cell>
          <table:table-cell office:value-type="float" office:value="0.2403" calcext:value-type="float">
            <text:p>0,2403</text:p>
          </table:table-cell>
          <table:table-cell table:formula="of:=([.E143]+[.F143])/2" office:value-type="float" office:value="0.24" calcext:value-type="float">
            <text:p>0,24</text:p>
          </table:table-cell>
          <table:table-cell table:formula="of:=[.G143]/[.D143]" office:value-type="float" office:value="1.01867572156197" calcext:value-type="float">
            <text:p>1,01867572156197</text:p>
          </table:table-cell>
          <table:table-cell office:value-type="float" office:value="0.2569" calcext:value-type="float">
            <text:p>0,2569</text:p>
          </table:table-cell>
          <table:table-cell office:value-type="float" office:value="0.231" calcext:value-type="float">
            <text:p>0,231</text:p>
          </table:table-cell>
          <table:table-cell table:formula="of:=([.I143]+[.J143])/2" office:value-type="float" office:value="0.24395" calcext:value-type="float">
            <text:p>0,24395</text:p>
          </table:table-cell>
          <table:table-cell table:formula="of:=[.K143]/[.D143]" office:value-type="float" office:value="1.03544142614601" calcext:value-type="float">
            <text:p>1,03544142614601</text:p>
          </table:table-cell>
          <table:table-cell office:value-type="float" office:value="0.2419" calcext:value-type="float">
            <text:p>0,2419</text:p>
          </table:table-cell>
          <table:table-cell table:formula="of:=[.M143]/[.D143]" office:value-type="float" office:value="1.026740237691" calcext:value-type="float">
            <text:p>1,026740237691</text:p>
          </table:table-cell>
          <table:table-cell office:value-type="float" office:value="0.2189" calcext:value-type="float">
            <text:p>0,2189</text:p>
          </table:table-cell>
          <table:table-cell office:value-type="float" office:value="0.2691" calcext:value-type="float">
            <text:p>0,2691</text:p>
          </table:table-cell>
          <table:table-cell table:formula="of:=([.O143]+[.P143])/2" office:value-type="float" office:value="0.244" calcext:value-type="float">
            <text:p>0,244</text:p>
          </table:table-cell>
          <table:table-cell table:formula="of:=[.Q143]/[.D143]" office:value-type="float" office:value="1.03565365025467" calcext:value-type="float">
            <text:p>1,03565365025467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092" calcext:value-type="float">
            <text:p>0,0092</text:p>
          </table:table-cell>
          <table:table-cell table:formula="of:=([.B144]+[.C144])/2" office:value-type="float" office:value="0.0094" calcext:value-type="float">
            <text:p>0,0094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092" calcext:value-type="float">
            <text:p>0,0092</text:p>
          </table:table-cell>
          <table:table-cell table:formula="of:=([.E144]+[.F144])/2" office:value-type="float" office:value="0.00905" calcext:value-type="float">
            <text:p>0,00905</text:p>
          </table:table-cell>
          <table:table-cell table:formula="of:=[.G144]/[.D144]" office:value-type="float" office:value="0.962765957446808" calcext:value-type="float">
            <text:p>0,962765957446808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102" calcext:value-type="float">
            <text:p>0,0102</text:p>
          </table:table-cell>
          <table:table-cell table:formula="of:=([.I144]+[.J144])/2" office:value-type="float" office:value="0.00965" calcext:value-type="float">
            <text:p>0,00965</text:p>
          </table:table-cell>
          <table:table-cell table:formula="of:=[.K144]/[.D144]" office:value-type="float" office:value="1.02659574468085" calcext:value-type="float">
            <text:p>1,02659574468085</text:p>
          </table:table-cell>
          <table:table-cell office:value-type="float" office:value="0.0086" calcext:value-type="float">
            <text:p>0,0086</text:p>
          </table:table-cell>
          <table:table-cell table:formula="of:=[.M144]/[.D144]" office:value-type="float" office:value="0.914893617021277" calcext:value-type="float">
            <text:p>0,914893617021277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094" calcext:value-type="float">
            <text:p>0,0094</text:p>
          </table:table-cell>
          <table:table-cell table:formula="of:=([.O144]+[.P144])/2" office:value-type="float" office:value="0.0091" calcext:value-type="float">
            <text:p>0,0091</text:p>
          </table:table-cell>
          <table:table-cell table:formula="of:=[.Q144]/[.D144]" office:value-type="float" office:value="0.968085106382979" calcext:value-type="float">
            <text:p>0,968085106382979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402" calcext:value-type="float">
            <text:p>0,402</text:p>
          </table:table-cell>
          <table:table-cell office:value-type="float" office:value="0.3838" calcext:value-type="float">
            <text:p>0,3838</text:p>
          </table:table-cell>
          <table:table-cell table:formula="of:=([.B145]+[.C145])/2" office:value-type="float" office:value="0.3929" calcext:value-type="float">
            <text:p>0,3929</text:p>
          </table:table-cell>
          <table:table-cell office:value-type="float" office:value="0.4338" calcext:value-type="float">
            <text:p>0,4338</text:p>
          </table:table-cell>
          <table:table-cell office:value-type="float" office:value="0.3875" calcext:value-type="float">
            <text:p>0,3875</text:p>
          </table:table-cell>
          <table:table-cell table:formula="of:=([.E145]+[.F145])/2" office:value-type="float" office:value="0.41065" calcext:value-type="float">
            <text:p>0,41065</text:p>
          </table:table-cell>
          <table:table-cell table:formula="of:=[.G145]/[.D145]" office:value-type="float" office:value="1.04517688979384" calcext:value-type="float">
            <text:p>1,04517688979384</text:p>
          </table:table-cell>
          <table:table-cell office:value-type="float" office:value="0.3684" calcext:value-type="float">
            <text:p>0,3684</text:p>
          </table:table-cell>
          <table:table-cell office:value-type="float" office:value="0.3638" calcext:value-type="float">
            <text:p>0,3638</text:p>
          </table:table-cell>
          <table:table-cell table:formula="of:=([.I145]+[.J145])/2" office:value-type="float" office:value="0.3661" calcext:value-type="float">
            <text:p>0,3661</text:p>
          </table:table-cell>
          <table:table-cell table:formula="of:=[.K145]/[.D145]" office:value-type="float" office:value="0.931789259353525" calcext:value-type="float">
            <text:p>0,931789259353525</text:p>
          </table:table-cell>
          <table:table-cell office:value-type="float" office:value="0.4861" calcext:value-type="float">
            <text:p>0,4861</text:p>
          </table:table-cell>
          <table:table-cell table:formula="of:=[.M145]/[.D145]" office:value-type="float" office:value="1.23721048612879" calcext:value-type="float">
            <text:p>1,23721048612879</text:p>
          </table:table-cell>
          <table:table-cell office:value-type="float" office:value="0.4743" calcext:value-type="float">
            <text:p>0,4743</text:p>
          </table:table-cell>
          <table:table-cell office:value-type="float" office:value="0.4855" calcext:value-type="float">
            <text:p>0,4855</text:p>
          </table:table-cell>
          <table:table-cell table:formula="of:=([.O145]+[.P145])/2" office:value-type="float" office:value="0.4799" calcext:value-type="float">
            <text:p>0,4799</text:p>
          </table:table-cell>
          <table:table-cell table:formula="of:=[.Q145]/[.D145]" office:value-type="float" office:value="1.22143038941206" calcext:value-type="float">
            <text:p>1,22143038941206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2872" calcext:value-type="float">
            <text:p>0,2872</text:p>
          </table:table-cell>
          <table:table-cell office:value-type="float" office:value="0.3356" calcext:value-type="float">
            <text:p>0,3356</text:p>
          </table:table-cell>
          <table:table-cell table:formula="of:=([.B146]+[.C146])/2" office:value-type="float" office:value="0.3114" calcext:value-type="float">
            <text:p>0,3114</text:p>
          </table:table-cell>
          <table:table-cell office:value-type="float" office:value="0.297" calcext:value-type="float">
            <text:p>0,297</text:p>
          </table:table-cell>
          <table:table-cell office:value-type="float" office:value="0.3007" calcext:value-type="float">
            <text:p>0,3007</text:p>
          </table:table-cell>
          <table:table-cell table:formula="of:=([.E146]+[.F146])/2" office:value-type="float" office:value="0.29885" calcext:value-type="float">
            <text:p>0,29885</text:p>
          </table:table-cell>
          <table:table-cell table:formula="of:=[.G146]/[.D146]" office:value-type="float" office:value="0.959698137443802" calcext:value-type="float">
            <text:p>0,959698137443802</text:p>
          </table:table-cell>
          <table:table-cell office:value-type="float" office:value="0.3007" calcext:value-type="float">
            <text:p>0,3007</text:p>
          </table:table-cell>
          <table:table-cell office:value-type="float" office:value="0.2877" calcext:value-type="float">
            <text:p>0,2877</text:p>
          </table:table-cell>
          <table:table-cell table:formula="of:=([.I146]+[.J146])/2" office:value-type="float" office:value="0.2942" calcext:value-type="float">
            <text:p>0,2942</text:p>
          </table:table-cell>
          <table:table-cell table:formula="of:=[.K146]/[.D146]" office:value-type="float" office:value="0.944765574823378" calcext:value-type="float">
            <text:p>0,944765574823378</text:p>
          </table:table-cell>
          <table:table-cell office:value-type="float" office:value="0.2852" calcext:value-type="float">
            <text:p>0,2852</text:p>
          </table:table-cell>
          <table:table-cell table:formula="of:=[.M146]/[.D146]" office:value-type="float" office:value="0.915863840719332" calcext:value-type="float">
            <text:p>0,915863840719332</text:p>
          </table:table-cell>
          <table:table-cell office:value-type="float" office:value="0.277" calcext:value-type="float">
            <text:p>0,277</text:p>
          </table:table-cell>
          <table:table-cell office:value-type="float" office:value="0.2722" calcext:value-type="float">
            <text:p>0,2722</text:p>
          </table:table-cell>
          <table:table-cell table:formula="of:=([.O146]+[.P146])/2" office:value-type="float" office:value="0.2746" calcext:value-type="float">
            <text:p>0,2746</text:p>
          </table:table-cell>
          <table:table-cell table:formula="of:=[.Q146]/[.D146]" office:value-type="float" office:value="0.881824020552344" calcext:value-type="float">
            <text:p>0,881824020552344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0462" calcext:value-type="float">
            <text:p>0,0462</text:p>
          </table:table-cell>
          <table:table-cell table:formula="of:=([.B147]+[.C147])/2" office:value-type="float" office:value="0.046" calcext:value-type="float">
            <text:p>0,046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88" calcext:value-type="float">
            <text:p>0,0488</text:p>
          </table:table-cell>
          <table:table-cell table:formula="of:=([.E147]+[.F147])/2" office:value-type="float" office:value="0.04905" calcext:value-type="float">
            <text:p>0,04905</text:p>
          </table:table-cell>
          <table:table-cell table:formula="of:=[.G147]/[.D147]" office:value-type="float" office:value="1.06630434782609" calcext:value-type="float">
            <text:p>1,06630434782609</text:p>
          </table:table-cell>
          <table:table-cell table:number-columns-repeated="2" office:value-type="float" office:value="0.0469" calcext:value-type="float">
            <text:p>0,0469</text:p>
          </table:table-cell>
          <table:table-cell table:formula="of:=([.I147]+[.J147])/2" office:value-type="float" office:value="0.0469" calcext:value-type="float">
            <text:p>0,0469</text:p>
          </table:table-cell>
          <table:table-cell table:formula="of:=[.K147]/[.D147]" office:value-type="float" office:value="1.0195652173913" calcext:value-type="float">
            <text:p>1,0195652173913</text:p>
          </table:table-cell>
          <table:table-cell office:value-type="float" office:value="0.0673" calcext:value-type="float">
            <text:p>0,0673</text:p>
          </table:table-cell>
          <table:table-cell table:formula="of:=[.M147]/[.D147]" office:value-type="float" office:value="1.46304347826087" calcext:value-type="float">
            <text:p>1,46304347826087</text:p>
          </table:table-cell>
          <table:table-cell office:value-type="float" office:value="0.0647" calcext:value-type="float">
            <text:p>0,0647</text:p>
          </table:table-cell>
          <table:table-cell office:value-type="float" office:value="0.0663" calcext:value-type="float">
            <text:p>0,0663</text:p>
          </table:table-cell>
          <table:table-cell table:formula="of:=([.O147]+[.P147])/2" office:value-type="float" office:value="0.0655" calcext:value-type="float">
            <text:p>0,0655</text:p>
          </table:table-cell>
          <table:table-cell table:formula="of:=[.Q147]/[.D147]" office:value-type="float" office:value="1.42391304347826" calcext:value-type="float">
            <text:p>1,42391304347826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126" calcext:value-type="float">
            <text:p>0,1126</text:p>
          </table:table-cell>
          <table:table-cell office:value-type="float" office:value="0.1166" calcext:value-type="float">
            <text:p>0,1166</text:p>
          </table:table-cell>
          <table:table-cell table:formula="of:=([.B148]+[.C148])/2" office:value-type="float" office:value="0.1146" calcext:value-type="float">
            <text:p>0,1146</text:p>
          </table:table-cell>
          <table:table-cell office:value-type="float" office:value="0.1183" calcext:value-type="float">
            <text:p>0,1183</text:p>
          </table:table-cell>
          <table:table-cell office:value-type="float" office:value="0.1193" calcext:value-type="float">
            <text:p>0,1193</text:p>
          </table:table-cell>
          <table:table-cell table:formula="of:=([.E148]+[.F148])/2" office:value-type="float" office:value="0.1188" calcext:value-type="float">
            <text:p>0,1188</text:p>
          </table:table-cell>
          <table:table-cell table:formula="of:=[.G148]/[.D148]" office:value-type="float" office:value="1.03664921465969" calcext:value-type="float">
            <text:p>1,03664921465969</text:p>
          </table:table-cell>
          <table:table-cell office:value-type="float" office:value="0.1213" calcext:value-type="float">
            <text:p>0,1213</text:p>
          </table:table-cell>
          <table:table-cell office:value-type="float" office:value="0.1175" calcext:value-type="float">
            <text:p>0,1175</text:p>
          </table:table-cell>
          <table:table-cell table:formula="of:=([.I148]+[.J148])/2" office:value-type="float" office:value="0.1194" calcext:value-type="float">
            <text:p>0,1194</text:p>
          </table:table-cell>
          <table:table-cell table:formula="of:=[.K148]/[.D148]" office:value-type="float" office:value="1.04188481675393" calcext:value-type="float">
            <text:p>1,04188481675393</text:p>
          </table:table-cell>
          <table:table-cell office:value-type="float" office:value="0.1101" calcext:value-type="float">
            <text:p>0,1101</text:p>
          </table:table-cell>
          <table:table-cell table:formula="of:=[.M148]/[.D148]" office:value-type="float" office:value="0.960732984293194" calcext:value-type="float">
            <text:p>0,960732984293194</text:p>
          </table:table-cell>
          <table:table-cell office:value-type="float" office:value="0.1067" calcext:value-type="float">
            <text:p>0,1067</text:p>
          </table:table-cell>
          <table:table-cell office:value-type="float" office:value="0.1073" calcext:value-type="float">
            <text:p>0,1073</text:p>
          </table:table-cell>
          <table:table-cell table:formula="of:=([.O148]+[.P148])/2" office:value-type="float" office:value="0.107" calcext:value-type="float">
            <text:p>0,107</text:p>
          </table:table-cell>
          <table:table-cell table:formula="of:=[.Q148]/[.D148]" office:value-type="float" office:value="0.933682373472949" calcext:value-type="float">
            <text:p>0,933682373472949</text:p>
          </table:table-cell>
        </table:table-row>
        <table:table-row table:style-name="ro1">
          <table:table-cell table:style-name="ce1" office:value-type="string" calcext:value-type="string">
            <text:p>JUnit4SuitesShouldUseSuiteAnnotation</text:p>
          </table:table-cell>
          <table:table-cell table:style-name="ce1" office:value-type="float" office:value="0.1854" calcext:value-type="float">
            <text:p>0,1854</text:p>
          </table:table-cell>
          <table:table-cell table:style-name="ce1" office:value-type="float" office:value="0.1962" calcext:value-type="float">
            <text:p>0,1962</text:p>
          </table:table-cell>
          <table:table-cell table:style-name="ce1" table:formula="of:=([.B149]+[.C149])/2" office:value-type="float" office:value="0.1908" calcext:value-type="float">
            <text:p>0,1908</text:p>
          </table:table-cell>
          <table:table-cell table:style-name="ce1" office:value-type="float" office:value="0.2747" calcext:value-type="float">
            <text:p>0,2747</text:p>
          </table:table-cell>
          <table:table-cell table:style-name="ce1" office:value-type="float" office:value="0.2111" calcext:value-type="float">
            <text:p>0,2111</text:p>
          </table:table-cell>
          <table:table-cell table:style-name="ce1" table:formula="of:=([.E149]+[.F149])/2" office:value-type="float" office:value="0.2429" calcext:value-type="float">
            <text:p>0,2429</text:p>
          </table:table-cell>
          <table:table-cell table:formula="of:=[.G149]/[.D149]" office:value-type="float" office:value="1.2730607966457" calcext:value-type="float">
            <text:p>1,2730607966457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1865" calcext:value-type="float">
            <text:p>0,1865</text:p>
          </table:table-cell>
          <table:table-cell table:formula="of:=([.I149]+[.J149])/2" office:value-type="float" office:value="0.18815" calcext:value-type="float">
            <text:p>0,18815</text:p>
          </table:table-cell>
          <table:table-cell table:formula="of:=[.K149]/[.D149]" office:value-type="float" office:value="0.986111111111111" calcext:value-type="float">
            <text:p>0,986111111111111</text:p>
          </table:table-cell>
          <table:table-cell office:value-type="float" office:value="4.4443" calcext:value-type="float">
            <text:p>4,4443</text:p>
          </table:table-cell>
          <table:table-cell table:formula="of:=[.M149]/[.D149]" office:value-type="float" office:value="23.2929769392034" calcext:value-type="float">
            <text:p>23,2929769392034</text:p>
          </table:table-cell>
          <table:table-cell office:value-type="float" office:value="4.229" calcext:value-type="float">
            <text:p>4,229</text:p>
          </table:table-cell>
          <table:table-cell office:value-type="float" office:value="4.3243" calcext:value-type="float">
            <text:p>4,3243</text:p>
          </table:table-cell>
          <table:table-cell table:formula="of:=([.O149]+[.P149])/2" office:value-type="float" office:value="4.27665" calcext:value-type="float">
            <text:p>4,27665</text:p>
          </table:table-cell>
          <table:table-cell table:formula="of:=[.Q149]/[.D149]" office:value-type="float" office:value="22.4143081761006" calcext:value-type="float">
            <text:p>22,4143081761006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378" calcext:value-type="float">
            <text:p>0,2378</text:p>
          </table:table-cell>
          <table:table-cell office:value-type="float" office:value="0.1628" calcext:value-type="float">
            <text:p>0,1628</text:p>
          </table:table-cell>
          <table:table-cell table:formula="of:=([.B150]+[.C150])/2" office:value-type="float" office:value="0.2003" calcext:value-type="float">
            <text:p>0,2003</text:p>
          </table:table-cell>
          <table:table-cell office:value-type="float" office:value="0.1639" calcext:value-type="float">
            <text:p>0,1639</text:p>
          </table:table-cell>
          <table:table-cell office:value-type="float" office:value="0.1764" calcext:value-type="float">
            <text:p>0,1764</text:p>
          </table:table-cell>
          <table:table-cell table:formula="of:=([.E150]+[.F150])/2" office:value-type="float" office:value="0.17015" calcext:value-type="float">
            <text:p>0,17015</text:p>
          </table:table-cell>
          <table:table-cell table:formula="of:=[.G150]/[.D150]" office:value-type="float" office:value="0.849475786320519" calcext:value-type="float">
            <text:p>0,849475786320519</text:p>
          </table:table-cell>
          <table:table-cell office:value-type="float" office:value="0.1779" calcext:value-type="float">
            <text:p>0,1779</text:p>
          </table:table-cell>
          <table:table-cell office:value-type="float" office:value="0.1595" calcext:value-type="float">
            <text:p>0,1595</text:p>
          </table:table-cell>
          <table:table-cell table:formula="of:=([.I150]+[.J150])/2" office:value-type="float" office:value="0.1687" calcext:value-type="float">
            <text:p>0,1687</text:p>
          </table:table-cell>
          <table:table-cell table:formula="of:=[.K150]/[.D150]" office:value-type="float" office:value="0.842236645032451" calcext:value-type="float">
            <text:p>0,842236645032451</text:p>
          </table:table-cell>
          <table:table-cell office:value-type="float" office:value="7.6554" calcext:value-type="float">
            <text:p>7,6554</text:p>
          </table:table-cell>
          <table:table-cell table:formula="of:=[.M150]/[.D150]" office:value-type="float" office:value="38.2196704942586" calcext:value-type="float">
            <text:p>38,2196704942586</text:p>
          </table:table-cell>
          <table:table-cell office:value-type="float" office:value="7.3602" calcext:value-type="float">
            <text:p>7,3602</text:p>
          </table:table-cell>
          <table:table-cell office:value-type="float" office:value="7.373" calcext:value-type="float">
            <text:p>7,373</text:p>
          </table:table-cell>
          <table:table-cell table:formula="of:=([.O150]+[.P150])/2" office:value-type="float" office:value="7.3666" calcext:value-type="float">
            <text:p>7,3666</text:p>
          </table:table-cell>
          <table:table-cell table:formula="of:=[.Q150]/[.D150]" office:value-type="float" office:value="36.7778332501248" calcext:value-type="float">
            <text:p>36,7778332501248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1583" calcext:value-type="float">
            <text:p>0,1583</text:p>
          </table:table-cell>
          <table:table-cell office:value-type="float" office:value="0.1659" calcext:value-type="float">
            <text:p>0,1659</text:p>
          </table:table-cell>
          <table:table-cell table:formula="of:=([.B151]+[.C151])/2" office:value-type="float" office:value="0.1621" calcext:value-type="float">
            <text:p>0,1621</text:p>
          </table:table-cell>
          <table:table-cell office:value-type="float" office:value="0.1883" calcext:value-type="float">
            <text:p>0,1883</text:p>
          </table:table-cell>
          <table:table-cell office:value-type="float" office:value="0.1674" calcext:value-type="float">
            <text:p>0,1674</text:p>
          </table:table-cell>
          <table:table-cell table:formula="of:=([.E151]+[.F151])/2" office:value-type="float" office:value="0.17785" calcext:value-type="float">
            <text:p>0,17785</text:p>
          </table:table-cell>
          <table:table-cell table:formula="of:=[.G151]/[.D151]" office:value-type="float" office:value="1.09716224552745" calcext:value-type="float">
            <text:p>1,09716224552745</text:p>
          </table:table-cell>
          <table:table-cell office:value-type="float" office:value="0.2001" calcext:value-type="float">
            <text:p>0,2001</text:p>
          </table:table-cell>
          <table:table-cell office:value-type="float" office:value="0.1609" calcext:value-type="float">
            <text:p>0,1609</text:p>
          </table:table-cell>
          <table:table-cell table:formula="of:=([.I151]+[.J151])/2" office:value-type="float" office:value="0.1805" calcext:value-type="float">
            <text:p>0,1805</text:p>
          </table:table-cell>
          <table:table-cell table:formula="of:=[.K151]/[.D151]" office:value-type="float" office:value="1.11351017890191" calcext:value-type="float">
            <text:p>1,11351017890191</text:p>
          </table:table-cell>
          <table:table-cell office:value-type="float" office:value="7.5725" calcext:value-type="float">
            <text:p>7,5725</text:p>
          </table:table-cell>
          <table:table-cell table:formula="of:=[.M151]/[.D151]" office:value-type="float" office:value="46.7149907464528" calcext:value-type="float">
            <text:p>46,7149907464528</text:p>
          </table:table-cell>
          <table:table-cell office:value-type="float" office:value="7.2933" calcext:value-type="float">
            <text:p>7,2933</text:p>
          </table:table-cell>
          <table:table-cell office:value-type="float" office:value="7.2952" calcext:value-type="float">
            <text:p>7,2952</text:p>
          </table:table-cell>
          <table:table-cell table:formula="of:=([.O151]+[.P151])/2" office:value-type="float" office:value="7.29425" calcext:value-type="float">
            <text:p>7,29425</text:p>
          </table:table-cell>
          <table:table-cell table:formula="of:=[.Q151]/[.D151]" office:value-type="float" office:value="44.9984577421345" calcext:value-type="float">
            <text:p>44,9984577421345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1198" calcext:value-type="float">
            <text:p>1,1198</text:p>
          </table:table-cell>
          <table:table-cell office:value-type="float" office:value="1.0981" calcext:value-type="float">
            <text:p>1,0981</text:p>
          </table:table-cell>
          <table:table-cell table:formula="of:=([.B152]+[.C152])/2" office:value-type="float" office:value="1.10895" calcext:value-type="float">
            <text:p>1,10895</text:p>
          </table:table-cell>
          <table:table-cell office:value-type="float" office:value="0.4021" calcext:value-type="float">
            <text:p>0,4021</text:p>
          </table:table-cell>
          <table:table-cell office:value-type="float" office:value="0.3504" calcext:value-type="float">
            <text:p>0,3504</text:p>
          </table:table-cell>
          <table:table-cell table:formula="of:=([.E152]+[.F152])/2" office:value-type="float" office:value="0.37625" calcext:value-type="float">
            <text:p>0,37625</text:p>
          </table:table-cell>
          <table:table-cell table:formula="of:=[.G152]/[.D152]" office:value-type="float" office:value="0.339284909148293" calcext:value-type="float">
            <text:p>0,339284909148293</text:p>
          </table:table-cell>
          <table:table-cell office:value-type="float" office:value="0.3374" calcext:value-type="float">
            <text:p>0,3374</text:p>
          </table:table-cell>
          <table:table-cell office:value-type="float" office:value="0.3381" calcext:value-type="float">
            <text:p>0,3381</text:p>
          </table:table-cell>
          <table:table-cell table:formula="of:=([.I152]+[.J152])/2" office:value-type="float" office:value="0.33775" calcext:value-type="float">
            <text:p>0,33775</text:p>
          </table:table-cell>
          <table:table-cell table:formula="of:=[.K152]/[.D152]" office:value-type="float" office:value="0.304567383561026" calcext:value-type="float">
            <text:p>0,304567383561026</text:p>
          </table:table-cell>
          <table:table-cell office:value-type="float" office:value="0.2428" calcext:value-type="float">
            <text:p>0,2428</text:p>
          </table:table-cell>
          <table:table-cell table:formula="of:=[.M152]/[.D152]" office:value-type="float" office:value="0.218945849677623" calcext:value-type="float">
            <text:p>0,218945849677623</text:p>
          </table:table-cell>
          <table:table-cell office:value-type="float" office:value="0.2198" calcext:value-type="float">
            <text:p>0,2198</text:p>
          </table:table-cell>
          <table:table-cell office:value-type="float" office:value="0.2207" calcext:value-type="float">
            <text:p>0,2207</text:p>
          </table:table-cell>
          <table:table-cell table:formula="of:=([.O152]+[.P152])/2" office:value-type="float" office:value="0.22025" calcext:value-type="float">
            <text:p>0,22025</text:p>
          </table:table-cell>
          <table:table-cell table:formula="of:=[.Q152]/[.D152]" office:value-type="float" office:value="0.198611298976509" calcext:value-type="float">
            <text:p>0,198611298976509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3.2728" calcext:value-type="float">
            <text:p>3,2728</text:p>
          </table:table-cell>
          <table:table-cell office:value-type="float" office:value="3.4051" calcext:value-type="float">
            <text:p>3,4051</text:p>
          </table:table-cell>
          <table:table-cell table:formula="of:=([.B153]+[.C153])/2" office:value-type="float" office:value="3.33895" calcext:value-type="float">
            <text:p>3,33895</text:p>
          </table:table-cell>
          <table:table-cell office:value-type="float" office:value="3.3334" calcext:value-type="float">
            <text:p>3,3334</text:p>
          </table:table-cell>
          <table:table-cell office:value-type="float" office:value="3.4194" calcext:value-type="float">
            <text:p>3,4194</text:p>
          </table:table-cell>
          <table:table-cell table:formula="of:=([.E153]+[.F153])/2" office:value-type="float" office:value="3.3764" calcext:value-type="float">
            <text:p>3,3764</text:p>
          </table:table-cell>
          <table:table-cell table:formula="of:=[.G153]/[.D153]" office:value-type="float" office:value="1.01121610087003" calcext:value-type="float">
            <text:p>1,01121610087003</text:p>
          </table:table-cell>
          <table:table-cell office:value-type="float" office:value="3.3582" calcext:value-type="float">
            <text:p>3,3582</text:p>
          </table:table-cell>
          <table:table-cell office:value-type="float" office:value="3.3182" calcext:value-type="float">
            <text:p>3,3182</text:p>
          </table:table-cell>
          <table:table-cell table:formula="of:=([.I153]+[.J153])/2" office:value-type="float" office:value="3.3382" calcext:value-type="float">
            <text:p>3,3382</text:p>
          </table:table-cell>
          <table:table-cell table:formula="of:=[.K153]/[.D153]" office:value-type="float" office:value="0.999775378487249" calcext:value-type="float">
            <text:p>0,999775378487249</text:p>
          </table:table-cell>
          <table:table-cell office:value-type="float" office:value="2.9998" calcext:value-type="float">
            <text:p>2,9998</text:p>
          </table:table-cell>
          <table:table-cell table:formula="of:=[.M153]/[.D153]" office:value-type="float" office:value="0.898426151933991" calcext:value-type="float">
            <text:p>0,898426151933991</text:p>
          </table:table-cell>
          <table:table-cell office:value-type="float" office:value="2.9518" calcext:value-type="float">
            <text:p>2,9518</text:p>
          </table:table-cell>
          <table:table-cell office:value-type="float" office:value="2.9748" calcext:value-type="float">
            <text:p>2,9748</text:p>
          </table:table-cell>
          <table:table-cell table:formula="of:=([.O153]+[.P153])/2" office:value-type="float" office:value="2.9633" calcext:value-type="float">
            <text:p>2,9633</text:p>
          </table:table-cell>
          <table:table-cell table:formula="of:=[.Q153]/[.D153]" office:value-type="float" office:value="0.887494571646775" calcext:value-type="float">
            <text:p>0,887494571646775</text:p>
          </table:table-cell>
        </table:table-row>
        <table:table-row table:style-name="ro1">
          <table:table-cell table:style-name="ce2" office:value-type="string" calcext:value-type="string">
            <text:p>JUnitSpelling</text:p>
          </table:table-cell>
          <table:table-cell office:value-type="float" office:value="1.5901" calcext:value-type="float">
            <text:p>1,5901</text:p>
          </table:table-cell>
          <table:table-cell office:value-type="float" office:value="1.5358" calcext:value-type="float">
            <text:p>1,5358</text:p>
          </table:table-cell>
          <table:table-cell table:formula="of:=([.B154]+[.C154])/2" office:value-type="float" office:value="1.56295" calcext:value-type="float">
            <text:p>1,56295</text:p>
          </table:table-cell>
          <table:table-cell office:value-type="float" office:value="1.642" calcext:value-type="float">
            <text:p>1,642</text:p>
          </table:table-cell>
          <table:table-cell office:value-type="float" office:value="1.6144" calcext:value-type="float">
            <text:p>1,6144</text:p>
          </table:table-cell>
          <table:table-cell table:formula="of:=([.E154]+[.F154])/2" office:value-type="float" office:value="1.6282" calcext:value-type="float">
            <text:p>1,6282</text:p>
          </table:table-cell>
          <table:table-cell table:formula="of:=[.G154]/[.D154]" office:value-type="float" office:value="1.04174797658274" calcext:value-type="float">
            <text:p>1,04174797658274</text:p>
          </table:table-cell>
          <table:table-cell office:value-type="float" office:value="1.2779" calcext:value-type="float">
            <text:p>1,2779</text:p>
          </table:table-cell>
          <table:table-cell office:value-type="float" office:value="1.2662" calcext:value-type="float">
            <text:p>1,2662</text:p>
          </table:table-cell>
          <table:table-cell table:formula="of:=([.I154]+[.J154])/2" office:value-type="float" office:value="1.27205" calcext:value-type="float">
            <text:p>1,27205</text:p>
          </table:table-cell>
          <table:table-cell table:formula="of:=[.K154]/[.D154]" office:value-type="float" office:value="0.813877603250264" calcext:value-type="float">
            <text:p>0,813877603250264</text:p>
          </table:table-cell>
          <table:table-cell office:value-type="float" office:value="212.5135" calcext:value-type="float">
            <text:p>212,5135</text:p>
          </table:table-cell>
          <table:table-cell table:formula="of:=[.M154]/[.D154]" office:value-type="float" office:value="135.969480789533" calcext:value-type="float">
            <text:p>135,969480789533</text:p>
          </table:table-cell>
          <table:table-cell office:value-type="float" office:value="11.6019" calcext:value-type="float">
            <text:p>11,6019</text:p>
          </table:table-cell>
          <table:table-cell office:value-type="float" office:value="11.3886" calcext:value-type="float">
            <text:p>11,3886</text:p>
          </table:table-cell>
          <table:table-cell table:formula="of:=([.O154]+[.P154])/2" office:value-type="float" office:value="11.49525" calcext:value-type="float">
            <text:p>11,49525</text:p>
          </table:table-cell>
          <table:table-cell table:formula="of:=[.Q154]/[.D154]" office:value-type="float" office:value="7.35484180556" calcext:value-type="float">
            <text:p>7,35484180556</text:p>
          </table:table-cell>
        </table:table-row>
        <table:table-row table:style-name="ro1">
          <table:table-cell table:style-name="ce2" office:value-type="string" calcext:value-type="string">
            <text:p>JUnitStaticSuite</text:p>
          </table:table-cell>
          <table:table-cell office:value-type="float" office:value="0.2372" calcext:value-type="float">
            <text:p>0,2372</text:p>
          </table:table-cell>
          <table:table-cell office:value-type="float" office:value="0.2492" calcext:value-type="float">
            <text:p>0,2492</text:p>
          </table:table-cell>
          <table:table-cell table:formula="of:=([.B155]+[.C155])/2" office:value-type="float" office:value="0.2432" calcext:value-type="float">
            <text:p>0,2432</text:p>
          </table:table-cell>
          <table:table-cell office:value-type="float" office:value="0.2971" calcext:value-type="float">
            <text:p>0,2971</text:p>
          </table:table-cell>
          <table:table-cell office:value-type="float" office:value="0.2846" calcext:value-type="float">
            <text:p>0,2846</text:p>
          </table:table-cell>
          <table:table-cell table:formula="of:=([.E155]+[.F155])/2" office:value-type="float" office:value="0.29085" calcext:value-type="float">
            <text:p>0,29085</text:p>
          </table:table-cell>
          <table:table-cell table:formula="of:=[.G155]/[.D155]" office:value-type="float" office:value="1.19592927631579" calcext:value-type="float">
            <text:p>1,19592927631579</text:p>
          </table:table-cell>
          <table:table-cell office:value-type="float" office:value="0.248" calcext:value-type="float">
            <text:p>0,248</text:p>
          </table:table-cell>
          <table:table-cell office:value-type="float" office:value="0.259" calcext:value-type="float">
            <text:p>0,259</text:p>
          </table:table-cell>
          <table:table-cell table:formula="of:=([.I155]+[.J155])/2" office:value-type="float" office:value="0.2535" calcext:value-type="float">
            <text:p>0,2535</text:p>
          </table:table-cell>
          <table:table-cell table:formula="of:=[.K155]/[.D155]" office:value-type="float" office:value="1.04235197368421" calcext:value-type="float">
            <text:p>1,04235197368421</text:p>
          </table:table-cell>
          <table:table-cell office:value-type="float" office:value="211.9678" calcext:value-type="float">
            <text:p>211,9678</text:p>
          </table:table-cell>
          <table:table-cell table:formula="of:=[.M155]/[.D155]" office:value-type="float" office:value="871.578125" calcext:value-type="float">
            <text:p>871,578125</text:p>
          </table:table-cell>
          <table:table-cell office:value-type="float" office:value="11.342" calcext:value-type="float">
            <text:p>11,342</text:p>
          </table:table-cell>
          <table:table-cell office:value-type="float" office:value="11.1668" calcext:value-type="float">
            <text:p>11,1668</text:p>
          </table:table-cell>
          <table:table-cell table:formula="of:=([.O155]+[.P155])/2" office:value-type="float" office:value="11.2544" calcext:value-type="float">
            <text:p>11,2544</text:p>
          </table:table-cell>
          <table:table-cell table:formula="of:=[.Q155]/[.D155]" office:value-type="float" office:value="46.2763157894737" calcext:value-type="float">
            <text:p>46,2763157894737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9589" calcext:value-type="float">
            <text:p>1,9589</text:p>
          </table:table-cell>
          <table:table-cell office:value-type="float" office:value="2.0803" calcext:value-type="float">
            <text:p>2,0803</text:p>
          </table:table-cell>
          <table:table-cell table:formula="of:=([.B156]+[.C156])/2" office:value-type="float" office:value="2.0196" calcext:value-type="float">
            <text:p>2,0196</text:p>
          </table:table-cell>
          <table:table-cell office:value-type="float" office:value="1.3948" calcext:value-type="float">
            <text:p>1,3948</text:p>
          </table:table-cell>
          <table:table-cell office:value-type="float" office:value="1.5034" calcext:value-type="float">
            <text:p>1,5034</text:p>
          </table:table-cell>
          <table:table-cell table:formula="of:=([.E156]+[.F156])/2" office:value-type="float" office:value="1.4491" calcext:value-type="float">
            <text:p>1,4491</text:p>
          </table:table-cell>
          <table:table-cell table:formula="of:=[.G156]/[.D156]" office:value-type="float" office:value="0.717518320459497" calcext:value-type="float">
            <text:p>0,717518320459497</text:p>
          </table:table-cell>
          <table:table-cell office:value-type="float" office:value="1.4721" calcext:value-type="float">
            <text:p>1,4721</text:p>
          </table:table-cell>
          <table:table-cell office:value-type="float" office:value="1.4147" calcext:value-type="float">
            <text:p>1,4147</text:p>
          </table:table-cell>
          <table:table-cell table:formula="of:=([.I156]+[.J156])/2" office:value-type="float" office:value="1.4434" calcext:value-type="float">
            <text:p>1,4434</text:p>
          </table:table-cell>
          <table:table-cell table:formula="of:=[.K156]/[.D156]" office:value-type="float" office:value="0.714695979401862" calcext:value-type="float">
            <text:p>0,714695979401862</text:p>
          </table:table-cell>
          <table:table-cell office:value-type="float" office:value="1.4238" calcext:value-type="float">
            <text:p>1,4238</text:p>
          </table:table-cell>
          <table:table-cell table:formula="of:=[.M156]/[.D156]" office:value-type="float" office:value="0.704991087344028" calcext:value-type="float">
            <text:p>0,704991087344028</text:p>
          </table:table-cell>
          <table:table-cell office:value-type="float" office:value="1.3328" calcext:value-type="float">
            <text:p>1,3328</text:p>
          </table:table-cell>
          <table:table-cell office:value-type="float" office:value="1.3248" calcext:value-type="float">
            <text:p>1,3248</text:p>
          </table:table-cell>
          <table:table-cell table:formula="of:=([.O156]+[.P156])/2" office:value-type="float" office:value="1.3288" calcext:value-type="float">
            <text:p>1,3288</text:p>
          </table:table-cell>
          <table:table-cell table:formula="of:=[.Q156]/[.D156]" office:value-type="float" office:value="0.657952069716776" calcext:value-type="float">
            <text:p>0,657952069716776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4.297" calcext:value-type="float">
            <text:p>4,297</text:p>
          </table:table-cell>
          <table:table-cell office:value-type="float" office:value="4.3466" calcext:value-type="float">
            <text:p>4,3466</text:p>
          </table:table-cell>
          <table:table-cell table:formula="of:=([.B157]+[.C157])/2" office:value-type="float" office:value="4.3218" calcext:value-type="float">
            <text:p>4,3218</text:p>
          </table:table-cell>
          <table:table-cell office:value-type="float" office:value="4.1676" calcext:value-type="float">
            <text:p>4,1676</text:p>
          </table:table-cell>
          <table:table-cell office:value-type="float" office:value="4.2024" calcext:value-type="float">
            <text:p>4,2024</text:p>
          </table:table-cell>
          <table:table-cell table:formula="of:=([.E157]+[.F157])/2" office:value-type="float" office:value="4.185" calcext:value-type="float">
            <text:p>4,185</text:p>
          </table:table-cell>
          <table:table-cell table:formula="of:=[.G157]/[.D157]" office:value-type="float" office:value="0.968346522282383" calcext:value-type="float">
            <text:p>0,968346522282383</text:p>
          </table:table-cell>
          <table:table-cell office:value-type="float" office:value="4.1612" calcext:value-type="float">
            <text:p>4,1612</text:p>
          </table:table-cell>
          <table:table-cell office:value-type="float" office:value="4.1192" calcext:value-type="float">
            <text:p>4,1192</text:p>
          </table:table-cell>
          <table:table-cell table:formula="of:=([.I157]+[.J157])/2" office:value-type="float" office:value="4.1402" calcext:value-type="float">
            <text:p>4,1402</text:p>
          </table:table-cell>
          <table:table-cell table:formula="of:=[.K157]/[.D157]" office:value-type="float" office:value="0.957980471100005" calcext:value-type="float">
            <text:p>0,957980471100005</text:p>
          </table:table-cell>
          <table:table-cell office:value-type="float" office:value="3.8845" calcext:value-type="float">
            <text:p>3,8845</text:p>
          </table:table-cell>
          <table:table-cell table:formula="of:=[.M157]/[.D157]" office:value-type="float" office:value="0.8988153084363" calcext:value-type="float">
            <text:p>0,8988153084363</text:p>
          </table:table-cell>
          <table:table-cell office:value-type="float" office:value="3.8042" calcext:value-type="float">
            <text:p>3,8042</text:p>
          </table:table-cell>
          <table:table-cell office:value-type="float" office:value="3.9364" calcext:value-type="float">
            <text:p>3,9364</text:p>
          </table:table-cell>
          <table:table-cell table:formula="of:=([.O157]+[.P157])/2" office:value-type="float" office:value="3.8703" calcext:value-type="float">
            <text:p>3,8703</text:p>
          </table:table-cell>
          <table:table-cell table:formula="of:=[.Q157]/[.D157]" office:value-type="float" office:value="0.8955296404276" calcext:value-type="float">
            <text:p>0,8955296404276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3.0924" calcext:value-type="float">
            <text:p>3,0924</text:p>
          </table:table-cell>
          <table:table-cell office:value-type="float" office:value="3.1673" calcext:value-type="float">
            <text:p>3,1673</text:p>
          </table:table-cell>
          <table:table-cell table:formula="of:=([.B158]+[.C158])/2" office:value-type="float" office:value="3.12985" calcext:value-type="float">
            <text:p>3,12985</text:p>
          </table:table-cell>
          <table:table-cell office:value-type="float" office:value="3.1495" calcext:value-type="float">
            <text:p>3,1495</text:p>
          </table:table-cell>
          <table:table-cell office:value-type="float" office:value="3.1209" calcext:value-type="float">
            <text:p>3,1209</text:p>
          </table:table-cell>
          <table:table-cell table:formula="of:=([.E158]+[.F158])/2" office:value-type="float" office:value="3.1352" calcext:value-type="float">
            <text:p>3,1352</text:p>
          </table:table-cell>
          <table:table-cell table:formula="of:=[.G158]/[.D158]" office:value-type="float" office:value="1.00170934709331" calcext:value-type="float">
            <text:p>1,00170934709331</text:p>
          </table:table-cell>
          <table:table-cell office:value-type="float" office:value="3.1283" calcext:value-type="float">
            <text:p>3,1283</text:p>
          </table:table-cell>
          <table:table-cell office:value-type="float" office:value="3.159" calcext:value-type="float">
            <text:p>3,159</text:p>
          </table:table-cell>
          <table:table-cell table:formula="of:=([.I158]+[.J158])/2" office:value-type="float" office:value="3.14365" calcext:value-type="float">
            <text:p>3,14365</text:p>
          </table:table-cell>
          <table:table-cell table:formula="of:=[.K158]/[.D158]" office:value-type="float" office:value="1.00440915698835" calcext:value-type="float">
            <text:p>1,00440915698835</text:p>
          </table:table-cell>
          <table:table-cell office:value-type="float" office:value="2.886" calcext:value-type="float">
            <text:p>2,886</text:p>
          </table:table-cell>
          <table:table-cell table:formula="of:=[.M158]/[.D158]" office:value-type="float" office:value="0.922088917999265" calcext:value-type="float">
            <text:p>0,922088917999265</text:p>
          </table:table-cell>
          <table:table-cell office:value-type="float" office:value="2.846" calcext:value-type="float">
            <text:p>2,846</text:p>
          </table:table-cell>
          <table:table-cell office:value-type="float" office:value="2.7976" calcext:value-type="float">
            <text:p>2,7976</text:p>
          </table:table-cell>
          <table:table-cell table:formula="of:=([.O158]+[.P158])/2" office:value-type="float" office:value="2.8218" calcext:value-type="float">
            <text:p>2,8218</text:p>
          </table:table-cell>
          <table:table-cell table:formula="of:=[.Q158]/[.D158]" office:value-type="float" office:value="0.901576752879531" calcext:value-type="float">
            <text:p>0,901576752879531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123" calcext:value-type="float">
            <text:p>0,0123</text:p>
          </table:table-cell>
          <table:table-cell table:formula="of:=([.B159]+[.C159])/2" office:value-type="float" office:value="0.01175" calcext:value-type="float">
            <text:p>0,01175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" calcext:value-type="float">
            <text:p>0,013</text:p>
          </table:table-cell>
          <table:table-cell table:formula="of:=([.E159]+[.F159])/2" office:value-type="float" office:value="0.01295" calcext:value-type="float">
            <text:p>0,01295</text:p>
          </table:table-cell>
          <table:table-cell table:formula="of:=[.G159]/[.D159]" office:value-type="float" office:value="1.10212765957447" calcext:value-type="float">
            <text:p>1,10212765957447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15" calcext:value-type="float">
            <text:p>0,0115</text:p>
          </table:table-cell>
          <table:table-cell table:formula="of:=([.I159]+[.J159])/2" office:value-type="float" office:value="0.01175" calcext:value-type="float">
            <text:p>0,01175</text:p>
          </table:table-cell>
          <table:table-cell table:formula="of:=[.K159]/[.D159]" office:value-type="float" office:value="1" calcext:value-type="float">
            <text:p>1</text:p>
          </table:table-cell>
          <table:table-cell office:value-type="float" office:value="0.0125" calcext:value-type="float">
            <text:p>0,0125</text:p>
          </table:table-cell>
          <table:table-cell table:formula="of:=[.M159]/[.D159]" office:value-type="float" office:value="1.06382978723404" calcext:value-type="float">
            <text:p>1,06382978723404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113" calcext:value-type="float">
            <text:p>0,0113</text:p>
          </table:table-cell>
          <table:table-cell table:formula="of:=([.O159]+[.P159])/2" office:value-type="float" office:value="0.0114" calcext:value-type="float">
            <text:p>0,0114</text:p>
          </table:table-cell>
          <table:table-cell table:formula="of:=[.Q159]/[.D159]" office:value-type="float" office:value="0.970212765957447" calcext:value-type="float">
            <text:p>0,970212765957447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1339" calcext:value-type="float">
            <text:p>2,1339</text:p>
          </table:table-cell>
          <table:table-cell office:value-type="float" office:value="2.1158" calcext:value-type="float">
            <text:p>2,1158</text:p>
          </table:table-cell>
          <table:table-cell table:formula="of:=([.B160]+[.C160])/2" office:value-type="float" office:value="2.12485" calcext:value-type="float">
            <text:p>2,12485</text:p>
          </table:table-cell>
          <table:table-cell office:value-type="float" office:value="2.2435" calcext:value-type="float">
            <text:p>2,2435</text:p>
          </table:table-cell>
          <table:table-cell office:value-type="float" office:value="2.2948" calcext:value-type="float">
            <text:p>2,2948</text:p>
          </table:table-cell>
          <table:table-cell table:formula="of:=([.E160]+[.F160])/2" office:value-type="float" office:value="2.26915" calcext:value-type="float">
            <text:p>2,26915</text:p>
          </table:table-cell>
          <table:table-cell table:formula="of:=[.G160]/[.D160]" office:value-type="float" office:value="1.06791067604772" calcext:value-type="float">
            <text:p>1,06791067604772</text:p>
          </table:table-cell>
          <table:table-cell office:value-type="float" office:value="2.1651" calcext:value-type="float">
            <text:p>2,1651</text:p>
          </table:table-cell>
          <table:table-cell office:value-type="float" office:value="2.0838" calcext:value-type="float">
            <text:p>2,0838</text:p>
          </table:table-cell>
          <table:table-cell table:formula="of:=([.I160]+[.J160])/2" office:value-type="float" office:value="2.12445" calcext:value-type="float">
            <text:p>2,12445</text:p>
          </table:table-cell>
          <table:table-cell table:formula="of:=[.K160]/[.D160]" office:value-type="float" office:value="0.999811751417747" calcext:value-type="float">
            <text:p>0,999811751417747</text:p>
          </table:table-cell>
          <table:table-cell office:value-type="float" office:value="2.1139" calcext:value-type="float">
            <text:p>2,1139</text:p>
          </table:table-cell>
          <table:table-cell table:formula="of:=[.M160]/[.D160]" office:value-type="float" office:value="0.994846695060828" calcext:value-type="float">
            <text:p>0,994846695060828</text:p>
          </table:table-cell>
          <table:table-cell office:value-type="float" office:value="2.0753" calcext:value-type="float">
            <text:p>2,0753</text:p>
          </table:table-cell>
          <table:table-cell office:value-type="float" office:value="1.9986" calcext:value-type="float">
            <text:p>1,9986</text:p>
          </table:table-cell>
          <table:table-cell table:formula="of:=([.O160]+[.P160])/2" office:value-type="float" office:value="2.03695" calcext:value-type="float">
            <text:p>2,03695</text:p>
          </table:table-cell>
          <table:table-cell table:formula="of:=[.Q160]/[.D160]" office:value-type="float" office:value="0.958632374049933" calcext:value-type="float">
            <text:p>0,958632374049933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88" calcext:value-type="float">
            <text:p>0,1788</text:p>
          </table:table-cell>
          <table:table-cell office:value-type="float" office:value="0.1837" calcext:value-type="float">
            <text:p>0,1837</text:p>
          </table:table-cell>
          <table:table-cell table:formula="of:=([.B161]+[.C161])/2" office:value-type="float" office:value="0.18125" calcext:value-type="float">
            <text:p>0,18125</text:p>
          </table:table-cell>
          <table:table-cell office:value-type="float" office:value="0.1824" calcext:value-type="float">
            <text:p>0,1824</text:p>
          </table:table-cell>
          <table:table-cell office:value-type="float" office:value="0.191" calcext:value-type="float">
            <text:p>0,191</text:p>
          </table:table-cell>
          <table:table-cell table:formula="of:=([.E161]+[.F161])/2" office:value-type="float" office:value="0.1867" calcext:value-type="float">
            <text:p>0,1867</text:p>
          </table:table-cell>
          <table:table-cell table:formula="of:=[.G161]/[.D161]" office:value-type="float" office:value="1.03006896551724" calcext:value-type="float">
            <text:p>1,03006896551724</text:p>
          </table:table-cell>
          <table:table-cell office:value-type="float" office:value="0.1985" calcext:value-type="float">
            <text:p>0,1985</text:p>
          </table:table-cell>
          <table:table-cell office:value-type="float" office:value="0.2096" calcext:value-type="float">
            <text:p>0,2096</text:p>
          </table:table-cell>
          <table:table-cell table:formula="of:=([.I161]+[.J161])/2" office:value-type="float" office:value="0.20405" calcext:value-type="float">
            <text:p>0,20405</text:p>
          </table:table-cell>
          <table:table-cell table:formula="of:=[.K161]/[.D161]" office:value-type="float" office:value="1.12579310344828" calcext:value-type="float">
            <text:p>1,12579310344828</text:p>
          </table:table-cell>
          <table:table-cell office:value-type="float" office:value="0.1841" calcext:value-type="float">
            <text:p>0,1841</text:p>
          </table:table-cell>
          <table:table-cell table:formula="of:=[.M161]/[.D161]" office:value-type="float" office:value="1.01572413793103" calcext:value-type="float">
            <text:p>1,01572413793103</text:p>
          </table:table-cell>
          <table:table-cell office:value-type="float" office:value="0.1713" calcext:value-type="float">
            <text:p>0,1713</text:p>
          </table:table-cell>
          <table:table-cell office:value-type="float" office:value="0.1715" calcext:value-type="float">
            <text:p>0,1715</text:p>
          </table:table-cell>
          <table:table-cell table:formula="of:=([.O161]+[.P161])/2" office:value-type="float" office:value="0.1714" calcext:value-type="float">
            <text:p>0,1714</text:p>
          </table:table-cell>
          <table:table-cell table:formula="of:=[.Q161]/[.D161]" office:value-type="float" office:value="0.945655172413793" calcext:value-type="float">
            <text:p>0,945655172413793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229" calcext:value-type="float">
            <text:p>0,0229</text:p>
          </table:table-cell>
          <table:table-cell table:formula="of:=([.B162]+[.C162])/2" office:value-type="float" office:value="0.0225" calcext:value-type="float">
            <text:p>0,0225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221" calcext:value-type="float">
            <text:p>0,0221</text:p>
          </table:table-cell>
          <table:table-cell table:formula="of:=([.E162]+[.F162])/2" office:value-type="float" office:value="0.0224" calcext:value-type="float">
            <text:p>0,0224</text:p>
          </table:table-cell>
          <table:table-cell table:formula="of:=[.G162]/[.D162]" office:value-type="float" office:value="0.995555555555556" calcext:value-type="float">
            <text:p>0,995555555555556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15" calcext:value-type="float">
            <text:p>0,0215</text:p>
          </table:table-cell>
          <table:table-cell table:formula="of:=([.I162]+[.J162])/2" office:value-type="float" office:value="0.0217" calcext:value-type="float">
            <text:p>0,0217</text:p>
          </table:table-cell>
          <table:table-cell table:formula="of:=[.K162]/[.D162]" office:value-type="float" office:value="0.964444444444445" calcext:value-type="float">
            <text:p>0,964444444444445</text:p>
          </table:table-cell>
          <table:table-cell office:value-type="float" office:value="0.027" calcext:value-type="float">
            <text:p>0,027</text:p>
          </table:table-cell>
          <table:table-cell table:formula="of:=[.M162]/[.D162]" office:value-type="float" office:value="1.2" calcext:value-type="float">
            <text:p>1,2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252" calcext:value-type="float">
            <text:p>0,0252</text:p>
          </table:table-cell>
          <table:table-cell table:formula="of:=([.O162]+[.P162])/2" office:value-type="float" office:value="0.02545" calcext:value-type="float">
            <text:p>0,02545</text:p>
          </table:table-cell>
          <table:table-cell table:formula="of:=[.Q162]/[.D162]" office:value-type="float" office:value="1.13111111111111" calcext:value-type="float">
            <text:p>1,13111111111111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69" calcext:value-type="float">
            <text:p>0,0169</text:p>
          </table:table-cell>
          <table:table-cell table:formula="of:=([.B163]+[.C163])/2" office:value-type="float" office:value="0.0163" calcext:value-type="float">
            <text:p>0,0163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163" calcext:value-type="float">
            <text:p>0,0163</text:p>
          </table:table-cell>
          <table:table-cell table:formula="of:=([.E163]+[.F163])/2" office:value-type="float" office:value="0.0169" calcext:value-type="float">
            <text:p>0,0169</text:p>
          </table:table-cell>
          <table:table-cell table:formula="of:=[.G163]/[.D163]" office:value-type="float" office:value="1.03680981595092" calcext:value-type="float">
            <text:p>1,03680981595092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63" calcext:value-type="float">
            <text:p>0,0163</text:p>
          </table:table-cell>
          <table:table-cell table:formula="of:=([.I163]+[.J163])/2" office:value-type="float" office:value="0.016" calcext:value-type="float">
            <text:p>0,016</text:p>
          </table:table-cell>
          <table:table-cell table:formula="of:=[.K163]/[.D163]" office:value-type="float" office:value="0.98159509202454" calcext:value-type="float">
            <text:p>0,98159509202454</text:p>
          </table:table-cell>
          <table:table-cell office:value-type="float" office:value="0.0302" calcext:value-type="float">
            <text:p>0,0302</text:p>
          </table:table-cell>
          <table:table-cell table:formula="of:=[.M163]/[.D163]" office:value-type="float" office:value="1.85276073619632" calcext:value-type="float">
            <text:p>1,85276073619632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212" calcext:value-type="float">
            <text:p>0,0212</text:p>
          </table:table-cell>
          <table:table-cell table:formula="of:=([.O163]+[.P163])/2" office:value-type="float" office:value="0.02015" calcext:value-type="float">
            <text:p>0,02015</text:p>
          </table:table-cell>
          <table:table-cell table:formula="of:=[.Q163]/[.D163]" office:value-type="float" office:value="1.2361963190184" calcext:value-type="float">
            <text:p>1,2361963190184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001" calcext:value-type="float">
            <text:p>0,4001</text:p>
          </table:table-cell>
          <table:table-cell office:value-type="float" office:value="0.4043" calcext:value-type="float">
            <text:p>0,4043</text:p>
          </table:table-cell>
          <table:table-cell table:formula="of:=([.B164]+[.C164])/2" office:value-type="float" office:value="0.4022" calcext:value-type="float">
            <text:p>0,4022</text:p>
          </table:table-cell>
          <table:table-cell office:value-type="float" office:value="0.459" calcext:value-type="float">
            <text:p>0,459</text:p>
          </table:table-cell>
          <table:table-cell office:value-type="float" office:value="0.4177" calcext:value-type="float">
            <text:p>0,4177</text:p>
          </table:table-cell>
          <table:table-cell table:formula="of:=([.E164]+[.F164])/2" office:value-type="float" office:value="0.43835" calcext:value-type="float">
            <text:p>0,43835</text:p>
          </table:table-cell>
          <table:table-cell table:formula="of:=[.G164]/[.D164]" office:value-type="float" office:value="1.08988065638986" calcext:value-type="float">
            <text:p>1,08988065638986</text:p>
          </table:table-cell>
          <table:table-cell office:value-type="float" office:value="0.4145" calcext:value-type="float">
            <text:p>0,4145</text:p>
          </table:table-cell>
          <table:table-cell office:value-type="float" office:value="0.4043" calcext:value-type="float">
            <text:p>0,4043</text:p>
          </table:table-cell>
          <table:table-cell table:formula="of:=([.I164]+[.J164])/2" office:value-type="float" office:value="0.4094" calcext:value-type="float">
            <text:p>0,4094</text:p>
          </table:table-cell>
          <table:table-cell table:formula="of:=[.K164]/[.D164]" office:value-type="float" office:value="1.01790154152163" calcext:value-type="float">
            <text:p>1,01790154152163</text:p>
          </table:table-cell>
          <table:table-cell office:value-type="float" office:value="0.4092" calcext:value-type="float">
            <text:p>0,4092</text:p>
          </table:table-cell>
          <table:table-cell table:formula="of:=[.M164]/[.D164]" office:value-type="float" office:value="1.01740427647936" calcext:value-type="float">
            <text:p>1,01740427647936</text:p>
          </table:table-cell>
          <table:table-cell office:value-type="float" office:value="0.3745" calcext:value-type="float">
            <text:p>0,3745</text:p>
          </table:table-cell>
          <table:table-cell office:value-type="float" office:value="0.3656" calcext:value-type="float">
            <text:p>0,3656</text:p>
          </table:table-cell>
          <table:table-cell table:formula="of:=([.O164]+[.P164])/2" office:value-type="float" office:value="0.37005" calcext:value-type="float">
            <text:p>0,37005</text:p>
          </table:table-cell>
          <table:table-cell table:formula="of:=[.Q164]/[.D164]" office:value-type="float" office:value="0.920064644455495" calcext:value-type="float">
            <text:p>0,920064644455495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382" calcext:value-type="float">
            <text:p>0,0382</text:p>
          </table:table-cell>
          <table:table-cell table:formula="of:=([.B165]+[.C165])/2" office:value-type="float" office:value="0.0378" calcext:value-type="float">
            <text:p>0,0378</text:p>
          </table:table-cell>
          <table:table-cell office:value-type="float" office:value="0.0376" calcext:value-type="float">
            <text:p>0,0376</text:p>
          </table:table-cell>
          <table:table-cell office:value-type="float" office:value="0.0389" calcext:value-type="float">
            <text:p>0,0389</text:p>
          </table:table-cell>
          <table:table-cell table:formula="of:=([.E165]+[.F165])/2" office:value-type="float" office:value="0.03825" calcext:value-type="float">
            <text:p>0,03825</text:p>
          </table:table-cell>
          <table:table-cell table:formula="of:=[.G165]/[.D165]" office:value-type="float" office:value="1.01190476190476" calcext:value-type="float">
            <text:p>1,01190476190476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387" calcext:value-type="float">
            <text:p>0,0387</text:p>
          </table:table-cell>
          <table:table-cell table:formula="of:=([.I165]+[.J165])/2" office:value-type="float" office:value="0.03845" calcext:value-type="float">
            <text:p>0,03845</text:p>
          </table:table-cell>
          <table:table-cell table:formula="of:=[.K165]/[.D165]" office:value-type="float" office:value="1.01719576719577" calcext:value-type="float">
            <text:p>1,01719576719577</text:p>
          </table:table-cell>
          <table:table-cell office:value-type="float" office:value="0.0376" calcext:value-type="float">
            <text:p>0,0376</text:p>
          </table:table-cell>
          <table:table-cell table:formula="of:=[.M165]/[.D165]" office:value-type="float" office:value="0.994708994708995" calcext:value-type="float">
            <text:p>0,99470899470899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38" calcext:value-type="float">
            <text:p>0,0338</text:p>
          </table:table-cell>
          <table:table-cell table:formula="of:=([.O165]+[.P165])/2" office:value-type="float" office:value="0.0339" calcext:value-type="float">
            <text:p>0,0339</text:p>
          </table:table-cell>
          <table:table-cell table:formula="of:=[.Q165]/[.D165]" office:value-type="float" office:value="0.896825396825397" calcext:value-type="float">
            <text:p>0,896825396825397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2" calcext:value-type="float">
            <text:p>0,012</text:p>
          </table:table-cell>
          <table:table-cell table:formula="of:=([.B166]+[.C166])/2" office:value-type="float" office:value="0.01165" calcext:value-type="float">
            <text:p>0,01165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119" calcext:value-type="float">
            <text:p>0,0119</text:p>
          </table:table-cell>
          <table:table-cell table:formula="of:=([.E166]+[.F166])/2" office:value-type="float" office:value="0.01165" calcext:value-type="float">
            <text:p>0,01165</text:p>
          </table:table-cell>
          <table:table-cell table:formula="of:=[.G166]/[.D166]" office:value-type="float" office:value="1" calcext:value-type="float">
            <text:p>1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15" calcext:value-type="float">
            <text:p>0,0115</text:p>
          </table:table-cell>
          <table:table-cell table:formula="of:=([.I166]+[.J166])/2" office:value-type="float" office:value="0.0117" calcext:value-type="float">
            <text:p>0,0117</text:p>
          </table:table-cell>
          <table:table-cell table:formula="of:=[.K166]/[.D166]" office:value-type="float" office:value="1.00429184549356" calcext:value-type="float">
            <text:p>1,00429184549356</text:p>
          </table:table-cell>
          <table:table-cell office:value-type="float" office:value="0.0144" calcext:value-type="float">
            <text:p>0,0144</text:p>
          </table:table-cell>
          <table:table-cell table:formula="of:=[.M166]/[.D166]" office:value-type="float" office:value="1.23605150214592" calcext:value-type="float">
            <text:p>1,23605150214592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25" calcext:value-type="float">
            <text:p>0,0125</text:p>
          </table:table-cell>
          <table:table-cell table:formula="of:=([.O166]+[.P166])/2" office:value-type="float" office:value="0.01255" calcext:value-type="float">
            <text:p>0,01255</text:p>
          </table:table-cell>
          <table:table-cell table:formula="of:=[.Q166]/[.D166]" office:value-type="float" office:value="1.07725321888412" calcext:value-type="float">
            <text:p>1,07725321888412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446" calcext:value-type="float">
            <text:p>0,0446</text:p>
          </table:table-cell>
          <table:table-cell office:value-type="float" office:value="0.0525" calcext:value-type="float">
            <text:p>0,0525</text:p>
          </table:table-cell>
          <table:table-cell table:formula="of:=([.B167]+[.C167])/2" office:value-type="float" office:value="0.04855" calcext:value-type="float">
            <text:p>0,04855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729" calcext:value-type="float">
            <text:p>0,0729</text:p>
          </table:table-cell>
          <table:table-cell table:formula="of:=([.E167]+[.F167])/2" office:value-type="float" office:value="0.05915" calcext:value-type="float">
            <text:p>0,05915</text:p>
          </table:table-cell>
          <table:table-cell table:formula="of:=[.G167]/[.D167]" office:value-type="float" office:value="1.2183316168898" calcext:value-type="float">
            <text:p>1,2183316168898</text:p>
          </table:table-cell>
          <table:table-cell office:value-type="float" office:value="0.0435" calcext:value-type="float">
            <text:p>0,0435</text:p>
          </table:table-cell>
          <table:table-cell office:value-type="float" office:value="0.045" calcext:value-type="float">
            <text:p>0,045</text:p>
          </table:table-cell>
          <table:table-cell table:formula="of:=([.I167]+[.J167])/2" office:value-type="float" office:value="0.04425" calcext:value-type="float">
            <text:p>0,04425</text:p>
          </table:table-cell>
          <table:table-cell table:formula="of:=[.K167]/[.D167]" office:value-type="float" office:value="0.911431513903192" calcext:value-type="float">
            <text:p>0,911431513903192</text:p>
          </table:table-cell>
          <table:table-cell office:value-type="float" office:value="0.065" calcext:value-type="float">
            <text:p>0,065</text:p>
          </table:table-cell>
          <table:table-cell table:formula="of:=[.M167]/[.D167]" office:value-type="float" office:value="1.33882595262616" calcext:value-type="float">
            <text:p>1,33882595262616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54" calcext:value-type="float">
            <text:p>0,0654</text:p>
          </table:table-cell>
          <table:table-cell table:formula="of:=([.O167]+[.P167])/2" office:value-type="float" office:value="0.0635" calcext:value-type="float">
            <text:p>0,0635</text:p>
          </table:table-cell>
          <table:table-cell table:formula="of:=[.Q167]/[.D167]" office:value-type="float" office:value="1.30792996910402" calcext:value-type="float">
            <text:p>1,30792996910402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2718" calcext:value-type="float">
            <text:p>0,2718</text:p>
          </table:table-cell>
          <table:table-cell office:value-type="float" office:value="0.2875" calcext:value-type="float">
            <text:p>0,2875</text:p>
          </table:table-cell>
          <table:table-cell table:formula="of:=([.B168]+[.C168])/2" office:value-type="float" office:value="0.27965" calcext:value-type="float">
            <text:p>0,27965</text:p>
          </table:table-cell>
          <table:table-cell office:value-type="float" office:value="0.2782" calcext:value-type="float">
            <text:p>0,2782</text:p>
          </table:table-cell>
          <table:table-cell office:value-type="float" office:value="0.3139" calcext:value-type="float">
            <text:p>0,3139</text:p>
          </table:table-cell>
          <table:table-cell table:formula="of:=([.E168]+[.F168])/2" office:value-type="float" office:value="0.29605" calcext:value-type="float">
            <text:p>0,29605</text:p>
          </table:table-cell>
          <table:table-cell table:formula="of:=[.G168]/[.D168]" office:value-type="float" office:value="1.05864473448954" calcext:value-type="float">
            <text:p>1,05864473448954</text:p>
          </table:table-cell>
          <table:table-cell office:value-type="float" office:value="0.2728" calcext:value-type="float">
            <text:p>0,2728</text:p>
          </table:table-cell>
          <table:table-cell office:value-type="float" office:value="0.2689" calcext:value-type="float">
            <text:p>0,2689</text:p>
          </table:table-cell>
          <table:table-cell table:formula="of:=([.I168]+[.J168])/2" office:value-type="float" office:value="0.27085" calcext:value-type="float">
            <text:p>0,27085</text:p>
          </table:table-cell>
          <table:table-cell table:formula="of:=[.K168]/[.D168]" office:value-type="float" office:value="0.968532093688539" calcext:value-type="float">
            <text:p>0,968532093688539</text:p>
          </table:table-cell>
          <table:table-cell office:value-type="float" office:value="0.4464" calcext:value-type="float">
            <text:p>0,4464</text:p>
          </table:table-cell>
          <table:table-cell table:formula="of:=[.M168]/[.D168]" office:value-type="float" office:value="1.59628106561774" calcext:value-type="float">
            <text:p>1,59628106561774</text:p>
          </table:table-cell>
          <table:table-cell office:value-type="float" office:value="0.4434" calcext:value-type="float">
            <text:p>0,4434</text:p>
          </table:table-cell>
          <table:table-cell office:value-type="float" office:value="0.4417" calcext:value-type="float">
            <text:p>0,4417</text:p>
          </table:table-cell>
          <table:table-cell table:formula="of:=([.O168]+[.P168])/2" office:value-type="float" office:value="0.44255" calcext:value-type="float">
            <text:p>0,44255</text:p>
          </table:table-cell>
          <table:table-cell table:formula="of:=[.Q168]/[.D168]" office:value-type="float" office:value="1.58251385660647" calcext:value-type="float">
            <text:p>1,58251385660647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64" calcext:value-type="float">
            <text:p>0,364</text:p>
          </table:table-cell>
          <table:table-cell office:value-type="float" office:value="0.4117" calcext:value-type="float">
            <text:p>0,4117</text:p>
          </table:table-cell>
          <table:table-cell table:formula="of:=([.B169]+[.C169])/2" office:value-type="float" office:value="0.38785" calcext:value-type="float">
            <text:p>0,38785</text:p>
          </table:table-cell>
          <table:table-cell office:value-type="float" office:value="0.3701" calcext:value-type="float">
            <text:p>0,3701</text:p>
          </table:table-cell>
          <table:table-cell office:value-type="float" office:value="0.3693" calcext:value-type="float">
            <text:p>0,3693</text:p>
          </table:table-cell>
          <table:table-cell table:formula="of:=([.E169]+[.F169])/2" office:value-type="float" office:value="0.3697" calcext:value-type="float">
            <text:p>0,3697</text:p>
          </table:table-cell>
          <table:table-cell table:formula="of:=[.G169]/[.D169]" office:value-type="float" office:value="0.953203558076576" calcext:value-type="float">
            <text:p>0,953203558076576</text:p>
          </table:table-cell>
          <table:table-cell office:value-type="float" office:value="0.3667" calcext:value-type="float">
            <text:p>0,3667</text:p>
          </table:table-cell>
          <table:table-cell office:value-type="float" office:value="0.3593" calcext:value-type="float">
            <text:p>0,3593</text:p>
          </table:table-cell>
          <table:table-cell table:formula="of:=([.I169]+[.J169])/2" office:value-type="float" office:value="0.363" calcext:value-type="float">
            <text:p>0,363</text:p>
          </table:table-cell>
          <table:table-cell table:formula="of:=[.K169]/[.D169]" office:value-type="float" office:value="0.93592883846848" calcext:value-type="float">
            <text:p>0,93592883846848</text:p>
          </table:table-cell>
          <table:table-cell office:value-type="float" office:value="0.3462" calcext:value-type="float">
            <text:p>0,3462</text:p>
          </table:table-cell>
          <table:table-cell table:formula="of:=[.M169]/[.D169]" office:value-type="float" office:value="0.892613123630269" calcext:value-type="float">
            <text:p>0,892613123630269</text:p>
          </table:table-cell>
          <table:table-cell office:value-type="float" office:value="0.3195" calcext:value-type="float">
            <text:p>0,3195</text:p>
          </table:table-cell>
          <table:table-cell office:value-type="float" office:value="0.3224" calcext:value-type="float">
            <text:p>0,3224</text:p>
          </table:table-cell>
          <table:table-cell table:formula="of:=([.O169]+[.P169])/2" office:value-type="float" office:value="0.32095" calcext:value-type="float">
            <text:p>0,32095</text:p>
          </table:table-cell>
          <table:table-cell table:formula="of:=[.Q169]/[.D169]" office:value-type="float" office:value="0.827510635554983" calcext:value-type="float">
            <text:p>0,827510635554983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25" calcext:value-type="float">
            <text:p>0,0225</text:p>
          </table:table-cell>
          <table:table-cell office:value-type="float" office:value="0.0238" calcext:value-type="float">
            <text:p>0,0238</text:p>
          </table:table-cell>
          <table:table-cell table:formula="of:=([.B170]+[.C170])/2" office:value-type="float" office:value="0.02315" calcext:value-type="float">
            <text:p>0,02315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246" calcext:value-type="float">
            <text:p>0,0246</text:p>
          </table:table-cell>
          <table:table-cell table:formula="of:=([.E170]+[.F170])/2" office:value-type="float" office:value="0.02405" calcext:value-type="float">
            <text:p>0,02405</text:p>
          </table:table-cell>
          <table:table-cell table:formula="of:=[.G170]/[.D170]" office:value-type="float" office:value="1.03887688984881" calcext:value-type="float">
            <text:p>1,03887688984881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232" calcext:value-type="float">
            <text:p>0,0232</text:p>
          </table:table-cell>
          <table:table-cell table:formula="of:=([.I170]+[.J170])/2" office:value-type="float" office:value="0.02325" calcext:value-type="float">
            <text:p>0,02325</text:p>
          </table:table-cell>
          <table:table-cell table:formula="of:=[.K170]/[.D170]" office:value-type="float" office:value="1.00431965442765" calcext:value-type="float">
            <text:p>1,00431965442765</text:p>
          </table:table-cell>
          <table:table-cell office:value-type="float" office:value="0.0253" calcext:value-type="float">
            <text:p>0,0253</text:p>
          </table:table-cell>
          <table:table-cell table:formula="of:=[.M170]/[.D170]" office:value-type="float" office:value="1.09287257019438" calcext:value-type="float">
            <text:p>1,09287257019438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238" calcext:value-type="float">
            <text:p>0,0238</text:p>
          </table:table-cell>
          <table:table-cell table:formula="of:=([.O170]+[.P170])/2" office:value-type="float" office:value="0.0233" calcext:value-type="float">
            <text:p>0,0233</text:p>
          </table:table-cell>
          <table:table-cell table:formula="of:=[.Q170]/[.D170]" office:value-type="float" office:value="1.00647948164147" calcext:value-type="float">
            <text:p>1,00647948164147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595" calcext:value-type="float">
            <text:p>0,4595</text:p>
          </table:table-cell>
          <table:table-cell office:value-type="float" office:value="0.4071" calcext:value-type="float">
            <text:p>0,4071</text:p>
          </table:table-cell>
          <table:table-cell table:formula="of:=([.B171]+[.C171])/2" office:value-type="float" office:value="0.4333" calcext:value-type="float">
            <text:p>0,4333</text:p>
          </table:table-cell>
          <table:table-cell office:value-type="float" office:value="0.4264" calcext:value-type="float">
            <text:p>0,4264</text:p>
          </table:table-cell>
          <table:table-cell office:value-type="float" office:value="0.4241" calcext:value-type="float">
            <text:p>0,4241</text:p>
          </table:table-cell>
          <table:table-cell table:formula="of:=([.E171]+[.F171])/2" office:value-type="float" office:value="0.42525" calcext:value-type="float">
            <text:p>0,42525</text:p>
          </table:table-cell>
          <table:table-cell table:formula="of:=[.G171]/[.D171]" office:value-type="float" office:value="0.981421647819063" calcext:value-type="float">
            <text:p>0,981421647819063</text:p>
          </table:table-cell>
          <table:table-cell office:value-type="float" office:value="0.4151" calcext:value-type="float">
            <text:p>0,4151</text:p>
          </table:table-cell>
          <table:table-cell office:value-type="float" office:value="0.4141" calcext:value-type="float">
            <text:p>0,4141</text:p>
          </table:table-cell>
          <table:table-cell table:formula="of:=([.I171]+[.J171])/2" office:value-type="float" office:value="0.4146" calcext:value-type="float">
            <text:p>0,4146</text:p>
          </table:table-cell>
          <table:table-cell table:formula="of:=[.K171]/[.D171]" office:value-type="float" office:value="0.956842834064159" calcext:value-type="float">
            <text:p>0,956842834064159</text:p>
          </table:table-cell>
          <table:table-cell office:value-type="float" office:value="0.3958" calcext:value-type="float">
            <text:p>0,3958</text:p>
          </table:table-cell>
          <table:table-cell table:formula="of:=[.M171]/[.D171]" office:value-type="float" office:value="0.913454881144703" calcext:value-type="float">
            <text:p>0,913454881144703</text:p>
          </table:table-cell>
          <table:table-cell office:value-type="float" office:value="0.3745" calcext:value-type="float">
            <text:p>0,3745</text:p>
          </table:table-cell>
          <table:table-cell office:value-type="float" office:value="0.3697" calcext:value-type="float">
            <text:p>0,3697</text:p>
          </table:table-cell>
          <table:table-cell table:formula="of:=([.O171]+[.P171])/2" office:value-type="float" office:value="0.3721" calcext:value-type="float">
            <text:p>0,3721</text:p>
          </table:table-cell>
          <table:table-cell table:formula="of:=[.Q171]/[.D171]" office:value-type="float" office:value="0.858758366028156" calcext:value-type="float">
            <text:p>0,858758366028156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957" calcext:value-type="float">
            <text:p>0,3957</text:p>
          </table:table-cell>
          <table:table-cell office:value-type="float" office:value="0.3959" calcext:value-type="float">
            <text:p>0,3959</text:p>
          </table:table-cell>
          <table:table-cell table:formula="of:=([.B172]+[.C172])/2" office:value-type="float" office:value="0.3958" calcext:value-type="float">
            <text:p>0,3958</text:p>
          </table:table-cell>
          <table:table-cell office:value-type="float" office:value="0.3855" calcext:value-type="float">
            <text:p>0,3855</text:p>
          </table:table-cell>
          <table:table-cell office:value-type="float" office:value="0.3671" calcext:value-type="float">
            <text:p>0,3671</text:p>
          </table:table-cell>
          <table:table-cell table:formula="of:=([.E172]+[.F172])/2" office:value-type="float" office:value="0.3763" calcext:value-type="float">
            <text:p>0,3763</text:p>
          </table:table-cell>
          <table:table-cell table:formula="of:=[.G172]/[.D172]" office:value-type="float" office:value="0.950732693279434" calcext:value-type="float">
            <text:p>0,950732693279434</text:p>
          </table:table-cell>
          <table:table-cell office:value-type="float" office:value="0.3652" calcext:value-type="float">
            <text:p>0,3652</text:p>
          </table:table-cell>
          <table:table-cell office:value-type="float" office:value="0.3598" calcext:value-type="float">
            <text:p>0,3598</text:p>
          </table:table-cell>
          <table:table-cell table:formula="of:=([.I172]+[.J172])/2" office:value-type="float" office:value="0.3625" calcext:value-type="float">
            <text:p>0,3625</text:p>
          </table:table-cell>
          <table:table-cell table:formula="of:=[.K172]/[.D172]" office:value-type="float" office:value="0.915866599292572" calcext:value-type="float">
            <text:p>0,915866599292572</text:p>
          </table:table-cell>
          <table:table-cell office:value-type="float" office:value="0.3579" calcext:value-type="float">
            <text:p>0,3579</text:p>
          </table:table-cell>
          <table:table-cell table:formula="of:=[.M172]/[.D172]" office:value-type="float" office:value="0.904244567963618" calcext:value-type="float">
            <text:p>0,904244567963618</text:p>
          </table:table-cell>
          <table:table-cell office:value-type="float" office:value="0.3382" calcext:value-type="float">
            <text:p>0,3382</text:p>
          </table:table-cell>
          <table:table-cell office:value-type="float" office:value="0.3345" calcext:value-type="float">
            <text:p>0,3345</text:p>
          </table:table-cell>
          <table:table-cell table:formula="of:=([.O172]+[.P172])/2" office:value-type="float" office:value="0.33635" calcext:value-type="float">
            <text:p>0,33635</text:p>
          </table:table-cell>
          <table:table-cell table:formula="of:=[.Q172]/[.D172]" office:value-type="float" office:value="0.849797877716018" calcext:value-type="float">
            <text:p>0,849797877716018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718" calcext:value-type="float">
            <text:p>0,1718</text:p>
          </table:table-cell>
          <table:table-cell office:value-type="float" office:value="0.1412" calcext:value-type="float">
            <text:p>0,1412</text:p>
          </table:table-cell>
          <table:table-cell table:formula="of:=([.B173]+[.C173])/2" office:value-type="float" office:value="0.1565" calcext:value-type="float">
            <text:p>0,1565</text:p>
          </table:table-cell>
          <table:table-cell office:value-type="float" office:value="0.1437" calcext:value-type="float">
            <text:p>0,1437</text:p>
          </table:table-cell>
          <table:table-cell office:value-type="float" office:value="0.137" calcext:value-type="float">
            <text:p>0,137</text:p>
          </table:table-cell>
          <table:table-cell table:formula="of:=([.E173]+[.F173])/2" office:value-type="float" office:value="0.14035" calcext:value-type="float">
            <text:p>0,14035</text:p>
          </table:table-cell>
          <table:table-cell table:formula="of:=[.G173]/[.D173]" office:value-type="float" office:value="0.896805111821086" calcext:value-type="float">
            <text:p>0,896805111821086</text:p>
          </table:table-cell>
          <table:table-cell office:value-type="float" office:value="0.1363" calcext:value-type="float">
            <text:p>0,1363</text:p>
          </table:table-cell>
          <table:table-cell office:value-type="float" office:value="0.1341" calcext:value-type="float">
            <text:p>0,1341</text:p>
          </table:table-cell>
          <table:table-cell table:formula="of:=([.I173]+[.J173])/2" office:value-type="float" office:value="0.1352" calcext:value-type="float">
            <text:p>0,1352</text:p>
          </table:table-cell>
          <table:table-cell table:formula="of:=[.K173]/[.D173]" office:value-type="float" office:value="0.863897763578274" calcext:value-type="float">
            <text:p>0,863897763578274</text:p>
          </table:table-cell>
          <table:table-cell office:value-type="float" office:value="0.1288" calcext:value-type="float">
            <text:p>0,1288</text:p>
          </table:table-cell>
          <table:table-cell table:formula="of:=[.M173]/[.D173]" office:value-type="float" office:value="0.823003194888179" calcext:value-type="float">
            <text:p>0,823003194888179</text:p>
          </table:table-cell>
          <table:table-cell office:value-type="float" office:value="0.1254" calcext:value-type="float">
            <text:p>0,1254</text:p>
          </table:table-cell>
          <table:table-cell office:value-type="float" office:value="0.1204" calcext:value-type="float">
            <text:p>0,1204</text:p>
          </table:table-cell>
          <table:table-cell table:formula="of:=([.O173]+[.P173])/2" office:value-type="float" office:value="0.1229" calcext:value-type="float">
            <text:p>0,1229</text:p>
          </table:table-cell>
          <table:table-cell table:formula="of:=[.Q173]/[.D173]" office:value-type="float" office:value="0.785303514376997" calcext:value-type="float">
            <text:p>0,785303514376997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728" calcext:value-type="float">
            <text:p>0,4728</text:p>
          </table:table-cell>
          <table:table-cell office:value-type="float" office:value="0.4358" calcext:value-type="float">
            <text:p>0,4358</text:p>
          </table:table-cell>
          <table:table-cell table:formula="of:=([.B174]+[.C174])/2" office:value-type="float" office:value="0.4543" calcext:value-type="float">
            <text:p>0,4543</text:p>
          </table:table-cell>
          <table:table-cell office:value-type="float" office:value="0.4277" calcext:value-type="float">
            <text:p>0,4277</text:p>
          </table:table-cell>
          <table:table-cell office:value-type="float" office:value="0.437" calcext:value-type="float">
            <text:p>0,437</text:p>
          </table:table-cell>
          <table:table-cell table:formula="of:=([.E174]+[.F174])/2" office:value-type="float" office:value="0.43235" calcext:value-type="float">
            <text:p>0,43235</text:p>
          </table:table-cell>
          <table:table-cell table:formula="of:=[.G174]/[.D174]" office:value-type="float" office:value="0.951683909311028" calcext:value-type="float">
            <text:p>0,951683909311028</text:p>
          </table:table-cell>
          <table:table-cell office:value-type="float" office:value="0.4299" calcext:value-type="float">
            <text:p>0,4299</text:p>
          </table:table-cell>
          <table:table-cell office:value-type="float" office:value="0.4649" calcext:value-type="float">
            <text:p>0,4649</text:p>
          </table:table-cell>
          <table:table-cell table:formula="of:=([.I174]+[.J174])/2" office:value-type="float" office:value="0.4474" calcext:value-type="float">
            <text:p>0,4474</text:p>
          </table:table-cell>
          <table:table-cell table:formula="of:=[.K174]/[.D174]" office:value-type="float" office:value="0.98481179837112" calcext:value-type="float">
            <text:p>0,98481179837112</text:p>
          </table:table-cell>
          <table:table-cell office:value-type="float" office:value="0.4196" calcext:value-type="float">
            <text:p>0,4196</text:p>
          </table:table-cell>
          <table:table-cell table:formula="of:=[.M174]/[.D174]" office:value-type="float" office:value="0.923618754127229" calcext:value-type="float">
            <text:p>0,923618754127229</text:p>
          </table:table-cell>
          <table:table-cell office:value-type="float" office:value="0.4085" calcext:value-type="float">
            <text:p>0,4085</text:p>
          </table:table-cell>
          <table:table-cell office:value-type="float" office:value="0.4391" calcext:value-type="float">
            <text:p>0,4391</text:p>
          </table:table-cell>
          <table:table-cell table:formula="of:=([.O174]+[.P174])/2" office:value-type="float" office:value="0.4238" calcext:value-type="float">
            <text:p>0,4238</text:p>
          </table:table-cell>
          <table:table-cell table:formula="of:=[.Q174]/[.D174]" office:value-type="float" office:value="0.932863746423068" calcext:value-type="float">
            <text:p>0,932863746423068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1.6452" calcext:value-type="float">
            <text:p>1,6452</text:p>
          </table:table-cell>
          <table:table-cell office:value-type="float" office:value="1.6365" calcext:value-type="float">
            <text:p>1,6365</text:p>
          </table:table-cell>
          <table:table-cell table:formula="of:=([.B175]+[.C175])/2" office:value-type="float" office:value="1.64085" calcext:value-type="float">
            <text:p>1,64085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309" calcext:value-type="float">
            <text:p>0,0309</text:p>
          </table:table-cell>
          <table:table-cell table:formula="of:=([.E175]+[.F175])/2" office:value-type="float" office:value="0.03025" calcext:value-type="float">
            <text:p>0,03025</text:p>
          </table:table-cell>
          <table:table-cell table:formula="of:=[.G175]/[.D175]" office:value-type="float" office:value="0.0184355669317732" calcext:value-type="float">
            <text:p>0,018435566931773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282" calcext:value-type="float">
            <text:p>0,0282</text:p>
          </table:table-cell>
          <table:table-cell table:formula="of:=([.I175]+[.J175])/2" office:value-type="float" office:value="0.0289" calcext:value-type="float">
            <text:p>0,0289</text:p>
          </table:table-cell>
          <table:table-cell table:formula="of:=[.K175]/[.D175]" office:value-type="float" office:value="0.0176128226224213" calcext:value-type="float">
            <text:p>0,017612822622421</text:p>
          </table:table-cell>
          <table:table-cell office:value-type="float" office:value="0.0291" calcext:value-type="float">
            <text:p>0,0291</text:p>
          </table:table-cell>
          <table:table-cell table:formula="of:=[.M175]/[.D175]" office:value-type="float" office:value="0.0177347106682512" calcext:value-type="float">
            <text:p>0,017734710668251</text:p>
          </table:table-cell>
          <table:table-cell office:value-type="float" office:value="0.0241" calcext:value-type="float">
            <text:p>0,0241</text:p>
          </table:table-cell>
          <table:table-cell office:value-type="float" office:value="0.0245" calcext:value-type="float">
            <text:p>0,0245</text:p>
          </table:table-cell>
          <table:table-cell table:formula="of:=([.O175]+[.P175])/2" office:value-type="float" office:value="0.0243" calcext:value-type="float">
            <text:p>0,0243</text:p>
          </table:table-cell>
          <table:table-cell table:formula="of:=[.Q175]/[.D175]" office:value-type="float" office:value="0.0148093975683335" calcext:value-type="float">
            <text:p>0,014809397568334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376" calcext:value-type="float">
            <text:p>0,0376</text:p>
          </table:table-cell>
          <table:table-cell table:formula="of:=([.B176]+[.C176])/2" office:value-type="float" office:value="0.03805" calcext:value-type="float">
            <text:p>0,03805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454" calcext:value-type="float">
            <text:p>0,0454</text:p>
          </table:table-cell>
          <table:table-cell table:formula="of:=([.E176]+[.F176])/2" office:value-type="float" office:value="0.04105" calcext:value-type="float">
            <text:p>0,04105</text:p>
          </table:table-cell>
          <table:table-cell table:formula="of:=[.G176]/[.D176]" office:value-type="float" office:value="1.07884362680683" calcext:value-type="float">
            <text:p>1,07884362680683</text:p>
          </table:table-cell>
          <table:table-cell table:number-columns-repeated="2" office:value-type="float" office:value="0.0366" calcext:value-type="float">
            <text:p>0,0366</text:p>
          </table:table-cell>
          <table:table-cell table:formula="of:=([.I176]+[.J176])/2" office:value-type="float" office:value="0.0366" calcext:value-type="float">
            <text:p>0,0366</text:p>
          </table:table-cell>
          <table:table-cell table:formula="of:=[.K176]/[.D176]" office:value-type="float" office:value="0.961892247043364" calcext:value-type="float">
            <text:p>0,961892247043364</text:p>
          </table:table-cell>
          <table:table-cell office:value-type="float" office:value="0.0225" calcext:value-type="float">
            <text:p>0,0225</text:p>
          </table:table-cell>
          <table:table-cell table:formula="of:=[.M176]/[.D176]" office:value-type="float" office:value="0.591327201051248" calcext:value-type="float">
            <text:p>0,591327201051248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196" calcext:value-type="float">
            <text:p>0,0196</text:p>
          </table:table-cell>
          <table:table-cell table:formula="of:=([.O176]+[.P176])/2" office:value-type="float" office:value="0.01965" calcext:value-type="float">
            <text:p>0,01965</text:p>
          </table:table-cell>
          <table:table-cell table:formula="of:=[.Q176]/[.D176]" office:value-type="float" office:value="0.516425755584757" calcext:value-type="float">
            <text:p>0,516425755584757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502" calcext:value-type="float">
            <text:p>0,2502</text:p>
          </table:table-cell>
          <table:table-cell office:value-type="float" office:value="0.2523" calcext:value-type="float">
            <text:p>0,2523</text:p>
          </table:table-cell>
          <table:table-cell table:formula="of:=([.B177]+[.C177])/2" office:value-type="float" office:value="0.25125" calcext:value-type="float">
            <text:p>0,25125</text:p>
          </table:table-cell>
          <table:table-cell office:value-type="float" office:value="0.2533" calcext:value-type="float">
            <text:p>0,2533</text:p>
          </table:table-cell>
          <table:table-cell office:value-type="float" office:value="0.2511" calcext:value-type="float">
            <text:p>0,2511</text:p>
          </table:table-cell>
          <table:table-cell table:formula="of:=([.E177]+[.F177])/2" office:value-type="float" office:value="0.2522" calcext:value-type="float">
            <text:p>0,2522</text:p>
          </table:table-cell>
          <table:table-cell table:formula="of:=[.G177]/[.D177]" office:value-type="float" office:value="1.00378109452736" calcext:value-type="float">
            <text:p>1,00378109452736</text:p>
          </table:table-cell>
          <table:table-cell office:value-type="float" office:value="0.2513" calcext:value-type="float">
            <text:p>0,2513</text:p>
          </table:table-cell>
          <table:table-cell office:value-type="float" office:value="0.2432" calcext:value-type="float">
            <text:p>0,2432</text:p>
          </table:table-cell>
          <table:table-cell table:formula="of:=([.I177]+[.J177])/2" office:value-type="float" office:value="0.24725" calcext:value-type="float">
            <text:p>0,24725</text:p>
          </table:table-cell>
          <table:table-cell table:formula="of:=[.K177]/[.D177]" office:value-type="float" office:value="0.98407960199005" calcext:value-type="float">
            <text:p>0,98407960199005</text:p>
          </table:table-cell>
          <table:table-cell office:value-type="float" office:value="0.238" calcext:value-type="float">
            <text:p>0,238</text:p>
          </table:table-cell>
          <table:table-cell table:formula="of:=[.M177]/[.D177]" office:value-type="float" office:value="0.94726368159204" calcext:value-type="float">
            <text:p>0,94726368159204</text:p>
          </table:table-cell>
          <table:table-cell office:value-type="float" office:value="0.2249" calcext:value-type="float">
            <text:p>0,2249</text:p>
          </table:table-cell>
          <table:table-cell office:value-type="float" office:value="0.2244" calcext:value-type="float">
            <text:p>0,2244</text:p>
          </table:table-cell>
          <table:table-cell table:formula="of:=([.O177]+[.P177])/2" office:value-type="float" office:value="0.22465" calcext:value-type="float">
            <text:p>0,22465</text:p>
          </table:table-cell>
          <table:table-cell table:formula="of:=[.Q177]/[.D177]" office:value-type="float" office:value="0.894129353233831" calcext:value-type="float">
            <text:p>0,894129353233831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274" calcext:value-type="float">
            <text:p>0,1274</text:p>
          </table:table-cell>
          <table:table-cell office:value-type="float" office:value="0.1335" calcext:value-type="float">
            <text:p>0,1335</text:p>
          </table:table-cell>
          <table:table-cell table:formula="of:=([.B178]+[.C178])/2" office:value-type="float" office:value="0.13045" calcext:value-type="float">
            <text:p>0,13045</text:p>
          </table:table-cell>
          <table:table-cell office:value-type="float" office:value="0.1315" calcext:value-type="float">
            <text:p>0,1315</text:p>
          </table:table-cell>
          <table:table-cell office:value-type="float" office:value="0.1346" calcext:value-type="float">
            <text:p>0,1346</text:p>
          </table:table-cell>
          <table:table-cell table:formula="of:=([.E178]+[.F178])/2" office:value-type="float" office:value="0.13305" calcext:value-type="float">
            <text:p>0,13305</text:p>
          </table:table-cell>
          <table:table-cell table:formula="of:=[.G178]/[.D178]" office:value-type="float" office:value="1.01993100804906" calcext:value-type="float">
            <text:p>1,01993100804906</text:p>
          </table:table-cell>
          <table:table-cell office:value-type="float" office:value="0.1299" calcext:value-type="float">
            <text:p>0,1299</text:p>
          </table:table-cell>
          <table:table-cell office:value-type="float" office:value="0.13" calcext:value-type="float">
            <text:p>0,13</text:p>
          </table:table-cell>
          <table:table-cell table:formula="of:=([.I178]+[.J178])/2" office:value-type="float" office:value="0.12995" calcext:value-type="float">
            <text:p>0,12995</text:p>
          </table:table-cell>
          <table:table-cell table:formula="of:=[.K178]/[.D178]" office:value-type="float" office:value="0.996167113836719" calcext:value-type="float">
            <text:p>0,996167113836719</text:p>
          </table:table-cell>
          <table:table-cell office:value-type="float" office:value="0.0465" calcext:value-type="float">
            <text:p>0,0465</text:p>
          </table:table-cell>
          <table:table-cell table:formula="of:=[.M178]/[.D178]" office:value-type="float" office:value="0.356458413185128" calcext:value-type="float">
            <text:p>0,356458413185128</text:p>
          </table:table-cell>
          <table:table-cell office:value-type="float" office:value="0.0429" calcext:value-type="float">
            <text:p>0,0429</text:p>
          </table:table-cell>
          <table:table-cell office:value-type="float" office:value="0.0434" calcext:value-type="float">
            <text:p>0,0434</text:p>
          </table:table-cell>
          <table:table-cell table:formula="of:=([.O178]+[.P178])/2" office:value-type="float" office:value="0.04315" calcext:value-type="float">
            <text:p>0,04315</text:p>
          </table:table-cell>
          <table:table-cell table:formula="of:=[.Q178]/[.D178]" office:value-type="float" office:value="0.330778075891146" calcext:value-type="float">
            <text:p>0,330778075891146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8961" calcext:value-type="float">
            <text:p>0,8961</text:p>
          </table:table-cell>
          <table:table-cell office:value-type="float" office:value="0.8794" calcext:value-type="float">
            <text:p>0,8794</text:p>
          </table:table-cell>
          <table:table-cell table:formula="of:=([.B179]+[.C179])/2" office:value-type="float" office:value="0.88775" calcext:value-type="float">
            <text:p>0,88775</text:p>
          </table:table-cell>
          <table:table-cell office:value-type="float" office:value="1.029" calcext:value-type="float">
            <text:p>1,029</text:p>
          </table:table-cell>
          <table:table-cell office:value-type="float" office:value="1.034" calcext:value-type="float">
            <text:p>1,034</text:p>
          </table:table-cell>
          <table:table-cell table:formula="of:=([.E179]+[.F179])/2" office:value-type="float" office:value="1.0315" calcext:value-type="float">
            <text:p>1,0315</text:p>
          </table:table-cell>
          <table:table-cell table:formula="of:=[.G179]/[.D179]" office:value-type="float" office:value="1.16192621796677" calcext:value-type="float">
            <text:p>1,16192621796677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91" calcext:value-type="float">
            <text:p>0,991</text:p>
          </table:table-cell>
          <table:table-cell table:formula="of:=([.I179]+[.J179])/2" office:value-type="float" office:value="0.99125" calcext:value-type="float">
            <text:p>0,99125</text:p>
          </table:table-cell>
          <table:table-cell table:formula="of:=[.K179]/[.D179]" office:value-type="float" office:value="1.11658687693607" calcext:value-type="float">
            <text:p>1,11658687693607</text:p>
          </table:table-cell>
          <table:table-cell office:value-type="float" office:value="0.9239" calcext:value-type="float">
            <text:p>0,9239</text:p>
          </table:table-cell>
          <table:table-cell table:formula="of:=[.M179]/[.D179]" office:value-type="float" office:value="1.04072092368347" calcext:value-type="float">
            <text:p>1,04072092368347</text:p>
          </table:table-cell>
          <table:table-cell office:value-type="float" office:value="0.8787" calcext:value-type="float">
            <text:p>0,8787</text:p>
          </table:table-cell>
          <table:table-cell office:value-type="float" office:value="0.8842" calcext:value-type="float">
            <text:p>0,8842</text:p>
          </table:table-cell>
          <table:table-cell table:formula="of:=([.O179]+[.P179])/2" office:value-type="float" office:value="0.88145" calcext:value-type="float">
            <text:p>0,88145</text:p>
          </table:table-cell>
          <table:table-cell table:formula="of:=[.Q179]/[.D179]" office:value-type="float" office:value="0.992903407490848" calcext:value-type="float">
            <text:p>0,992903407490848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6.1796" calcext:value-type="float">
            <text:p>6,1796</text:p>
          </table:table-cell>
          <table:table-cell office:value-type="float" office:value="6.2081" calcext:value-type="float">
            <text:p>6,2081</text:p>
          </table:table-cell>
          <table:table-cell table:formula="of:=([.B180]+[.C180])/2" office:value-type="float" office:value="6.19385" calcext:value-type="float">
            <text:p>6,19385</text:p>
          </table:table-cell>
          <table:table-cell office:value-type="float" office:value="6.2534" calcext:value-type="float">
            <text:p>6,2534</text:p>
          </table:table-cell>
          <table:table-cell office:value-type="float" office:value="6.3469" calcext:value-type="float">
            <text:p>6,3469</text:p>
          </table:table-cell>
          <table:table-cell table:formula="of:=([.E180]+[.F180])/2" office:value-type="float" office:value="6.30015" calcext:value-type="float">
            <text:p>6,30015</text:p>
          </table:table-cell>
          <table:table-cell table:formula="of:=[.G180]/[.D180]" office:value-type="float" office:value="1.01716218507068" calcext:value-type="float">
            <text:p>1,01716218507068</text:p>
          </table:table-cell>
          <table:table-cell office:value-type="float" office:value="6.1053" calcext:value-type="float">
            <text:p>6,1053</text:p>
          </table:table-cell>
          <table:table-cell office:value-type="float" office:value="6.2156" calcext:value-type="float">
            <text:p>6,2156</text:p>
          </table:table-cell>
          <table:table-cell table:formula="of:=([.I180]+[.J180])/2" office:value-type="float" office:value="6.16045" calcext:value-type="float">
            <text:p>6,16045</text:p>
          </table:table-cell>
          <table:table-cell table:formula="of:=[.K180]/[.D180]" office:value-type="float" office:value="0.99460755426754" calcext:value-type="float">
            <text:p>0,99460755426754</text:p>
          </table:table-cell>
          <table:table-cell office:value-type="float" office:value="5.9602" calcext:value-type="float">
            <text:p>5,9602</text:p>
          </table:table-cell>
          <table:table-cell table:formula="of:=[.M180]/[.D180]" office:value-type="float" office:value="0.962277097443432" calcext:value-type="float">
            <text:p>0,962277097443432</text:p>
          </table:table-cell>
          <table:table-cell office:value-type="float" office:value="5.7318" calcext:value-type="float">
            <text:p>5,7318</text:p>
          </table:table-cell>
          <table:table-cell office:value-type="float" office:value="5.7889" calcext:value-type="float">
            <text:p>5,7889</text:p>
          </table:table-cell>
          <table:table-cell table:formula="of:=([.O180]+[.P180])/2" office:value-type="float" office:value="5.76035" calcext:value-type="float">
            <text:p>5,76035</text:p>
          </table:table-cell>
          <table:table-cell table:formula="of:=[.Q180]/[.D180]" office:value-type="float" office:value="0.930011220807737" calcext:value-type="float">
            <text:p>0,930011220807737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554" calcext:value-type="float">
            <text:p>0,3554</text:p>
          </table:table-cell>
          <table:table-cell office:value-type="float" office:value="0.3641" calcext:value-type="float">
            <text:p>0,3641</text:p>
          </table:table-cell>
          <table:table-cell table:formula="of:=([.B181]+[.C181])/2" office:value-type="float" office:value="0.35975" calcext:value-type="float">
            <text:p>0,35975</text:p>
          </table:table-cell>
          <table:table-cell office:value-type="float" office:value="0.3635" calcext:value-type="float">
            <text:p>0,3635</text:p>
          </table:table-cell>
          <table:table-cell office:value-type="float" office:value="0.3736" calcext:value-type="float">
            <text:p>0,3736</text:p>
          </table:table-cell>
          <table:table-cell table:formula="of:=([.E181]+[.F181])/2" office:value-type="float" office:value="0.36855" calcext:value-type="float">
            <text:p>0,36855</text:p>
          </table:table-cell>
          <table:table-cell table:formula="of:=[.G181]/[.D181]" office:value-type="float" office:value="1.02446143154969" calcext:value-type="float">
            <text:p>1,02446143154969</text:p>
          </table:table-cell>
          <table:table-cell office:value-type="float" office:value="0.3664" calcext:value-type="float">
            <text:p>0,3664</text:p>
          </table:table-cell>
          <table:table-cell office:value-type="float" office:value="0.3555" calcext:value-type="float">
            <text:p>0,3555</text:p>
          </table:table-cell>
          <table:table-cell table:formula="of:=([.I181]+[.J181])/2" office:value-type="float" office:value="0.36095" calcext:value-type="float">
            <text:p>0,36095</text:p>
          </table:table-cell>
          <table:table-cell table:formula="of:=[.K181]/[.D181]" office:value-type="float" office:value="1.00333564975678" calcext:value-type="float">
            <text:p>1,00333564975678</text:p>
          </table:table-cell>
          <table:table-cell office:value-type="float" office:value="0.3497" calcext:value-type="float">
            <text:p>0,3497</text:p>
          </table:table-cell>
          <table:table-cell table:formula="of:=[.M181]/[.D181]" office:value-type="float" office:value="0.972063933287005" calcext:value-type="float">
            <text:p>0,972063933287005</text:p>
          </table:table-cell>
          <table:table-cell office:value-type="float" office:value="0.3327" calcext:value-type="float">
            <text:p>0,3327</text:p>
          </table:table-cell>
          <table:table-cell office:value-type="float" office:value="0.3344" calcext:value-type="float">
            <text:p>0,3344</text:p>
          </table:table-cell>
          <table:table-cell table:formula="of:=([.O181]+[.P181])/2" office:value-type="float" office:value="0.33355" calcext:value-type="float">
            <text:p>0,33355</text:p>
          </table:table-cell>
          <table:table-cell table:formula="of:=[.Q181]/[.D181]" office:value-type="float" office:value="0.927171646977067" calcext:value-type="float">
            <text:p>0,927171646977067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047" calcext:value-type="float">
            <text:p>0,4047</text:p>
          </table:table-cell>
          <table:table-cell office:value-type="float" office:value="0.4118" calcext:value-type="float">
            <text:p>0,4118</text:p>
          </table:table-cell>
          <table:table-cell table:formula="of:=([.B182]+[.C182])/2" office:value-type="float" office:value="0.40825" calcext:value-type="float">
            <text:p>0,40825</text:p>
          </table:table-cell>
          <table:table-cell office:value-type="float" office:value="0.4085" calcext:value-type="float">
            <text:p>0,4085</text:p>
          </table:table-cell>
          <table:table-cell office:value-type="float" office:value="0.4226" calcext:value-type="float">
            <text:p>0,4226</text:p>
          </table:table-cell>
          <table:table-cell table:formula="of:=([.E182]+[.F182])/2" office:value-type="float" office:value="0.41555" calcext:value-type="float">
            <text:p>0,41555</text:p>
          </table:table-cell>
          <table:table-cell table:formula="of:=[.G182]/[.D182]" office:value-type="float" office:value="1.01788120024495" calcext:value-type="float">
            <text:p>1,01788120024495</text:p>
          </table:table-cell>
          <table:table-cell office:value-type="float" office:value="0.4092" calcext:value-type="float">
            <text:p>0,4092</text:p>
          </table:table-cell>
          <table:table-cell office:value-type="float" office:value="0.4038" calcext:value-type="float">
            <text:p>0,4038</text:p>
          </table:table-cell>
          <table:table-cell table:formula="of:=([.I182]+[.J182])/2" office:value-type="float" office:value="0.4065" calcext:value-type="float">
            <text:p>0,4065</text:p>
          </table:table-cell>
          <table:table-cell table:formula="of:=[.K182]/[.D182]" office:value-type="float" office:value="0.995713410900184" calcext:value-type="float">
            <text:p>0,995713410900184</text:p>
          </table:table-cell>
          <table:table-cell office:value-type="float" office:value="0.3983" calcext:value-type="float">
            <text:p>0,3983</text:p>
          </table:table-cell>
          <table:table-cell table:formula="of:=[.M182]/[.D182]" office:value-type="float" office:value="0.975627679118187" calcext:value-type="float">
            <text:p>0,975627679118187</text:p>
          </table:table-cell>
          <table:table-cell office:value-type="float" office:value="0.4016" calcext:value-type="float">
            <text:p>0,4016</text:p>
          </table:table-cell>
          <table:table-cell office:value-type="float" office:value="0.3745" calcext:value-type="float">
            <text:p>0,3745</text:p>
          </table:table-cell>
          <table:table-cell table:formula="of:=([.O182]+[.P182])/2" office:value-type="float" office:value="0.38805" calcext:value-type="float">
            <text:p>0,38805</text:p>
          </table:table-cell>
          <table:table-cell table:formula="of:=[.Q182]/[.D182]" office:value-type="float" office:value="0.950520514390692" calcext:value-type="float">
            <text:p>0,950520514390692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0341" calcext:value-type="float">
            <text:p>0,0341</text:p>
          </table:table-cell>
          <table:table-cell table:formula="of:=([.B183]+[.C183])/2" office:value-type="float" office:value="0.0336" calcext:value-type="float">
            <text:p>0,0336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0391" calcext:value-type="float">
            <text:p>0,0391</text:p>
          </table:table-cell>
          <table:table-cell table:formula="of:=([.E183]+[.F183])/2" office:value-type="float" office:value="0.03775" calcext:value-type="float">
            <text:p>0,03775</text:p>
          </table:table-cell>
          <table:table-cell table:formula="of:=[.G183]/[.D183]" office:value-type="float" office:value="1.1235119047619" calcext:value-type="float">
            <text:p>1,1235119047619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376" calcext:value-type="float">
            <text:p>0,0376</text:p>
          </table:table-cell>
          <table:table-cell table:formula="of:=([.I183]+[.J183])/2" office:value-type="float" office:value="0.03765" calcext:value-type="float">
            <text:p>0,03765</text:p>
          </table:table-cell>
          <table:table-cell table:formula="of:=[.K183]/[.D183]" office:value-type="float" office:value="1.12053571428571" calcext:value-type="float">
            <text:p>1,12053571428571</text:p>
          </table:table-cell>
          <table:table-cell office:value-type="float" office:value="0.0205" calcext:value-type="float">
            <text:p>0,0205</text:p>
          </table:table-cell>
          <table:table-cell table:formula="of:=[.M183]/[.D183]" office:value-type="float" office:value="0.610119047619048" calcext:value-type="float">
            <text:p>0,610119047619048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205" calcext:value-type="float">
            <text:p>0,0205</text:p>
          </table:table-cell>
          <table:table-cell table:formula="of:=([.O183]+[.P183])/2" office:value-type="float" office:value="0.0194" calcext:value-type="float">
            <text:p>0,0194</text:p>
          </table:table-cell>
          <table:table-cell table:formula="of:=[.Q183]/[.D183]" office:value-type="float" office:value="0.577380952380952" calcext:value-type="float">
            <text:p>0,577380952380952</text:p>
          </table:table-cell>
        </table:table-row>
        <table:table-row table:style-name="ro1">
          <table:table-cell table:style-name="ce2" office:value-type="string" calcext:value-type="string">
            <text:p>NonCaseLabelInSwitchStatement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083" calcext:value-type="float">
            <text:p>0,0083</text:p>
          </table:table-cell>
          <table:table-cell table:formula="of:=([.B184]+[.C184])/2" office:value-type="float" office:value="0.0084" calcext:value-type="float">
            <text:p>0,0084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94" calcext:value-type="float">
            <text:p>0,0094</text:p>
          </table:table-cell>
          <table:table-cell table:formula="of:=([.E184]+[.F184])/2" office:value-type="float" office:value="0.0089" calcext:value-type="float">
            <text:p>0,0089</text:p>
          </table:table-cell>
          <table:table-cell table:formula="of:=[.G184]/[.D184]" office:value-type="float" office:value="1.05952380952381" calcext:value-type="float">
            <text:p>1,05952380952381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68" calcext:value-type="float">
            <text:p>0,0168</text:p>
          </table:table-cell>
          <table:table-cell table:formula="of:=([.I184]+[.J184])/2" office:value-type="float" office:value="0.01255" calcext:value-type="float">
            <text:p>0,01255</text:p>
          </table:table-cell>
          <table:table-cell table:formula="of:=[.K184]/[.D184]" office:value-type="float" office:value="1.49404761904762" calcext:value-type="float">
            <text:p>1,49404761904762</text:p>
          </table:table-cell>
          <table:table-cell office:value-type="float" office:value="0.0059" calcext:value-type="float">
            <text:p>0,0059</text:p>
          </table:table-cell>
          <table:table-cell table:formula="of:=[.M184]/[.D184]" office:value-type="float" office:value="0.702380952380952" calcext:value-type="float">
            <text:p>0,702380952380952</text:p>
          </table:table-cell>
          <table:table-cell table:number-columns-repeated="2" office:value-type="float" office:value="0.0054" calcext:value-type="float">
            <text:p>0,0054</text:p>
          </table:table-cell>
          <table:table-cell table:formula="of:=([.O184]+[.P184])/2" office:value-type="float" office:value="0.0054" calcext:value-type="float">
            <text:p>0,0054</text:p>
          </table:table-cell>
          <table:table-cell table:formula="of:=[.Q184]/[.D184]" office:value-type="float" office:value="0.642857142857143" calcext:value-type="float">
            <text:p>0,642857142857143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9149" calcext:value-type="float">
            <text:p>0,9149</text:p>
          </table:table-cell>
          <table:table-cell office:value-type="float" office:value="0.8735" calcext:value-type="float">
            <text:p>0,8735</text:p>
          </table:table-cell>
          <table:table-cell table:formula="of:=([.B185]+[.C185])/2" office:value-type="float" office:value="0.8942" calcext:value-type="float">
            <text:p>0,8942</text:p>
          </table:table-cell>
          <table:table-cell table:number-columns-repeated="2" office:value-type="float" office:value="0.0066" calcext:value-type="float">
            <text:p>0,0066</text:p>
          </table:table-cell>
          <table:table-cell table:formula="of:=([.E185]+[.F185])/2" office:value-type="float" office:value="0.0066" calcext:value-type="float">
            <text:p>0,0066</text:p>
          </table:table-cell>
          <table:table-cell table:formula="of:=[.G185]/[.D185]" office:value-type="float" office:value="0.00738089912771192" calcext:value-type="float">
            <text:p>0,00738089912771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61" calcext:value-type="float">
            <text:p>0,0061</text:p>
          </table:table-cell>
          <table:table-cell table:formula="of:=([.I185]+[.J185])/2" office:value-type="float" office:value="0.00605" calcext:value-type="float">
            <text:p>0,00605</text:p>
          </table:table-cell>
          <table:table-cell table:formula="of:=[.K185]/[.D185]" office:value-type="float" office:value="0.00676582420040259" calcext:value-type="float">
            <text:p>0,006765824200403</text:p>
          </table:table-cell>
          <table:table-cell office:value-type="float" office:value="0.006" calcext:value-type="float">
            <text:p>0,006</text:p>
          </table:table-cell>
          <table:table-cell table:formula="of:=[.M185]/[.D185]" office:value-type="float" office:value="0.00670990829791993" calcext:value-type="float">
            <text:p>0,00670990829792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55" calcext:value-type="float">
            <text:p>0,0055</text:p>
          </table:table-cell>
          <table:table-cell table:formula="of:=([.O185]+[.P185])/2" office:value-type="float" office:value="0.00545" calcext:value-type="float">
            <text:p>0,00545</text:p>
          </table:table-cell>
          <table:table-cell table:formula="of:=[.Q185]/[.D185]" office:value-type="float" office:value="0.0060948333706106" calcext:value-type="float">
            <text:p>0,006094833370611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95" calcext:value-type="float">
            <text:p>0,295</text:p>
          </table:table-cell>
          <table:table-cell office:value-type="float" office:value="0.2554" calcext:value-type="float">
            <text:p>0,2554</text:p>
          </table:table-cell>
          <table:table-cell table:formula="of:=([.B186]+[.C186])/2" office:value-type="float" office:value="0.2752" calcext:value-type="float">
            <text:p>0,2752</text:p>
          </table:table-cell>
          <table:table-cell office:value-type="float" office:value="0.288" calcext:value-type="float">
            <text:p>0,288</text:p>
          </table:table-cell>
          <table:table-cell office:value-type="float" office:value="0.2654" calcext:value-type="float">
            <text:p>0,2654</text:p>
          </table:table-cell>
          <table:table-cell table:formula="of:=([.E186]+[.F186])/2" office:value-type="float" office:value="0.2767" calcext:value-type="float">
            <text:p>0,2767</text:p>
          </table:table-cell>
          <table:table-cell table:formula="of:=[.G186]/[.D186]" office:value-type="float" office:value="1.00545058139535" calcext:value-type="float">
            <text:p>1,00545058139535</text:p>
          </table:table-cell>
          <table:table-cell office:value-type="float" office:value="0.2577" calcext:value-type="float">
            <text:p>0,2577</text:p>
          </table:table-cell>
          <table:table-cell office:value-type="float" office:value="0.251" calcext:value-type="float">
            <text:p>0,251</text:p>
          </table:table-cell>
          <table:table-cell table:formula="of:=([.I186]+[.J186])/2" office:value-type="float" office:value="0.25435" calcext:value-type="float">
            <text:p>0,25435</text:p>
          </table:table-cell>
          <table:table-cell table:formula="of:=[.K186]/[.D186]" office:value-type="float" office:value="0.924236918604651" calcext:value-type="float">
            <text:p>0,924236918604651</text:p>
          </table:table-cell>
          <table:table-cell office:value-type="float" office:value="0.2665" calcext:value-type="float">
            <text:p>0,2665</text:p>
          </table:table-cell>
          <table:table-cell table:formula="of:=[.M186]/[.D186]" office:value-type="float" office:value="0.968386627906977" calcext:value-type="float">
            <text:p>0,968386627906977</text:p>
          </table:table-cell>
          <table:table-cell office:value-type="float" office:value="0.2394" calcext:value-type="float">
            <text:p>0,2394</text:p>
          </table:table-cell>
          <table:table-cell office:value-type="float" office:value="0.2401" calcext:value-type="float">
            <text:p>0,2401</text:p>
          </table:table-cell>
          <table:table-cell table:formula="of:=([.O186]+[.P186])/2" office:value-type="float" office:value="0.23975" calcext:value-type="float">
            <text:p>0,23975</text:p>
          </table:table-cell>
          <table:table-cell table:formula="of:=[.Q186]/[.D186]" office:value-type="float" office:value="0.871184593023256" calcext:value-type="float">
            <text:p>0,871184593023256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182" calcext:value-type="float">
            <text:p>0,0182</text:p>
          </table:table-cell>
          <table:table-cell table:formula="of:=([.B187]+[.C187])/2" office:value-type="float" office:value="0.01775" calcext:value-type="float">
            <text:p>0,01775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179" calcext:value-type="float">
            <text:p>0,0179</text:p>
          </table:table-cell>
          <table:table-cell table:formula="of:=([.E187]+[.F187])/2" office:value-type="float" office:value="0.0177" calcext:value-type="float">
            <text:p>0,0177</text:p>
          </table:table-cell>
          <table:table-cell table:formula="of:=[.G187]/[.D187]" office:value-type="float" office:value="0.997183098591549" calcext:value-type="float">
            <text:p>0,997183098591549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77" calcext:value-type="float">
            <text:p>0,0177</text:p>
          </table:table-cell>
          <table:table-cell table:formula="of:=([.I187]+[.J187])/2" office:value-type="float" office:value="0.01765" calcext:value-type="float">
            <text:p>0,01765</text:p>
          </table:table-cell>
          <table:table-cell table:formula="of:=[.K187]/[.D187]" office:value-type="float" office:value="0.994366197183098" calcext:value-type="float">
            <text:p>0,994366197183098</text:p>
          </table:table-cell>
          <table:table-cell office:value-type="float" office:value="0.0205" calcext:value-type="float">
            <text:p>0,0205</text:p>
          </table:table-cell>
          <table:table-cell table:formula="of:=[.M187]/[.D187]" office:value-type="float" office:value="1.15492957746479" calcext:value-type="float">
            <text:p>1,15492957746479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8" calcext:value-type="float">
            <text:p>0,0168</text:p>
          </table:table-cell>
          <table:table-cell table:formula="of:=([.O187]+[.P187])/2" office:value-type="float" office:value="0.0169" calcext:value-type="float">
            <text:p>0,0169</text:p>
          </table:table-cell>
          <table:table-cell table:formula="of:=[.Q187]/[.D187]" office:value-type="float" office:value="0.952112676056338" calcext:value-type="float">
            <text:p>0,952112676056338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1.7467" calcext:value-type="float">
            <text:p>1,7467</text:p>
          </table:table-cell>
          <table:table-cell office:value-type="float" office:value="1.7769" calcext:value-type="float">
            <text:p>1,7769</text:p>
          </table:table-cell>
          <table:table-cell table:formula="of:=([.B188]+[.C188])/2" office:value-type="float" office:value="1.7618" calcext:value-type="float">
            <text:p>1,7618</text:p>
          </table:table-cell>
          <table:table-cell office:value-type="float" office:value="0.217" calcext:value-type="float">
            <text:p>0,217</text:p>
          </table:table-cell>
          <table:table-cell office:value-type="float" office:value="0.2237" calcext:value-type="float">
            <text:p>0,2237</text:p>
          </table:table-cell>
          <table:table-cell table:formula="of:=([.E188]+[.F188])/2" office:value-type="float" office:value="0.22035" calcext:value-type="float">
            <text:p>0,22035</text:p>
          </table:table-cell>
          <table:table-cell table:formula="of:=[.G188]/[.D188]" office:value-type="float" office:value="0.125070950164604" calcext:value-type="float">
            <text:p>0,125070950164604</text:p>
          </table:table-cell>
          <table:table-cell office:value-type="float" office:value="0.218" calcext:value-type="float">
            <text:p>0,218</text:p>
          </table:table-cell>
          <table:table-cell office:value-type="float" office:value="0.299" calcext:value-type="float">
            <text:p>0,299</text:p>
          </table:table-cell>
          <table:table-cell table:formula="of:=([.I188]+[.J188])/2" office:value-type="float" office:value="0.2585" calcext:value-type="float">
            <text:p>0,2585</text:p>
          </table:table-cell>
          <table:table-cell table:formula="of:=[.K188]/[.D188]" office:value-type="float" office:value="0.146724940401862" calcext:value-type="float">
            <text:p>0,146724940401862</text:p>
          </table:table-cell>
          <table:table-cell office:value-type="float" office:value="0.2102" calcext:value-type="float">
            <text:p>0,2102</text:p>
          </table:table-cell>
          <table:table-cell table:formula="of:=[.M188]/[.D188]" office:value-type="float" office:value="0.119309796798729" calcext:value-type="float">
            <text:p>0,119309796798729</text:p>
          </table:table-cell>
          <table:table-cell office:value-type="float" office:value="0.2457" calcext:value-type="float">
            <text:p>0,2457</text:p>
          </table:table-cell>
          <table:table-cell office:value-type="float" office:value="0.2603" calcext:value-type="float">
            <text:p>0,2603</text:p>
          </table:table-cell>
          <table:table-cell table:formula="of:=([.O188]+[.P188])/2" office:value-type="float" office:value="0.253" calcext:value-type="float">
            <text:p>0,253</text:p>
          </table:table-cell>
          <table:table-cell table:formula="of:=[.Q188]/[.D188]" office:value-type="float" office:value="0.143603133159269" calcext:value-type="float">
            <text:p>0,143603133159269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691" calcext:value-type="float">
            <text:p>0,2691</text:p>
          </table:table-cell>
          <table:table-cell office:value-type="float" office:value="0.295" calcext:value-type="float">
            <text:p>0,295</text:p>
          </table:table-cell>
          <table:table-cell table:formula="of:=([.B189]+[.C189])/2" office:value-type="float" office:value="0.28205" calcext:value-type="float">
            <text:p>0,28205</text:p>
          </table:table-cell>
          <table:table-cell office:value-type="float" office:value="0.2411" calcext:value-type="float">
            <text:p>0,2411</text:p>
          </table:table-cell>
          <table:table-cell office:value-type="float" office:value="0.2435" calcext:value-type="float">
            <text:p>0,2435</text:p>
          </table:table-cell>
          <table:table-cell table:formula="of:=([.E189]+[.F189])/2" office:value-type="float" office:value="0.2423" calcext:value-type="float">
            <text:p>0,2423</text:p>
          </table:table-cell>
          <table:table-cell table:formula="of:=[.G189]/[.D189]" office:value-type="float" office:value="0.859067541216096" calcext:value-type="float">
            <text:p>0,859067541216096</text:p>
          </table:table-cell>
          <table:table-cell office:value-type="float" office:value="0.2417" calcext:value-type="float">
            <text:p>0,2417</text:p>
          </table:table-cell>
          <table:table-cell office:value-type="float" office:value="0.2389" calcext:value-type="float">
            <text:p>0,2389</text:p>
          </table:table-cell>
          <table:table-cell table:formula="of:=([.I189]+[.J189])/2" office:value-type="float" office:value="0.2403" calcext:value-type="float">
            <text:p>0,2403</text:p>
          </table:table-cell>
          <table:table-cell table:formula="of:=[.K189]/[.D189]" office:value-type="float" office:value="0.851976599893636" calcext:value-type="float">
            <text:p>0,851976599893636</text:p>
          </table:table-cell>
          <table:table-cell office:value-type="float" office:value="0.2303" calcext:value-type="float">
            <text:p>0,2303</text:p>
          </table:table-cell>
          <table:table-cell table:formula="of:=[.M189]/[.D189]" office:value-type="float" office:value="0.816521893281333" calcext:value-type="float">
            <text:p>0,816521893281333</text:p>
          </table:table-cell>
          <table:table-cell office:value-type="float" office:value="0.2216" calcext:value-type="float">
            <text:p>0,2216</text:p>
          </table:table-cell>
          <table:table-cell office:value-type="float" office:value="0.2515" calcext:value-type="float">
            <text:p>0,2515</text:p>
          </table:table-cell>
          <table:table-cell table:formula="of:=([.O189]+[.P189])/2" office:value-type="float" office:value="0.23655" calcext:value-type="float">
            <text:p>0,23655</text:p>
          </table:table-cell>
          <table:table-cell table:formula="of:=[.Q189]/[.D189]" office:value-type="float" office:value="0.838681084914022" calcext:value-type="float">
            <text:p>0,838681084914022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6926" calcext:value-type="float">
            <text:p>0,6926</text:p>
          </table:table-cell>
          <table:table-cell office:value-type="float" office:value="0.6645" calcext:value-type="float">
            <text:p>0,6645</text:p>
          </table:table-cell>
          <table:table-cell table:formula="of:=([.B190]+[.C190])/2" office:value-type="float" office:value="0.67855" calcext:value-type="float">
            <text:p>0,67855</text:p>
          </table:table-cell>
          <table:table-cell office:value-type="float" office:value="0.7302" calcext:value-type="float">
            <text:p>0,7302</text:p>
          </table:table-cell>
          <table:table-cell office:value-type="float" office:value="0.7204" calcext:value-type="float">
            <text:p>0,7204</text:p>
          </table:table-cell>
          <table:table-cell table:formula="of:=([.E190]+[.F190])/2" office:value-type="float" office:value="0.7253" calcext:value-type="float">
            <text:p>0,7253</text:p>
          </table:table-cell>
          <table:table-cell table:formula="of:=[.G190]/[.D190]" office:value-type="float" office:value="1.06889691253408" calcext:value-type="float">
            <text:p>1,06889691253408</text:p>
          </table:table-cell>
          <table:table-cell office:value-type="float" office:value="0.6523" calcext:value-type="float">
            <text:p>0,6523</text:p>
          </table:table-cell>
          <table:table-cell office:value-type="float" office:value="0.743" calcext:value-type="float">
            <text:p>0,743</text:p>
          </table:table-cell>
          <table:table-cell table:formula="of:=([.I190]+[.J190])/2" office:value-type="float" office:value="0.69765" calcext:value-type="float">
            <text:p>0,69765</text:p>
          </table:table-cell>
          <table:table-cell table:formula="of:=[.K190]/[.D190]" office:value-type="float" office:value="1.02814825731339" calcext:value-type="float">
            <text:p>1,02814825731339</text:p>
          </table:table-cell>
          <table:table-cell office:value-type="float" office:value="1.0025" calcext:value-type="float">
            <text:p>1,0025</text:p>
          </table:table-cell>
          <table:table-cell table:formula="of:=[.M190]/[.D190]" office:value-type="float" office:value="1.47741507626557" calcext:value-type="float">
            <text:p>1,47741507626557</text:p>
          </table:table-cell>
          <table:table-cell office:value-type="float" office:value="0.9429" calcext:value-type="float">
            <text:p>0,9429</text:p>
          </table:table-cell>
          <table:table-cell office:value-type="float" office:value="1.0155" calcext:value-type="float">
            <text:p>1,0155</text:p>
          </table:table-cell>
          <table:table-cell table:formula="of:=([.O190]+[.P190])/2" office:value-type="float" office:value="0.9792" calcext:value-type="float">
            <text:p>0,9792</text:p>
          </table:table-cell>
          <table:table-cell table:formula="of:=[.Q190]/[.D190]" office:value-type="float" office:value="1.44307714980473" calcext:value-type="float">
            <text:p>1,44307714980473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977" calcext:value-type="float">
            <text:p>0,2977</text:p>
          </table:table-cell>
          <table:table-cell office:value-type="float" office:value="0.299" calcext:value-type="float">
            <text:p>0,299</text:p>
          </table:table-cell>
          <table:table-cell table:formula="of:=([.B191]+[.C191])/2" office:value-type="float" office:value="0.29835" calcext:value-type="float">
            <text:p>0,29835</text:p>
          </table:table-cell>
          <table:table-cell office:value-type="float" office:value="0.3067" calcext:value-type="float">
            <text:p>0,3067</text:p>
          </table:table-cell>
          <table:table-cell office:value-type="float" office:value="0.3101" calcext:value-type="float">
            <text:p>0,3101</text:p>
          </table:table-cell>
          <table:table-cell table:formula="of:=([.E191]+[.F191])/2" office:value-type="float" office:value="0.3084" calcext:value-type="float">
            <text:p>0,3084</text:p>
          </table:table-cell>
          <table:table-cell table:formula="of:=[.G191]/[.D191]" office:value-type="float" office:value="1.03368526897939" calcext:value-type="float">
            <text:p>1,03368526897939</text:p>
          </table:table-cell>
          <table:table-cell office:value-type="float" office:value="0.3115" calcext:value-type="float">
            <text:p>0,3115</text:p>
          </table:table-cell>
          <table:table-cell office:value-type="float" office:value="0.3063" calcext:value-type="float">
            <text:p>0,3063</text:p>
          </table:table-cell>
          <table:table-cell table:formula="of:=([.I191]+[.J191])/2" office:value-type="float" office:value="0.3089" calcext:value-type="float">
            <text:p>0,3089</text:p>
          </table:table-cell>
          <table:table-cell table:formula="of:=[.K191]/[.D191]" office:value-type="float" office:value="1.03536115300821" calcext:value-type="float">
            <text:p>1,03536115300821</text:p>
          </table:table-cell>
          <table:table-cell office:value-type="float" office:value="0.2901" calcext:value-type="float">
            <text:p>0,2901</text:p>
          </table:table-cell>
          <table:table-cell table:formula="of:=[.M191]/[.D191]" office:value-type="float" office:value="0.972347913524384" calcext:value-type="float">
            <text:p>0,972347913524384</text:p>
          </table:table-cell>
          <table:table-cell office:value-type="float" office:value="0.2763" calcext:value-type="float">
            <text:p>0,2763</text:p>
          </table:table-cell>
          <table:table-cell office:value-type="float" office:value="0.2792" calcext:value-type="float">
            <text:p>0,2792</text:p>
          </table:table-cell>
          <table:table-cell table:formula="of:=([.O191]+[.P191])/2" office:value-type="float" office:value="0.27775" calcext:value-type="float">
            <text:p>0,27775</text:p>
          </table:table-cell>
          <table:table-cell table:formula="of:=[.Q191]/[.D191]" office:value-type="float" office:value="0.930953578012402" calcext:value-type="float">
            <text:p>0,930953578012402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381" calcext:value-type="float">
            <text:p>0,0381</text:p>
          </table:table-cell>
          <table:table-cell table:formula="of:=([.B192]+[.C192])/2" office:value-type="float" office:value="0.03695" calcext:value-type="float">
            <text:p>0,03695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469" calcext:value-type="float">
            <text:p>0,0469</text:p>
          </table:table-cell>
          <table:table-cell table:formula="of:=([.E192]+[.F192])/2" office:value-type="float" office:value="0.0461" calcext:value-type="float">
            <text:p>0,0461</text:p>
          </table:table-cell>
          <table:table-cell table:formula="of:=[.G192]/[.D192]" office:value-type="float" office:value="1.24763193504736" calcext:value-type="float">
            <text:p>1,24763193504736</text:p>
          </table:table-cell>
          <table:table-cell office:value-type="float" office:value="0.0421" calcext:value-type="float">
            <text:p>0,0421</text:p>
          </table:table-cell>
          <table:table-cell office:value-type="float" office:value="0.0435" calcext:value-type="float">
            <text:p>0,0435</text:p>
          </table:table-cell>
          <table:table-cell table:formula="of:=([.I192]+[.J192])/2" office:value-type="float" office:value="0.0428" calcext:value-type="float">
            <text:p>0,0428</text:p>
          </table:table-cell>
          <table:table-cell table:formula="of:=[.K192]/[.D192]" office:value-type="float" office:value="1.15832205683356" calcext:value-type="float">
            <text:p>1,15832205683356</text:p>
          </table:table-cell>
          <table:table-cell office:value-type="float" office:value="0.0541" calcext:value-type="float">
            <text:p>0,0541</text:p>
          </table:table-cell>
          <table:table-cell table:formula="of:=[.M192]/[.D192]" office:value-type="float" office:value="1.46414073071719" calcext:value-type="float">
            <text:p>1,46414073071719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0441" calcext:value-type="float">
            <text:p>0,0441</text:p>
          </table:table-cell>
          <table:table-cell table:formula="of:=([.O192]+[.P192])/2" office:value-type="float" office:value="0.0443" calcext:value-type="float">
            <text:p>0,0443</text:p>
          </table:table-cell>
          <table:table-cell table:formula="of:=[.Q192]/[.D192]" office:value-type="float" office:value="1.19891745602165" calcext:value-type="float">
            <text:p>1,19891745602165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7336" calcext:value-type="float">
            <text:p>0,7336</text:p>
          </table:table-cell>
          <table:table-cell office:value-type="float" office:value="0.841" calcext:value-type="float">
            <text:p>0,841</text:p>
          </table:table-cell>
          <table:table-cell table:formula="of:=([.B193]+[.C193])/2" office:value-type="float" office:value="0.7873" calcext:value-type="float">
            <text:p>0,7873</text:p>
          </table:table-cell>
          <table:table-cell office:value-type="float" office:value="0.8305" calcext:value-type="float">
            <text:p>0,8305</text:p>
          </table:table-cell>
          <table:table-cell office:value-type="float" office:value="0.8041" calcext:value-type="float">
            <text:p>0,8041</text:p>
          </table:table-cell>
          <table:table-cell table:formula="of:=([.E193]+[.F193])/2" office:value-type="float" office:value="0.8173" calcext:value-type="float">
            <text:p>0,8173</text:p>
          </table:table-cell>
          <table:table-cell table:formula="of:=[.G193]/[.D193]" office:value-type="float" office:value="1.0381049155341" calcext:value-type="float">
            <text:p>1,0381049155341</text:p>
          </table:table-cell>
          <table:table-cell office:value-type="float" office:value="0.828" calcext:value-type="float">
            <text:p>0,828</text:p>
          </table:table-cell>
          <table:table-cell office:value-type="float" office:value="0.7806" calcext:value-type="float">
            <text:p>0,7806</text:p>
          </table:table-cell>
          <table:table-cell table:formula="of:=([.I193]+[.J193])/2" office:value-type="float" office:value="0.8043" calcext:value-type="float">
            <text:p>0,8043</text:p>
          </table:table-cell>
          <table:table-cell table:formula="of:=[.K193]/[.D193]" office:value-type="float" office:value="1.02159278546933" calcext:value-type="float">
            <text:p>1,02159278546933</text:p>
          </table:table-cell>
          <table:table-cell office:value-type="float" office:value="2.5396" calcext:value-type="float">
            <text:p>2,5396</text:p>
          </table:table-cell>
          <table:table-cell table:formula="of:=[.M193]/[.D193]" office:value-type="float" office:value="3.22570811634701" calcext:value-type="float">
            <text:p>3,22570811634701</text:p>
          </table:table-cell>
          <table:table-cell office:value-type="float" office:value="2.3945" calcext:value-type="float">
            <text:p>2,3945</text:p>
          </table:table-cell>
          <table:table-cell office:value-type="float" office:value="2.494" calcext:value-type="float">
            <text:p>2,494</text:p>
          </table:table-cell>
          <table:table-cell table:formula="of:=([.O193]+[.P193])/2" office:value-type="float" office:value="2.44425" calcext:value-type="float">
            <text:p>2,44425</text:p>
          </table:table-cell>
          <table:table-cell table:formula="of:=[.Q193]/[.D193]" office:value-type="float" office:value="3.10459799314112" calcext:value-type="float">
            <text:p>3,10459799314112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838" calcext:value-type="float">
            <text:p>0,838</text:p>
          </table:table-cell>
          <table:table-cell office:value-type="float" office:value="0.7994" calcext:value-type="float">
            <text:p>0,7994</text:p>
          </table:table-cell>
          <table:table-cell table:formula="of:=([.B194]+[.C194])/2" office:value-type="float" office:value="0.8187" calcext:value-type="float">
            <text:p>0,8187</text:p>
          </table:table-cell>
          <table:table-cell office:value-type="float" office:value="0.7874" calcext:value-type="float">
            <text:p>0,7874</text:p>
          </table:table-cell>
          <table:table-cell office:value-type="float" office:value="0.7575" calcext:value-type="float">
            <text:p>0,7575</text:p>
          </table:table-cell>
          <table:table-cell table:formula="of:=([.E194]+[.F194])/2" office:value-type="float" office:value="0.77245" calcext:value-type="float">
            <text:p>0,77245</text:p>
          </table:table-cell>
          <table:table-cell table:formula="of:=[.G194]/[.D194]" office:value-type="float" office:value="0.943508000488579" calcext:value-type="float">
            <text:p>0,943508000488579</text:p>
          </table:table-cell>
          <table:table-cell office:value-type="float" office:value="0.7735" calcext:value-type="float">
            <text:p>0,7735</text:p>
          </table:table-cell>
          <table:table-cell office:value-type="float" office:value="0.7568" calcext:value-type="float">
            <text:p>0,7568</text:p>
          </table:table-cell>
          <table:table-cell table:formula="of:=([.I194]+[.J194])/2" office:value-type="float" office:value="0.76515" calcext:value-type="float">
            <text:p>0,76515</text:p>
          </table:table-cell>
          <table:table-cell table:formula="of:=[.K194]/[.D194]" office:value-type="float" office:value="0.934591425430561" calcext:value-type="float">
            <text:p>0,934591425430561</text:p>
          </table:table-cell>
          <table:table-cell office:value-type="float" office:value="2.4191" calcext:value-type="float">
            <text:p>2,4191</text:p>
          </table:table-cell>
          <table:table-cell table:formula="of:=[.M194]/[.D194]" office:value-type="float" office:value="2.95480640039086" calcext:value-type="float">
            <text:p>2,95480640039086</text:p>
          </table:table-cell>
          <table:table-cell office:value-type="float" office:value="2.3" calcext:value-type="float">
            <text:p>2,3</text:p>
          </table:table-cell>
          <table:table-cell office:value-type="float" office:value="2.4469" calcext:value-type="float">
            <text:p>2,4469</text:p>
          </table:table-cell>
          <table:table-cell table:formula="of:=([.O194]+[.P194])/2" office:value-type="float" office:value="2.37345" calcext:value-type="float">
            <text:p>2,37345</text:p>
          </table:table-cell>
          <table:table-cell table:formula="of:=[.Q194]/[.D194]" office:value-type="float" office:value="2.89904727006229" calcext:value-type="float">
            <text:p>2,89904727006229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3982" calcext:value-type="float">
            <text:p>0,3982</text:p>
          </table:table-cell>
          <table:table-cell office:value-type="float" office:value="0.4254" calcext:value-type="float">
            <text:p>0,4254</text:p>
          </table:table-cell>
          <table:table-cell table:formula="of:=([.B195]+[.C195])/2" office:value-type="float" office:value="0.4118" calcext:value-type="float">
            <text:p>0,4118</text:p>
          </table:table-cell>
          <table:table-cell office:value-type="float" office:value="0.3874" calcext:value-type="float">
            <text:p>0,3874</text:p>
          </table:table-cell>
          <table:table-cell office:value-type="float" office:value="0.4206" calcext:value-type="float">
            <text:p>0,4206</text:p>
          </table:table-cell>
          <table:table-cell table:formula="of:=([.E195]+[.F195])/2" office:value-type="float" office:value="0.404" calcext:value-type="float">
            <text:p>0,404</text:p>
          </table:table-cell>
          <table:table-cell table:formula="of:=[.G195]/[.D195]" office:value-type="float" office:value="0.981058766391452" calcext:value-type="float">
            <text:p>0,981058766391452</text:p>
          </table:table-cell>
          <table:table-cell office:value-type="float" office:value="0.3842" calcext:value-type="float">
            <text:p>0,3842</text:p>
          </table:table-cell>
          <table:table-cell office:value-type="float" office:value="0.3797" calcext:value-type="float">
            <text:p>0,3797</text:p>
          </table:table-cell>
          <table:table-cell table:formula="of:=([.I195]+[.J195])/2" office:value-type="float" office:value="0.38195" calcext:value-type="float">
            <text:p>0,38195</text:p>
          </table:table-cell>
          <table:table-cell table:formula="of:=[.K195]/[.D195]" office:value-type="float" office:value="0.927513355998057" calcext:value-type="float">
            <text:p>0,927513355998057</text:p>
          </table:table-cell>
          <table:table-cell office:value-type="float" office:value="0.3933" calcext:value-type="float">
            <text:p>0,3933</text:p>
          </table:table-cell>
          <table:table-cell table:formula="of:=[.M195]/[.D195]" office:value-type="float" office:value="0.955075279261778" calcext:value-type="float">
            <text:p>0,955075279261778</text:p>
          </table:table-cell>
          <table:table-cell office:value-type="float" office:value="0.3562" calcext:value-type="float">
            <text:p>0,3562</text:p>
          </table:table-cell>
          <table:table-cell office:value-type="float" office:value="0.354" calcext:value-type="float">
            <text:p>0,354</text:p>
          </table:table-cell>
          <table:table-cell table:formula="of:=([.O195]+[.P195])/2" office:value-type="float" office:value="0.3551" calcext:value-type="float">
            <text:p>0,3551</text:p>
          </table:table-cell>
          <table:table-cell table:formula="of:=[.Q195]/[.D195]" office:value-type="float" office:value="0.862311801845556" calcext:value-type="float">
            <text:p>0,862311801845556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994" calcext:value-type="float">
            <text:p>0,2994</text:p>
          </table:table-cell>
          <table:table-cell office:value-type="float" office:value="0.2935" calcext:value-type="float">
            <text:p>0,2935</text:p>
          </table:table-cell>
          <table:table-cell table:formula="of:=([.B196]+[.C196])/2" office:value-type="float" office:value="0.29645" calcext:value-type="float">
            <text:p>0,29645</text:p>
          </table:table-cell>
          <table:table-cell office:value-type="float" office:value="0.2407" calcext:value-type="float">
            <text:p>0,2407</text:p>
          </table:table-cell>
          <table:table-cell office:value-type="float" office:value="0.2371" calcext:value-type="float">
            <text:p>0,2371</text:p>
          </table:table-cell>
          <table:table-cell table:formula="of:=([.E196]+[.F196])/2" office:value-type="float" office:value="0.2389" calcext:value-type="float">
            <text:p>0,2389</text:p>
          </table:table-cell>
          <table:table-cell table:formula="of:=[.G196]/[.D196]" office:value-type="float" office:value="0.805869455220105" calcext:value-type="float">
            <text:p>0,805869455220105</text:p>
          </table:table-cell>
          <table:table-cell office:value-type="float" office:value="0.2371" calcext:value-type="float">
            <text:p>0,2371</text:p>
          </table:table-cell>
          <table:table-cell office:value-type="float" office:value="0.2327" calcext:value-type="float">
            <text:p>0,2327</text:p>
          </table:table-cell>
          <table:table-cell table:formula="of:=([.I196]+[.J196])/2" office:value-type="float" office:value="0.2349" calcext:value-type="float">
            <text:p>0,2349</text:p>
          </table:table-cell>
          <table:table-cell table:formula="of:=[.K196]/[.D196]" office:value-type="float" office:value="0.792376454714117" calcext:value-type="float">
            <text:p>0,792376454714117</text:p>
          </table:table-cell>
          <table:table-cell office:value-type="float" office:value="0.2519" calcext:value-type="float">
            <text:p>0,2519</text:p>
          </table:table-cell>
          <table:table-cell table:formula="of:=[.M196]/[.D196]" office:value-type="float" office:value="0.849721706864564" calcext:value-type="float">
            <text:p>0,849721706864564</text:p>
          </table:table-cell>
          <table:table-cell office:value-type="float" office:value="0.2148" calcext:value-type="float">
            <text:p>0,2148</text:p>
          </table:table-cell>
          <table:table-cell office:value-type="float" office:value="0.228" calcext:value-type="float">
            <text:p>0,228</text:p>
          </table:table-cell>
          <table:table-cell table:formula="of:=([.O196]+[.P196])/2" office:value-type="float" office:value="0.2214" calcext:value-type="float">
            <text:p>0,2214</text:p>
          </table:table-cell>
          <table:table-cell table:formula="of:=[.Q196]/[.D196]" office:value-type="float" office:value="0.746837578006409" calcext:value-type="float">
            <text:p>0,746837578006409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245" calcext:value-type="float">
            <text:p>0,1245</text:p>
          </table:table-cell>
          <table:table-cell office:value-type="float" office:value="0.1295" calcext:value-type="float">
            <text:p>0,1295</text:p>
          </table:table-cell>
          <table:table-cell table:formula="of:=([.B197]+[.C197])/2" office:value-type="float" office:value="0.127" calcext:value-type="float">
            <text:p>0,127</text:p>
          </table:table-cell>
          <table:table-cell office:value-type="float" office:value="0.1603" calcext:value-type="float">
            <text:p>0,1603</text:p>
          </table:table-cell>
          <table:table-cell office:value-type="float" office:value="0.1324" calcext:value-type="float">
            <text:p>0,1324</text:p>
          </table:table-cell>
          <table:table-cell table:formula="of:=([.E197]+[.F197])/2" office:value-type="float" office:value="0.14635" calcext:value-type="float">
            <text:p>0,14635</text:p>
          </table:table-cell>
          <table:table-cell table:formula="of:=[.G197]/[.D197]" office:value-type="float" office:value="1.15236220472441" calcext:value-type="float">
            <text:p>1,15236220472441</text:p>
          </table:table-cell>
          <table:table-cell office:value-type="float" office:value="0.1283" calcext:value-type="float">
            <text:p>0,1283</text:p>
          </table:table-cell>
          <table:table-cell office:value-type="float" office:value="0.1262" calcext:value-type="float">
            <text:p>0,1262</text:p>
          </table:table-cell>
          <table:table-cell table:formula="of:=([.I197]+[.J197])/2" office:value-type="float" office:value="0.12725" calcext:value-type="float">
            <text:p>0,12725</text:p>
          </table:table-cell>
          <table:table-cell table:formula="of:=[.K197]/[.D197]" office:value-type="float" office:value="1.00196850393701" calcext:value-type="float">
            <text:p>1,00196850393701</text:p>
          </table:table-cell>
          <table:table-cell office:value-type="float" office:value="1.0865" calcext:value-type="float">
            <text:p>1,0865</text:p>
          </table:table-cell>
          <table:table-cell table:formula="of:=[.M197]/[.D197]" office:value-type="float" office:value="8.55511811023622" calcext:value-type="float">
            <text:p>8,55511811023622</text:p>
          </table:table-cell>
          <table:table-cell office:value-type="float" office:value="0.9886" calcext:value-type="float">
            <text:p>0,9886</text:p>
          </table:table-cell>
          <table:table-cell office:value-type="float" office:value="0.9817" calcext:value-type="float">
            <text:p>0,9817</text:p>
          </table:table-cell>
          <table:table-cell table:formula="of:=([.O197]+[.P197])/2" office:value-type="float" office:value="0.98515" calcext:value-type="float">
            <text:p>0,98515</text:p>
          </table:table-cell>
          <table:table-cell table:formula="of:=[.Q197]/[.D197]" office:value-type="float" office:value="7.75708661417323" calcext:value-type="float">
            <text:p>7,75708661417323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5129" calcext:value-type="float">
            <text:p>6,5129</text:p>
          </table:table-cell>
          <table:table-cell office:value-type="float" office:value="6.5107" calcext:value-type="float">
            <text:p>6,5107</text:p>
          </table:table-cell>
          <table:table-cell table:formula="of:=([.B198]+[.C198])/2" office:value-type="float" office:value="6.5118" calcext:value-type="float">
            <text:p>6,5118</text:p>
          </table:table-cell>
          <table:table-cell office:value-type="float" office:value="5.8689" calcext:value-type="float">
            <text:p>5,8689</text:p>
          </table:table-cell>
          <table:table-cell office:value-type="float" office:value="6.1714" calcext:value-type="float">
            <text:p>6,1714</text:p>
          </table:table-cell>
          <table:table-cell table:formula="of:=([.E198]+[.F198])/2" office:value-type="float" office:value="6.02015" calcext:value-type="float">
            <text:p>6,02015</text:p>
          </table:table-cell>
          <table:table-cell table:formula="of:=[.G198]/[.D198]" office:value-type="float" office:value="0.924498602536933" calcext:value-type="float">
            <text:p>0,924498602536933</text:p>
          </table:table-cell>
          <table:table-cell office:value-type="float" office:value="6.04" calcext:value-type="float">
            <text:p>6,04</text:p>
          </table:table-cell>
          <table:table-cell office:value-type="float" office:value="6.0223" calcext:value-type="float">
            <text:p>6,0223</text:p>
          </table:table-cell>
          <table:table-cell table:formula="of:=([.I198]+[.J198])/2" office:value-type="float" office:value="6.03115" calcext:value-type="float">
            <text:p>6,03115</text:p>
          </table:table-cell>
          <table:table-cell table:formula="of:=[.K198]/[.D198]" office:value-type="float" office:value="0.926187843606991" calcext:value-type="float">
            <text:p>0,926187843606991</text:p>
          </table:table-cell>
          <table:table-cell office:value-type="float" office:value="5.6435" calcext:value-type="float">
            <text:p>5,6435</text:p>
          </table:table-cell>
          <table:table-cell table:formula="of:=[.M198]/[.D198]" office:value-type="float" office:value="0.866657452624466" calcext:value-type="float">
            <text:p>0,866657452624466</text:p>
          </table:table-cell>
          <table:table-cell office:value-type="float" office:value="5.5345" calcext:value-type="float">
            <text:p>5,5345</text:p>
          </table:table-cell>
          <table:table-cell office:value-type="float" office:value="5.4024" calcext:value-type="float">
            <text:p>5,4024</text:p>
          </table:table-cell>
          <table:table-cell table:formula="of:=([.O198]+[.P198])/2" office:value-type="float" office:value="5.46845" calcext:value-type="float">
            <text:p>5,46845</text:p>
          </table:table-cell>
          <table:table-cell table:formula="of:=[.Q198]/[.D198]" office:value-type="float" office:value="0.839775484505052" calcext:value-type="float">
            <text:p>0,839775484505052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24" calcext:value-type="float">
            <text:p>0,024</text:p>
          </table:table-cell>
          <table:table-cell table:formula="of:=([.B199]+[.C199])/2" office:value-type="float" office:value="0.0233" calcext:value-type="float">
            <text:p>0,0233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229" calcext:value-type="float">
            <text:p>0,0229</text:p>
          </table:table-cell>
          <table:table-cell table:formula="of:=([.E199]+[.F199])/2" office:value-type="float" office:value="0.02275" calcext:value-type="float">
            <text:p>0,02275</text:p>
          </table:table-cell>
          <table:table-cell table:formula="of:=[.G199]/[.D199]" office:value-type="float" office:value="0.976394849785408" calcext:value-type="float">
            <text:p>0,976394849785408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223" calcext:value-type="float">
            <text:p>0,0223</text:p>
          </table:table-cell>
          <table:table-cell table:formula="of:=([.I199]+[.J199])/2" office:value-type="float" office:value="0.0225" calcext:value-type="float">
            <text:p>0,0225</text:p>
          </table:table-cell>
          <table:table-cell table:formula="of:=[.K199]/[.D199]" office:value-type="float" office:value="0.965665236051502" calcext:value-type="float">
            <text:p>0,965665236051502</text:p>
          </table:table-cell>
          <table:table-cell office:value-type="float" office:value="0.0251" calcext:value-type="float">
            <text:p>0,0251</text:p>
          </table:table-cell>
          <table:table-cell table:formula="of:=[.M199]/[.D199]" office:value-type="float" office:value="1.07725321888412" calcext:value-type="float">
            <text:p>1,07725321888412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16" calcext:value-type="float">
            <text:p>0,0216</text:p>
          </table:table-cell>
          <table:table-cell table:formula="of:=([.O199]+[.P199])/2" office:value-type="float" office:value="0.02175" calcext:value-type="float">
            <text:p>0,02175</text:p>
          </table:table-cell>
          <table:table-cell table:formula="of:=[.Q199]/[.D199]" office:value-type="float" office:value="0.933476394849785" calcext:value-type="float">
            <text:p>0,933476394849785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186" calcext:value-type="float">
            <text:p>0,0186</text:p>
          </table:table-cell>
          <table:table-cell table:formula="of:=([.B200]+[.C200])/2" office:value-type="float" office:value="0.0185" calcext:value-type="float">
            <text:p>0,0185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211" calcext:value-type="float">
            <text:p>0,0211</text:p>
          </table:table-cell>
          <table:table-cell table:formula="of:=([.E200]+[.F200])/2" office:value-type="float" office:value="0.0207" calcext:value-type="float">
            <text:p>0,0207</text:p>
          </table:table-cell>
          <table:table-cell table:formula="of:=[.G200]/[.D200]" office:value-type="float" office:value="1.11891891891892" calcext:value-type="float">
            <text:p>1,11891891891892</text:p>
          </table:table-cell>
          <table:table-cell table:number-columns-repeated="2" office:value-type="float" office:value="0.0194" calcext:value-type="float">
            <text:p>0,0194</text:p>
          </table:table-cell>
          <table:table-cell table:formula="of:=([.I200]+[.J200])/2" office:value-type="float" office:value="0.0194" calcext:value-type="float">
            <text:p>0,0194</text:p>
          </table:table-cell>
          <table:table-cell table:formula="of:=[.K200]/[.D200]" office:value-type="float" office:value="1.04864864864865" calcext:value-type="float">
            <text:p>1,04864864864865</text:p>
          </table:table-cell>
          <table:table-cell office:value-type="float" office:value="0.025" calcext:value-type="float">
            <text:p>0,025</text:p>
          </table:table-cell>
          <table:table-cell table:formula="of:=[.M200]/[.D200]" office:value-type="float" office:value="1.35135135135135" calcext:value-type="float">
            <text:p>1,35135135135135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235" calcext:value-type="float">
            <text:p>0,0235</text:p>
          </table:table-cell>
          <table:table-cell table:formula="of:=([.O200]+[.P200])/2" office:value-type="float" office:value="0.02255" calcext:value-type="float">
            <text:p>0,02255</text:p>
          </table:table-cell>
          <table:table-cell table:formula="of:=[.Q200]/[.D200]" office:value-type="float" office:value="1.21891891891892" calcext:value-type="float">
            <text:p>1,21891891891892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165" calcext:value-type="float">
            <text:p>0,0165</text:p>
          </table:table-cell>
          <table:table-cell table:formula="of:=([.B201]+[.C201])/2" office:value-type="float" office:value="0.0189" calcext:value-type="float">
            <text:p>0,0189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69" calcext:value-type="float">
            <text:p>0,0169</text:p>
          </table:table-cell>
          <table:table-cell table:formula="of:=([.E201]+[.F201])/2" office:value-type="float" office:value="0.01645" calcext:value-type="float">
            <text:p>0,01645</text:p>
          </table:table-cell>
          <table:table-cell table:formula="of:=[.G201]/[.D201]" office:value-type="float" office:value="0.87037037037037" calcext:value-type="float">
            <text:p>0,87037037037037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159" calcext:value-type="float">
            <text:p>0,0159</text:p>
          </table:table-cell>
          <table:table-cell table:formula="of:=([.I201]+[.J201])/2" office:value-type="float" office:value="0.01605" calcext:value-type="float">
            <text:p>0,01605</text:p>
          </table:table-cell>
          <table:table-cell table:formula="of:=[.K201]/[.D201]" office:value-type="float" office:value="0.849206349206349" calcext:value-type="float">
            <text:p>0,849206349206349</text:p>
          </table:table-cell>
          <table:table-cell office:value-type="float" office:value="0.0215" calcext:value-type="float">
            <text:p>0,0215</text:p>
          </table:table-cell>
          <table:table-cell table:formula="of:=[.M201]/[.D201]" office:value-type="float" office:value="1.13756613756614" calcext:value-type="float">
            <text:p>1,13756613756614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206" calcext:value-type="float">
            <text:p>0,0206</text:p>
          </table:table-cell>
          <table:table-cell table:formula="of:=([.O201]+[.P201])/2" office:value-type="float" office:value="0.01965" calcext:value-type="float">
            <text:p>0,01965</text:p>
          </table:table-cell>
          <table:table-cell table:formula="of:=[.Q201]/[.D201]" office:value-type="float" office:value="1.03968253968254" calcext:value-type="float">
            <text:p>1,03968253968254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122" calcext:value-type="float">
            <text:p>0,0122</text:p>
          </table:table-cell>
          <table:table-cell table:formula="of:=([.B202]+[.C202])/2" office:value-type="float" office:value="0.0117" calcext:value-type="float">
            <text:p>0,0117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26" calcext:value-type="float">
            <text:p>0,0126</text:p>
          </table:table-cell>
          <table:table-cell table:formula="of:=([.E202]+[.F202])/2" office:value-type="float" office:value="0.0123" calcext:value-type="float">
            <text:p>0,0123</text:p>
          </table:table-cell>
          <table:table-cell table:formula="of:=[.G202]/[.D202]" office:value-type="float" office:value="1.05128205128205" calcext:value-type="float">
            <text:p>1,05128205128205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116" calcext:value-type="float">
            <text:p>0,0116</text:p>
          </table:table-cell>
          <table:table-cell table:formula="of:=([.I202]+[.J202])/2" office:value-type="float" office:value="0.0115" calcext:value-type="float">
            <text:p>0,0115</text:p>
          </table:table-cell>
          <table:table-cell table:formula="of:=[.K202]/[.D202]" office:value-type="float" office:value="0.982905982905983" calcext:value-type="float">
            <text:p>0,982905982905983</text:p>
          </table:table-cell>
          <table:table-cell office:value-type="float" office:value="0.0138" calcext:value-type="float">
            <text:p>0,0138</text:p>
          </table:table-cell>
          <table:table-cell table:formula="of:=[.M202]/[.D202]" office:value-type="float" office:value="1.17948717948718" calcext:value-type="float">
            <text:p>1,17948717948718</text:p>
          </table:table-cell>
          <table:table-cell table:number-columns-repeated="2" office:value-type="float" office:value="0.0123" calcext:value-type="float">
            <text:p>0,0123</text:p>
          </table:table-cell>
          <table:table-cell table:formula="of:=([.O202]+[.P202])/2" office:value-type="float" office:value="0.0123" calcext:value-type="float">
            <text:p>0,0123</text:p>
          </table:table-cell>
          <table:table-cell table:formula="of:=[.Q202]/[.D202]" office:value-type="float" office:value="1.05128205128205" calcext:value-type="float">
            <text:p>1,05128205128205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276" calcext:value-type="float">
            <text:p>0,276</text:p>
          </table:table-cell>
          <table:table-cell office:value-type="float" office:value="0.3182" calcext:value-type="float">
            <text:p>0,3182</text:p>
          </table:table-cell>
          <table:table-cell table:formula="of:=([.B203]+[.C203])/2" office:value-type="float" office:value="0.2971" calcext:value-type="float">
            <text:p>0,2971</text:p>
          </table:table-cell>
          <table:table-cell office:value-type="float" office:value="0.2779" calcext:value-type="float">
            <text:p>0,2779</text:p>
          </table:table-cell>
          <table:table-cell office:value-type="float" office:value="0.2799" calcext:value-type="float">
            <text:p>0,2799</text:p>
          </table:table-cell>
          <table:table-cell table:formula="of:=([.E203]+[.F203])/2" office:value-type="float" office:value="0.2789" calcext:value-type="float">
            <text:p>0,2789</text:p>
          </table:table-cell>
          <table:table-cell table:formula="of:=[.G203]/[.D203]" office:value-type="float" office:value="0.938741164591047" calcext:value-type="float">
            <text:p>0,938741164591047</text:p>
          </table:table-cell>
          <table:table-cell office:value-type="float" office:value="0.2853" calcext:value-type="float">
            <text:p>0,2853</text:p>
          </table:table-cell>
          <table:table-cell office:value-type="float" office:value="0.268" calcext:value-type="float">
            <text:p>0,268</text:p>
          </table:table-cell>
          <table:table-cell table:formula="of:=([.I203]+[.J203])/2" office:value-type="float" office:value="0.27665" calcext:value-type="float">
            <text:p>0,27665</text:p>
          </table:table-cell>
          <table:table-cell table:formula="of:=[.K203]/[.D203]" office:value-type="float" office:value="0.931167956916863" calcext:value-type="float">
            <text:p>0,931167956916863</text:p>
          </table:table-cell>
          <table:table-cell office:value-type="float" office:value="0.3697" calcext:value-type="float">
            <text:p>0,3697</text:p>
          </table:table-cell>
          <table:table-cell table:formula="of:=[.M203]/[.D203]" office:value-type="float" office:value="1.24436216762033" calcext:value-type="float">
            <text:p>1,24436216762033</text:p>
          </table:table-cell>
          <table:table-cell office:value-type="float" office:value="0.354" calcext:value-type="float">
            <text:p>0,354</text:p>
          </table:table-cell>
          <table:table-cell office:value-type="float" office:value="0.3954" calcext:value-type="float">
            <text:p>0,3954</text:p>
          </table:table-cell>
          <table:table-cell table:formula="of:=([.O203]+[.P203])/2" office:value-type="float" office:value="0.3747" calcext:value-type="float">
            <text:p>0,3747</text:p>
          </table:table-cell>
          <table:table-cell table:formula="of:=[.Q203]/[.D203]" office:value-type="float" office:value="1.26119151800741" calcext:value-type="float">
            <text:p>1,26119151800741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2632" calcext:value-type="float">
            <text:p>0,2632</text:p>
          </table:table-cell>
          <table:table-cell office:value-type="float" office:value="0.2611" calcext:value-type="float">
            <text:p>0,2611</text:p>
          </table:table-cell>
          <table:table-cell table:formula="of:=([.B204]+[.C204])/2" office:value-type="float" office:value="0.26215" calcext:value-type="float">
            <text:p>0,26215</text:p>
          </table:table-cell>
          <table:table-cell office:value-type="float" office:value="0.3064" calcext:value-type="float">
            <text:p>0,3064</text:p>
          </table:table-cell>
          <table:table-cell office:value-type="float" office:value="0.303" calcext:value-type="float">
            <text:p>0,303</text:p>
          </table:table-cell>
          <table:table-cell table:formula="of:=([.E204]+[.F204])/2" office:value-type="float" office:value="0.3047" calcext:value-type="float">
            <text:p>0,3047</text:p>
          </table:table-cell>
          <table:table-cell table:formula="of:=[.G204]/[.D204]" office:value-type="float" office:value="1.16231165363342" calcext:value-type="float">
            <text:p>1,16231165363342</text:p>
          </table:table-cell>
          <table:table-cell office:value-type="float" office:value="0.3028" calcext:value-type="float">
            <text:p>0,3028</text:p>
          </table:table-cell>
          <table:table-cell office:value-type="float" office:value="0.2816" calcext:value-type="float">
            <text:p>0,2816</text:p>
          </table:table-cell>
          <table:table-cell table:formula="of:=([.I204]+[.J204])/2" office:value-type="float" office:value="0.2922" calcext:value-type="float">
            <text:p>0,2922</text:p>
          </table:table-cell>
          <table:table-cell table:formula="of:=[.K204]/[.D204]" office:value-type="float" office:value="1.11462902918177" calcext:value-type="float">
            <text:p>1,11462902918177</text:p>
          </table:table-cell>
          <table:table-cell office:value-type="float" office:value="0.332" calcext:value-type="float">
            <text:p>0,332</text:p>
          </table:table-cell>
          <table:table-cell table:formula="of:=[.M204]/[.D204]" office:value-type="float" office:value="1.26645050543582" calcext:value-type="float">
            <text:p>1,26645050543582</text:p>
          </table:table-cell>
          <table:table-cell office:value-type="float" office:value="0.3216" calcext:value-type="float">
            <text:p>0,3216</text:p>
          </table:table-cell>
          <table:table-cell office:value-type="float" office:value="0.333" calcext:value-type="float">
            <text:p>0,333</text:p>
          </table:table-cell>
          <table:table-cell table:formula="of:=([.O204]+[.P204])/2" office:value-type="float" office:value="0.3273" calcext:value-type="float">
            <text:p>0,3273</text:p>
          </table:table-cell>
          <table:table-cell table:formula="of:=[.Q204]/[.D204]" office:value-type="float" office:value="1.248521838642" calcext:value-type="float">
            <text:p>1,248521838642</text:p>
          </table:table-cell>
        </table:table-row>
        <table:table-row table:style-name="ro1">
          <table:table-cell table:style-name="ce1" office:value-type="string" calcext:value-type="string">
            <text:p>ReturnEmptyArrayRatherThanNull</text:p>
          </table:table-cell>
          <table:table-cell office:value-type="float" office:value="0.0903" calcext:value-type="float">
            <text:p>0,0903</text:p>
          </table:table-cell>
          <table:table-cell office:value-type="float" office:value="0.0943" calcext:value-type="float">
            <text:p>0,0943</text:p>
          </table:table-cell>
          <table:table-cell table:formula="of:=([.B205]+[.C205])/2" office:value-type="float" office:value="0.0923" calcext:value-type="float">
            <text:p>0,0923</text:p>
          </table:table-cell>
          <table:table-cell office:value-type="float" office:value="0.1038" calcext:value-type="float">
            <text:p>0,1038</text:p>
          </table:table-cell>
          <table:table-cell office:value-type="float" office:value="0.1312" calcext:value-type="float">
            <text:p>0,1312</text:p>
          </table:table-cell>
          <table:table-cell table:formula="of:=([.E205]+[.F205])/2" office:value-type="float" office:value="0.1175" calcext:value-type="float">
            <text:p>0,1175</text:p>
          </table:table-cell>
          <table:table-cell table:formula="of:=[.G205]/[.D205]" office:value-type="float" office:value="1.27302275189599" calcext:value-type="float">
            <text:p>1,27302275189599</text:p>
          </table:table-cell>
          <table:table-cell office:value-type="float" office:value="0.1014" calcext:value-type="float">
            <text:p>0,1014</text:p>
          </table:table-cell>
          <table:table-cell office:value-type="float" office:value="0.1012" calcext:value-type="float">
            <text:p>0,1012</text:p>
          </table:table-cell>
          <table:table-cell table:formula="of:=([.I205]+[.J205])/2" office:value-type="float" office:value="0.1013" calcext:value-type="float">
            <text:p>0,1013</text:p>
          </table:table-cell>
          <table:table-cell table:formula="of:=[.K205]/[.D205]" office:value-type="float" office:value="1.09750812567714" calcext:value-type="float">
            <text:p>1,09750812567714</text:p>
          </table:table-cell>
          <table:table-cell office:value-type="float" office:value="0.1163" calcext:value-type="float">
            <text:p>0,1163</text:p>
          </table:table-cell>
          <table:table-cell table:formula="of:=[.M205]/[.D205]" office:value-type="float" office:value="1.26002166847237" calcext:value-type="float">
            <text:p>1,26002166847237</text:p>
          </table:table-cell>
          <table:table-cell office:value-type="float" office:value="0.1072" calcext:value-type="float">
            <text:p>0,1072</text:p>
          </table:table-cell>
          <table:table-cell office:value-type="float" office:value="0.1087" calcext:value-type="float">
            <text:p>0,1087</text:p>
          </table:table-cell>
          <table:table-cell table:formula="of:=([.O205]+[.P205])/2" office:value-type="float" office:value="0.10795" calcext:value-type="float">
            <text:p>0,10795</text:p>
          </table:table-cell>
          <table:table-cell table:formula="of:=[.Q205]/[.D205]" office:value-type="float" office:value="1.16955579631636" calcext:value-type="float">
            <text:p>1,16955579631636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1.5596" calcext:value-type="float">
            <text:p>1,5596</text:p>
          </table:table-cell>
          <table:table-cell office:value-type="float" office:value="1.5559" calcext:value-type="float">
            <text:p>1,5559</text:p>
          </table:table-cell>
          <table:table-cell table:formula="of:=([.B206]+[.C206])/2" office:value-type="float" office:value="1.55775" calcext:value-type="float">
            <text:p>1,55775</text:p>
          </table:table-cell>
          <table:table-cell office:value-type="float" office:value="0.3825" calcext:value-type="float">
            <text:p>0,3825</text:p>
          </table:table-cell>
          <table:table-cell office:value-type="float" office:value="0.3394" calcext:value-type="float">
            <text:p>0,3394</text:p>
          </table:table-cell>
          <table:table-cell table:formula="of:=([.E206]+[.F206])/2" office:value-type="float" office:value="0.36095" calcext:value-type="float">
            <text:p>0,36095</text:p>
          </table:table-cell>
          <table:table-cell table:formula="of:=[.G206]/[.D206]" office:value-type="float" office:value="0.231712405713369" calcext:value-type="float">
            <text:p>0,231712405713369</text:p>
          </table:table-cell>
          <table:table-cell office:value-type="float" office:value="0.3285" calcext:value-type="float">
            <text:p>0,3285</text:p>
          </table:table-cell>
          <table:table-cell office:value-type="float" office:value="0.3235" calcext:value-type="float">
            <text:p>0,3235</text:p>
          </table:table-cell>
          <table:table-cell table:formula="of:=([.I206]+[.J206])/2" office:value-type="float" office:value="0.326" calcext:value-type="float">
            <text:p>0,326</text:p>
          </table:table-cell>
          <table:table-cell table:formula="of:=[.K206]/[.D206]" office:value-type="float" office:value="0.209276199646927" calcext:value-type="float">
            <text:p>0,209276199646927</text:p>
          </table:table-cell>
          <table:table-cell office:value-type="float" office:value="0.3013" calcext:value-type="float">
            <text:p>0,3013</text:p>
          </table:table-cell>
          <table:table-cell table:formula="of:=[.M206]/[.D206]" office:value-type="float" office:value="0.193419996790242" calcext:value-type="float">
            <text:p>0,193419996790242</text:p>
          </table:table-cell>
          <table:table-cell office:value-type="float" office:value="0.2843" calcext:value-type="float">
            <text:p>0,2843</text:p>
          </table:table-cell>
          <table:table-cell office:value-type="float" office:value="0.2973" calcext:value-type="float">
            <text:p>0,2973</text:p>
          </table:table-cell>
          <table:table-cell table:formula="of:=([.O206]+[.P206])/2" office:value-type="float" office:value="0.2908" calcext:value-type="float">
            <text:p>0,2908</text:p>
          </table:table-cell>
          <table:table-cell table:formula="of:=[.Q206]/[.D206]" office:value-type="float" office:value="0.18667950569732" calcext:value-type="float">
            <text:p>0,18667950569732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0442" calcext:value-type="float">
            <text:p>0,0442</text:p>
          </table:table-cell>
          <table:table-cell table:formula="of:=([.B207]+[.C207])/2" office:value-type="float" office:value="0.06365" calcext:value-type="float">
            <text:p>0,06365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42" calcext:value-type="float">
            <text:p>0,042</text:p>
          </table:table-cell>
          <table:table-cell table:formula="of:=([.E207]+[.F207])/2" office:value-type="float" office:value="0.0419" calcext:value-type="float">
            <text:p>0,0419</text:p>
          </table:table-cell>
          <table:table-cell table:formula="of:=[.G207]/[.D207]" office:value-type="float" office:value="0.658287509819324" calcext:value-type="float">
            <text:p>0,658287509819324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409" calcext:value-type="float">
            <text:p>0,0409</text:p>
          </table:table-cell>
          <table:table-cell table:formula="of:=([.I207]+[.J207])/2" office:value-type="float" office:value="0.04055" calcext:value-type="float">
            <text:p>0,04055</text:p>
          </table:table-cell>
          <table:table-cell table:formula="of:=[.K207]/[.D207]" office:value-type="float" office:value="0.637077769049489" calcext:value-type="float">
            <text:p>0,637077769049489</text:p>
          </table:table-cell>
          <table:table-cell office:value-type="float" office:value="0.0591" calcext:value-type="float">
            <text:p>0,0591</text:p>
          </table:table-cell>
          <table:table-cell table:formula="of:=[.M207]/[.D207]" office:value-type="float" office:value="0.928515318146111" calcext:value-type="float">
            <text:p>0,928515318146111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68" calcext:value-type="float">
            <text:p>0,0568</text:p>
          </table:table-cell>
          <table:table-cell table:formula="of:=([.O207]+[.P207])/2" office:value-type="float" office:value="0.0557" calcext:value-type="float">
            <text:p>0,0557</text:p>
          </table:table-cell>
          <table:table-cell table:formula="of:=[.Q207]/[.D207]" office:value-type="float" office:value="0.875098193244305" calcext:value-type="float">
            <text:p>0,87509819324430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39" calcext:value-type="float">
            <text:p>0,0539</text:p>
          </table:table-cell>
          <table:table-cell table:formula="of:=([.B208]+[.C208])/2" office:value-type="float" office:value="0.0529" calcext:value-type="float">
            <text:p>0,0529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57" calcext:value-type="float">
            <text:p>0,0557</text:p>
          </table:table-cell>
          <table:table-cell table:formula="of:=([.E208]+[.F208])/2" office:value-type="float" office:value="0.05435" calcext:value-type="float">
            <text:p>0,05435</text:p>
          </table:table-cell>
          <table:table-cell table:formula="of:=[.G208]/[.D208]" office:value-type="float" office:value="1.02741020793951" calcext:value-type="float">
            <text:p>1,0274102079395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514" calcext:value-type="float">
            <text:p>0,0514</text:p>
          </table:table-cell>
          <table:table-cell table:formula="of:=([.I208]+[.J208])/2" office:value-type="float" office:value="0.05215" calcext:value-type="float">
            <text:p>0,05215</text:p>
          </table:table-cell>
          <table:table-cell table:formula="of:=[.K208]/[.D208]" office:value-type="float" office:value="0.985822306238185" calcext:value-type="float">
            <text:p>0,985822306238185</text:p>
          </table:table-cell>
          <table:table-cell office:value-type="float" office:value="0.0742" calcext:value-type="float">
            <text:p>0,0742</text:p>
          </table:table-cell>
          <table:table-cell table:formula="of:=[.M208]/[.D208]" office:value-type="float" office:value="1.40264650283554" calcext:value-type="float">
            <text:p>1,40264650283554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726" calcext:value-type="float">
            <text:p>0,0726</text:p>
          </table:table-cell>
          <table:table-cell table:formula="of:=([.O208]+[.P208])/2" office:value-type="float" office:value="0.07075" calcext:value-type="float">
            <text:p>0,07075</text:p>
          </table:table-cell>
          <table:table-cell table:formula="of:=[.Q208]/[.D208]" office:value-type="float" office:value="1.33742911153119" calcext:value-type="float">
            <text:p>1,33742911153119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36" calcext:value-type="float">
            <text:p>0,136</text:p>
          </table:table-cell>
          <table:table-cell office:value-type="float" office:value="0.1383" calcext:value-type="float">
            <text:p>0,1383</text:p>
          </table:table-cell>
          <table:table-cell table:formula="of:=([.B209]+[.C209])/2" office:value-type="float" office:value="0.13715" calcext:value-type="float">
            <text:p>0,13715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1412" calcext:value-type="float">
            <text:p>0,1412</text:p>
          </table:table-cell>
          <table:table-cell table:formula="of:=([.E209]+[.F209])/2" office:value-type="float" office:value="0.14085" calcext:value-type="float">
            <text:p>0,14085</text:p>
          </table:table-cell>
          <table:table-cell table:formula="of:=[.G209]/[.D209]" office:value-type="float" office:value="1.02697776157492" calcext:value-type="float">
            <text:p>1,02697776157492</text:p>
          </table:table-cell>
          <table:table-cell office:value-type="float" office:value="0.1379" calcext:value-type="float">
            <text:p>0,1379</text:p>
          </table:table-cell>
          <table:table-cell office:value-type="float" office:value="0.136" calcext:value-type="float">
            <text:p>0,136</text:p>
          </table:table-cell>
          <table:table-cell table:formula="of:=([.I209]+[.J209])/2" office:value-type="float" office:value="0.13695" calcext:value-type="float">
            <text:p>0,13695</text:p>
          </table:table-cell>
          <table:table-cell table:formula="of:=[.K209]/[.D209]" office:value-type="float" office:value="0.998541742617572" calcext:value-type="float">
            <text:p>0,998541742617572</text:p>
          </table:table-cell>
          <table:table-cell office:value-type="float" office:value="0.2048" calcext:value-type="float">
            <text:p>0,2048</text:p>
          </table:table-cell>
          <table:table-cell table:formula="of:=[.M209]/[.D209]" office:value-type="float" office:value="1.49325555960627" calcext:value-type="float">
            <text:p>1,49325555960627</text:p>
          </table:table-cell>
          <table:table-cell office:value-type="float" office:value="0.2244" calcext:value-type="float">
            <text:p>0,2244</text:p>
          </table:table-cell>
          <table:table-cell office:value-type="float" office:value="0.1962" calcext:value-type="float">
            <text:p>0,1962</text:p>
          </table:table-cell>
          <table:table-cell table:formula="of:=([.O209]+[.P209])/2" office:value-type="float" office:value="0.2103" calcext:value-type="float">
            <text:p>0,2103</text:p>
          </table:table-cell>
          <table:table-cell table:formula="of:=[.Q209]/[.D209]" office:value-type="float" office:value="1.53335763762304" calcext:value-type="float">
            <text:p>1,53335763762304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1.2383" calcext:value-type="float">
            <text:p>1,2383</text:p>
          </table:table-cell>
          <table:table-cell office:value-type="float" office:value="1.2402" calcext:value-type="float">
            <text:p>1,2402</text:p>
          </table:table-cell>
          <table:table-cell table:formula="of:=([.B210]+[.C210])/2" office:value-type="float" office:value="1.23925" calcext:value-type="float">
            <text:p>1,23925</text:p>
          </table:table-cell>
          <table:table-cell office:value-type="float" office:value="0.65" calcext:value-type="float">
            <text:p>0,65</text:p>
          </table:table-cell>
          <table:table-cell office:value-type="float" office:value="0.731" calcext:value-type="float">
            <text:p>0,731</text:p>
          </table:table-cell>
          <table:table-cell table:formula="of:=([.E210]+[.F210])/2" office:value-type="float" office:value="0.6905" calcext:value-type="float">
            <text:p>0,6905</text:p>
          </table:table-cell>
          <table:table-cell table:formula="of:=[.G210]/[.D210]" office:value-type="float" office:value="0.557191849909219" calcext:value-type="float">
            <text:p>0,557191849909219</text:p>
          </table:table-cell>
          <table:table-cell office:value-type="float" office:value="0.6467" calcext:value-type="float">
            <text:p>0,6467</text:p>
          </table:table-cell>
          <table:table-cell office:value-type="float" office:value="0.6853" calcext:value-type="float">
            <text:p>0,6853</text:p>
          </table:table-cell>
          <table:table-cell table:formula="of:=([.I210]+[.J210])/2" office:value-type="float" office:value="0.666" calcext:value-type="float">
            <text:p>0,666</text:p>
          </table:table-cell>
          <table:table-cell table:formula="of:=[.K210]/[.D210]" office:value-type="float" office:value="0.537421827718378" calcext:value-type="float">
            <text:p>0,537421827718378</text:p>
          </table:table-cell>
          <table:table-cell office:value-type="float" office:value="0.5669" calcext:value-type="float">
            <text:p>0,5669</text:p>
          </table:table-cell>
          <table:table-cell table:formula="of:=[.M210]/[.D210]" office:value-type="float" office:value="0.457454105305628" calcext:value-type="float">
            <text:p>0,457454105305628</text:p>
          </table:table-cell>
          <table:table-cell office:value-type="float" office:value="0.5269" calcext:value-type="float">
            <text:p>0,5269</text:p>
          </table:table-cell>
          <table:table-cell office:value-type="float" office:value="0.5574" calcext:value-type="float">
            <text:p>0,5574</text:p>
          </table:table-cell>
          <table:table-cell table:formula="of:=([.O210]+[.P210])/2" office:value-type="float" office:value="0.54215" calcext:value-type="float">
            <text:p>0,54215</text:p>
          </table:table-cell>
          <table:table-cell table:formula="of:=[.Q210]/[.D210]" office:value-type="float" office:value="0.437482348194473" calcext:value-type="float">
            <text:p>0,437482348194473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301" calcext:value-type="float">
            <text:p>0,3301</text:p>
          </table:table-cell>
          <table:table-cell office:value-type="float" office:value="0.3383" calcext:value-type="float">
            <text:p>0,3383</text:p>
          </table:table-cell>
          <table:table-cell table:formula="of:=([.B211]+[.C211])/2" office:value-type="float" office:value="0.3342" calcext:value-type="float">
            <text:p>0,3342</text:p>
          </table:table-cell>
          <table:table-cell office:value-type="float" office:value="0.3569" calcext:value-type="float">
            <text:p>0,3569</text:p>
          </table:table-cell>
          <table:table-cell office:value-type="float" office:value="0.3439" calcext:value-type="float">
            <text:p>0,3439</text:p>
          </table:table-cell>
          <table:table-cell table:formula="of:=([.E211]+[.F211])/2" office:value-type="float" office:value="0.3504" calcext:value-type="float">
            <text:p>0,3504</text:p>
          </table:table-cell>
          <table:table-cell table:formula="of:=[.G211]/[.D211]" office:value-type="float" office:value="1.04847396768402" calcext:value-type="float">
            <text:p>1,0484739676840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3299" calcext:value-type="float">
            <text:p>0,3299</text:p>
          </table:table-cell>
          <table:table-cell table:formula="of:=([.I211]+[.J211])/2" office:value-type="float" office:value="0.3534" calcext:value-type="float">
            <text:p>0,3534</text:p>
          </table:table-cell>
          <table:table-cell table:formula="of:=[.K211]/[.D211]" office:value-type="float" office:value="1.05745062836625" calcext:value-type="float">
            <text:p>1,05745062836625</text:p>
          </table:table-cell>
          <table:table-cell office:value-type="float" office:value="0.3317" calcext:value-type="float">
            <text:p>0,3317</text:p>
          </table:table-cell>
          <table:table-cell table:formula="of:=[.M211]/[.D211]" office:value-type="float" office:value="0.992519449431478" calcext:value-type="float">
            <text:p>0,992519449431478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3081" calcext:value-type="float">
            <text:p>0,3081</text:p>
          </table:table-cell>
          <table:table-cell table:formula="of:=([.O211]+[.P211])/2" office:value-type="float" office:value="0.3092" calcext:value-type="float">
            <text:p>0,3092</text:p>
          </table:table-cell>
          <table:table-cell table:formula="of:=[.Q211]/[.D211]" office:value-type="float" office:value="0.925194494314782" calcext:value-type="float">
            <text:p>0,925194494314782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48" calcext:value-type="float">
            <text:p>0,0648</text:p>
          </table:table-cell>
          <table:table-cell table:formula="of:=([.B212]+[.C212])/2" office:value-type="float" office:value="0.06295" calcext:value-type="float">
            <text:p>0,06295</text:p>
          </table:table-cell>
          <table:table-cell office:value-type="float" office:value="0.0658" calcext:value-type="float">
            <text:p>0,0658</text:p>
          </table:table-cell>
          <table:table-cell office:value-type="float" office:value="0.0665" calcext:value-type="float">
            <text:p>0,0665</text:p>
          </table:table-cell>
          <table:table-cell table:formula="of:=([.E212]+[.F212])/2" office:value-type="float" office:value="0.06615" calcext:value-type="float">
            <text:p>0,06615</text:p>
          </table:table-cell>
          <table:table-cell table:formula="of:=[.G212]/[.D212]" office:value-type="float" office:value="1.05083399523431" calcext:value-type="float">
            <text:p>1,05083399523431</text:p>
          </table:table-cell>
          <table:table-cell office:value-type="float" office:value="0.0642" calcext:value-type="float">
            <text:p>0,0642</text:p>
          </table:table-cell>
          <table:table-cell office:value-type="float" office:value="0.063" calcext:value-type="float">
            <text:p>0,063</text:p>
          </table:table-cell>
          <table:table-cell table:formula="of:=([.I212]+[.J212])/2" office:value-type="float" office:value="0.0636" calcext:value-type="float">
            <text:p>0,0636</text:p>
          </table:table-cell>
          <table:table-cell table:formula="of:=[.K212]/[.D212]" office:value-type="float" office:value="1.01032565528197" calcext:value-type="float">
            <text:p>1,01032565528197</text:p>
          </table:table-cell>
          <table:table-cell office:value-type="float" office:value="0.1098" calcext:value-type="float">
            <text:p>0,1098</text:p>
          </table:table-cell>
          <table:table-cell table:formula="of:=[.M212]/[.D212]" office:value-type="float" office:value="1.74424146147736" calcext:value-type="float">
            <text:p>1,74424146147736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037" calcext:value-type="float">
            <text:p>0,1037</text:p>
          </table:table-cell>
          <table:table-cell table:formula="of:=([.O212]+[.P212])/2" office:value-type="float" office:value="0.1206" calcext:value-type="float">
            <text:p>0,1206</text:p>
          </table:table-cell>
          <table:table-cell table:formula="of:=[.Q212]/[.D212]" office:value-type="float" office:value="1.91580619539317" calcext:value-type="float">
            <text:p>1,91580619539317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119" calcext:value-type="float">
            <text:p>0,0119</text:p>
          </table:table-cell>
          <table:table-cell table:formula="of:=([.B213]+[.C213])/2" office:value-type="float" office:value="0.0117" calcext:value-type="float">
            <text:p>0,0117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23" calcext:value-type="float">
            <text:p>0,0123</text:p>
          </table:table-cell>
          <table:table-cell table:formula="of:=([.E213]+[.F213])/2" office:value-type="float" office:value="0.0121" calcext:value-type="float">
            <text:p>0,0121</text:p>
          </table:table-cell>
          <table:table-cell table:formula="of:=[.G213]/[.D213]" office:value-type="float" office:value="1.03418803418803" calcext:value-type="float">
            <text:p>1,0341880341880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21" calcext:value-type="float">
            <text:p>0,0121</text:p>
          </table:table-cell>
          <table:table-cell table:formula="of:=([.I213]+[.J213])/2" office:value-type="float" office:value="0.01205" calcext:value-type="float">
            <text:p>0,01205</text:p>
          </table:table-cell>
          <table:table-cell table:formula="of:=[.K213]/[.D213]" office:value-type="float" office:value="1.02991452991453" calcext:value-type="float">
            <text:p>1,02991452991453</text:p>
          </table:table-cell>
          <table:table-cell office:value-type="float" office:value="0.0122" calcext:value-type="float">
            <text:p>0,0122</text:p>
          </table:table-cell>
          <table:table-cell table:formula="of:=[.M213]/[.D213]" office:value-type="float" office:value="1.04273504273504" calcext:value-type="float">
            <text:p>1,04273504273504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12" calcext:value-type="float">
            <text:p>0,0112</text:p>
          </table:table-cell>
          <table:table-cell table:formula="of:=([.O213]+[.P213])/2" office:value-type="float" office:value="0.01125" calcext:value-type="float">
            <text:p>0,01125</text:p>
          </table:table-cell>
          <table:table-cell table:formula="of:=[.Q213]/[.D213]" office:value-type="float" office:value="0.961538461538461" calcext:value-type="float">
            <text:p>0,961538461538461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7.2547" calcext:value-type="float">
            <text:p>17,2547</text:p>
          </table:table-cell>
          <table:table-cell office:value-type="float" office:value="17.2357" calcext:value-type="float">
            <text:p>17,2357</text:p>
          </table:table-cell>
          <table:table-cell table:formula="of:=([.B214]+[.C214])/2" office:value-type="float" office:value="17.2452" calcext:value-type="float">
            <text:p>17,2452</text:p>
          </table:table-cell>
          <table:table-cell office:value-type="float" office:value="17.2372" calcext:value-type="float">
            <text:p>17,2372</text:p>
          </table:table-cell>
          <table:table-cell office:value-type="float" office:value="17.398" calcext:value-type="float">
            <text:p>17,398</text:p>
          </table:table-cell>
          <table:table-cell table:formula="of:=([.E214]+[.F214])/2" office:value-type="float" office:value="17.3176" calcext:value-type="float">
            <text:p>17,3176</text:p>
          </table:table-cell>
          <table:table-cell table:formula="of:=[.G214]/[.D214]" office:value-type="float" office:value="1.00419826966344" calcext:value-type="float">
            <text:p>1,00419826966344</text:p>
          </table:table-cell>
          <table:table-cell office:value-type="float" office:value="12.5505" calcext:value-type="float">
            <text:p>12,5505</text:p>
          </table:table-cell>
          <table:table-cell office:value-type="float" office:value="12.8612" calcext:value-type="float">
            <text:p>12,8612</text:p>
          </table:table-cell>
          <table:table-cell table:formula="of:=([.I214]+[.J214])/2" office:value-type="float" office:value="12.70585" calcext:value-type="float">
            <text:p>12,70585</text:p>
          </table:table-cell>
          <table:table-cell table:formula="of:=[.K214]/[.D214]" office:value-type="float" office:value="0.736776030431656" calcext:value-type="float">
            <text:p>0,736776030431656</text:p>
          </table:table-cell>
          <table:table-cell office:value-type="float" office:value="267.3744" calcext:value-type="float">
            <text:p>267,3744</text:p>
          </table:table-cell>
          <table:table-cell table:formula="of:=[.M214]/[.D214]" office:value-type="float" office:value="15.5042794516735" calcext:value-type="float">
            <text:p>15,5042794516735</text:p>
          </table:table-cell>
          <table:table-cell office:value-type="float" office:value="11.5742" calcext:value-type="float">
            <text:p>11,5742</text:p>
          </table:table-cell>
          <table:table-cell office:value-type="float" office:value="11.7635" calcext:value-type="float">
            <text:p>11,7635</text:p>
          </table:table-cell>
          <table:table-cell table:formula="of:=([.O214]+[.P214])/2" office:value-type="float" office:value="11.66885" calcext:value-type="float">
            <text:p>11,66885</text:p>
          </table:table-cell>
          <table:table-cell table:formula="of:=[.Q214]/[.D214]" office:value-type="float" office:value="0.676643355832348" calcext:value-type="float">
            <text:p>0,676643355832348</text:p>
          </table:table-cell>
        </table:table-row>
        <table:table-row table:style-name="ro1">
          <table:table-cell table:style-name="ce2" office:value-type="string" calcext:value-type="string">
            <text:p>SimplifyBooleanExpressions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241" calcext:value-type="float">
            <text:p>0,0241</text:p>
          </table:table-cell>
          <table:table-cell table:formula="of:=([.B215]+[.C215])/2" office:value-type="float" office:value="0.02335" calcext:value-type="float">
            <text:p>0,02335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239" calcext:value-type="float">
            <text:p>0,0239</text:p>
          </table:table-cell>
          <table:table-cell table:formula="of:=([.E215]+[.F215])/2" office:value-type="float" office:value="0.0237" calcext:value-type="float">
            <text:p>0,0237</text:p>
          </table:table-cell>
          <table:table-cell table:formula="of:=[.G215]/[.D215]" office:value-type="float" office:value="1.01498929336188" calcext:value-type="float">
            <text:p>1,01498929336188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528" calcext:value-type="float">
            <text:p>0,0528</text:p>
          </table:table-cell>
          <table:table-cell table:formula="of:=([.I215]+[.J215])/2" office:value-type="float" office:value="0.03775" calcext:value-type="float">
            <text:p>0,03775</text:p>
          </table:table-cell>
          <table:table-cell table:formula="of:=[.K215]/[.D215]" office:value-type="float" office:value="1.61670235546039" calcext:value-type="float">
            <text:p>1,61670235546039</text:p>
          </table:table-cell>
          <table:table-cell office:value-type="float" office:value="0.0426" calcext:value-type="float">
            <text:p>0,0426</text:p>
          </table:table-cell>
          <table:table-cell table:formula="of:=[.M215]/[.D215]" office:value-type="float" office:value="1.82441113490364" calcext:value-type="float">
            <text:p>1,8244111349036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94" calcext:value-type="float">
            <text:p>0,0394</text:p>
          </table:table-cell>
          <table:table-cell table:formula="of:=([.O215]+[.P215])/2" office:value-type="float" office:value="0.0387" calcext:value-type="float">
            <text:p>0,0387</text:p>
          </table:table-cell>
          <table:table-cell table:formula="of:=[.Q215]/[.D215]" office:value-type="float" office:value="1.65738758029979" calcext:value-type="float">
            <text:p>1,65738758029979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576" calcext:value-type="float">
            <text:p>0,0576</text:p>
          </table:table-cell>
          <table:table-cell office:value-type="float" office:value="0.0607" calcext:value-type="float">
            <text:p>0,0607</text:p>
          </table:table-cell>
          <table:table-cell table:formula="of:=([.B216]+[.C216])/2" office:value-type="float" office:value="0.05915" calcext:value-type="float">
            <text:p>0,05915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632" calcext:value-type="float">
            <text:p>0,0632</text:p>
          </table:table-cell>
          <table:table-cell table:formula="of:=([.E216]+[.F216])/2" office:value-type="float" office:value="0.0608" calcext:value-type="float">
            <text:p>0,0608</text:p>
          </table:table-cell>
          <table:table-cell table:formula="of:=[.G216]/[.D216]" office:value-type="float" office:value="1.02789518174134" calcext:value-type="float">
            <text:p>1,02789518174134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68" calcext:value-type="float">
            <text:p>0,0568</text:p>
          </table:table-cell>
          <table:table-cell table:formula="of:=([.I216]+[.J216])/2" office:value-type="float" office:value="0.0575" calcext:value-type="float">
            <text:p>0,0575</text:p>
          </table:table-cell>
          <table:table-cell table:formula="of:=[.K216]/[.D216]" office:value-type="float" office:value="0.972104818258664" calcext:value-type="float">
            <text:p>0,972104818258664</text:p>
          </table:table-cell>
          <table:table-cell office:value-type="float" office:value="0.0576" calcext:value-type="float">
            <text:p>0,0576</text:p>
          </table:table-cell>
          <table:table-cell table:formula="of:=[.M216]/[.D216]" office:value-type="float" office:value="0.973795435333897" calcext:value-type="float">
            <text:p>0,973795435333897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538" calcext:value-type="float">
            <text:p>0,0538</text:p>
          </table:table-cell>
          <table:table-cell table:formula="of:=([.O216]+[.P216])/2" office:value-type="float" office:value="0.05375" calcext:value-type="float">
            <text:p>0,05375</text:p>
          </table:table-cell>
          <table:table-cell table:formula="of:=[.Q216]/[.D216]" office:value-type="float" office:value="0.908706677937447" calcext:value-type="float">
            <text:p>0,908706677937447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311" calcext:value-type="float">
            <text:p>0,311</text:p>
          </table:table-cell>
          <table:table-cell office:value-type="float" office:value="0.3179" calcext:value-type="float">
            <text:p>0,3179</text:p>
          </table:table-cell>
          <table:table-cell table:formula="of:=([.B217]+[.C217])/2" office:value-type="float" office:value="0.31445" calcext:value-type="float">
            <text:p>0,31445</text:p>
          </table:table-cell>
          <table:table-cell office:value-type="float" office:value="0.3365" calcext:value-type="float">
            <text:p>0,3365</text:p>
          </table:table-cell>
          <table:table-cell office:value-type="float" office:value="0.3561" calcext:value-type="float">
            <text:p>0,3561</text:p>
          </table:table-cell>
          <table:table-cell table:formula="of:=([.E217]+[.F217])/2" office:value-type="float" office:value="0.3463" calcext:value-type="float">
            <text:p>0,3463</text:p>
          </table:table-cell>
          <table:table-cell table:formula="of:=[.G217]/[.D217]" office:value-type="float" office:value="1.10128796311019" calcext:value-type="float">
            <text:p>1,10128796311019</text:p>
          </table:table-cell>
          <table:table-cell office:value-type="float" office:value="0.3553" calcext:value-type="float">
            <text:p>0,3553</text:p>
          </table:table-cell>
          <table:table-cell office:value-type="float" office:value="0.2884" calcext:value-type="float">
            <text:p>0,2884</text:p>
          </table:table-cell>
          <table:table-cell table:formula="of:=([.I217]+[.J217])/2" office:value-type="float" office:value="0.32185" calcext:value-type="float">
            <text:p>0,32185</text:p>
          </table:table-cell>
          <table:table-cell table:formula="of:=[.K217]/[.D217]" office:value-type="float" office:value="1.0235331531245" calcext:value-type="float">
            <text:p>1,0235331531245</text:p>
          </table:table-cell>
          <table:table-cell office:value-type="float" office:value="0.5982" calcext:value-type="float">
            <text:p>0,5982</text:p>
          </table:table-cell>
          <table:table-cell table:formula="of:=[.M217]/[.D217]" office:value-type="float" office:value="1.90236921609159" calcext:value-type="float">
            <text:p>1,90236921609159</text:p>
          </table:table-cell>
          <table:table-cell office:value-type="float" office:value="0.5566" calcext:value-type="float">
            <text:p>0,5566</text:p>
          </table:table-cell>
          <table:table-cell office:value-type="float" office:value="0.6165" calcext:value-type="float">
            <text:p>0,6165</text:p>
          </table:table-cell>
          <table:table-cell table:formula="of:=([.O217]+[.P217])/2" office:value-type="float" office:value="0.58655" calcext:value-type="float">
            <text:p>0,58655</text:p>
          </table:table-cell>
          <table:table-cell table:formula="of:=[.Q217]/[.D217]" office:value-type="float" office:value="1.86532040069963" calcext:value-type="float">
            <text:p>1,86532040069963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0445" calcext:value-type="float">
            <text:p>1,0445</text:p>
          </table:table-cell>
          <table:table-cell office:value-type="float" office:value="1.1511" calcext:value-type="float">
            <text:p>1,1511</text:p>
          </table:table-cell>
          <table:table-cell table:formula="of:=([.B218]+[.C218])/2" office:value-type="float" office:value="1.0978" calcext:value-type="float">
            <text:p>1,0978</text:p>
          </table:table-cell>
          <table:table-cell office:value-type="float" office:value="1.0868" calcext:value-type="float">
            <text:p>1,0868</text:p>
          </table:table-cell>
          <table:table-cell office:value-type="float" office:value="1.1319" calcext:value-type="float">
            <text:p>1,1319</text:p>
          </table:table-cell>
          <table:table-cell table:formula="of:=([.E218]+[.F218])/2" office:value-type="float" office:value="1.10935" calcext:value-type="float">
            <text:p>1,10935</text:p>
          </table:table-cell>
          <table:table-cell table:formula="of:=[.G218]/[.D218]" office:value-type="float" office:value="1.01052104208417" calcext:value-type="float">
            <text:p>1,01052104208417</text:p>
          </table:table-cell>
          <table:table-cell office:value-type="float" office:value="1.1717" calcext:value-type="float">
            <text:p>1,1717</text:p>
          </table:table-cell>
          <table:table-cell office:value-type="float" office:value="1.1387" calcext:value-type="float">
            <text:p>1,1387</text:p>
          </table:table-cell>
          <table:table-cell table:formula="of:=([.I218]+[.J218])/2" office:value-type="float" office:value="1.1552" calcext:value-type="float">
            <text:p>1,1552</text:p>
          </table:table-cell>
          <table:table-cell table:formula="of:=[.K218]/[.D218]" office:value-type="float" office:value="1.05228639096375" calcext:value-type="float">
            <text:p>1,05228639096375</text:p>
          </table:table-cell>
          <table:table-cell office:value-type="float" office:value="1.0523" calcext:value-type="float">
            <text:p>1,0523</text:p>
          </table:table-cell>
          <table:table-cell table:formula="of:=[.M218]/[.D218]" office:value-type="float" office:value="0.958553470577519" calcext:value-type="float">
            <text:p>0,958553470577519</text:p>
          </table:table-cell>
          <table:table-cell office:value-type="float" office:value="1.0434" calcext:value-type="float">
            <text:p>1,0434</text:p>
          </table:table-cell>
          <table:table-cell office:value-type="float" office:value="1.0919" calcext:value-type="float">
            <text:p>1,0919</text:p>
          </table:table-cell>
          <table:table-cell table:formula="of:=([.O218]+[.P218])/2" office:value-type="float" office:value="1.06765" calcext:value-type="float">
            <text:p>1,06765</text:p>
          </table:table-cell>
          <table:table-cell table:formula="of:=[.Q218]/[.D218]" office:value-type="float" office:value="0.972535981053015" calcext:value-type="float">
            <text:p>0,972535981053015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6118" calcext:value-type="float">
            <text:p>0,6118</text:p>
          </table:table-cell>
          <table:table-cell office:value-type="float" office:value="0.6385" calcext:value-type="float">
            <text:p>0,6385</text:p>
          </table:table-cell>
          <table:table-cell table:formula="of:=([.B219]+[.C219])/2" office:value-type="float" office:value="0.62515" calcext:value-type="float">
            <text:p>0,62515</text:p>
          </table:table-cell>
          <table:table-cell office:value-type="float" office:value="0.599" calcext:value-type="float">
            <text:p>0,599</text:p>
          </table:table-cell>
          <table:table-cell office:value-type="float" office:value="0.6689" calcext:value-type="float">
            <text:p>0,6689</text:p>
          </table:table-cell>
          <table:table-cell table:formula="of:=([.E219]+[.F219])/2" office:value-type="float" office:value="0.63395" calcext:value-type="float">
            <text:p>0,63395</text:p>
          </table:table-cell>
          <table:table-cell table:formula="of:=[.G219]/[.D219]" office:value-type="float" office:value="1.01407662161081" calcext:value-type="float">
            <text:p>1,01407662161081</text:p>
          </table:table-cell>
          <table:table-cell office:value-type="float" office:value="0.6006" calcext:value-type="float">
            <text:p>0,6006</text:p>
          </table:table-cell>
          <table:table-cell office:value-type="float" office:value="0.594" calcext:value-type="float">
            <text:p>0,594</text:p>
          </table:table-cell>
          <table:table-cell table:formula="of:=([.I219]+[.J219])/2" office:value-type="float" office:value="0.5973" calcext:value-type="float">
            <text:p>0,5973</text:p>
          </table:table-cell>
          <table:table-cell table:formula="of:=[.K219]/[.D219]" office:value-type="float" office:value="0.955450691833959" calcext:value-type="float">
            <text:p>0,955450691833959</text:p>
          </table:table-cell>
          <table:table-cell office:value-type="float" office:value="0.6004" calcext:value-type="float">
            <text:p>0,6004</text:p>
          </table:table-cell>
          <table:table-cell table:formula="of:=[.M219]/[.D219]" office:value-type="float" office:value="0.960409501719587" calcext:value-type="float">
            <text:p>0,960409501719587</text:p>
          </table:table-cell>
          <table:table-cell office:value-type="float" office:value="0.5519" calcext:value-type="float">
            <text:p>0,5519</text:p>
          </table:table-cell>
          <table:table-cell office:value-type="float" office:value="0.5518" calcext:value-type="float">
            <text:p>0,5518</text:p>
          </table:table-cell>
          <table:table-cell table:formula="of:=([.O219]+[.P219])/2" office:value-type="float" office:value="0.55185" calcext:value-type="float">
            <text:p>0,55185</text:p>
          </table:table-cell>
          <table:table-cell table:formula="of:=[.Q219]/[.D219]" office:value-type="float" office:value="0.882748140446293" calcext:value-type="float">
            <text:p>0,882748140446293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242" calcext:value-type="float">
            <text:p>0,2242</text:p>
          </table:table-cell>
          <table:table-cell office:value-type="float" office:value="0.2297" calcext:value-type="float">
            <text:p>0,2297</text:p>
          </table:table-cell>
          <table:table-cell table:formula="of:=([.B220]+[.C220])/2" office:value-type="float" office:value="0.22695" calcext:value-type="float">
            <text:p>0,22695</text:p>
          </table:table-cell>
          <table:table-cell office:value-type="float" office:value="0.231" calcext:value-type="float">
            <text:p>0,231</text:p>
          </table:table-cell>
          <table:table-cell office:value-type="float" office:value="0.2317" calcext:value-type="float">
            <text:p>0,2317</text:p>
          </table:table-cell>
          <table:table-cell table:formula="of:=([.E220]+[.F220])/2" office:value-type="float" office:value="0.23135" calcext:value-type="float">
            <text:p>0,23135</text:p>
          </table:table-cell>
          <table:table-cell table:formula="of:=[.G220]/[.D220]" office:value-type="float" office:value="1.01938753029302" calcext:value-type="float">
            <text:p>1,01938753029302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2253" calcext:value-type="float">
            <text:p>0,2253</text:p>
          </table:table-cell>
          <table:table-cell table:formula="of:=([.I220]+[.J220])/2" office:value-type="float" office:value="0.2274" calcext:value-type="float">
            <text:p>0,2274</text:p>
          </table:table-cell>
          <table:table-cell table:formula="of:=[.K220]/[.D220]" office:value-type="float" office:value="1.00198281559815" calcext:value-type="float">
            <text:p>1,00198281559815</text:p>
          </table:table-cell>
          <table:table-cell office:value-type="float" office:value="0.2206" calcext:value-type="float">
            <text:p>0,2206</text:p>
          </table:table-cell>
          <table:table-cell table:formula="of:=[.M220]/[.D220]" office:value-type="float" office:value="0.97202026878167" calcext:value-type="float">
            <text:p>0,97202026878167</text:p>
          </table:table-cell>
          <table:table-cell office:value-type="float" office:value="0.2092" calcext:value-type="float">
            <text:p>0,2092</text:p>
          </table:table-cell>
          <table:table-cell office:value-type="float" office:value="0.2109" calcext:value-type="float">
            <text:p>0,2109</text:p>
          </table:table-cell>
          <table:table-cell table:formula="of:=([.O220]+[.P220])/2" office:value-type="float" office:value="0.21005" calcext:value-type="float">
            <text:p>0,21005</text:p>
          </table:table-cell>
          <table:table-cell table:formula="of:=[.Q220]/[.D220]" office:value-type="float" office:value="0.925534258647279" calcext:value-type="float">
            <text:p>0,925534258647279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795" calcext:value-type="float">
            <text:p>0,8795</text:p>
          </table:table-cell>
          <table:table-cell table:formula="of:=([.B221]+[.C221])/2" office:value-type="float" office:value="0.871" calcext:value-type="float">
            <text:p>0,871</text:p>
          </table:table-cell>
          <table:table-cell office:value-type="float" office:value="0.8449" calcext:value-type="float">
            <text:p>0,8449</text:p>
          </table:table-cell>
          <table:table-cell office:value-type="float" office:value="0.9029" calcext:value-type="float">
            <text:p>0,9029</text:p>
          </table:table-cell>
          <table:table-cell table:formula="of:=([.E221]+[.F221])/2" office:value-type="float" office:value="0.8739" calcext:value-type="float">
            <text:p>0,8739</text:p>
          </table:table-cell>
          <table:table-cell table:formula="of:=[.G221]/[.D221]" office:value-type="float" office:value="1.00332950631458" calcext:value-type="float">
            <text:p>1,00332950631458</text:p>
          </table:table-cell>
          <table:table-cell office:value-type="float" office:value="0.8199" calcext:value-type="float">
            <text:p>0,8199</text:p>
          </table:table-cell>
          <table:table-cell office:value-type="float" office:value="0.8486" calcext:value-type="float">
            <text:p>0,8486</text:p>
          </table:table-cell>
          <table:table-cell table:formula="of:=([.I221]+[.J221])/2" office:value-type="float" office:value="0.83425" calcext:value-type="float">
            <text:p>0,83425</text:p>
          </table:table-cell>
          <table:table-cell table:formula="of:=[.K221]/[.D221]" office:value-type="float" office:value="0.95780711825488" calcext:value-type="float">
            <text:p>0,95780711825488</text:p>
          </table:table-cell>
          <table:table-cell office:value-type="float" office:value="0.7911" calcext:value-type="float">
            <text:p>0,7911</text:p>
          </table:table-cell>
          <table:table-cell table:formula="of:=[.M221]/[.D221]" office:value-type="float" office:value="0.908266360505166" calcext:value-type="float">
            <text:p>0,908266360505166</text:p>
          </table:table-cell>
          <table:table-cell office:value-type="float" office:value="0.824" calcext:value-type="float">
            <text:p>0,824</text:p>
          </table:table-cell>
          <table:table-cell office:value-type="float" office:value="0.784" calcext:value-type="float">
            <text:p>0,784</text:p>
          </table:table-cell>
          <table:table-cell table:formula="of:=([.O221]+[.P221])/2" office:value-type="float" office:value="0.804" calcext:value-type="float">
            <text:p>0,804</text:p>
          </table:table-cell>
          <table:table-cell table:formula="of:=[.Q221]/[.D221]" office:value-type="float" office:value="0.923076923076923" calcext:value-type="float">
            <text:p>0,923076923076923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569" calcext:value-type="float">
            <text:p>0,0569</text:p>
          </table:table-cell>
          <table:table-cell table:formula="of:=([.B222]+[.C222])/2" office:value-type="float" office:value="0.0553" calcext:value-type="float">
            <text:p>0,0553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589" calcext:value-type="float">
            <text:p>0,0589</text:p>
          </table:table-cell>
          <table:table-cell table:formula="of:=([.E222]+[.F222])/2" office:value-type="float" office:value="0.0584" calcext:value-type="float">
            <text:p>0,0584</text:p>
          </table:table-cell>
          <table:table-cell table:formula="of:=[.G222]/[.D222]" office:value-type="float" office:value="1.05605786618445" calcext:value-type="float">
            <text:p>1,05605786618445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61" calcext:value-type="float">
            <text:p>0,0561</text:p>
          </table:table-cell>
          <table:table-cell table:formula="of:=([.I222]+[.J222])/2" office:value-type="float" office:value="0.0563" calcext:value-type="float">
            <text:p>0,0563</text:p>
          </table:table-cell>
          <table:table-cell table:formula="of:=[.K222]/[.D222]" office:value-type="float" office:value="1.01808318264014" calcext:value-type="float">
            <text:p>1,01808318264014</text:p>
          </table:table-cell>
          <table:table-cell office:value-type="float" office:value="0.0489" calcext:value-type="float">
            <text:p>0,0489</text:p>
          </table:table-cell>
          <table:table-cell table:formula="of:=[.M222]/[.D222]" office:value-type="float" office:value="0.884267631103074" calcext:value-type="float">
            <text:p>0,884267631103074</text:p>
          </table:table-cell>
          <table:table-cell office:value-type="float" office:value="0.0474" calcext:value-type="float">
            <text:p>0,0474</text:p>
          </table:table-cell>
          <table:table-cell office:value-type="float" office:value="0.0508" calcext:value-type="float">
            <text:p>0,0508</text:p>
          </table:table-cell>
          <table:table-cell table:formula="of:=([.O222]+[.P222])/2" office:value-type="float" office:value="0.0491" calcext:value-type="float">
            <text:p>0,0491</text:p>
          </table:table-cell>
          <table:table-cell table:formula="of:=[.Q222]/[.D222]" office:value-type="float" office:value="0.887884267631103" calcext:value-type="float">
            <text:p>0,887884267631103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227" calcext:value-type="float">
            <text:p>0,1227</text:p>
          </table:table-cell>
          <table:table-cell office:value-type="float" office:value="0.0988" calcext:value-type="float">
            <text:p>0,0988</text:p>
          </table:table-cell>
          <table:table-cell table:formula="of:=([.B223]+[.C223])/2" office:value-type="float" office:value="0.11075" calcext:value-type="float">
            <text:p>0,11075</text:p>
          </table:table-cell>
          <table:table-cell office:value-type="float" office:value="0.0985" calcext:value-type="float">
            <text:p>0,0985</text:p>
          </table:table-cell>
          <table:table-cell office:value-type="float" office:value="0.0967" calcext:value-type="float">
            <text:p>0,0967</text:p>
          </table:table-cell>
          <table:table-cell table:formula="of:=([.E223]+[.F223])/2" office:value-type="float" office:value="0.0976" calcext:value-type="float">
            <text:p>0,0976</text:p>
          </table:table-cell>
          <table:table-cell table:formula="of:=[.G223]/[.D223]" office:value-type="float" office:value="0.881264108352145" calcext:value-type="float">
            <text:p>0,881264108352145</text:p>
          </table:table-cell>
          <table:table-cell office:value-type="float" office:value="0.0945" calcext:value-type="float">
            <text:p>0,0945</text:p>
          </table:table-cell>
          <table:table-cell office:value-type="float" office:value="0.0944" calcext:value-type="float">
            <text:p>0,0944</text:p>
          </table:table-cell>
          <table:table-cell table:formula="of:=([.I223]+[.J223])/2" office:value-type="float" office:value="0.09445" calcext:value-type="float">
            <text:p>0,09445</text:p>
          </table:table-cell>
          <table:table-cell table:formula="of:=[.K223]/[.D223]" office:value-type="float" office:value="0.852821670428894" calcext:value-type="float">
            <text:p>0,852821670428894</text:p>
          </table:table-cell>
          <table:table-cell office:value-type="float" office:value="0.1396" calcext:value-type="float">
            <text:p>0,1396</text:p>
          </table:table-cell>
          <table:table-cell table:formula="of:=[.M223]/[.D223]" office:value-type="float" office:value="1.26049661399549" calcext:value-type="float">
            <text:p>1,26049661399549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151" calcext:value-type="float">
            <text:p>0,1151</text:p>
          </table:table-cell>
          <table:table-cell table:formula="of:=([.O223]+[.P223])/2" office:value-type="float" office:value="0.1143" calcext:value-type="float">
            <text:p>0,1143</text:p>
          </table:table-cell>
          <table:table-cell table:formula="of:=[.Q223]/[.D223]" office:value-type="float" office:value="1.03205417607223" calcext:value-type="float">
            <text:p>1,03205417607223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39" calcext:value-type="float">
            <text:p>0,0139</text:p>
          </table:table-cell>
          <table:table-cell table:formula="of:=([.B224]+[.C224])/2" office:value-type="float" office:value="0.01405" calcext:value-type="float">
            <text:p>0,01405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41" calcext:value-type="float">
            <text:p>0,0141</text:p>
          </table:table-cell>
          <table:table-cell table:formula="of:=([.E224]+[.F224])/2" office:value-type="float" office:value="0.0145" calcext:value-type="float">
            <text:p>0,0145</text:p>
          </table:table-cell>
          <table:table-cell table:formula="of:=[.G224]/[.D224]" office:value-type="float" office:value="1.03202846975089" calcext:value-type="float">
            <text:p>1,03202846975089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136" calcext:value-type="float">
            <text:p>0,0136</text:p>
          </table:table-cell>
          <table:table-cell table:formula="of:=([.I224]+[.J224])/2" office:value-type="float" office:value="0.01395" calcext:value-type="float">
            <text:p>0,01395</text:p>
          </table:table-cell>
          <table:table-cell table:formula="of:=[.K224]/[.D224]" office:value-type="float" office:value="0.99288256227758" calcext:value-type="float">
            <text:p>0,99288256227758</text:p>
          </table:table-cell>
          <table:table-cell office:value-type="float" office:value="0.0147" calcext:value-type="float">
            <text:p>0,0147</text:p>
          </table:table-cell>
          <table:table-cell table:formula="of:=[.M224]/[.D224]" office:value-type="float" office:value="1.04626334519573" calcext:value-type="float">
            <text:p>1,04626334519573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161" calcext:value-type="float">
            <text:p>0,0161</text:p>
          </table:table-cell>
          <table:table-cell table:formula="of:=([.O224]+[.P224])/2" office:value-type="float" office:value="0.0163" calcext:value-type="float">
            <text:p>0,0163</text:p>
          </table:table-cell>
          <table:table-cell table:formula="of:=[.Q224]/[.D224]" office:value-type="float" office:value="1.16014234875445" calcext:value-type="float">
            <text:p>1,16014234875445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8" calcext:value-type="float">
            <text:p>0,2998</text:p>
          </table:table-cell>
          <table:table-cell table:formula="of:=([.B225]+[.C225])/2" office:value-type="float" office:value="0.3119" calcext:value-type="float">
            <text:p>0,3119</text:p>
          </table:table-cell>
          <table:table-cell office:value-type="float" office:value="0.3003" calcext:value-type="float">
            <text:p>0,3003</text:p>
          </table:table-cell>
          <table:table-cell office:value-type="float" office:value="0.3067" calcext:value-type="float">
            <text:p>0,3067</text:p>
          </table:table-cell>
          <table:table-cell table:formula="of:=([.E225]+[.F225])/2" office:value-type="float" office:value="0.3035" calcext:value-type="float">
            <text:p>0,3035</text:p>
          </table:table-cell>
          <table:table-cell table:formula="of:=[.G225]/[.D225]" office:value-type="float" office:value="0.973068291118948" calcext:value-type="float">
            <text:p>0,973068291118948</text:p>
          </table:table-cell>
          <table:table-cell office:value-type="float" office:value="0.3179" calcext:value-type="float">
            <text:p>0,3179</text:p>
          </table:table-cell>
          <table:table-cell office:value-type="float" office:value="0.2947" calcext:value-type="float">
            <text:p>0,2947</text:p>
          </table:table-cell>
          <table:table-cell table:formula="of:=([.I225]+[.J225])/2" office:value-type="float" office:value="0.3063" calcext:value-type="float">
            <text:p>0,3063</text:p>
          </table:table-cell>
          <table:table-cell table:formula="of:=[.K225]/[.D225]" office:value-type="float" office:value="0.982045527412632" calcext:value-type="float">
            <text:p>0,982045527412632</text:p>
          </table:table-cell>
          <table:table-cell office:value-type="float" office:value="0.2886" calcext:value-type="float">
            <text:p>0,2886</text:p>
          </table:table-cell>
          <table:table-cell table:formula="of:=[.M225]/[.D225]" office:value-type="float" office:value="0.925296569413274" calcext:value-type="float">
            <text:p>0,925296569413274</text:p>
          </table:table-cell>
          <table:table-cell office:value-type="float" office:value="0.2819" calcext:value-type="float">
            <text:p>0,2819</text:p>
          </table:table-cell>
          <table:table-cell office:value-type="float" office:value="0.2794" calcext:value-type="float">
            <text:p>0,2794</text:p>
          </table:table-cell>
          <table:table-cell table:formula="of:=([.O225]+[.P225])/2" office:value-type="float" office:value="0.28065" calcext:value-type="float">
            <text:p>0,28065</text:p>
          </table:table-cell>
          <table:table-cell table:formula="of:=[.Q225]/[.D225]" office:value-type="float" office:value="0.89980763065085" calcext:value-type="float">
            <text:p>0,89980763065085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2687" calcext:value-type="float">
            <text:p>0,2687</text:p>
          </table:table-cell>
          <table:table-cell office:value-type="float" office:value="0.2503" calcext:value-type="float">
            <text:p>0,2503</text:p>
          </table:table-cell>
          <table:table-cell table:formula="of:=([.B226]+[.C226])/2" office:value-type="float" office:value="0.2595" calcext:value-type="float">
            <text:p>0,2595</text:p>
          </table:table-cell>
          <table:table-cell office:value-type="float" office:value="0.2565" calcext:value-type="float">
            <text:p>0,2565</text:p>
          </table:table-cell>
          <table:table-cell office:value-type="float" office:value="0.2549" calcext:value-type="float">
            <text:p>0,2549</text:p>
          </table:table-cell>
          <table:table-cell table:formula="of:=([.E226]+[.F226])/2" office:value-type="float" office:value="0.2557" calcext:value-type="float">
            <text:p>0,2557</text:p>
          </table:table-cell>
          <table:table-cell table:formula="of:=[.G226]/[.D226]" office:value-type="float" office:value="0.985356454720617" calcext:value-type="float">
            <text:p>0,985356454720617</text:p>
          </table:table-cell>
          <table:table-cell office:value-type="float" office:value="0.2491" calcext:value-type="float">
            <text:p>0,2491</text:p>
          </table:table-cell>
          <table:table-cell office:value-type="float" office:value="0.2476" calcext:value-type="float">
            <text:p>0,2476</text:p>
          </table:table-cell>
          <table:table-cell table:formula="of:=([.I226]+[.J226])/2" office:value-type="float" office:value="0.24835" calcext:value-type="float">
            <text:p>0,24835</text:p>
          </table:table-cell>
          <table:table-cell table:formula="of:=[.K226]/[.D226]" office:value-type="float" office:value="0.957032755298651" calcext:value-type="float">
            <text:p>0,957032755298651</text:p>
          </table:table-cell>
          <table:table-cell office:value-type="float" office:value="0.4553" calcext:value-type="float">
            <text:p>0,4553</text:p>
          </table:table-cell>
          <table:table-cell table:formula="of:=[.M226]/[.D226]" office:value-type="float" office:value="1.75452793834297" calcext:value-type="float">
            <text:p>1,75452793834297</text:p>
          </table:table-cell>
          <table:table-cell office:value-type="float" office:value="0.5278" calcext:value-type="float">
            <text:p>0,5278</text:p>
          </table:table-cell>
          <table:table-cell office:value-type="float" office:value="0.4785" calcext:value-type="float">
            <text:p>0,4785</text:p>
          </table:table-cell>
          <table:table-cell table:formula="of:=([.O226]+[.P226])/2" office:value-type="float" office:value="0.50315" calcext:value-type="float">
            <text:p>0,50315</text:p>
          </table:table-cell>
          <table:table-cell table:formula="of:=[.Q226]/[.D226]" office:value-type="float" office:value="1.93892100192678" calcext:value-type="float">
            <text:p>1,93892100192678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201" calcext:value-type="float">
            <text:p>0,2201</text:p>
          </table:table-cell>
          <table:table-cell office:value-type="float" office:value="0.223" calcext:value-type="float">
            <text:p>0,223</text:p>
          </table:table-cell>
          <table:table-cell table:formula="of:=([.B227]+[.C227])/2" office:value-type="float" office:value="0.22155" calcext:value-type="float">
            <text:p>0,22155</text:p>
          </table:table-cell>
          <table:table-cell office:value-type="float" office:value="0.2266" calcext:value-type="float">
            <text:p>0,2266</text:p>
          </table:table-cell>
          <table:table-cell office:value-type="float" office:value="0.2277" calcext:value-type="float">
            <text:p>0,2277</text:p>
          </table:table-cell>
          <table:table-cell table:formula="of:=([.E227]+[.F227])/2" office:value-type="float" office:value="0.22715" calcext:value-type="float">
            <text:p>0,22715</text:p>
          </table:table-cell>
          <table:table-cell table:formula="of:=[.G227]/[.D227]" office:value-type="float" office:value="1.02527646129542" calcext:value-type="float">
            <text:p>1,02527646129542</text:p>
          </table:table-cell>
          <table:table-cell office:value-type="float" office:value="0.2232" calcext:value-type="float">
            <text:p>0,2232</text:p>
          </table:table-cell>
          <table:table-cell office:value-type="float" office:value="0.2215" calcext:value-type="float">
            <text:p>0,2215</text:p>
          </table:table-cell>
          <table:table-cell table:formula="of:=([.I227]+[.J227])/2" office:value-type="float" office:value="0.22235" calcext:value-type="float">
            <text:p>0,22235</text:p>
          </table:table-cell>
          <table:table-cell table:formula="of:=[.K227]/[.D227]" office:value-type="float" office:value="1.0036109230422" calcext:value-type="float">
            <text:p>1,0036109230422</text:p>
          </table:table-cell>
          <table:table-cell office:value-type="float" office:value="0.2169" calcext:value-type="float">
            <text:p>0,2169</text:p>
          </table:table-cell>
          <table:table-cell table:formula="of:=[.M227]/[.D227]" office:value-type="float" office:value="0.979011509817197" calcext:value-type="float">
            <text:p>0,979011509817197</text:p>
          </table:table-cell>
          <table:table-cell office:value-type="float" office:value="0.2053" calcext:value-type="float">
            <text:p>0,2053</text:p>
          </table:table-cell>
          <table:table-cell office:value-type="float" office:value="0.2065" calcext:value-type="float">
            <text:p>0,2065</text:p>
          </table:table-cell>
          <table:table-cell table:formula="of:=([.O227]+[.P227])/2" office:value-type="float" office:value="0.2059" calcext:value-type="float">
            <text:p>0,2059</text:p>
          </table:table-cell>
          <table:table-cell table:formula="of:=[.Q227]/[.D227]" office:value-type="float" office:value="0.92936131798691" calcext:value-type="float">
            <text:p>0,92936131798691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195" calcext:value-type="float">
            <text:p>0,2195</text:p>
          </table:table-cell>
          <table:table-cell office:value-type="float" office:value="0.2228" calcext:value-type="float">
            <text:p>0,2228</text:p>
          </table:table-cell>
          <table:table-cell table:formula="of:=([.B228]+[.C228])/2" office:value-type="float" office:value="0.22115" calcext:value-type="float">
            <text:p>0,22115</text:p>
          </table:table-cell>
          <table:table-cell office:value-type="float" office:value="0.2466" calcext:value-type="float">
            <text:p>0,2466</text:p>
          </table:table-cell>
          <table:table-cell office:value-type="float" office:value="0.226" calcext:value-type="float">
            <text:p>0,226</text:p>
          </table:table-cell>
          <table:table-cell table:formula="of:=([.E228]+[.F228])/2" office:value-type="float" office:value="0.2363" calcext:value-type="float">
            <text:p>0,2363</text:p>
          </table:table-cell>
          <table:table-cell table:formula="of:=[.G228]/[.D228]" office:value-type="float" office:value="1.06850553922677" calcext:value-type="float">
            <text:p>1,06850553922677</text:p>
          </table:table-cell>
          <table:table-cell office:value-type="float" office:value="0.221" calcext:value-type="float">
            <text:p>0,221</text:p>
          </table:table-cell>
          <table:table-cell office:value-type="float" office:value="0.2246" calcext:value-type="float">
            <text:p>0,2246</text:p>
          </table:table-cell>
          <table:table-cell table:formula="of:=([.I228]+[.J228])/2" office:value-type="float" office:value="0.2228" calcext:value-type="float">
            <text:p>0,2228</text:p>
          </table:table-cell>
          <table:table-cell table:formula="of:=[.K228]/[.D228]" office:value-type="float" office:value="1.00746099932173" calcext:value-type="float">
            <text:p>1,00746099932173</text:p>
          </table:table-cell>
          <table:table-cell office:value-type="float" office:value="0.2365" calcext:value-type="float">
            <text:p>0,2365</text:p>
          </table:table-cell>
          <table:table-cell table:formula="of:=[.M228]/[.D228]" office:value-type="float" office:value="1.06940990278092" calcext:value-type="float">
            <text:p>1,06940990278092</text:p>
          </table:table-cell>
          <table:table-cell office:value-type="float" office:value="0.2038" calcext:value-type="float">
            <text:p>0,2038</text:p>
          </table:table-cell>
          <table:table-cell office:value-type="float" office:value="0.2058" calcext:value-type="float">
            <text:p>0,2058</text:p>
          </table:table-cell>
          <table:table-cell table:formula="of:=([.O228]+[.P228])/2" office:value-type="float" office:value="0.2048" calcext:value-type="float">
            <text:p>0,2048</text:p>
          </table:table-cell>
          <table:table-cell table:formula="of:=[.Q228]/[.D228]" office:value-type="float" office:value="0.926068279448338" calcext:value-type="float">
            <text:p>0,926068279448338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464" calcext:value-type="float">
            <text:p>0,2464</text:p>
          </table:table-cell>
          <table:table-cell office:value-type="float" office:value="0.2485" calcext:value-type="float">
            <text:p>0,2485</text:p>
          </table:table-cell>
          <table:table-cell table:formula="of:=([.B229]+[.C229])/2" office:value-type="float" office:value="0.24745" calcext:value-type="float">
            <text:p>0,24745</text:p>
          </table:table-cell>
          <table:table-cell office:value-type="float" office:value="0.2481" calcext:value-type="float">
            <text:p>0,2481</text:p>
          </table:table-cell>
          <table:table-cell office:value-type="float" office:value="0.2532" calcext:value-type="float">
            <text:p>0,2532</text:p>
          </table:table-cell>
          <table:table-cell table:formula="of:=([.E229]+[.F229])/2" office:value-type="float" office:value="0.25065" calcext:value-type="float">
            <text:p>0,25065</text:p>
          </table:table-cell>
          <table:table-cell table:formula="of:=[.G229]/[.D229]" office:value-type="float" office:value="1.01293190543544" calcext:value-type="float">
            <text:p>1,01293190543544</text:p>
          </table:table-cell>
          <table:table-cell office:value-type="float" office:value="0.2497" calcext:value-type="float">
            <text:p>0,2497</text:p>
          </table:table-cell>
          <table:table-cell office:value-type="float" office:value="0.2455" calcext:value-type="float">
            <text:p>0,2455</text:p>
          </table:table-cell>
          <table:table-cell table:formula="of:=([.I229]+[.J229])/2" office:value-type="float" office:value="0.2476" calcext:value-type="float">
            <text:p>0,2476</text:p>
          </table:table-cell>
          <table:table-cell table:formula="of:=[.K229]/[.D229]" office:value-type="float" office:value="1.00060618306729" calcext:value-type="float">
            <text:p>1,00060618306729</text:p>
          </table:table-cell>
          <table:table-cell office:value-type="float" office:value="0.2394" calcext:value-type="float">
            <text:p>0,2394</text:p>
          </table:table-cell>
          <table:table-cell table:formula="of:=[.M229]/[.D229]" office:value-type="float" office:value="0.967468175388967" calcext:value-type="float">
            <text:p>0,967468175388967</text:p>
          </table:table-cell>
          <table:table-cell office:value-type="float" office:value="0.2291" calcext:value-type="float">
            <text:p>0,2291</text:p>
          </table:table-cell>
          <table:table-cell office:value-type="float" office:value="0.2267" calcext:value-type="float">
            <text:p>0,2267</text:p>
          </table:table-cell>
          <table:table-cell table:formula="of:=([.O229]+[.P229])/2" office:value-type="float" office:value="0.2279" calcext:value-type="float">
            <text:p>0,2279</text:p>
          </table:table-cell>
          <table:table-cell table:formula="of:=[.Q229]/[.D229]" office:value-type="float" office:value="0.920994140230349" calcext:value-type="float">
            <text:p>0,920994140230349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7815" calcext:value-type="float">
            <text:p>0,7815</text:p>
          </table:table-cell>
          <table:table-cell office:value-type="float" office:value="0.7927" calcext:value-type="float">
            <text:p>0,7927</text:p>
          </table:table-cell>
          <table:table-cell table:formula="of:=([.B230]+[.C230])/2" office:value-type="float" office:value="0.7871" calcext:value-type="float">
            <text:p>0,7871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59" calcext:value-type="float">
            <text:p>0,0059</text:p>
          </table:table-cell>
          <table:table-cell table:formula="of:=([.E230]+[.F230])/2" office:value-type="float" office:value="0.0056" calcext:value-type="float">
            <text:p>0,0056</text:p>
          </table:table-cell>
          <table:table-cell table:formula="of:=[.G230]/[.D230]" office:value-type="float" office:value="0.00711472493965189" calcext:value-type="float">
            <text:p>0,007114724939652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62" calcext:value-type="float">
            <text:p>0,0062</text:p>
          </table:table-cell>
          <table:table-cell table:formula="of:=([.I230]+[.J230])/2" office:value-type="float" office:value="0.0057" calcext:value-type="float">
            <text:p>0,0057</text:p>
          </table:table-cell>
          <table:table-cell table:formula="of:=[.K230]/[.D230]" office:value-type="float" office:value="0.00724177359928853" calcext:value-type="float">
            <text:p>0,007241773599289</text:p>
          </table:table-cell>
          <table:table-cell office:value-type="float" office:value="0.0051" calcext:value-type="float">
            <text:p>0,0051</text:p>
          </table:table-cell>
          <table:table-cell table:formula="of:=[.M230]/[.D230]" office:value-type="float" office:value="0.00647948164146868" calcext:value-type="float">
            <text:p>0,006479481641469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46" calcext:value-type="float">
            <text:p>0,0046</text:p>
          </table:table-cell>
          <table:table-cell table:formula="of:=([.O230]+[.P230])/2" office:value-type="float" office:value="0.00465" calcext:value-type="float">
            <text:p>0,00465</text:p>
          </table:table-cell>
          <table:table-cell table:formula="of:=[.Q230]/[.D230]" office:value-type="float" office:value="0.0059077626731038" calcext:value-type="float">
            <text:p>0,005907762673104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0.9203" calcext:value-type="float">
            <text:p>0,9203</text:p>
          </table:table-cell>
          <table:table-cell office:value-type="float" office:value="0.9686" calcext:value-type="float">
            <text:p>0,9686</text:p>
          </table:table-cell>
          <table:table-cell table:formula="of:=([.B231]+[.C231])/2" office:value-type="float" office:value="0.94445" calcext:value-type="float">
            <text:p>0,94445</text:p>
          </table:table-cell>
          <table:table-cell office:value-type="float" office:value="0.8879" calcext:value-type="float">
            <text:p>0,8879</text:p>
          </table:table-cell>
          <table:table-cell office:value-type="float" office:value="0.8909" calcext:value-type="float">
            <text:p>0,8909</text:p>
          </table:table-cell>
          <table:table-cell table:formula="of:=([.E231]+[.F231])/2" office:value-type="float" office:value="0.8894" calcext:value-type="float">
            <text:p>0,8894</text:p>
          </table:table-cell>
          <table:table-cell table:formula="of:=[.G231]/[.D231]" office:value-type="float" office:value="0.941712107575838" calcext:value-type="float">
            <text:p>0,941712107575838</text:p>
          </table:table-cell>
          <table:table-cell office:value-type="float" office:value="0.8837" calcext:value-type="float">
            <text:p>0,8837</text:p>
          </table:table-cell>
          <table:table-cell office:value-type="float" office:value="0.837" calcext:value-type="float">
            <text:p>0,837</text:p>
          </table:table-cell>
          <table:table-cell table:formula="of:=([.I231]+[.J231])/2" office:value-type="float" office:value="0.86035" calcext:value-type="float">
            <text:p>0,86035</text:p>
          </table:table-cell>
          <table:table-cell table:formula="of:=[.K231]/[.D231]" office:value-type="float" office:value="0.910953464979618" calcext:value-type="float">
            <text:p>0,910953464979618</text:p>
          </table:table-cell>
          <table:table-cell office:value-type="float" office:value="1.098" calcext:value-type="float">
            <text:p>1,098</text:p>
          </table:table-cell>
          <table:table-cell table:formula="of:=[.M231]/[.D231]" office:value-type="float" office:value="1.16258139658002" calcext:value-type="float">
            <text:p>1,16258139658002</text:p>
          </table:table-cell>
          <table:table-cell office:value-type="float" office:value="1.0302" calcext:value-type="float">
            <text:p>1,0302</text:p>
          </table:table-cell>
          <table:table-cell office:value-type="float" office:value="1.0759" calcext:value-type="float">
            <text:p>1,0759</text:p>
          </table:table-cell>
          <table:table-cell table:formula="of:=([.O231]+[.P231])/2" office:value-type="float" office:value="1.05305" calcext:value-type="float">
            <text:p>1,05305</text:p>
          </table:table-cell>
          <table:table-cell table:formula="of:=[.Q231]/[.D231]" office:value-type="float" office:value="1.11498755889671" calcext:value-type="float">
            <text:p>1,11498755889671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3.0662" calcext:value-type="float">
            <text:p>3,0662</text:p>
          </table:table-cell>
          <table:table-cell office:value-type="float" office:value="3.1986" calcext:value-type="float">
            <text:p>3,1986</text:p>
          </table:table-cell>
          <table:table-cell table:formula="of:=([.B232]+[.C232])/2" office:value-type="float" office:value="3.1324" calcext:value-type="float">
            <text:p>3,1324</text:p>
          </table:table-cell>
          <table:table-cell office:value-type="float" office:value="2.9911" calcext:value-type="float">
            <text:p>2,9911</text:p>
          </table:table-cell>
          <table:table-cell office:value-type="float" office:value="3.0518" calcext:value-type="float">
            <text:p>3,0518</text:p>
          </table:table-cell>
          <table:table-cell table:formula="of:=([.E232]+[.F232])/2" office:value-type="float" office:value="3.02145" calcext:value-type="float">
            <text:p>3,02145</text:p>
          </table:table-cell>
          <table:table-cell table:formula="of:=[.G232]/[.D232]" office:value-type="float" office:value="0.96457987485634" calcext:value-type="float">
            <text:p>0,96457987485634</text:p>
          </table:table-cell>
          <table:table-cell office:value-type="float" office:value="2.9831" calcext:value-type="float">
            <text:p>2,9831</text:p>
          </table:table-cell>
          <table:table-cell office:value-type="float" office:value="2.9548" calcext:value-type="float">
            <text:p>2,9548</text:p>
          </table:table-cell>
          <table:table-cell table:formula="of:=([.I232]+[.J232])/2" office:value-type="float" office:value="2.96895" calcext:value-type="float">
            <text:p>2,96895</text:p>
          </table:table-cell>
          <table:table-cell table:formula="of:=[.K232]/[.D232]" office:value-type="float" office:value="0.947819563274167" calcext:value-type="float">
            <text:p>0,947819563274167</text:p>
          </table:table-cell>
          <table:table-cell office:value-type="float" office:value="2.8506" calcext:value-type="float">
            <text:p>2,8506</text:p>
          </table:table-cell>
          <table:table-cell table:formula="of:=[.M232]/[.D232]" office:value-type="float" office:value="0.910037032307496" calcext:value-type="float">
            <text:p>0,910037032307496</text:p>
          </table:table-cell>
          <table:table-cell office:value-type="float" office:value="2.8434" calcext:value-type="float">
            <text:p>2,8434</text:p>
          </table:table-cell>
          <table:table-cell office:value-type="float" office:value="2.7395" calcext:value-type="float">
            <text:p>2,7395</text:p>
          </table:table-cell>
          <table:table-cell table:formula="of:=([.O232]+[.P232])/2" office:value-type="float" office:value="2.79145" calcext:value-type="float">
            <text:p>2,79145</text:p>
          </table:table-cell>
          <table:table-cell table:formula="of:=[.Q232]/[.D232]" office:value-type="float" office:value="0.891153747924914" calcext:value-type="float">
            <text:p>0,891153747924914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table:number-columns-repeated="2" office:value-type="float" office:value="0.0093" calcext:value-type="float">
            <text:p>0,0093</text:p>
          </table:table-cell>
          <table:table-cell table:formula="of:=([.B233]+[.C233])/2" office:value-type="float" office:value="0.0093" calcext:value-type="float">
            <text:p>0,0093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13" calcext:value-type="float">
            <text:p>0,0113</text:p>
          </table:table-cell>
          <table:table-cell table:formula="of:=([.E233]+[.F233])/2" office:value-type="float" office:value="0.01045" calcext:value-type="float">
            <text:p>0,01045</text:p>
          </table:table-cell>
          <table:table-cell table:formula="of:=[.G233]/[.D233]" office:value-type="float" office:value="1.12365591397849" calcext:value-type="float">
            <text:p>1,12365591397849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095" calcext:value-type="float">
            <text:p>0,0095</text:p>
          </table:table-cell>
          <table:table-cell table:formula="of:=([.I233]+[.J233])/2" office:value-type="float" office:value="0.0096" calcext:value-type="float">
            <text:p>0,0096</text:p>
          </table:table-cell>
          <table:table-cell table:formula="of:=[.K233]/[.D233]" office:value-type="float" office:value="1.03225806451613" calcext:value-type="float">
            <text:p>1,03225806451613</text:p>
          </table:table-cell>
          <table:table-cell office:value-type="float" office:value="0.0071" calcext:value-type="float">
            <text:p>0,0071</text:p>
          </table:table-cell>
          <table:table-cell table:formula="of:=[.M233]/[.D233]" office:value-type="float" office:value="0.763440860215054" calcext:value-type="float">
            <text:p>0,76344086021505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59" calcext:value-type="float">
            <text:p>0,0059</text:p>
          </table:table-cell>
          <table:table-cell table:formula="of:=([.O233]+[.P233])/2" office:value-type="float" office:value="0.006" calcext:value-type="float">
            <text:p>0,006</text:p>
          </table:table-cell>
          <table:table-cell table:formula="of:=[.Q233]/[.D233]" office:value-type="float" office:value="0.645161290322581" calcext:value-type="float">
            <text:p>0,645161290322581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453" calcext:value-type="float">
            <text:p>0,2453</text:p>
          </table:table-cell>
          <table:table-cell office:value-type="float" office:value="0.2966" calcext:value-type="float">
            <text:p>0,2966</text:p>
          </table:table-cell>
          <table:table-cell table:formula="of:=([.B234]+[.C234])/2" office:value-type="float" office:value="0.27095" calcext:value-type="float">
            <text:p>0,27095</text:p>
          </table:table-cell>
          <table:table-cell office:value-type="float" office:value="0.2489" calcext:value-type="float">
            <text:p>0,2489</text:p>
          </table:table-cell>
          <table:table-cell office:value-type="float" office:value="0.302" calcext:value-type="float">
            <text:p>0,302</text:p>
          </table:table-cell>
          <table:table-cell table:formula="of:=([.E234]+[.F234])/2" office:value-type="float" office:value="0.27545" calcext:value-type="float">
            <text:p>0,27545</text:p>
          </table:table-cell>
          <table:table-cell table:formula="of:=[.G234]/[.D234]" office:value-type="float" office:value="1.01660823030079" calcext:value-type="float">
            <text:p>1,01660823030079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2552" calcext:value-type="float">
            <text:p>0,2552</text:p>
          </table:table-cell>
          <table:table-cell table:formula="of:=([.I234]+[.J234])/2" office:value-type="float" office:value="0.2557" calcext:value-type="float">
            <text:p>0,2557</text:p>
          </table:table-cell>
          <table:table-cell table:formula="of:=[.K234]/[.D234]" office:value-type="float" office:value="0.943716552869533" calcext:value-type="float">
            <text:p>0,943716552869533</text:p>
          </table:table-cell>
          <table:table-cell office:value-type="float" office:value="0.2849" calcext:value-type="float">
            <text:p>0,2849</text:p>
          </table:table-cell>
          <table:table-cell table:formula="of:=[.M234]/[.D234]" office:value-type="float" office:value="1.05148551393246" calcext:value-type="float">
            <text:p>1,05148551393246</text:p>
          </table:table-cell>
          <table:table-cell office:value-type="float" office:value="0.2628" calcext:value-type="float">
            <text:p>0,2628</text:p>
          </table:table-cell>
          <table:table-cell office:value-type="float" office:value="0.2771" calcext:value-type="float">
            <text:p>0,2771</text:p>
          </table:table-cell>
          <table:table-cell table:formula="of:=([.O234]+[.P234])/2" office:value-type="float" office:value="0.26995" calcext:value-type="float">
            <text:p>0,26995</text:p>
          </table:table-cell>
          <table:table-cell table:formula="of:=[.Q234]/[.D234]" office:value-type="float" office:value="0.996309282155379" calcext:value-type="float">
            <text:p>0,996309282155379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58" calcext:value-type="float">
            <text:p>0,358</text:p>
          </table:table-cell>
          <table:table-cell office:value-type="float" office:value="0.338" calcext:value-type="float">
            <text:p>0,338</text:p>
          </table:table-cell>
          <table:table-cell table:formula="of:=([.B235]+[.C235])/2" office:value-type="float" office:value="0.348" calcext:value-type="float">
            <text:p>0,348</text:p>
          </table:table-cell>
          <table:table-cell office:value-type="float" office:value="0.3407" calcext:value-type="float">
            <text:p>0,3407</text:p>
          </table:table-cell>
          <table:table-cell office:value-type="float" office:value="0.3399" calcext:value-type="float">
            <text:p>0,3399</text:p>
          </table:table-cell>
          <table:table-cell table:formula="of:=([.E235]+[.F235])/2" office:value-type="float" office:value="0.3403" calcext:value-type="float">
            <text:p>0,3403</text:p>
          </table:table-cell>
          <table:table-cell table:formula="of:=[.G235]/[.D235]" office:value-type="float" office:value="0.977873563218391" calcext:value-type="float">
            <text:p>0,977873563218391</text:p>
          </table:table-cell>
          <table:table-cell office:value-type="float" office:value="0.3309" calcext:value-type="float">
            <text:p>0,3309</text:p>
          </table:table-cell>
          <table:table-cell office:value-type="float" office:value="0.3272" calcext:value-type="float">
            <text:p>0,3272</text:p>
          </table:table-cell>
          <table:table-cell table:formula="of:=([.I235]+[.J235])/2" office:value-type="float" office:value="0.32905" calcext:value-type="float">
            <text:p>0,32905</text:p>
          </table:table-cell>
          <table:table-cell table:formula="of:=[.K235]/[.D235]" office:value-type="float" office:value="0.945545977011494" calcext:value-type="float">
            <text:p>0,945545977011494</text:p>
          </table:table-cell>
          <table:table-cell office:value-type="float" office:value="0.3491" calcext:value-type="float">
            <text:p>0,3491</text:p>
          </table:table-cell>
          <table:table-cell table:formula="of:=[.M235]/[.D235]" office:value-type="float" office:value="1.00316091954023" calcext:value-type="float">
            <text:p>1,00316091954023</text:p>
          </table:table-cell>
          <table:table-cell office:value-type="float" office:value="0.3055" calcext:value-type="float">
            <text:p>0,3055</text:p>
          </table:table-cell>
          <table:table-cell office:value-type="float" office:value="0.3324" calcext:value-type="float">
            <text:p>0,3324</text:p>
          </table:table-cell>
          <table:table-cell table:formula="of:=([.O235]+[.P235])/2" office:value-type="float" office:value="0.31895" calcext:value-type="float">
            <text:p>0,31895</text:p>
          </table:table-cell>
          <table:table-cell table:formula="of:=[.Q235]/[.D235]" office:value-type="float" office:value="0.916522988505747" calcext:value-type="float">
            <text:p>0,916522988505747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292" calcext:value-type="float">
            <text:p>0,1292</text:p>
          </table:table-cell>
          <table:table-cell office:value-type="float" office:value="0.1363" calcext:value-type="float">
            <text:p>0,1363</text:p>
          </table:table-cell>
          <table:table-cell table:formula="of:=([.B236]+[.C236])/2" office:value-type="float" office:value="0.13275" calcext:value-type="float">
            <text:p>0,13275</text:p>
          </table:table-cell>
          <table:table-cell office:value-type="float" office:value="0.1305" calcext:value-type="float">
            <text:p>0,1305</text:p>
          </table:table-cell>
          <table:table-cell office:value-type="float" office:value="0.1328" calcext:value-type="float">
            <text:p>0,1328</text:p>
          </table:table-cell>
          <table:table-cell table:formula="of:=([.E236]+[.F236])/2" office:value-type="float" office:value="0.13165" calcext:value-type="float">
            <text:p>0,13165</text:p>
          </table:table-cell>
          <table:table-cell table:formula="of:=[.G236]/[.D236]" office:value-type="float" office:value="0.991713747645951" calcext:value-type="float">
            <text:p>0,991713747645951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1271" calcext:value-type="float">
            <text:p>0,1271</text:p>
          </table:table-cell>
          <table:table-cell table:formula="of:=([.I236]+[.J236])/2" office:value-type="float" office:value="0.12765" calcext:value-type="float">
            <text:p>0,12765</text:p>
          </table:table-cell>
          <table:table-cell table:formula="of:=[.K236]/[.D236]" office:value-type="float" office:value="0.961581920903955" calcext:value-type="float">
            <text:p>0,961581920903955</text:p>
          </table:table-cell>
          <table:table-cell office:value-type="float" office:value="0.156" calcext:value-type="float">
            <text:p>0,156</text:p>
          </table:table-cell>
          <table:table-cell table:formula="of:=[.M236]/[.D236]" office:value-type="float" office:value="1.17514124293785" calcext:value-type="float">
            <text:p>1,17514124293785</text:p>
          </table:table-cell>
          <table:table-cell office:value-type="float" office:value="0.1331" calcext:value-type="float">
            <text:p>0,1331</text:p>
          </table:table-cell>
          <table:table-cell office:value-type="float" office:value="0.1363" calcext:value-type="float">
            <text:p>0,1363</text:p>
          </table:table-cell>
          <table:table-cell table:formula="of:=([.O236]+[.P236])/2" office:value-type="float" office:value="0.1347" calcext:value-type="float">
            <text:p>0,1347</text:p>
          </table:table-cell>
          <table:table-cell table:formula="of:=[.Q236]/[.D236]" office:value-type="float" office:value="1.01468926553672" calcext:value-type="float">
            <text:p>1,01468926553672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48" calcext:value-type="float">
            <text:p>0,0348</text:p>
          </table:table-cell>
          <table:table-cell office:value-type="float" office:value="0.0315" calcext:value-type="float">
            <text:p>0,0315</text:p>
          </table:table-cell>
          <table:table-cell table:formula="of:=([.B237]+[.C237])/2" office:value-type="float" office:value="0.03315" calcext:value-type="float">
            <text:p>0,03315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0339" calcext:value-type="float">
            <text:p>0,0339</text:p>
          </table:table-cell>
          <table:table-cell table:formula="of:=([.E237]+[.F237])/2" office:value-type="float" office:value="0.0392" calcext:value-type="float">
            <text:p>0,0392</text:p>
          </table:table-cell>
          <table:table-cell table:formula="of:=[.G237]/[.D237]" office:value-type="float" office:value="1.18250377073906" calcext:value-type="float">
            <text:p>1,18250377073906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3" calcext:value-type="float">
            <text:p>0,03</text:p>
          </table:table-cell>
          <table:table-cell table:formula="of:=([.I237]+[.J237])/2" office:value-type="float" office:value="0.0304" calcext:value-type="float">
            <text:p>0,0304</text:p>
          </table:table-cell>
          <table:table-cell table:formula="of:=[.K237]/[.D237]" office:value-type="float" office:value="0.917043740573152" calcext:value-type="float">
            <text:p>0,917043740573152</text:p>
          </table:table-cell>
          <table:table-cell office:value-type="float" office:value="0.0273" calcext:value-type="float">
            <text:p>0,0273</text:p>
          </table:table-cell>
          <table:table-cell table:formula="of:=[.M237]/[.D237]" office:value-type="float" office:value="0.823529411764706" calcext:value-type="float">
            <text:p>0,823529411764706</text:p>
          </table:table-cell>
          <table:table-cell office:value-type="float" office:value="0.0237" calcext:value-type="float">
            <text:p>0,0237</text:p>
          </table:table-cell>
          <table:table-cell office:value-type="float" office:value="0.024" calcext:value-type="float">
            <text:p>0,024</text:p>
          </table:table-cell>
          <table:table-cell table:formula="of:=([.O237]+[.P237])/2" office:value-type="float" office:value="0.02385" calcext:value-type="float">
            <text:p>0,02385</text:p>
          </table:table-cell>
          <table:table-cell table:formula="of:=[.Q237]/[.D237]" office:value-type="float" office:value="0.719457013574661" calcext:value-type="float">
            <text:p>0,719457013574661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29" calcext:value-type="float">
            <text:p>0,0829</text:p>
          </table:table-cell>
          <table:table-cell office:value-type="float" office:value="0.0991" calcext:value-type="float">
            <text:p>0,0991</text:p>
          </table:table-cell>
          <table:table-cell table:formula="of:=([.B238]+[.C238])/2" office:value-type="float" office:value="0.091" calcext:value-type="float">
            <text:p>0,091</text:p>
          </table:table-cell>
          <table:table-cell office:value-type="float" office:value="0.0738" calcext:value-type="float">
            <text:p>0,0738</text:p>
          </table:table-cell>
          <table:table-cell office:value-type="float" office:value="0.0949" calcext:value-type="float">
            <text:p>0,0949</text:p>
          </table:table-cell>
          <table:table-cell table:formula="of:=([.E238]+[.F238])/2" office:value-type="float" office:value="0.08435" calcext:value-type="float">
            <text:p>0,08435</text:p>
          </table:table-cell>
          <table:table-cell table:formula="of:=[.G238]/[.D238]" office:value-type="float" office:value="0.926923076923077" calcext:value-type="float">
            <text:p>0,926923076923077</text:p>
          </table:table-cell>
          <table:table-cell office:value-type="float" office:value="0.0723" calcext:value-type="float">
            <text:p>0,0723</text:p>
          </table:table-cell>
          <table:table-cell office:value-type="float" office:value="0.0694" calcext:value-type="float">
            <text:p>0,0694</text:p>
          </table:table-cell>
          <table:table-cell table:formula="of:=([.I238]+[.J238])/2" office:value-type="float" office:value="0.07085" calcext:value-type="float">
            <text:p>0,07085</text:p>
          </table:table-cell>
          <table:table-cell table:formula="of:=[.K238]/[.D238]" office:value-type="float" office:value="0.778571428571429" calcext:value-type="float">
            <text:p>0,778571428571429</text:p>
          </table:table-cell>
          <table:table-cell office:value-type="float" office:value="0.0771" calcext:value-type="float">
            <text:p>0,0771</text:p>
          </table:table-cell>
          <table:table-cell table:formula="of:=[.M238]/[.D238]" office:value-type="float" office:value="0.847252747252747" calcext:value-type="float">
            <text:p>0,847252747252747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777" calcext:value-type="float">
            <text:p>0,0777</text:p>
          </table:table-cell>
          <table:table-cell table:formula="of:=([.O238]+[.P238])/2" office:value-type="float" office:value="0.07565" calcext:value-type="float">
            <text:p>0,07565</text:p>
          </table:table-cell>
          <table:table-cell table:formula="of:=[.Q238]/[.D238]" office:value-type="float" office:value="0.831318681318681" calcext:value-type="float">
            <text:p>0,831318681318681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319" calcext:value-type="float">
            <text:p>0,0319</text:p>
          </table:table-cell>
          <table:table-cell table:formula="of:=([.B239]+[.C239])/2" office:value-type="float" office:value="0.03035" calcext:value-type="float">
            <text:p>0,03035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337" calcext:value-type="float">
            <text:p>0,0337</text:p>
          </table:table-cell>
          <table:table-cell table:formula="of:=([.E239]+[.F239])/2" office:value-type="float" office:value="0.0325" calcext:value-type="float">
            <text:p>0,0325</text:p>
          </table:table-cell>
          <table:table-cell table:formula="of:=[.G239]/[.D239]" office:value-type="float" office:value="1.07084019769357" calcext:value-type="float">
            <text:p>1,07084019769357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93" calcext:value-type="float">
            <text:p>0,0293</text:p>
          </table:table-cell>
          <table:table-cell table:formula="of:=([.I239]+[.J239])/2" office:value-type="float" office:value="0.0297" calcext:value-type="float">
            <text:p>0,0297</text:p>
          </table:table-cell>
          <table:table-cell table:formula="of:=[.K239]/[.D239]" office:value-type="float" office:value="0.978583196046129" calcext:value-type="float">
            <text:p>0,978583196046129</text:p>
          </table:table-cell>
          <table:table-cell office:value-type="float" office:value="0.0472" calcext:value-type="float">
            <text:p>0,0472</text:p>
          </table:table-cell>
          <table:table-cell table:formula="of:=[.M239]/[.D239]" office:value-type="float" office:value="1.55518945634267" calcext:value-type="float">
            <text:p>1,55518945634267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81" calcext:value-type="float">
            <text:p>0,0381</text:p>
          </table:table-cell>
          <table:table-cell table:formula="of:=([.O239]+[.P239])/2" office:value-type="float" office:value="0.03735" calcext:value-type="float">
            <text:p>0,03735</text:p>
          </table:table-cell>
          <table:table-cell table:formula="of:=[.Q239]/[.D239]" office:value-type="float" office:value="1.23064250411862" calcext:value-type="float">
            <text:p>1,23064250411862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0211" calcext:value-type="float">
            <text:p>0,0211</text:p>
          </table:table-cell>
          <table:table-cell table:formula="of:=([.B240]+[.C240])/2" office:value-type="float" office:value="0.0203" calcext:value-type="float">
            <text:p>0,0203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34" calcext:value-type="float">
            <text:p>0,0234</text:p>
          </table:table-cell>
          <table:table-cell table:formula="of:=([.E240]+[.F240])/2" office:value-type="float" office:value="0.0232" calcext:value-type="float">
            <text:p>0,0232</text:p>
          </table:table-cell>
          <table:table-cell table:formula="of:=[.G240]/[.D240]" office:value-type="float" office:value="1.14285714285714" calcext:value-type="float">
            <text:p>1,1428571428571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9" calcext:value-type="float">
            <text:p>0,0229</text:p>
          </table:table-cell>
          <table:table-cell table:formula="of:=([.I240]+[.J240])/2" office:value-type="float" office:value="0.02295" calcext:value-type="float">
            <text:p>0,02295</text:p>
          </table:table-cell>
          <table:table-cell table:formula="of:=[.K240]/[.D240]" office:value-type="float" office:value="1.13054187192118" calcext:value-type="float">
            <text:p>1,13054187192118</text:p>
          </table:table-cell>
          <table:table-cell office:value-type="float" office:value="0.0237" calcext:value-type="float">
            <text:p>0,0237</text:p>
          </table:table-cell>
          <table:table-cell table:formula="of:=[.M240]/[.D240]" office:value-type="float" office:value="1.16748768472906" calcext:value-type="float">
            <text:p>1,16748768472906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209" calcext:value-type="float">
            <text:p>0,0209</text:p>
          </table:table-cell>
          <table:table-cell table:formula="of:=([.O240]+[.P240])/2" office:value-type="float" office:value="0.02085" calcext:value-type="float">
            <text:p>0,02085</text:p>
          </table:table-cell>
          <table:table-cell table:formula="of:=[.Q240]/[.D240]" office:value-type="float" office:value="1.02709359605911" calcext:value-type="float">
            <text:p>1,02709359605911</text:p>
          </table:table-cell>
        </table:table-row>
        <table:table-row table:style-name="ro1">
          <table:table-cell table:style-name="ce2" office:value-type="string" calcext:value-type="string">
            <text:p>UnnecessaryBooleanAssertion</text:p>
          </table:table-cell>
          <table:table-cell office:value-type="float" office:value="0.4601" calcext:value-type="float">
            <text:p>0,4601</text:p>
          </table:table-cell>
          <table:table-cell office:value-type="float" office:value="0.4998" calcext:value-type="float">
            <text:p>0,4998</text:p>
          </table:table-cell>
          <table:table-cell table:formula="of:=([.B241]+[.C241])/2" office:value-type="float" office:value="0.47995" calcext:value-type="float">
            <text:p>0,47995</text:p>
          </table:table-cell>
          <table:table-cell office:value-type="float" office:value="0.4618" calcext:value-type="float">
            <text:p>0,4618</text:p>
          </table:table-cell>
          <table:table-cell office:value-type="float" office:value="0.4735" calcext:value-type="float">
            <text:p>0,4735</text:p>
          </table:table-cell>
          <table:table-cell table:formula="of:=([.E241]+[.F241])/2" office:value-type="float" office:value="0.46765" calcext:value-type="float">
            <text:p>0,46765</text:p>
          </table:table-cell>
          <table:table-cell table:formula="of:=[.G241]/[.D241]" office:value-type="float" office:value="0.974372330451089" calcext:value-type="float">
            <text:p>0,974372330451089</text:p>
          </table:table-cell>
          <table:table-cell office:value-type="float" office:value="0.4037" calcext:value-type="float">
            <text:p>0,4037</text:p>
          </table:table-cell>
          <table:table-cell office:value-type="float" office:value="0.4543" calcext:value-type="float">
            <text:p>0,4543</text:p>
          </table:table-cell>
          <table:table-cell table:formula="of:=([.I241]+[.J241])/2" office:value-type="float" office:value="0.429" calcext:value-type="float">
            <text:p>0,429</text:p>
          </table:table-cell>
          <table:table-cell table:formula="of:=[.K241]/[.D241]" office:value-type="float" office:value="0.893843108657152" calcext:value-type="float">
            <text:p>0,893843108657152</text:p>
          </table:table-cell>
          <table:table-cell office:value-type="float" office:value="267.9903" calcext:value-type="float">
            <text:p>267,9903</text:p>
          </table:table-cell>
          <table:table-cell table:formula="of:=[.M241]/[.D241]" office:value-type="float" office:value="558.371288675904" calcext:value-type="float">
            <text:p>558,371288675904</text:p>
          </table:table-cell>
          <table:table-cell office:value-type="float" office:value="11.2921" calcext:value-type="float">
            <text:p>11,2921</text:p>
          </table:table-cell>
          <table:table-cell office:value-type="float" office:value="11.2858" calcext:value-type="float">
            <text:p>11,2858</text:p>
          </table:table-cell>
          <table:table-cell table:formula="of:=([.O241]+[.P241])/2" office:value-type="float" office:value="11.28895" calcext:value-type="float">
            <text:p>11,28895</text:p>
          </table:table-cell>
          <table:table-cell table:formula="of:=[.Q241]/[.D241]" office:value-type="float" office:value="23.5210959474945" calcext:value-type="float">
            <text:p>23,5210959474945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417" calcext:value-type="float">
            <text:p>0,1417</text:p>
          </table:table-cell>
          <table:table-cell office:value-type="float" office:value="0.1453" calcext:value-type="float">
            <text:p>0,1453</text:p>
          </table:table-cell>
          <table:table-cell table:formula="of:=([.B242]+[.C242])/2" office:value-type="float" office:value="0.1435" calcext:value-type="float">
            <text:p>0,1435</text:p>
          </table:table-cell>
          <table:table-cell office:value-type="float" office:value="0.1447" calcext:value-type="float">
            <text:p>0,1447</text:p>
          </table:table-cell>
          <table:table-cell office:value-type="float" office:value="0.1488" calcext:value-type="float">
            <text:p>0,1488</text:p>
          </table:table-cell>
          <table:table-cell table:formula="of:=([.E242]+[.F242])/2" office:value-type="float" office:value="0.14675" calcext:value-type="float">
            <text:p>0,14675</text:p>
          </table:table-cell>
          <table:table-cell table:formula="of:=[.G242]/[.D242]" office:value-type="float" office:value="1.02264808362369" calcext:value-type="float">
            <text:p>1,02264808362369</text:p>
          </table:table-cell>
          <table:table-cell office:value-type="float" office:value="0.1441" calcext:value-type="float">
            <text:p>0,1441</text:p>
          </table:table-cell>
          <table:table-cell office:value-type="float" office:value="0.142" calcext:value-type="float">
            <text:p>0,142</text:p>
          </table:table-cell>
          <table:table-cell table:formula="of:=([.I242]+[.J242])/2" office:value-type="float" office:value="0.14305" calcext:value-type="float">
            <text:p>0,14305</text:p>
          </table:table-cell>
          <table:table-cell table:formula="of:=[.K242]/[.D242]" office:value-type="float" office:value="0.996864111498258" calcext:value-type="float">
            <text:p>0,996864111498258</text:p>
          </table:table-cell>
          <table:table-cell office:value-type="float" office:value="0.1391" calcext:value-type="float">
            <text:p>0,1391</text:p>
          </table:table-cell>
          <table:table-cell table:formula="of:=[.M242]/[.D242]" office:value-type="float" office:value="0.969337979094077" calcext:value-type="float">
            <text:p>0,969337979094077</text:p>
          </table:table-cell>
          <table:table-cell office:value-type="float" office:value="0.1291" calcext:value-type="float">
            <text:p>0,1291</text:p>
          </table:table-cell>
          <table:table-cell office:value-type="float" office:value="0.1271" calcext:value-type="float">
            <text:p>0,1271</text:p>
          </table:table-cell>
          <table:table-cell table:formula="of:=([.O242]+[.P242])/2" office:value-type="float" office:value="0.1281" calcext:value-type="float">
            <text:p>0,1281</text:p>
          </table:table-cell>
          <table:table-cell table:formula="of:=[.Q242]/[.D242]" office:value-type="float" office:value="0.892682926829268" calcext:value-type="float">
            <text:p>0,892682926829268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8264" calcext:value-type="float">
            <text:p>0,8264</text:p>
          </table:table-cell>
          <table:table-cell office:value-type="float" office:value="0.8202" calcext:value-type="float">
            <text:p>0,8202</text:p>
          </table:table-cell>
          <table:table-cell table:formula="of:=([.B243]+[.C243])/2" office:value-type="float" office:value="0.8233" calcext:value-type="float">
            <text:p>0,8233</text:p>
          </table:table-cell>
          <table:table-cell office:value-type="float" office:value="0.8056" calcext:value-type="float">
            <text:p>0,8056</text:p>
          </table:table-cell>
          <table:table-cell office:value-type="float" office:value="0.8452" calcext:value-type="float">
            <text:p>0,8452</text:p>
          </table:table-cell>
          <table:table-cell table:formula="of:=([.E243]+[.F243])/2" office:value-type="float" office:value="0.8254" calcext:value-type="float">
            <text:p>0,8254</text:p>
          </table:table-cell>
          <table:table-cell table:formula="of:=[.G243]/[.D243]" office:value-type="float" office:value="1.00255071055508" calcext:value-type="float">
            <text:p>1,00255071055508</text:p>
          </table:table-cell>
          <table:table-cell office:value-type="float" office:value="0.8055" calcext:value-type="float">
            <text:p>0,8055</text:p>
          </table:table-cell>
          <table:table-cell office:value-type="float" office:value="0.8006" calcext:value-type="float">
            <text:p>0,8006</text:p>
          </table:table-cell>
          <table:table-cell table:formula="of:=([.I243]+[.J243])/2" office:value-type="float" office:value="0.80305" calcext:value-type="float">
            <text:p>0,80305</text:p>
          </table:table-cell>
          <table:table-cell table:formula="of:=[.K243]/[.D243]" office:value-type="float" office:value="0.975403862504555" calcext:value-type="float">
            <text:p>0,975403862504555</text:p>
          </table:table-cell>
          <table:table-cell office:value-type="float" office:value="0.7818" calcext:value-type="float">
            <text:p>0,7818</text:p>
          </table:table-cell>
          <table:table-cell table:formula="of:=[.M243]/[.D243]" office:value-type="float" office:value="0.949593100935261" calcext:value-type="float">
            <text:p>0,949593100935261</text:p>
          </table:table-cell>
          <table:table-cell office:value-type="float" office:value="0.736" calcext:value-type="float">
            <text:p>0,736</text:p>
          </table:table-cell>
          <table:table-cell office:value-type="float" office:value="0.7732" calcext:value-type="float">
            <text:p>0,7732</text:p>
          </table:table-cell>
          <table:table-cell table:formula="of:=([.O243]+[.P243])/2" office:value-type="float" office:value="0.7546" calcext:value-type="float">
            <text:p>0,7546</text:p>
          </table:table-cell>
          <table:table-cell table:formula="of:=[.Q243]/[.D243]" office:value-type="float" office:value="0.916555326126564" calcext:value-type="float">
            <text:p>0,91655532612656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355" calcext:value-type="float">
            <text:p>0,2355</text:p>
          </table:table-cell>
          <table:table-cell office:value-type="float" office:value="0.2409" calcext:value-type="float">
            <text:p>0,2409</text:p>
          </table:table-cell>
          <table:table-cell table:formula="of:=([.B244]+[.C244])/2" office:value-type="float" office:value="0.2382" calcext:value-type="float">
            <text:p>0,2382</text:p>
          </table:table-cell>
          <table:table-cell office:value-type="float" office:value="0.2425" calcext:value-type="float">
            <text:p>0,2425</text:p>
          </table:table-cell>
          <table:table-cell office:value-type="float" office:value="0.2485" calcext:value-type="float">
            <text:p>0,2485</text:p>
          </table:table-cell>
          <table:table-cell table:formula="of:=([.E244]+[.F244])/2" office:value-type="float" office:value="0.2455" calcext:value-type="float">
            <text:p>0,2455</text:p>
          </table:table-cell>
          <table:table-cell table:formula="of:=[.G244]/[.D244]" office:value-type="float" office:value="1.03064651553317" calcext:value-type="float">
            <text:p>1,03064651553317</text:p>
          </table:table-cell>
          <table:table-cell office:value-type="float" office:value="0.2636" calcext:value-type="float">
            <text:p>0,2636</text:p>
          </table:table-cell>
          <table:table-cell office:value-type="float" office:value="0.2401" calcext:value-type="float">
            <text:p>0,2401</text:p>
          </table:table-cell>
          <table:table-cell table:formula="of:=([.I244]+[.J244])/2" office:value-type="float" office:value="0.25185" calcext:value-type="float">
            <text:p>0,25185</text:p>
          </table:table-cell>
          <table:table-cell table:formula="of:=[.K244]/[.D244]" office:value-type="float" office:value="1.05730478589421" calcext:value-type="float">
            <text:p>1,05730478589421</text:p>
          </table:table-cell>
          <table:table-cell office:value-type="float" office:value="0.2373" calcext:value-type="float">
            <text:p>0,2373</text:p>
          </table:table-cell>
          <table:table-cell table:formula="of:=[.M244]/[.D244]" office:value-type="float" office:value="0.996221662468514" calcext:value-type="float">
            <text:p>0,996221662468514</text:p>
          </table:table-cell>
          <table:table-cell office:value-type="float" office:value="0.2224" calcext:value-type="float">
            <text:p>0,2224</text:p>
          </table:table-cell>
          <table:table-cell office:value-type="float" office:value="0.2231" calcext:value-type="float">
            <text:p>0,2231</text:p>
          </table:table-cell>
          <table:table-cell table:formula="of:=([.O244]+[.P244])/2" office:value-type="float" office:value="0.22275" calcext:value-type="float">
            <text:p>0,22275</text:p>
          </table:table-cell>
          <table:table-cell table:formula="of:=[.Q244]/[.D244]" office:value-type="float" office:value="0.935138539042821" calcext:value-type="float">
            <text:p>0,935138539042821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313" calcext:value-type="float">
            <text:p>0,4313</text:p>
          </table:table-cell>
          <table:table-cell office:value-type="float" office:value="0.4496" calcext:value-type="float">
            <text:p>0,4496</text:p>
          </table:table-cell>
          <table:table-cell table:formula="of:=([.B245]+[.C245])/2" office:value-type="float" office:value="0.44045" calcext:value-type="float">
            <text:p>0,44045</text:p>
          </table:table-cell>
          <table:table-cell office:value-type="float" office:value="0.4498" calcext:value-type="float">
            <text:p>0,4498</text:p>
          </table:table-cell>
          <table:table-cell office:value-type="float" office:value="0.4739" calcext:value-type="float">
            <text:p>0,4739</text:p>
          </table:table-cell>
          <table:table-cell table:formula="of:=([.E245]+[.F245])/2" office:value-type="float" office:value="0.46185" calcext:value-type="float">
            <text:p>0,46185</text:p>
          </table:table-cell>
          <table:table-cell table:formula="of:=[.G245]/[.D245]" office:value-type="float" office:value="1.04858667272108" calcext:value-type="float">
            <text:p>1,04858667272108</text:p>
          </table:table-cell>
          <table:table-cell office:value-type="float" office:value="0.4555" calcext:value-type="float">
            <text:p>0,4555</text:p>
          </table:table-cell>
          <table:table-cell office:value-type="float" office:value="0.4636" calcext:value-type="float">
            <text:p>0,4636</text:p>
          </table:table-cell>
          <table:table-cell table:formula="of:=([.I245]+[.J245])/2" office:value-type="float" office:value="0.45955" calcext:value-type="float">
            <text:p>0,45955</text:p>
          </table:table-cell>
          <table:table-cell table:formula="of:=[.K245]/[.D245]" office:value-type="float" office:value="1.0433647406062" calcext:value-type="float">
            <text:p>1,0433647406062</text:p>
          </table:table-cell>
          <table:table-cell office:value-type="float" office:value="0.4382" calcext:value-type="float">
            <text:p>0,4382</text:p>
          </table:table-cell>
          <table:table-cell table:formula="of:=[.M245]/[.D245]" office:value-type="float" office:value="0.994891588148485" calcext:value-type="float">
            <text:p>0,994891588148485</text:p>
          </table:table-cell>
          <table:table-cell office:value-type="float" office:value="0.4173" calcext:value-type="float">
            <text:p>0,4173</text:p>
          </table:table-cell>
          <table:table-cell office:value-type="float" office:value="0.4644" calcext:value-type="float">
            <text:p>0,4644</text:p>
          </table:table-cell>
          <table:table-cell table:formula="of:=([.O245]+[.P245])/2" office:value-type="float" office:value="0.44085" calcext:value-type="float">
            <text:p>0,44085</text:p>
          </table:table-cell>
          <table:table-cell table:formula="of:=[.Q245]/[.D245]" office:value-type="float" office:value="1.00090816210694" calcext:value-type="float">
            <text:p>1,00090816210694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326" calcext:value-type="float">
            <text:p>0,1326</text:p>
          </table:table-cell>
          <table:table-cell office:value-type="float" office:value="0.1397" calcext:value-type="float">
            <text:p>0,1397</text:p>
          </table:table-cell>
          <table:table-cell table:formula="of:=([.B246]+[.C246])/2" office:value-type="float" office:value="0.13615" calcext:value-type="float">
            <text:p>0,13615</text:p>
          </table:table-cell>
          <table:table-cell office:value-type="float" office:value="0.1356" calcext:value-type="float">
            <text:p>0,1356</text:p>
          </table:table-cell>
          <table:table-cell office:value-type="float" office:value="0.1373" calcext:value-type="float">
            <text:p>0,1373</text:p>
          </table:table-cell>
          <table:table-cell table:formula="of:=([.E246]+[.F246])/2" office:value-type="float" office:value="0.13645" calcext:value-type="float">
            <text:p>0,13645</text:p>
          </table:table-cell>
          <table:table-cell table:formula="of:=[.G246]/[.D246]" office:value-type="float" office:value="1.00220345207492" calcext:value-type="float">
            <text:p>1,00220345207492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1467" calcext:value-type="float">
            <text:p>0,1467</text:p>
          </table:table-cell>
          <table:table-cell table:formula="of:=([.I246]+[.J246])/2" office:value-type="float" office:value="0.14025" calcext:value-type="float">
            <text:p>0,14025</text:p>
          </table:table-cell>
          <table:table-cell table:formula="of:=[.K246]/[.D246]" office:value-type="float" office:value="1.03011384502387" calcext:value-type="float">
            <text:p>1,03011384502387</text:p>
          </table:table-cell>
          <table:table-cell office:value-type="float" office:value="0.1272" calcext:value-type="float">
            <text:p>0,1272</text:p>
          </table:table-cell>
          <table:table-cell table:formula="of:=[.M246]/[.D246]" office:value-type="float" office:value="0.934263679764965" calcext:value-type="float">
            <text:p>0,934263679764965</text:p>
          </table:table-cell>
          <table:table-cell office:value-type="float" office:value="0.1238" calcext:value-type="float">
            <text:p>0,1238</text:p>
          </table:table-cell>
          <table:table-cell office:value-type="float" office:value="0.1216" calcext:value-type="float">
            <text:p>0,1216</text:p>
          </table:table-cell>
          <table:table-cell table:formula="of:=([.O246]+[.P246])/2" office:value-type="float" office:value="0.1227" calcext:value-type="float">
            <text:p>0,1227</text:p>
          </table:table-cell>
          <table:table-cell table:formula="of:=[.Q246]/[.D246]" office:value-type="float" office:value="0.901211898641205" calcext:value-type="float">
            <text:p>0,901211898641205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47" calcext:value-type="float">
            <text:p>0,047</text:p>
          </table:table-cell>
          <table:table-cell table:formula="of:=([.B247]+[.C247])/2" office:value-type="float" office:value="0.0466" calcext:value-type="float">
            <text:p>0,0466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496" calcext:value-type="float">
            <text:p>0,0496</text:p>
          </table:table-cell>
          <table:table-cell table:formula="of:=([.E247]+[.F247])/2" office:value-type="float" office:value="0.04995" calcext:value-type="float">
            <text:p>0,04995</text:p>
          </table:table-cell>
          <table:table-cell table:formula="of:=[.G247]/[.D247]" office:value-type="float" office:value="1.07188841201717" calcext:value-type="float">
            <text:p>1,07188841201717</text:p>
          </table:table-cell>
          <table:table-cell table:number-columns-repeated="2" office:value-type="float" office:value="0.0491" calcext:value-type="float">
            <text:p>0,0491</text:p>
          </table:table-cell>
          <table:table-cell table:formula="of:=([.I247]+[.J247])/2" office:value-type="float" office:value="0.0491" calcext:value-type="float">
            <text:p>0,0491</text:p>
          </table:table-cell>
          <table:table-cell table:formula="of:=[.K247]/[.D247]" office:value-type="float" office:value="1.05364806866953" calcext:value-type="float">
            <text:p>1,05364806866953</text:p>
          </table:table-cell>
          <table:table-cell office:value-type="float" office:value="0.0518" calcext:value-type="float">
            <text:p>0,0518</text:p>
          </table:table-cell>
          <table:table-cell table:formula="of:=[.M247]/[.D247]" office:value-type="float" office:value="1.11158798283262" calcext:value-type="float">
            <text:p>1,11158798283262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46" calcext:value-type="float">
            <text:p>0,046</text:p>
          </table:table-cell>
          <table:table-cell table:formula="of:=([.O247]+[.P247])/2" office:value-type="float" office:value="0.04565" calcext:value-type="float">
            <text:p>0,04565</text:p>
          </table:table-cell>
          <table:table-cell table:formula="of:=[.Q247]/[.D247]" office:value-type="float" office:value="0.979613733905579" calcext:value-type="float">
            <text:p>0,979613733905579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534" calcext:value-type="float">
            <text:p>0,1534</text:p>
          </table:table-cell>
          <table:table-cell office:value-type="float" office:value="0.1912" calcext:value-type="float">
            <text:p>0,1912</text:p>
          </table:table-cell>
          <table:table-cell table:formula="of:=([.B248]+[.C248])/2" office:value-type="float" office:value="0.1723" calcext:value-type="float">
            <text:p>0,1723</text:p>
          </table:table-cell>
          <table:table-cell office:value-type="float" office:value="0.16" calcext:value-type="float">
            <text:p>0,16</text:p>
          </table:table-cell>
          <table:table-cell office:value-type="float" office:value="0.1577" calcext:value-type="float">
            <text:p>0,1577</text:p>
          </table:table-cell>
          <table:table-cell table:formula="of:=([.E248]+[.F248])/2" office:value-type="float" office:value="0.15885" calcext:value-type="float">
            <text:p>0,15885</text:p>
          </table:table-cell>
          <table:table-cell table:formula="of:=[.G248]/[.D248]" office:value-type="float" office:value="0.921938479396401" calcext:value-type="float">
            <text:p>0,921938479396401</text:p>
          </table:table-cell>
          <table:table-cell office:value-type="float" office:value="0.1897" calcext:value-type="float">
            <text:p>0,1897</text:p>
          </table:table-cell>
          <table:table-cell office:value-type="float" office:value="0.1559" calcext:value-type="float">
            <text:p>0,1559</text:p>
          </table:table-cell>
          <table:table-cell table:formula="of:=([.I248]+[.J248])/2" office:value-type="float" office:value="0.1728" calcext:value-type="float">
            <text:p>0,1728</text:p>
          </table:table-cell>
          <table:table-cell table:formula="of:=[.K248]/[.D248]" office:value-type="float" office:value="1.00290191526407" calcext:value-type="float">
            <text:p>1,00290191526407</text:p>
          </table:table-cell>
          <table:table-cell office:value-type="float" office:value="0.1576" calcext:value-type="float">
            <text:p>0,1576</text:p>
          </table:table-cell>
          <table:table-cell table:formula="of:=[.M248]/[.D248]" office:value-type="float" office:value="0.914683691236216" calcext:value-type="float">
            <text:p>0,914683691236216</text:p>
          </table:table-cell>
          <table:table-cell office:value-type="float" office:value="0.1449" calcext:value-type="float">
            <text:p>0,1449</text:p>
          </table:table-cell>
          <table:table-cell office:value-type="float" office:value="0.1444" calcext:value-type="float">
            <text:p>0,1444</text:p>
          </table:table-cell>
          <table:table-cell table:formula="of:=([.O248]+[.P248])/2" office:value-type="float" office:value="0.14465" calcext:value-type="float">
            <text:p>0,14465</text:p>
          </table:table-cell>
          <table:table-cell table:formula="of:=[.Q248]/[.D248]" office:value-type="float" office:value="0.839524085896692" calcext:value-type="float">
            <text:p>0,839524085896692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2782" calcext:value-type="float">
            <text:p>0,2782</text:p>
          </table:table-cell>
          <table:table-cell office:value-type="float" office:value="0.2718" calcext:value-type="float">
            <text:p>0,2718</text:p>
          </table:table-cell>
          <table:table-cell table:formula="of:=([.B249]+[.C249])/2" office:value-type="float" office:value="0.275" calcext:value-type="float">
            <text:p>0,2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82" calcext:value-type="float">
            <text:p>0,2782</text:p>
          </table:table-cell>
          <table:table-cell table:formula="of:=([.E249]+[.F249])/2" office:value-type="float" office:value="0.2751" calcext:value-type="float">
            <text:p>0,2751</text:p>
          </table:table-cell>
          <table:table-cell table:formula="of:=[.G249]/[.D249]" office:value-type="float" office:value="1.00036363636364" calcext:value-type="float">
            <text:p>1,00036363636364</text:p>
          </table:table-cell>
          <table:table-cell office:value-type="float" office:value="0.2736" calcext:value-type="float">
            <text:p>0,2736</text:p>
          </table:table-cell>
          <table:table-cell office:value-type="float" office:value="0.2666" calcext:value-type="float">
            <text:p>0,2666</text:p>
          </table:table-cell>
          <table:table-cell table:formula="of:=([.I249]+[.J249])/2" office:value-type="float" office:value="0.2701" calcext:value-type="float">
            <text:p>0,2701</text:p>
          </table:table-cell>
          <table:table-cell table:formula="of:=[.K249]/[.D249]" office:value-type="float" office:value="0.982181818181818" calcext:value-type="float">
            <text:p>0,982181818181818</text:p>
          </table:table-cell>
          <table:table-cell office:value-type="float" office:value="0.2574" calcext:value-type="float">
            <text:p>0,2574</text:p>
          </table:table-cell>
          <table:table-cell table:formula="of:=[.M249]/[.D249]" office:value-type="float" office:value="0.936" calcext:value-type="float">
            <text:p>0,936</text:p>
          </table:table-cell>
          <table:table-cell office:value-type="float" office:value="0.2499" calcext:value-type="float">
            <text:p>0,2499</text:p>
          </table:table-cell>
          <table:table-cell office:value-type="float" office:value="0.2529" calcext:value-type="float">
            <text:p>0,2529</text:p>
          </table:table-cell>
          <table:table-cell table:formula="of:=([.O249]+[.P249])/2" office:value-type="float" office:value="0.2514" calcext:value-type="float">
            <text:p>0,2514</text:p>
          </table:table-cell>
          <table:table-cell table:formula="of:=[.Q249]/[.D249]" office:value-type="float" office:value="0.914181818181818" calcext:value-type="float">
            <text:p>0,914181818181818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table:number-columns-repeated="2" office:value-type="float" office:value="0.0122" calcext:value-type="float">
            <text:p>0,0122</text:p>
          </table:table-cell>
          <table:table-cell table:formula="of:=([.B250]+[.C250])/2" office:value-type="float" office:value="0.0122" calcext:value-type="float">
            <text:p>0,0122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24" calcext:value-type="float">
            <text:p>0,0124</text:p>
          </table:table-cell>
          <table:table-cell table:formula="of:=([.E250]+[.F250])/2" office:value-type="float" office:value="0.01225" calcext:value-type="float">
            <text:p>0,01225</text:p>
          </table:table-cell>
          <table:table-cell table:formula="of:=[.G250]/[.D250]" office:value-type="float" office:value="1.00409836065574" calcext:value-type="float">
            <text:p>1,00409836065574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19" calcext:value-type="float">
            <text:p>0,0119</text:p>
          </table:table-cell>
          <table:table-cell table:formula="of:=([.I250]+[.J250])/2" office:value-type="float" office:value="0.01185" calcext:value-type="float">
            <text:p>0,01185</text:p>
          </table:table-cell>
          <table:table-cell table:formula="of:=[.K250]/[.D250]" office:value-type="float" office:value="0.971311475409836" calcext:value-type="float">
            <text:p>0,971311475409836</text:p>
          </table:table-cell>
          <table:table-cell office:value-type="float" office:value="0.0149" calcext:value-type="float">
            <text:p>0,0149</text:p>
          </table:table-cell>
          <table:table-cell table:formula="of:=[.M250]/[.D250]" office:value-type="float" office:value="1.22131147540984" calcext:value-type="float">
            <text:p>1,22131147540984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" calcext:value-type="float">
            <text:p>0,012</text:p>
          </table:table-cell>
          <table:table-cell table:formula="of:=([.O250]+[.P250])/2" office:value-type="float" office:value="0.01215" calcext:value-type="float">
            <text:p>0,01215</text:p>
          </table:table-cell>
          <table:table-cell table:formula="of:=[.Q250]/[.D250]" office:value-type="float" office:value="0.995901639344262" calcext:value-type="float">
            <text:p>0,995901639344262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071" calcext:value-type="float">
            <text:p>0,071</text:p>
          </table:table-cell>
          <table:table-cell table:formula="of:=([.B251]+[.C251])/2" office:value-type="float" office:value="0.06835" calcext:value-type="float">
            <text:p>0,06835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" calcext:value-type="float">
            <text:p>0,06</text:p>
          </table:table-cell>
          <table:table-cell table:formula="of:=([.E251]+[.F251])/2" office:value-type="float" office:value="0.06055" calcext:value-type="float">
            <text:p>0,06055</text:p>
          </table:table-cell>
          <table:table-cell table:formula="of:=[.G251]/[.D251]" office:value-type="float" office:value="0.885881492318947" calcext:value-type="float">
            <text:p>0,885881492318947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73" calcext:value-type="float">
            <text:p>0,0573</text:p>
          </table:table-cell>
          <table:table-cell table:formula="of:=([.I251]+[.J251])/2" office:value-type="float" office:value="0.0584" calcext:value-type="float">
            <text:p>0,0584</text:p>
          </table:table-cell>
          <table:table-cell table:formula="of:=[.K251]/[.D251]" office:value-type="float" office:value="0.854425749817118" calcext:value-type="float">
            <text:p>0,854425749817118</text:p>
          </table:table-cell>
          <table:table-cell office:value-type="float" office:value="0.0602" calcext:value-type="float">
            <text:p>0,0602</text:p>
          </table:table-cell>
          <table:table-cell table:formula="of:=[.M251]/[.D251]" office:value-type="float" office:value="0.880760790051207" calcext:value-type="float">
            <text:p>0,880760790051207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055" calcext:value-type="float">
            <text:p>0,055</text:p>
          </table:table-cell>
          <table:table-cell table:formula="of:=([.O251]+[.P251])/2" office:value-type="float" office:value="0.05445" calcext:value-type="float">
            <text:p>0,05445</text:p>
          </table:table-cell>
          <table:table-cell table:formula="of:=[.Q251]/[.D251]" office:value-type="float" office:value="0.7966349670812" calcext:value-type="float">
            <text:p>0,7966349670812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8482" calcext:value-type="float">
            <text:p>0,8482</text:p>
          </table:table-cell>
          <table:table-cell office:value-type="float" office:value="0.8899" calcext:value-type="float">
            <text:p>0,8899</text:p>
          </table:table-cell>
          <table:table-cell table:formula="of:=([.B252]+[.C252])/2" office:value-type="float" office:value="0.86905" calcext:value-type="float">
            <text:p>0,86905</text:p>
          </table:table-cell>
          <table:table-cell office:value-type="float" office:value="0.863" calcext:value-type="float">
            <text:p>0,863</text:p>
          </table:table-cell>
          <table:table-cell office:value-type="float" office:value="0.9289" calcext:value-type="float">
            <text:p>0,9289</text:p>
          </table:table-cell>
          <table:table-cell table:formula="of:=([.E252]+[.F252])/2" office:value-type="float" office:value="0.89595" calcext:value-type="float">
            <text:p>0,89595</text:p>
          </table:table-cell>
          <table:table-cell table:formula="of:=[.G252]/[.D252]" office:value-type="float" office:value="1.03095333985386" calcext:value-type="float">
            <text:p>1,03095333985386</text:p>
          </table:table-cell>
          <table:table-cell office:value-type="float" office:value="0.8766" calcext:value-type="float">
            <text:p>0,8766</text:p>
          </table:table-cell>
          <table:table-cell office:value-type="float" office:value="0.8482" calcext:value-type="float">
            <text:p>0,8482</text:p>
          </table:table-cell>
          <table:table-cell table:formula="of:=([.I252]+[.J252])/2" office:value-type="float" office:value="0.8624" calcext:value-type="float">
            <text:p>0,8624</text:p>
          </table:table-cell>
          <table:table-cell table:formula="of:=[.K252]/[.D252]" office:value-type="float" office:value="0.992347966169956" calcext:value-type="float">
            <text:p>0,992347966169956</text:p>
          </table:table-cell>
          <table:table-cell office:value-type="float" office:value="0.8501" calcext:value-type="float">
            <text:p>0,8501</text:p>
          </table:table-cell>
          <table:table-cell table:formula="of:=[.M252]/[.D252]" office:value-type="float" office:value="0.978194580288821" calcext:value-type="float">
            <text:p>0,978194580288821</text:p>
          </table:table-cell>
          <table:table-cell office:value-type="float" office:value="0.8267" calcext:value-type="float">
            <text:p>0,8267</text:p>
          </table:table-cell>
          <table:table-cell office:value-type="float" office:value="0.7906" calcext:value-type="float">
            <text:p>0,7906</text:p>
          </table:table-cell>
          <table:table-cell table:formula="of:=([.O252]+[.P252])/2" office:value-type="float" office:value="0.80865" calcext:value-type="float">
            <text:p>0,80865</text:p>
          </table:table-cell>
          <table:table-cell table:formula="of:=[.Q252]/[.D252]" office:value-type="float" office:value="0.930498820551177" calcext:value-type="float">
            <text:p>0,930498820551177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517" calcext:value-type="float">
            <text:p>0,0517</text:p>
          </table:table-cell>
          <table:table-cell table:formula="of:=([.B253]+[.C253])/2" office:value-type="float" office:value="0.0509" calcext:value-type="float">
            <text:p>0,0509</text:p>
          </table:table-cell>
          <table:table-cell office:value-type="float" office:value="0.0499" calcext:value-type="float">
            <text:p>0,0499</text:p>
          </table:table-cell>
          <table:table-cell office:value-type="float" office:value="0.0505" calcext:value-type="float">
            <text:p>0,0505</text:p>
          </table:table-cell>
          <table:table-cell table:formula="of:=([.E253]+[.F253])/2" office:value-type="float" office:value="0.0502" calcext:value-type="float">
            <text:p>0,0502</text:p>
          </table:table-cell>
          <table:table-cell table:formula="of:=[.G253]/[.D253]" office:value-type="float" office:value="0.986247544204322" calcext:value-type="float">
            <text:p>0,986247544204322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499" calcext:value-type="float">
            <text:p>0,0499</text:p>
          </table:table-cell>
          <table:table-cell table:formula="of:=([.I253]+[.J253])/2" office:value-type="float" office:value="0.0498" calcext:value-type="float">
            <text:p>0,0498</text:p>
          </table:table-cell>
          <table:table-cell table:formula="of:=[.K253]/[.D253]" office:value-type="float" office:value="0.978388998035363" calcext:value-type="float">
            <text:p>0,978388998035363</text:p>
          </table:table-cell>
          <table:table-cell office:value-type="float" office:value="0.0571" calcext:value-type="float">
            <text:p>0,0571</text:p>
          </table:table-cell>
          <table:table-cell table:formula="of:=[.M253]/[.D253]" office:value-type="float" office:value="1.12180746561886" calcext:value-type="float">
            <text:p>1,12180746561886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505" calcext:value-type="float">
            <text:p>0,0505</text:p>
          </table:table-cell>
          <table:table-cell table:formula="of:=([.O253]+[.P253])/2" office:value-type="float" office:value="0.0504" calcext:value-type="float">
            <text:p>0,0504</text:p>
          </table:table-cell>
          <table:table-cell table:formula="of:=[.Q253]/[.D253]" office:value-type="float" office:value="0.990176817288802" calcext:value-type="float">
            <text:p>0,990176817288802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9509" calcext:value-type="float">
            <text:p>2,9509</text:p>
          </table:table-cell>
          <table:table-cell office:value-type="float" office:value="3.1441" calcext:value-type="float">
            <text:p>3,1441</text:p>
          </table:table-cell>
          <table:table-cell table:formula="of:=([.B254]+[.C254])/2" office:value-type="float" office:value="3.0475" calcext:value-type="float">
            <text:p>3,0475</text:p>
          </table:table-cell>
          <table:table-cell office:value-type="float" office:value="3.0441" calcext:value-type="float">
            <text:p>3,0441</text:p>
          </table:table-cell>
          <table:table-cell office:value-type="float" office:value="3.0086" calcext:value-type="float">
            <text:p>3,0086</text:p>
          </table:table-cell>
          <table:table-cell table:formula="of:=([.E254]+[.F254])/2" office:value-type="float" office:value="3.02635" calcext:value-type="float">
            <text:p>3,02635</text:p>
          </table:table-cell>
          <table:table-cell table:formula="of:=[.G254]/[.D254]" office:value-type="float" office:value="0.993059885151764" calcext:value-type="float">
            <text:p>0,993059885151764</text:p>
          </table:table-cell>
          <table:table-cell office:value-type="float" office:value="3.2786" calcext:value-type="float">
            <text:p>3,2786</text:p>
          </table:table-cell>
          <table:table-cell office:value-type="float" office:value="3.1805" calcext:value-type="float">
            <text:p>3,1805</text:p>
          </table:table-cell>
          <table:table-cell table:formula="of:=([.I254]+[.J254])/2" office:value-type="float" office:value="3.22955" calcext:value-type="float">
            <text:p>3,22955</text:p>
          </table:table-cell>
          <table:table-cell table:formula="of:=[.K254]/[.D254]" office:value-type="float" office:value="1.05973748974569" calcext:value-type="float">
            <text:p>1,05973748974569</text:p>
          </table:table-cell>
          <table:table-cell office:value-type="float" office:value="2.2765" calcext:value-type="float">
            <text:p>2,2765</text:p>
          </table:table-cell>
          <table:table-cell table:formula="of:=[.M254]/[.D254]" office:value-type="float" office:value="0.747005742411813" calcext:value-type="float">
            <text:p>0,747005742411813</text:p>
          </table:table-cell>
          <table:table-cell office:value-type="float" office:value="2.2434" calcext:value-type="float">
            <text:p>2,2434</text:p>
          </table:table-cell>
          <table:table-cell office:value-type="float" office:value="2.1961" calcext:value-type="float">
            <text:p>2,1961</text:p>
          </table:table-cell>
          <table:table-cell table:formula="of:=([.O254]+[.P254])/2" office:value-type="float" office:value="2.21975" calcext:value-type="float">
            <text:p>2,21975</text:p>
          </table:table-cell>
          <table:table-cell table:formula="of:=[.Q254]/[.D254]" office:value-type="float" office:value="0.728383921246924" calcext:value-type="float">
            <text:p>0,728383921246924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1.5129" calcext:value-type="float">
            <text:p>1,5129</text:p>
          </table:table-cell>
          <table:table-cell office:value-type="float" office:value="1.5336" calcext:value-type="float">
            <text:p>1,5336</text:p>
          </table:table-cell>
          <table:table-cell table:formula="of:=([.B255]+[.C255])/2" office:value-type="float" office:value="1.52325" calcext:value-type="float">
            <text:p>1,52325</text:p>
          </table:table-cell>
          <table:table-cell office:value-type="float" office:value="1.4794" calcext:value-type="float">
            <text:p>1,4794</text:p>
          </table:table-cell>
          <table:table-cell office:value-type="float" office:value="1.486" calcext:value-type="float">
            <text:p>1,486</text:p>
          </table:table-cell>
          <table:table-cell table:formula="of:=([.E255]+[.F255])/2" office:value-type="float" office:value="1.4827" calcext:value-type="float">
            <text:p>1,4827</text:p>
          </table:table-cell>
          <table:table-cell table:formula="of:=[.G255]/[.D255]" office:value-type="float" office:value="0.973379287707205" calcext:value-type="float">
            <text:p>0,973379287707205</text:p>
          </table:table-cell>
          <table:table-cell office:value-type="float" office:value="1.4771" calcext:value-type="float">
            <text:p>1,4771</text:p>
          </table:table-cell>
          <table:table-cell office:value-type="float" office:value="1.408" calcext:value-type="float">
            <text:p>1,408</text:p>
          </table:table-cell>
          <table:table-cell table:formula="of:=([.I255]+[.J255])/2" office:value-type="float" office:value="1.44255" calcext:value-type="float">
            <text:p>1,44255</text:p>
          </table:table-cell>
          <table:table-cell table:formula="of:=[.K255]/[.D255]" office:value-type="float" office:value="0.947021171836534" calcext:value-type="float">
            <text:p>0,947021171836534</text:p>
          </table:table-cell>
          <table:table-cell office:value-type="float" office:value="1.3217" calcext:value-type="float">
            <text:p>1,3217</text:p>
          </table:table-cell>
          <table:table-cell table:formula="of:=[.M255]/[.D255]" office:value-type="float" office:value="0.867684227802396" calcext:value-type="float">
            <text:p>0,867684227802396</text:p>
          </table:table-cell>
          <table:table-cell office:value-type="float" office:value="1.3219" calcext:value-type="float">
            <text:p>1,3219</text:p>
          </table:table-cell>
          <table:table-cell office:value-type="float" office:value="1.3247" calcext:value-type="float">
            <text:p>1,3247</text:p>
          </table:table-cell>
          <table:table-cell table:formula="of:=([.O255]+[.P255])/2" office:value-type="float" office:value="1.3233" calcext:value-type="float">
            <text:p>1,3233</text:p>
          </table:table-cell>
          <table:table-cell table:formula="of:=[.Q255]/[.D255]" office:value-type="float" office:value="0.868734613490891" calcext:value-type="float">
            <text:p>0,868734613490891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1309" calcext:value-type="float">
            <text:p>0,1309</text:p>
          </table:table-cell>
          <table:table-cell table:formula="of:=([.B256]+[.C256])/2" office:value-type="float" office:value="0.1131" calcext:value-type="float">
            <text:p>0,1131</text:p>
          </table:table-cell>
          <table:table-cell office:value-type="float" office:value="0.1012" calcext:value-type="float">
            <text:p>0,1012</text:p>
          </table:table-cell>
          <table:table-cell office:value-type="float" office:value="0.1013" calcext:value-type="float">
            <text:p>0,1013</text:p>
          </table:table-cell>
          <table:table-cell table:formula="of:=([.E256]+[.F256])/2" office:value-type="float" office:value="0.10125" calcext:value-type="float">
            <text:p>0,10125</text:p>
          </table:table-cell>
          <table:table-cell table:formula="of:=[.G256]/[.D256]" office:value-type="float" office:value="0.895225464190981" calcext:value-type="float">
            <text:p>0,895225464190981</text:p>
          </table:table-cell>
          <table:table-cell office:value-type="float" office:value="0.1026" calcext:value-type="float">
            <text:p>0,1026</text:p>
          </table:table-cell>
          <table:table-cell office:value-type="float" office:value="0.1016" calcext:value-type="float">
            <text:p>0,1016</text:p>
          </table:table-cell>
          <table:table-cell table:formula="of:=([.I256]+[.J256])/2" office:value-type="float" office:value="0.1021" calcext:value-type="float">
            <text:p>0,1021</text:p>
          </table:table-cell>
          <table:table-cell table:formula="of:=[.K256]/[.D256]" office:value-type="float" office:value="0.902740937223696" calcext:value-type="float">
            <text:p>0,902740937223696</text:p>
          </table:table-cell>
          <table:table-cell office:value-type="float" office:value="0.102" calcext:value-type="float">
            <text:p>0,102</text:p>
          </table:table-cell>
          <table:table-cell table:formula="of:=[.M256]/[.D256]" office:value-type="float" office:value="0.901856763925729" calcext:value-type="float">
            <text:p>0,901856763925729</text:p>
          </table:table-cell>
          <table:table-cell office:value-type="float" office:value="0.0945" calcext:value-type="float">
            <text:p>0,0945</text:p>
          </table:table-cell>
          <table:table-cell office:value-type="float" office:value="0.0925" calcext:value-type="float">
            <text:p>0,0925</text:p>
          </table:table-cell>
          <table:table-cell table:formula="of:=([.O256]+[.P256])/2" office:value-type="float" office:value="0.0935" calcext:value-type="float">
            <text:p>0,0935</text:p>
          </table:table-cell>
          <table:table-cell table:formula="of:=[.Q256]/[.D256]" office:value-type="float" office:value="0.826702033598585" calcext:value-type="float">
            <text:p>0,826702033598585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314" calcext:value-type="float">
            <text:p>0,1314</text:p>
          </table:table-cell>
          <table:table-cell office:value-type="float" office:value="0.1377" calcext:value-type="float">
            <text:p>0,1377</text:p>
          </table:table-cell>
          <table:table-cell table:formula="of:=([.B257]+[.C257])/2" office:value-type="float" office:value="0.13455" calcext:value-type="float">
            <text:p>0,13455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372" calcext:value-type="float">
            <text:p>0,1372</text:p>
          </table:table-cell>
          <table:table-cell table:formula="of:=([.E257]+[.F257])/2" office:value-type="float" office:value="0.13525" calcext:value-type="float">
            <text:p>0,13525</text:p>
          </table:table-cell>
          <table:table-cell table:formula="of:=[.G257]/[.D257]" office:value-type="float" office:value="1.00520252694166" calcext:value-type="float">
            <text:p>1,00520252694166</text:p>
          </table:table-cell>
          <table:table-cell office:value-type="float" office:value="0.135" calcext:value-type="float">
            <text:p>0,135</text:p>
          </table:table-cell>
          <table:table-cell office:value-type="float" office:value="0.131" calcext:value-type="float">
            <text:p>0,131</text:p>
          </table:table-cell>
          <table:table-cell table:formula="of:=([.I257]+[.J257])/2" office:value-type="float" office:value="0.133" calcext:value-type="float">
            <text:p>0,133</text:p>
          </table:table-cell>
          <table:table-cell table:formula="of:=[.K257]/[.D257]" office:value-type="float" office:value="0.988480118914901" calcext:value-type="float">
            <text:p>0,988480118914901</text:p>
          </table:table-cell>
          <table:table-cell office:value-type="float" office:value="0.1056" calcext:value-type="float">
            <text:p>0,1056</text:p>
          </table:table-cell>
          <table:table-cell table:formula="of:=[.M257]/[.D257]" office:value-type="float" office:value="0.784838350055741" calcext:value-type="float">
            <text:p>0,784838350055741</text:p>
          </table:table-cell>
          <table:table-cell office:value-type="float" office:value="0.0984" calcext:value-type="float">
            <text:p>0,0984</text:p>
          </table:table-cell>
          <table:table-cell office:value-type="float" office:value="0.0981" calcext:value-type="float">
            <text:p>0,0981</text:p>
          </table:table-cell>
          <table:table-cell table:formula="of:=([.O257]+[.P257])/2" office:value-type="float" office:value="0.09825" calcext:value-type="float">
            <text:p>0,09825</text:p>
          </table:table-cell>
          <table:table-cell table:formula="of:=[.Q257]/[.D257]" office:value-type="float" office:value="0.730211817168339" calcext:value-type="float">
            <text:p>0,730211817168339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2934" calcext:value-type="float">
            <text:p>0,2934</text:p>
          </table:table-cell>
          <table:table-cell office:value-type="float" office:value="0.2835" calcext:value-type="float">
            <text:p>0,2835</text:p>
          </table:table-cell>
          <table:table-cell table:formula="of:=([.B258]+[.C258])/2" office:value-type="float" office:value="0.28845" calcext:value-type="float">
            <text:p>0,28845</text:p>
          </table:table-cell>
          <table:table-cell office:value-type="float" office:value="0.2859" calcext:value-type="float">
            <text:p>0,2859</text:p>
          </table:table-cell>
          <table:table-cell office:value-type="float" office:value="0.2828" calcext:value-type="float">
            <text:p>0,2828</text:p>
          </table:table-cell>
          <table:table-cell table:formula="of:=([.E258]+[.F258])/2" office:value-type="float" office:value="0.28435" calcext:value-type="float">
            <text:p>0,28435</text:p>
          </table:table-cell>
          <table:table-cell table:formula="of:=[.G258]/[.D258]" office:value-type="float" office:value="0.985786098110591" calcext:value-type="float">
            <text:p>0,985786098110591</text:p>
          </table:table-cell>
          <table:table-cell office:value-type="float" office:value="0.2788" calcext:value-type="float">
            <text:p>0,2788</text:p>
          </table:table-cell>
          <table:table-cell office:value-type="float" office:value="0.3104" calcext:value-type="float">
            <text:p>0,3104</text:p>
          </table:table-cell>
          <table:table-cell table:formula="of:=([.I258]+[.J258])/2" office:value-type="float" office:value="0.2946" calcext:value-type="float">
            <text:p>0,2946</text:p>
          </table:table-cell>
          <table:table-cell table:formula="of:=[.K258]/[.D258]" office:value-type="float" office:value="1.02132085283411" calcext:value-type="float">
            <text:p>1,02132085283411</text:p>
          </table:table-cell>
          <table:table-cell office:value-type="float" office:value="0.319" calcext:value-type="float">
            <text:p>0,319</text:p>
          </table:table-cell>
          <table:table-cell table:formula="of:=[.M258]/[.D258]" office:value-type="float" office:value="1.10591090310279" calcext:value-type="float">
            <text:p>1,10591090310279</text:p>
          </table:table-cell>
          <table:table-cell office:value-type="float" office:value="0.3195" calcext:value-type="float">
            <text:p>0,3195</text:p>
          </table:table-cell>
          <table:table-cell office:value-type="float" office:value="0.3206" calcext:value-type="float">
            <text:p>0,3206</text:p>
          </table:table-cell>
          <table:table-cell table:formula="of:=([.O258]+[.P258])/2" office:value-type="float" office:value="0.32005" calcext:value-type="float">
            <text:p>0,32005</text:p>
          </table:table-cell>
          <table:table-cell table:formula="of:=[.Q258]/[.D258]" office:value-type="float" office:value="1.10955104870862" calcext:value-type="float">
            <text:p>1,10955104870862</text:p>
          </table:table-cell>
        </table:table-row>
        <table:table-row table:style-name="ro1">
          <table:table-cell table:style-name="ce2" office:value-type="string" calcext:value-type="string">
            <text:p>UseAssertEqualsInsteadOfAssertTrue</text:p>
          </table:table-cell>
          <table:table-cell office:value-type="float" office:value="2.5925" calcext:value-type="float">
            <text:p>2,5925</text:p>
          </table:table-cell>
          <table:table-cell office:value-type="float" office:value="2.6484" calcext:value-type="float">
            <text:p>2,6484</text:p>
          </table:table-cell>
          <table:table-cell table:formula="of:=([.B259]+[.C259])/2" office:value-type="float" office:value="2.62045" calcext:value-type="float">
            <text:p>2,62045</text:p>
          </table:table-cell>
          <table:table-cell office:value-type="float" office:value="2.7155" calcext:value-type="float">
            <text:p>2,7155</text:p>
          </table:table-cell>
          <table:table-cell office:value-type="float" office:value="2.7833" calcext:value-type="float">
            <text:p>2,7833</text:p>
          </table:table-cell>
          <table:table-cell table:formula="of:=([.E259]+[.F259])/2" office:value-type="float" office:value="2.7494" calcext:value-type="float">
            <text:p>2,7494</text:p>
          </table:table-cell>
          <table:table-cell table:formula="of:=[.G259]/[.D259]" office:value-type="float" office:value="1.04920910530634" calcext:value-type="float">
            <text:p>1,04920910530634</text:p>
          </table:table-cell>
          <table:table-cell office:value-type="float" office:value="1.9324" calcext:value-type="float">
            <text:p>1,9324</text:p>
          </table:table-cell>
          <table:table-cell office:value-type="float" office:value="1.7752" calcext:value-type="float">
            <text:p>1,7752</text:p>
          </table:table-cell>
          <table:table-cell table:formula="of:=([.I259]+[.J259])/2" office:value-type="float" office:value="1.8538" calcext:value-type="float">
            <text:p>1,8538</text:p>
          </table:table-cell>
          <table:table-cell table:formula="of:=[.K259]/[.D259]" office:value-type="float" office:value="0.707435745768856" calcext:value-type="float">
            <text:p>0,707435745768856</text:p>
          </table:table-cell>
          <table:table-cell office:value-type="float" office:value="1751.3019" calcext:value-type="float">
            <text:p>1751,3019</text:p>
          </table:table-cell>
          <table:table-cell table:formula="of:=[.M259]/[.D259]" office:value-type="float" office:value="668.321051727757" calcext:value-type="float">
            <text:p>668,321051727757</text:p>
          </table:table-cell>
          <table:table-cell office:value-type="float" office:value="11.7092" calcext:value-type="float">
            <text:p>11,7092</text:p>
          </table:table-cell>
          <table:table-cell office:value-type="float" office:value="11.8378" calcext:value-type="float">
            <text:p>11,8378</text:p>
          </table:table-cell>
          <table:table-cell table:formula="of:=([.O259]+[.P259])/2" office:value-type="float" office:value="11.7735" calcext:value-type="float">
            <text:p>11,7735</text:p>
          </table:table-cell>
          <table:table-cell table:formula="of:=[.Q259]/[.D259]" office:value-type="float" office:value="4.4929306035223" calcext:value-type="float">
            <text:p>4,4929306035223</text:p>
          </table:table-cell>
        </table:table-row>
        <table:table-row table:style-name="ro1">
          <table:table-cell table:style-name="ce2" office:value-type="string" calcext:value-type="string">
            <text:p>UseAssertNullInsteadOfAssertTrue</text:p>
          </table:table-cell>
          <table:table-cell office:value-type="float" office:value="3.075" calcext:value-type="float">
            <text:p>3,075</text:p>
          </table:table-cell>
          <table:table-cell office:value-type="float" office:value="3.0962" calcext:value-type="float">
            <text:p>3,0962</text:p>
          </table:table-cell>
          <table:table-cell table:formula="of:=([.B260]+[.C260])/2" office:value-type="float" office:value="3.0856" calcext:value-type="float">
            <text:p>3,0856</text:p>
          </table:table-cell>
          <table:table-cell office:value-type="float" office:value="2.9362" calcext:value-type="float">
            <text:p>2,9362</text:p>
          </table:table-cell>
          <table:table-cell office:value-type="float" office:value="3.0191" calcext:value-type="float">
            <text:p>3,0191</text:p>
          </table:table-cell>
          <table:table-cell table:formula="of:=([.E260]+[.F260])/2" office:value-type="float" office:value="2.97765" calcext:value-type="float">
            <text:p>2,97765</text:p>
          </table:table-cell>
          <table:table-cell table:formula="of:=[.G260]/[.D260]" office:value-type="float" office:value="0.965014907959554" calcext:value-type="float">
            <text:p>0,965014907959554</text:p>
          </table:table-cell>
          <table:table-cell office:value-type="float" office:value="2.059" calcext:value-type="float">
            <text:p>2,059</text:p>
          </table:table-cell>
          <table:table-cell office:value-type="float" office:value="1.9716" calcext:value-type="float">
            <text:p>1,9716</text:p>
          </table:table-cell>
          <table:table-cell table:formula="of:=([.I260]+[.J260])/2" office:value-type="float" office:value="2.0153" calcext:value-type="float">
            <text:p>2,0153</text:p>
          </table:table-cell>
          <table:table-cell table:formula="of:=[.K260]/[.D260]" office:value-type="float" office:value="0.653130671506352" calcext:value-type="float">
            <text:p>0,653130671506352</text:p>
          </table:table-cell>
          <table:table-cell office:value-type="float" office:value="1742.9791" calcext:value-type="float">
            <text:p>1742,9791</text:p>
          </table:table-cell>
          <table:table-cell table:formula="of:=[.M260]/[.D260]" office:value-type="float" office:value="564.875259268862" calcext:value-type="float">
            <text:p>564,875259268862</text:p>
          </table:table-cell>
          <table:table-cell office:value-type="float" office:value="11.3458" calcext:value-type="float">
            <text:p>11,3458</text:p>
          </table:table-cell>
          <table:table-cell office:value-type="float" office:value="11.2631" calcext:value-type="float">
            <text:p>11,2631</text:p>
          </table:table-cell>
          <table:table-cell table:formula="of:=([.O260]+[.P260])/2" office:value-type="float" office:value="11.30445" calcext:value-type="float">
            <text:p>11,30445</text:p>
          </table:table-cell>
          <table:table-cell table:formula="of:=[.Q260]/[.D260]" office:value-type="float" office:value="3.66361485610578" calcext:value-type="float">
            <text:p>3,66361485610578</text:p>
          </table:table-cell>
        </table:table-row>
        <table:table-row table:style-name="ro1">
          <table:table-cell table:style-name="ce2" office:value-type="string" calcext:value-type="string">
            <text:p>UseAssertSameInsteadOfAssertTrue</text:p>
          </table:table-cell>
          <table:table-cell office:value-type="float" office:value="13.4606" calcext:value-type="float">
            <text:p>13,4606</text:p>
          </table:table-cell>
          <table:table-cell office:value-type="float" office:value="13.2093" calcext:value-type="float">
            <text:p>13,2093</text:p>
          </table:table-cell>
          <table:table-cell table:formula="of:=([.B261]+[.C261])/2" office:value-type="float" office:value="13.33495" calcext:value-type="float">
            <text:p>13,33495</text:p>
          </table:table-cell>
          <table:table-cell office:value-type="float" office:value="13.7529" calcext:value-type="float">
            <text:p>13,7529</text:p>
          </table:table-cell>
          <table:table-cell office:value-type="float" office:value="13.4273" calcext:value-type="float">
            <text:p>13,4273</text:p>
          </table:table-cell>
          <table:table-cell table:formula="of:=([.E261]+[.F261])/2" office:value-type="float" office:value="13.5901" calcext:value-type="float">
            <text:p>13,5901</text:p>
          </table:table-cell>
          <table:table-cell table:formula="of:=[.G261]/[.D261]" office:value-type="float" office:value="1.01913393001099" calcext:value-type="float">
            <text:p>1,01913393001099</text:p>
          </table:table-cell>
          <table:table-cell office:value-type="float" office:value="7.6947" calcext:value-type="float">
            <text:p>7,6947</text:p>
          </table:table-cell>
          <table:table-cell office:value-type="float" office:value="7.639" calcext:value-type="float">
            <text:p>7,639</text:p>
          </table:table-cell>
          <table:table-cell table:formula="of:=([.I261]+[.J261])/2" office:value-type="float" office:value="7.66685" calcext:value-type="float">
            <text:p>7,66685</text:p>
          </table:table-cell>
          <table:table-cell table:formula="of:=[.K261]/[.D261]" office:value-type="float" office:value="0.574944038035388" calcext:value-type="float">
            <text:p>0,574944038035388</text:p>
          </table:table-cell>
          <table:table-cell office:value-type="float" office:value="1732.8995" calcext:value-type="float">
            <text:p>1732,8995</text:p>
          </table:table-cell>
          <table:table-cell table:formula="of:=[.M261]/[.D261]" office:value-type="float" office:value="129.951705855665" calcext:value-type="float">
            <text:p>129,951705855665</text:p>
          </table:table-cell>
          <table:table-cell office:value-type="float" office:value="11.3381" calcext:value-type="float">
            <text:p>11,3381</text:p>
          </table:table-cell>
          <table:table-cell office:value-type="float" office:value="11.373" calcext:value-type="float">
            <text:p>11,373</text:p>
          </table:table-cell>
          <table:table-cell table:formula="of:=([.O261]+[.P261])/2" office:value-type="float" office:value="11.35555" calcext:value-type="float">
            <text:p>11,35555</text:p>
          </table:table-cell>
          <table:table-cell table:formula="of:=[.Q261]/[.D261]" office:value-type="float" office:value="0.851562997986494" calcext:value-type="float">
            <text:p>0,851562997986494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7805" calcext:value-type="float">
            <text:p>0,7805</text:p>
          </table:table-cell>
          <table:table-cell table:formula="of:=([.B262]+[.C262])/2" office:value-type="float" office:value="0.74545" calcext:value-type="float">
            <text:p>0,74545</text:p>
          </table:table-cell>
          <table:table-cell office:value-type="float" office:value="0.7965" calcext:value-type="float">
            <text:p>0,7965</text:p>
          </table:table-cell>
          <table:table-cell office:value-type="float" office:value="0.8236" calcext:value-type="float">
            <text:p>0,8236</text:p>
          </table:table-cell>
          <table:table-cell table:formula="of:=([.E262]+[.F262])/2" office:value-type="float" office:value="0.81005" calcext:value-type="float">
            <text:p>0,81005</text:p>
          </table:table-cell>
          <table:table-cell table:formula="of:=[.G262]/[.D262]" office:value-type="float" office:value="1.0866590649943" calcext:value-type="float">
            <text:p>1,0866590649943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7704" calcext:value-type="float">
            <text:p>0,7704</text:p>
          </table:table-cell>
          <table:table-cell table:formula="of:=([.I262]+[.J262])/2" office:value-type="float" office:value="0.75435" calcext:value-type="float">
            <text:p>0,75435</text:p>
          </table:table-cell>
          <table:table-cell table:formula="of:=[.K262]/[.D262]" office:value-type="float" office:value="1.01193909718962" calcext:value-type="float">
            <text:p>1,01193909718962</text:p>
          </table:table-cell>
          <table:table-cell office:value-type="float" office:value="1.5046" calcext:value-type="float">
            <text:p>1,5046</text:p>
          </table:table-cell>
          <table:table-cell table:formula="of:=[.M262]/[.D262]" office:value-type="float" office:value="2.01837816084244" calcext:value-type="float">
            <text:p>2,01837816084244</text:p>
          </table:table-cell>
          <table:table-cell office:value-type="float" office:value="1.3735" calcext:value-type="float">
            <text:p>1,3735</text:p>
          </table:table-cell>
          <table:table-cell office:value-type="float" office:value="1.4328" calcext:value-type="float">
            <text:p>1,4328</text:p>
          </table:table-cell>
          <table:table-cell table:formula="of:=([.O262]+[.P262])/2" office:value-type="float" office:value="1.40315" calcext:value-type="float">
            <text:p>1,40315</text:p>
          </table:table-cell>
          <table:table-cell table:formula="of:=[.Q262]/[.D262]" office:value-type="float" office:value="1.88228586759675" calcext:value-type="float">
            <text:p>1,88228586759675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287" calcext:value-type="float">
            <text:p>0,2287</text:p>
          </table:table-cell>
          <table:table-cell office:value-type="float" office:value="0.2371" calcext:value-type="float">
            <text:p>0,2371</text:p>
          </table:table-cell>
          <table:table-cell table:formula="of:=([.B263]+[.C263])/2" office:value-type="float" office:value="0.2329" calcext:value-type="float">
            <text:p>0,2329</text:p>
          </table:table-cell>
          <table:table-cell office:value-type="float" office:value="0.2547" calcext:value-type="float">
            <text:p>0,2547</text:p>
          </table:table-cell>
          <table:table-cell office:value-type="float" office:value="0.2666" calcext:value-type="float">
            <text:p>0,2666</text:p>
          </table:table-cell>
          <table:table-cell table:formula="of:=([.E263]+[.F263])/2" office:value-type="float" office:value="0.26065" calcext:value-type="float">
            <text:p>0,26065</text:p>
          </table:table-cell>
          <table:table-cell table:formula="of:=[.G263]/[.D263]" office:value-type="float" office:value="1.11914984972091" calcext:value-type="float">
            <text:p>1,11914984972091</text:p>
          </table:table-cell>
          <table:table-cell office:value-type="float" office:value="0.234" calcext:value-type="float">
            <text:p>0,234</text:p>
          </table:table-cell>
          <table:table-cell office:value-type="float" office:value="0.2295" calcext:value-type="float">
            <text:p>0,2295</text:p>
          </table:table-cell>
          <table:table-cell table:formula="of:=([.I263]+[.J263])/2" office:value-type="float" office:value="0.23175" calcext:value-type="float">
            <text:p>0,23175</text:p>
          </table:table-cell>
          <table:table-cell table:formula="of:=[.K263]/[.D263]" office:value-type="float" office:value="0.995062258480034" calcext:value-type="float">
            <text:p>0,995062258480034</text:p>
          </table:table-cell>
          <table:table-cell office:value-type="float" office:value="0.2215" calcext:value-type="float">
            <text:p>0,2215</text:p>
          </table:table-cell>
          <table:table-cell table:formula="of:=[.M263]/[.D263]" office:value-type="float" office:value="0.951051953628167" calcext:value-type="float">
            <text:p>0,951051953628167</text:p>
          </table:table-cell>
          <table:table-cell office:value-type="float" office:value="0.249" calcext:value-type="float">
            <text:p>0,249</text:p>
          </table:table-cell>
          <table:table-cell office:value-type="float" office:value="0.2112" calcext:value-type="float">
            <text:p>0,2112</text:p>
          </table:table-cell>
          <table:table-cell table:formula="of:=([.O263]+[.P263])/2" office:value-type="float" office:value="0.2301" calcext:value-type="float">
            <text:p>0,2301</text:p>
          </table:table-cell>
          <table:table-cell table:formula="of:=[.Q263]/[.D263]" office:value-type="float" office:value="0.987977672820953" calcext:value-type="float">
            <text:p>0,987977672820953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253" calcext:value-type="float">
            <text:p>0,3253</text:p>
          </table:table-cell>
          <table:table-cell office:value-type="float" office:value="0.3418" calcext:value-type="float">
            <text:p>0,3418</text:p>
          </table:table-cell>
          <table:table-cell table:formula="of:=([.B264]+[.C264])/2" office:value-type="float" office:value="0.33355" calcext:value-type="float">
            <text:p>0,33355</text:p>
          </table:table-cell>
          <table:table-cell office:value-type="float" office:value="0.3363" calcext:value-type="float">
            <text:p>0,3363</text:p>
          </table:table-cell>
          <table:table-cell office:value-type="float" office:value="0.3581" calcext:value-type="float">
            <text:p>0,3581</text:p>
          </table:table-cell>
          <table:table-cell table:formula="of:=([.E264]+[.F264])/2" office:value-type="float" office:value="0.3472" calcext:value-type="float">
            <text:p>0,3472</text:p>
          </table:table-cell>
          <table:table-cell table:formula="of:=[.G264]/[.D264]" office:value-type="float" office:value="1.04092339979014" calcext:value-type="float">
            <text:p>1,04092339979014</text:p>
          </table:table-cell>
          <table:table-cell office:value-type="float" office:value="0.3764" calcext:value-type="float">
            <text:p>0,3764</text:p>
          </table:table-cell>
          <table:table-cell office:value-type="float" office:value="0.3442" calcext:value-type="float">
            <text:p>0,3442</text:p>
          </table:table-cell>
          <table:table-cell table:formula="of:=([.I264]+[.J264])/2" office:value-type="float" office:value="0.3603" calcext:value-type="float">
            <text:p>0,3603</text:p>
          </table:table-cell>
          <table:table-cell table:formula="of:=[.K264]/[.D264]" office:value-type="float" office:value="1.0801978713836" calcext:value-type="float">
            <text:p>1,0801978713836</text:p>
          </table:table-cell>
          <table:table-cell office:value-type="float" office:value="0.3574" calcext:value-type="float">
            <text:p>0,3574</text:p>
          </table:table-cell>
          <table:table-cell table:formula="of:=[.M264]/[.D264]" office:value-type="float" office:value="1.07150352271024" calcext:value-type="float">
            <text:p>1,07150352271024</text:p>
          </table:table-cell>
          <table:table-cell office:value-type="float" office:value="0.3606" calcext:value-type="float">
            <text:p>0,3606</text:p>
          </table:table-cell>
          <table:table-cell office:value-type="float" office:value="0.3397" calcext:value-type="float">
            <text:p>0,3397</text:p>
          </table:table-cell>
          <table:table-cell table:formula="of:=([.O264]+[.P264])/2" office:value-type="float" office:value="0.35015" calcext:value-type="float">
            <text:p>0,35015</text:p>
          </table:table-cell>
          <table:table-cell table:formula="of:=[.Q264]/[.D264]" office:value-type="float" office:value="1.04976765102683" calcext:value-type="float">
            <text:p>1,04976765102683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21" calcext:value-type="float">
            <text:p>0,0421</text:p>
          </table:table-cell>
          <table:table-cell table:formula="of:=([.B265]+[.C265])/2" office:value-type="float" office:value="0.0409" calcext:value-type="float">
            <text:p>0,0409</text:p>
          </table:table-cell>
          <table:table-cell office:value-type="float" office:value="0.0424" calcext:value-type="float">
            <text:p>0,0424</text:p>
          </table:table-cell>
          <table:table-cell office:value-type="float" office:value="0.0422" calcext:value-type="float">
            <text:p>0,0422</text:p>
          </table:table-cell>
          <table:table-cell table:formula="of:=([.E265]+[.F265])/2" office:value-type="float" office:value="0.0423" calcext:value-type="float">
            <text:p>0,0423</text:p>
          </table:table-cell>
          <table:table-cell table:formula="of:=[.G265]/[.D265]" office:value-type="float" office:value="1.03422982885086" calcext:value-type="float">
            <text:p>1,03422982885086</text:p>
          </table:table-cell>
          <table:table-cell office:value-type="float" office:value="0.0399" calcext:value-type="float">
            <text:p>0,0399</text:p>
          </table:table-cell>
          <table:table-cell office:value-type="float" office:value="0.04" calcext:value-type="float">
            <text:p>0,04</text:p>
          </table:table-cell>
          <table:table-cell table:formula="of:=([.I265]+[.J265])/2" office:value-type="float" office:value="0.03995" calcext:value-type="float">
            <text:p>0,03995</text:p>
          </table:table-cell>
          <table:table-cell table:formula="of:=[.K265]/[.D265]" office:value-type="float" office:value="0.976772616136919" calcext:value-type="float">
            <text:p>0,976772616136919</text:p>
          </table:table-cell>
          <table:table-cell office:value-type="float" office:value="0.053" calcext:value-type="float">
            <text:p>0,053</text:p>
          </table:table-cell>
          <table:table-cell table:formula="of:=[.M265]/[.D265]" office:value-type="float" office:value="1.2958435207824" calcext:value-type="float">
            <text:p>1,2958435207824</text:p>
          </table:table-cell>
          <table:table-cell office:value-type="float" office:value="0.0475" calcext:value-type="float">
            <text:p>0,0475</text:p>
          </table:table-cell>
          <table:table-cell office:value-type="float" office:value="0.0794" calcext:value-type="float">
            <text:p>0,0794</text:p>
          </table:table-cell>
          <table:table-cell table:formula="of:=([.O265]+[.P265])/2" office:value-type="float" office:value="0.06345" calcext:value-type="float">
            <text:p>0,06345</text:p>
          </table:table-cell>
          <table:table-cell table:formula="of:=[.Q265]/[.D265]" office:value-type="float" office:value="1.55134474327628" calcext:value-type="float">
            <text:p>1,55134474327628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7065" calcext:value-type="float">
            <text:p>0,7065</text:p>
          </table:table-cell>
          <table:table-cell office:value-type="float" office:value="0.7079" calcext:value-type="float">
            <text:p>0,7079</text:p>
          </table:table-cell>
          <table:table-cell table:formula="of:=([.B266]+[.C266])/2" office:value-type="float" office:value="0.7072" calcext:value-type="float">
            <text:p>0,7072</text:p>
          </table:table-cell>
          <table:table-cell office:value-type="float" office:value="0.6994" calcext:value-type="float">
            <text:p>0,6994</text:p>
          </table:table-cell>
          <table:table-cell office:value-type="float" office:value="0.6872" calcext:value-type="float">
            <text:p>0,6872</text:p>
          </table:table-cell>
          <table:table-cell table:formula="of:=([.E266]+[.F266])/2" office:value-type="float" office:value="0.6933" calcext:value-type="float">
            <text:p>0,6933</text:p>
          </table:table-cell>
          <table:table-cell table:formula="of:=[.G266]/[.D266]" office:value-type="float" office:value="0.980345022624434" calcext:value-type="float">
            <text:p>0,980345022624434</text:p>
          </table:table-cell>
          <table:table-cell office:value-type="float" office:value="0.6531" calcext:value-type="float">
            <text:p>0,6531</text:p>
          </table:table-cell>
          <table:table-cell office:value-type="float" office:value="0.6406" calcext:value-type="float">
            <text:p>0,6406</text:p>
          </table:table-cell>
          <table:table-cell table:formula="of:=([.I266]+[.J266])/2" office:value-type="float" office:value="0.64685" calcext:value-type="float">
            <text:p>0,64685</text:p>
          </table:table-cell>
          <table:table-cell table:formula="of:=[.K266]/[.D266]" office:value-type="float" office:value="0.914663461538462" calcext:value-type="float">
            <text:p>0,914663461538462</text:p>
          </table:table-cell>
          <table:table-cell office:value-type="float" office:value="0.5961" calcext:value-type="float">
            <text:p>0,5961</text:p>
          </table:table-cell>
          <table:table-cell table:formula="of:=[.M266]/[.D266]" office:value-type="float" office:value="0.842901583710407" calcext:value-type="float">
            <text:p>0,842901583710407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88" calcext:value-type="float">
            <text:p>0,5788</text:p>
          </table:table-cell>
          <table:table-cell table:formula="of:=([.O266]+[.P266])/2" office:value-type="float" office:value="0.5834" calcext:value-type="float">
            <text:p>0,5834</text:p>
          </table:table-cell>
          <table:table-cell table:formula="of:=[.Q266]/[.D266]" office:value-type="float" office:value="0.824943438914027" calcext:value-type="float">
            <text:p>0,824943438914027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446" calcext:value-type="float">
            <text:p>0,0446</text:p>
          </table:table-cell>
          <table:table-cell table:formula="of:=([.B267]+[.C267])/2" office:value-type="float" office:value="0.043" calcext:value-type="float">
            <text:p>0,043</text:p>
          </table:table-cell>
          <table:table-cell office:value-type="float" office:value="0.0441" calcext:value-type="float">
            <text:p>0,0441</text:p>
          </table:table-cell>
          <table:table-cell office:value-type="float" office:value="0.0471" calcext:value-type="float">
            <text:p>0,0471</text:p>
          </table:table-cell>
          <table:table-cell table:formula="of:=([.E267]+[.F267])/2" office:value-type="float" office:value="0.0456" calcext:value-type="float">
            <text:p>0,0456</text:p>
          </table:table-cell>
          <table:table-cell table:formula="of:=[.G267]/[.D267]" office:value-type="float" office:value="1.06046511627907" calcext:value-type="float">
            <text:p>1,06046511627907</text:p>
          </table:table-cell>
          <table:table-cell office:value-type="float" office:value="0.0433" calcext:value-type="float">
            <text:p>0,0433</text:p>
          </table:table-cell>
          <table:table-cell office:value-type="float" office:value="0.043" calcext:value-type="float">
            <text:p>0,043</text:p>
          </table:table-cell>
          <table:table-cell table:formula="of:=([.I267]+[.J267])/2" office:value-type="float" office:value="0.04315" calcext:value-type="float">
            <text:p>0,04315</text:p>
          </table:table-cell>
          <table:table-cell table:formula="of:=[.K267]/[.D267]" office:value-type="float" office:value="1.00348837209302" calcext:value-type="float">
            <text:p>1,00348837209302</text:p>
          </table:table-cell>
          <table:table-cell office:value-type="float" office:value="0.0622" calcext:value-type="float">
            <text:p>0,0622</text:p>
          </table:table-cell>
          <table:table-cell table:formula="of:=[.M267]/[.D267]" office:value-type="float" office:value="1.44651162790698" calcext:value-type="float">
            <text:p>1,44651162790698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64" calcext:value-type="float">
            <text:p>0,0564</text:p>
          </table:table-cell>
          <table:table-cell table:formula="of:=([.O267]+[.P267])/2" office:value-type="float" office:value="0.05645" calcext:value-type="float">
            <text:p>0,05645</text:p>
          </table:table-cell>
          <table:table-cell table:formula="of:=[.Q267]/[.D267]" office:value-type="float" office:value="1.31279069767442" calcext:value-type="float">
            <text:p>1,31279069767442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492" calcext:value-type="float">
            <text:p>0,2492</text:p>
          </table:table-cell>
          <table:table-cell office:value-type="float" office:value="0.2806" calcext:value-type="float">
            <text:p>0,2806</text:p>
          </table:table-cell>
          <table:table-cell table:formula="of:=([.B268]+[.C268])/2" office:value-type="float" office:value="0.2649" calcext:value-type="float">
            <text:p>0,2649</text:p>
          </table:table-cell>
          <table:table-cell office:value-type="float" office:value="0.2553" calcext:value-type="float">
            <text:p>0,2553</text:p>
          </table:table-cell>
          <table:table-cell office:value-type="float" office:value="0.3081" calcext:value-type="float">
            <text:p>0,3081</text:p>
          </table:table-cell>
          <table:table-cell table:formula="of:=([.E268]+[.F268])/2" office:value-type="float" office:value="0.2817" calcext:value-type="float">
            <text:p>0,2817</text:p>
          </table:table-cell>
          <table:table-cell table:formula="of:=[.G268]/[.D268]" office:value-type="float" office:value="1.0634201585504" calcext:value-type="float">
            <text:p>1,0634201585504</text:p>
          </table:table-cell>
          <table:table-cell office:value-type="float" office:value="0.2885" calcext:value-type="float">
            <text:p>0,2885</text:p>
          </table:table-cell>
          <table:table-cell office:value-type="float" office:value="0.2513" calcext:value-type="float">
            <text:p>0,2513</text:p>
          </table:table-cell>
          <table:table-cell table:formula="of:=([.I268]+[.J268])/2" office:value-type="float" office:value="0.2699" calcext:value-type="float">
            <text:p>0,2699</text:p>
          </table:table-cell>
          <table:table-cell table:formula="of:=[.K268]/[.D268]" office:value-type="float" office:value="1.01887504718762" calcext:value-type="float">
            <text:p>1,01887504718762</text:p>
          </table:table-cell>
          <table:table-cell office:value-type="float" office:value="0.244" calcext:value-type="float">
            <text:p>0,244</text:p>
          </table:table-cell>
          <table:table-cell table:formula="of:=[.M268]/[.D268]" office:value-type="float" office:value="0.921102302755757" calcext:value-type="float">
            <text:p>0,921102302755757</text:p>
          </table:table-cell>
          <table:table-cell office:value-type="float" office:value="0.2387" calcext:value-type="float">
            <text:p>0,2387</text:p>
          </table:table-cell>
          <table:table-cell office:value-type="float" office:value="0.2642" calcext:value-type="float">
            <text:p>0,2642</text:p>
          </table:table-cell>
          <table:table-cell table:formula="of:=([.O268]+[.P268])/2" office:value-type="float" office:value="0.25145" calcext:value-type="float">
            <text:p>0,25145</text:p>
          </table:table-cell>
          <table:table-cell table:formula="of:=[.Q268]/[.D268]" office:value-type="float" office:value="0.949226123065308" calcext:value-type="float">
            <text:p>0,949226123065308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1.7458" calcext:value-type="float">
            <text:p>1,7458</text:p>
          </table:table-cell>
          <table:table-cell office:value-type="float" office:value="1.7771" calcext:value-type="float">
            <text:p>1,7771</text:p>
          </table:table-cell>
          <table:table-cell table:formula="of:=([.B269]+[.C269])/2" office:value-type="float" office:value="1.76145" calcext:value-type="float">
            <text:p>1,76145</text:p>
          </table:table-cell>
          <table:table-cell office:value-type="float" office:value="1.6904" calcext:value-type="float">
            <text:p>1,6904</text:p>
          </table:table-cell>
          <table:table-cell office:value-type="float" office:value="1.6781" calcext:value-type="float">
            <text:p>1,6781</text:p>
          </table:table-cell>
          <table:table-cell table:formula="of:=([.E269]+[.F269])/2" office:value-type="float" office:value="1.68425" calcext:value-type="float">
            <text:p>1,68425</text:p>
          </table:table-cell>
          <table:table-cell table:formula="of:=[.G269]/[.D269]" office:value-type="float" office:value="0.956172471543331" calcext:value-type="float">
            <text:p>0,956172471543331</text:p>
          </table:table-cell>
          <table:table-cell office:value-type="float" office:value="1.6918" calcext:value-type="float">
            <text:p>1,6918</text:p>
          </table:table-cell>
          <table:table-cell office:value-type="float" office:value="1.7088" calcext:value-type="float">
            <text:p>1,7088</text:p>
          </table:table-cell>
          <table:table-cell table:formula="of:=([.I269]+[.J269])/2" office:value-type="float" office:value="1.7003" calcext:value-type="float">
            <text:p>1,7003</text:p>
          </table:table-cell>
          <table:table-cell table:formula="of:=[.K269]/[.D269]" office:value-type="float" office:value="0.965284282835164" calcext:value-type="float">
            <text:p>0,965284282835164</text:p>
          </table:table-cell>
          <table:table-cell office:value-type="float" office:value="2.3033" calcext:value-type="float">
            <text:p>2,3033</text:p>
          </table:table-cell>
          <table:table-cell table:formula="of:=[.M269]/[.D269]" office:value-type="float" office:value="1.3076158846405" calcext:value-type="float">
            <text:p>1,3076158846405</text:p>
          </table:table-cell>
          <table:table-cell office:value-type="float" office:value="2.2048" calcext:value-type="float">
            <text:p>2,2048</text:p>
          </table:table-cell>
          <table:table-cell office:value-type="float" office:value="2.38" calcext:value-type="float">
            <text:p>2,38</text:p>
          </table:table-cell>
          <table:table-cell table:formula="of:=([.O269]+[.P269])/2" office:value-type="float" office:value="2.2924" calcext:value-type="float">
            <text:p>2,2924</text:p>
          </table:table-cell>
          <table:table-cell table:formula="of:=[.Q269]/[.D269]" office:value-type="float" office:value="1.30142780095944" calcext:value-type="float">
            <text:p>1,30142780095944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2527" calcext:value-type="float">
            <text:p>0,2527</text:p>
          </table:table-cell>
          <table:table-cell office:value-type="float" office:value="0.2668" calcext:value-type="float">
            <text:p>0,2668</text:p>
          </table:table-cell>
          <table:table-cell table:formula="of:=([.B270]+[.C270])/2" office:value-type="float" office:value="0.25975" calcext:value-type="float">
            <text:p>0,25975</text:p>
          </table:table-cell>
          <table:table-cell office:value-type="float" office:value="0.2648" calcext:value-type="float">
            <text:p>0,2648</text:p>
          </table:table-cell>
          <table:table-cell office:value-type="float" office:value="0.2684" calcext:value-type="float">
            <text:p>0,2684</text:p>
          </table:table-cell>
          <table:table-cell table:formula="of:=([.E270]+[.F270])/2" office:value-type="float" office:value="0.2666" calcext:value-type="float">
            <text:p>0,2666</text:p>
          </table:table-cell>
          <table:table-cell table:formula="of:=[.G270]/[.D270]" office:value-type="float" office:value="1.02637151106834" calcext:value-type="float">
            <text:p>1,02637151106834</text:p>
          </table:table-cell>
          <table:table-cell office:value-type="float" office:value="0.2601" calcext:value-type="float">
            <text:p>0,2601</text:p>
          </table:table-cell>
          <table:table-cell office:value-type="float" office:value="0.2566" calcext:value-type="float">
            <text:p>0,2566</text:p>
          </table:table-cell>
          <table:table-cell table:formula="of:=([.I270]+[.J270])/2" office:value-type="float" office:value="0.25835" calcext:value-type="float">
            <text:p>0,25835</text:p>
          </table:table-cell>
          <table:table-cell table:formula="of:=[.K270]/[.D270]" office:value-type="float" office:value="0.99461020211742" calcext:value-type="float">
            <text:p>0,99461020211742</text:p>
          </table:table-cell>
          <table:table-cell office:value-type="float" office:value="0.3117" calcext:value-type="float">
            <text:p>0,3117</text:p>
          </table:table-cell>
          <table:table-cell table:formula="of:=[.M270]/[.D270]" office:value-type="float" office:value="1.2" calcext:value-type="float">
            <text:p>1,2</text:p>
          </table:table-cell>
          <table:table-cell office:value-type="float" office:value="0.3214" calcext:value-type="float">
            <text:p>0,3214</text:p>
          </table:table-cell>
          <table:table-cell office:value-type="float" office:value="0.3465" calcext:value-type="float">
            <text:p>0,3465</text:p>
          </table:table-cell>
          <table:table-cell table:formula="of:=([.O270]+[.P270])/2" office:value-type="float" office:value="0.33395" calcext:value-type="float">
            <text:p>0,33395</text:p>
          </table:table-cell>
          <table:table-cell table:formula="of:=[.Q270]/[.D270]" office:value-type="float" office:value="1.28565928777671" calcext:value-type="float">
            <text:p>1,28565928777671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498" calcext:value-type="float">
            <text:p>0,2498</text:p>
          </table:table-cell>
          <table:table-cell office:value-type="float" office:value="0.2584" calcext:value-type="float">
            <text:p>0,2584</text:p>
          </table:table-cell>
          <table:table-cell table:formula="of:=([.B271]+[.C271])/2" office:value-type="float" office:value="0.2541" calcext:value-type="float">
            <text:p>0,2541</text:p>
          </table:table-cell>
          <table:table-cell office:value-type="float" office:value="0.2335" calcext:value-type="float">
            <text:p>0,2335</text:p>
          </table:table-cell>
          <table:table-cell office:value-type="float" office:value="0.238" calcext:value-type="float">
            <text:p>0,238</text:p>
          </table:table-cell>
          <table:table-cell table:formula="of:=([.E271]+[.F271])/2" office:value-type="float" office:value="0.23575" calcext:value-type="float">
            <text:p>0,23575</text:p>
          </table:table-cell>
          <table:table-cell table:formula="of:=[.G271]/[.D271]" office:value-type="float" office:value="0.927784336875246" calcext:value-type="float">
            <text:p>0,927784336875246</text:p>
          </table:table-cell>
          <table:table-cell office:value-type="float" office:value="0.2277" calcext:value-type="float">
            <text:p>0,2277</text:p>
          </table:table-cell>
          <table:table-cell office:value-type="float" office:value="0.2542" calcext:value-type="float">
            <text:p>0,2542</text:p>
          </table:table-cell>
          <table:table-cell table:formula="of:=([.I271]+[.J271])/2" office:value-type="float" office:value="0.24095" calcext:value-type="float">
            <text:p>0,24095</text:p>
          </table:table-cell>
          <table:table-cell table:formula="of:=[.K271]/[.D271]" office:value-type="float" office:value="0.948248720975994" calcext:value-type="float">
            <text:p>0,948248720975994</text:p>
          </table:table-cell>
          <table:table-cell office:value-type="float" office:value="0.1803" calcext:value-type="float">
            <text:p>0,1803</text:p>
          </table:table-cell>
          <table:table-cell table:formula="of:=[.M271]/[.D271]" office:value-type="float" office:value="0.709563164108619" calcext:value-type="float">
            <text:p>0,709563164108619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93" calcext:value-type="float">
            <text:p>0,1693</text:p>
          </table:table-cell>
          <table:table-cell table:formula="of:=([.O271]+[.P271])/2" office:value-type="float" office:value="0.16815" calcext:value-type="float">
            <text:p>0,16815</text:p>
          </table:table-cell>
          <table:table-cell table:formula="of:=[.Q271]/[.D271]" office:value-type="float" office:value="0.661747343565525" calcext:value-type="float">
            <text:p>0,661747343565525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3556" calcext:value-type="float">
            <text:p>0,3556</text:p>
          </table:table-cell>
          <table:table-cell office:value-type="float" office:value="0.3732" calcext:value-type="float">
            <text:p>0,3732</text:p>
          </table:table-cell>
          <table:table-cell table:formula="of:=([.B272]+[.C272])/2" office:value-type="float" office:value="0.3644" calcext:value-type="float">
            <text:p>0,3644</text:p>
          </table:table-cell>
          <table:table-cell office:value-type="float" office:value="0.3751" calcext:value-type="float">
            <text:p>0,3751</text:p>
          </table:table-cell>
          <table:table-cell office:value-type="float" office:value="0.4028" calcext:value-type="float">
            <text:p>0,4028</text:p>
          </table:table-cell>
          <table:table-cell table:formula="of:=([.E272]+[.F272])/2" office:value-type="float" office:value="0.38895" calcext:value-type="float">
            <text:p>0,38895</text:p>
          </table:table-cell>
          <table:table-cell table:formula="of:=[.G272]/[.D272]" office:value-type="float" office:value="1.0673710208562" calcext:value-type="float">
            <text:p>1,0673710208562</text:p>
          </table:table-cell>
          <table:table-cell office:value-type="float" office:value="0.3603" calcext:value-type="float">
            <text:p>0,3603</text:p>
          </table:table-cell>
          <table:table-cell office:value-type="float" office:value="0.3822" calcext:value-type="float">
            <text:p>0,3822</text:p>
          </table:table-cell>
          <table:table-cell table:formula="of:=([.I272]+[.J272])/2" office:value-type="float" office:value="0.37125" calcext:value-type="float">
            <text:p>0,37125</text:p>
          </table:table-cell>
          <table:table-cell table:formula="of:=[.K272]/[.D272]" office:value-type="float" office:value="1.01879802414929" calcext:value-type="float">
            <text:p>1,01879802414929</text:p>
          </table:table-cell>
          <table:table-cell office:value-type="float" office:value="0.5917" calcext:value-type="float">
            <text:p>0,5917</text:p>
          </table:table-cell>
          <table:table-cell table:formula="of:=[.M272]/[.D272]" office:value-type="float" office:value="1.62376509330406" calcext:value-type="float">
            <text:p>1,62376509330406</text:p>
          </table:table-cell>
          <table:table-cell office:value-type="float" office:value="0.5315" calcext:value-type="float">
            <text:p>0,5315</text:p>
          </table:table-cell>
          <table:table-cell office:value-type="float" office:value="0.5872" calcext:value-type="float">
            <text:p>0,5872</text:p>
          </table:table-cell>
          <table:table-cell table:formula="of:=([.O272]+[.P272])/2" office:value-type="float" office:value="0.55935" calcext:value-type="float">
            <text:p>0,55935</text:p>
          </table:table-cell>
          <table:table-cell table:formula="of:=[.Q272]/[.D272]" office:value-type="float" office:value="1.53498902305159" calcext:value-type="float">
            <text:p>1,53498902305159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83" calcext:value-type="float">
            <text:p>0,83</text:p>
          </table:table-cell>
          <table:table-cell office:value-type="float" office:value="0.851" calcext:value-type="float">
            <text:p>0,851</text:p>
          </table:table-cell>
          <table:table-cell table:formula="of:=([.B273]+[.C273])/2" office:value-type="float" office:value="0.8405" calcext:value-type="float">
            <text:p>0,8405</text:p>
          </table:table-cell>
          <table:table-cell office:value-type="float" office:value="0.1519" calcext:value-type="float">
            <text:p>0,1519</text:p>
          </table:table-cell>
          <table:table-cell office:value-type="float" office:value="0.1737" calcext:value-type="float">
            <text:p>0,1737</text:p>
          </table:table-cell>
          <table:table-cell table:formula="of:=([.E273]+[.F273])/2" office:value-type="float" office:value="0.1628" calcext:value-type="float">
            <text:p>0,1628</text:p>
          </table:table-cell>
          <table:table-cell table:formula="of:=[.G273]/[.D273]" office:value-type="float" office:value="0.193694229625223" calcext:value-type="float">
            <text:p>0,193694229625223</text:p>
          </table:table-cell>
          <table:table-cell office:value-type="float" office:value="0.1534" calcext:value-type="float">
            <text:p>0,1534</text:p>
          </table:table-cell>
          <table:table-cell office:value-type="float" office:value="0.1688" calcext:value-type="float">
            <text:p>0,1688</text:p>
          </table:table-cell>
          <table:table-cell table:formula="of:=([.I273]+[.J273])/2" office:value-type="float" office:value="0.1611" calcext:value-type="float">
            <text:p>0,1611</text:p>
          </table:table-cell>
          <table:table-cell table:formula="of:=[.K273]/[.D273]" office:value-type="float" office:value="0.191671624033314" calcext:value-type="float">
            <text:p>0,191671624033314</text:p>
          </table:table-cell>
          <table:table-cell office:value-type="float" office:value="0.1234" calcext:value-type="float">
            <text:p>0,1234</text:p>
          </table:table-cell>
          <table:table-cell table:formula="of:=[.M273]/[.D273]" office:value-type="float" office:value="0.146817370612731" calcext:value-type="float">
            <text:p>0,146817370612731</text:p>
          </table:table-cell>
          <table:table-cell office:value-type="float" office:value="0.1155" calcext:value-type="float">
            <text:p>0,1155</text:p>
          </table:table-cell>
          <table:table-cell office:value-type="float" office:value="0.1203" calcext:value-type="float">
            <text:p>0,1203</text:p>
          </table:table-cell>
          <table:table-cell table:formula="of:=([.O273]+[.P273])/2" office:value-type="float" office:value="0.1179" calcext:value-type="float">
            <text:p>0,1179</text:p>
          </table:table-cell>
          <table:table-cell table:formula="of:=[.Q273]/[.D273]" office:value-type="float" office:value="0.140273646638905" calcext:value-type="float">
            <text:p>0,140273646638905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26" calcext:value-type="float">
            <text:p>0,226</text:p>
          </table:table-cell>
          <table:table-cell office:value-type="float" office:value="0.2325" calcext:value-type="float">
            <text:p>0,2325</text:p>
          </table:table-cell>
          <table:table-cell table:formula="of:=([.B274]+[.C274])/2" office:value-type="float" office:value="0.22925" calcext:value-type="float">
            <text:p>0,22925</text:p>
          </table:table-cell>
          <table:table-cell office:value-type="float" office:value="0.235" calcext:value-type="float">
            <text:p>0,235</text:p>
          </table:table-cell>
          <table:table-cell office:value-type="float" office:value="0.2554" calcext:value-type="float">
            <text:p>0,2554</text:p>
          </table:table-cell>
          <table:table-cell table:formula="of:=([.E274]+[.F274])/2" office:value-type="float" office:value="0.2452" calcext:value-type="float">
            <text:p>0,2452</text:p>
          </table:table-cell>
          <table:table-cell table:formula="of:=[.G274]/[.D274]" office:value-type="float" office:value="1.06957470010905" calcext:value-type="float">
            <text:p>1,06957470010905</text:p>
          </table:table-cell>
          <table:table-cell office:value-type="float" office:value="0.2339" calcext:value-type="float">
            <text:p>0,2339</text:p>
          </table:table-cell>
          <table:table-cell office:value-type="float" office:value="0.2271" calcext:value-type="float">
            <text:p>0,2271</text:p>
          </table:table-cell>
          <table:table-cell table:formula="of:=([.I274]+[.J274])/2" office:value-type="float" office:value="0.2305" calcext:value-type="float">
            <text:p>0,2305</text:p>
          </table:table-cell>
          <table:table-cell table:formula="of:=[.K274]/[.D274]" office:value-type="float" office:value="1.00545256270447" calcext:value-type="float">
            <text:p>1,00545256270447</text:p>
          </table:table-cell>
          <table:table-cell office:value-type="float" office:value="0.2229" calcext:value-type="float">
            <text:p>0,2229</text:p>
          </table:table-cell>
          <table:table-cell table:formula="of:=[.M274]/[.D274]" office:value-type="float" office:value="0.972300981461287" calcext:value-type="float">
            <text:p>0,972300981461287</text:p>
          </table:table-cell>
          <table:table-cell office:value-type="float" office:value="0.232" calcext:value-type="float">
            <text:p>0,232</text:p>
          </table:table-cell>
          <table:table-cell office:value-type="float" office:value="0.2156" calcext:value-type="float">
            <text:p>0,2156</text:p>
          </table:table-cell>
          <table:table-cell table:formula="of:=([.O274]+[.P274])/2" office:value-type="float" office:value="0.2238" calcext:value-type="float">
            <text:p>0,2238</text:p>
          </table:table-cell>
          <table:table-cell table:formula="of:=[.Q274]/[.D274]" office:value-type="float" office:value="0.976226826608506" calcext:value-type="float">
            <text:p>0,976226826608506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208" calcext:value-type="float">
            <text:p>0,2208</text:p>
          </table:table-cell>
          <table:table-cell office:value-type="float" office:value="0.2261" calcext:value-type="float">
            <text:p>0,2261</text:p>
          </table:table-cell>
          <table:table-cell table:formula="of:=([.B275]+[.C275])/2" office:value-type="float" office:value="0.22345" calcext:value-type="float">
            <text:p>0,22345</text:p>
          </table:table-cell>
          <table:table-cell office:value-type="float" office:value="0.2485" calcext:value-type="float">
            <text:p>0,2485</text:p>
          </table:table-cell>
          <table:table-cell office:value-type="float" office:value="0.2262" calcext:value-type="float">
            <text:p>0,2262</text:p>
          </table:table-cell>
          <table:table-cell table:formula="of:=([.E275]+[.F275])/2" office:value-type="float" office:value="0.23735" calcext:value-type="float">
            <text:p>0,23735</text:p>
          </table:table-cell>
          <table:table-cell table:formula="of:=[.G275]/[.D275]" office:value-type="float" office:value="1.0622063101365" calcext:value-type="float">
            <text:p>1,0622063101365</text:p>
          </table:table-cell>
          <table:table-cell office:value-type="float" office:value="0.2276" calcext:value-type="float">
            <text:p>0,2276</text:p>
          </table:table-cell>
          <table:table-cell office:value-type="float" office:value="0.2717" calcext:value-type="float">
            <text:p>0,2717</text:p>
          </table:table-cell>
          <table:table-cell table:formula="of:=([.I275]+[.J275])/2" office:value-type="float" office:value="0.24965" calcext:value-type="float">
            <text:p>0,24965</text:p>
          </table:table-cell>
          <table:table-cell table:formula="of:=[.K275]/[.D275]" office:value-type="float" office:value="1.11725218169613" calcext:value-type="float">
            <text:p>1,11725218169613</text:p>
          </table:table-cell>
          <table:table-cell office:value-type="float" office:value="0.2169" calcext:value-type="float">
            <text:p>0,2169</text:p>
          </table:table-cell>
          <table:table-cell table:formula="of:=[.M275]/[.D275]" office:value-type="float" office:value="0.970686954575968" calcext:value-type="float">
            <text:p>0,970686954575968</text:p>
          </table:table-cell>
          <table:table-cell office:value-type="float" office:value="0.2105" calcext:value-type="float">
            <text:p>0,2105</text:p>
          </table:table-cell>
          <table:table-cell office:value-type="float" office:value="0.2383" calcext:value-type="float">
            <text:p>0,2383</text:p>
          </table:table-cell>
          <table:table-cell table:formula="of:=([.O275]+[.P275])/2" office:value-type="float" office:value="0.2244" calcext:value-type="float">
            <text:p>0,2244</text:p>
          </table:table-cell>
          <table:table-cell table:formula="of:=[.Q275]/[.D275]" office:value-type="float" office:value="1.00425151040501" calcext:value-type="float">
            <text:p>1,00425151040501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8394" calcext:value-type="float">
            <text:p>0,8394</text:p>
          </table:table-cell>
          <table:table-cell office:value-type="float" office:value="0.9138" calcext:value-type="float">
            <text:p>0,9138</text:p>
          </table:table-cell>
          <table:table-cell table:formula="of:=([.B276]+[.C276])/2" office:value-type="float" office:value="0.8766" calcext:value-type="float">
            <text:p>0,8766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327" calcext:value-type="float">
            <text:p>0,0327</text:p>
          </table:table-cell>
          <table:table-cell table:formula="of:=([.E276]+[.F276])/2" office:value-type="float" office:value="0.03195" calcext:value-type="float">
            <text:p>0,03195</text:p>
          </table:table-cell>
          <table:table-cell table:formula="of:=[.G276]/[.D276]" office:value-type="float" office:value="0.0364476386036961" calcext:value-type="float">
            <text:p>0,036447638603696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309" calcext:value-type="float">
            <text:p>0,0309</text:p>
          </table:table-cell>
          <table:table-cell table:formula="of:=([.I276]+[.J276])/2" office:value-type="float" office:value="0.03105" calcext:value-type="float">
            <text:p>0,03105</text:p>
          </table:table-cell>
          <table:table-cell table:formula="of:=[.K276]/[.D276]" office:value-type="float" office:value="0.0354209445585216" calcext:value-type="float">
            <text:p>0,035420944558522</text:p>
          </table:table-cell>
          <table:table-cell office:value-type="float" office:value="0.0275" calcext:value-type="float">
            <text:p>0,0275</text:p>
          </table:table-cell>
          <table:table-cell table:formula="of:=[.M276]/[.D276]" office:value-type="float" office:value="0.0313712069358887" calcext:value-type="float">
            <text:p>0,031371206935889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244" calcext:value-type="float">
            <text:p>0,0244</text:p>
          </table:table-cell>
          <table:table-cell table:formula="of:=([.O276]+[.P276])/2" office:value-type="float" office:value="0.02375" calcext:value-type="float">
            <text:p>0,02375</text:p>
          </table:table-cell>
          <table:table-cell table:formula="of:=[.Q276]/[.D276]" office:value-type="float" office:value="0.0270933150809947" calcext:value-type="float">
            <text:p>0,027093315080995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7601" calcext:value-type="float">
            <text:p>1,7601</text:p>
          </table:table-cell>
          <table:table-cell office:value-type="float" office:value="1.759" calcext:value-type="float">
            <text:p>1,759</text:p>
          </table:table-cell>
          <table:table-cell table:formula="of:=([.B277]+[.C277])/2" office:value-type="float" office:value="1.75955" calcext:value-type="float">
            <text:p>1,75955</text:p>
          </table:table-cell>
          <table:table-cell office:value-type="float" office:value="1.206" calcext:value-type="float">
            <text:p>1,206</text:p>
          </table:table-cell>
          <table:table-cell office:value-type="float" office:value="1.3727" calcext:value-type="float">
            <text:p>1,3727</text:p>
          </table:table-cell>
          <table:table-cell table:formula="of:=([.E277]+[.F277])/2" office:value-type="float" office:value="1.28935" calcext:value-type="float">
            <text:p>1,28935</text:p>
          </table:table-cell>
          <table:table-cell table:formula="of:=[.G277]/[.D277]" office:value-type="float" office:value="0.732772583899292" calcext:value-type="float">
            <text:p>0,732772583899292</text:p>
          </table:table-cell>
          <table:table-cell office:value-type="float" office:value="1.3209" calcext:value-type="float">
            <text:p>1,3209</text:p>
          </table:table-cell>
          <table:table-cell office:value-type="float" office:value="1.3526" calcext:value-type="float">
            <text:p>1,3526</text:p>
          </table:table-cell>
          <table:table-cell table:formula="of:=([.I277]+[.J277])/2" office:value-type="float" office:value="1.33675" calcext:value-type="float">
            <text:p>1,33675</text:p>
          </table:table-cell>
          <table:table-cell table:formula="of:=[.K277]/[.D277]" office:value-type="float" office:value="0.759711289818419" calcext:value-type="float">
            <text:p>0,759711289818419</text:p>
          </table:table-cell>
          <table:table-cell office:value-type="float" office:value="1.1762" calcext:value-type="float">
            <text:p>1,1762</text:p>
          </table:table-cell>
          <table:table-cell table:formula="of:=[.M277]/[.D277]" office:value-type="float" office:value="0.668466369242136" calcext:value-type="float">
            <text:p>0,668466369242136</text:p>
          </table:table-cell>
          <table:table-cell office:value-type="float" office:value="1.0734" calcext:value-type="float">
            <text:p>1,0734</text:p>
          </table:table-cell>
          <table:table-cell office:value-type="float" office:value="1.0871" calcext:value-type="float">
            <text:p>1,0871</text:p>
          </table:table-cell>
          <table:table-cell table:formula="of:=([.O277]+[.P277])/2" office:value-type="float" office:value="1.08025" calcext:value-type="float">
            <text:p>1,08025</text:p>
          </table:table-cell>
          <table:table-cell table:formula="of:=[.Q277]/[.D277]" office:value-type="float" office:value="0.613935381205422" calcext:value-type="float">
            <text:p>0,613935381205422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9235" calcext:value-type="float">
            <text:p>0,9235</text:p>
          </table:table-cell>
          <table:table-cell table:formula="of:=([.B278]+[.C278])/2" office:value-type="float" office:value="0.89795" calcext:value-type="float">
            <text:p>0,89795</text:p>
          </table:table-cell>
          <table:table-cell office:value-type="float" office:value="0.8939" calcext:value-type="float">
            <text:p>0,8939</text:p>
          </table:table-cell>
          <table:table-cell office:value-type="float" office:value="0.939" calcext:value-type="float">
            <text:p>0,939</text:p>
          </table:table-cell>
          <table:table-cell table:formula="of:=([.E278]+[.F278])/2" office:value-type="float" office:value="0.91645" calcext:value-type="float">
            <text:p>0,91645</text:p>
          </table:table-cell>
          <table:table-cell table:formula="of:=[.G278]/[.D278]" office:value-type="float" office:value="1.02060248343449" calcext:value-type="float">
            <text:p>1,02060248343449</text:p>
          </table:table-cell>
          <table:table-cell office:value-type="float" office:value="0.8979" calcext:value-type="float">
            <text:p>0,8979</text:p>
          </table:table-cell>
          <table:table-cell office:value-type="float" office:value="0.8605" calcext:value-type="float">
            <text:p>0,8605</text:p>
          </table:table-cell>
          <table:table-cell table:formula="of:=([.I278]+[.J278])/2" office:value-type="float" office:value="0.8792" calcext:value-type="float">
            <text:p>0,8792</text:p>
          </table:table-cell>
          <table:table-cell table:formula="of:=[.K278]/[.D278]" office:value-type="float" office:value="0.979119104627206" calcext:value-type="float">
            <text:p>0,979119104627206</text:p>
          </table:table-cell>
          <table:table-cell office:value-type="float" office:value="0.8288" calcext:value-type="float">
            <text:p>0,8288</text:p>
          </table:table-cell>
          <table:table-cell table:formula="of:=[.M278]/[.D278]" office:value-type="float" office:value="0.922991257865137" calcext:value-type="float">
            <text:p>0,922991257865137</text:p>
          </table:table-cell>
          <table:table-cell office:value-type="float" office:value="0.8051" calcext:value-type="float">
            <text:p>0,8051</text:p>
          </table:table-cell>
          <table:table-cell office:value-type="float" office:value="0.809" calcext:value-type="float">
            <text:p>0,809</text:p>
          </table:table-cell>
          <table:table-cell table:formula="of:=([.O278]+[.P278])/2" office:value-type="float" office:value="0.80705" calcext:value-type="float">
            <text:p>0,80705</text:p>
          </table:table-cell>
          <table:table-cell table:formula="of:=[.Q278]/[.D278]" office:value-type="float" office:value="0.898769419232697" calcext:value-type="float">
            <text:p>0,898769419232697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9689" calcext:value-type="float">
            <text:p>0,9689</text:p>
          </table:table-cell>
          <table:table-cell office:value-type="float" office:value="0.9294" calcext:value-type="float">
            <text:p>0,9294</text:p>
          </table:table-cell>
          <table:table-cell table:formula="of:=([.B279]+[.C279])/2" office:value-type="float" office:value="0.94915" calcext:value-type="float">
            <text:p>0,94915</text:p>
          </table:table-cell>
          <table:table-cell office:value-type="float" office:value="0.2068" calcext:value-type="float">
            <text:p>0,2068</text:p>
          </table:table-cell>
          <table:table-cell office:value-type="float" office:value="0.2118" calcext:value-type="float">
            <text:p>0,2118</text:p>
          </table:table-cell>
          <table:table-cell table:formula="of:=([.E279]+[.F279])/2" office:value-type="float" office:value="0.2093" calcext:value-type="float">
            <text:p>0,2093</text:p>
          </table:table-cell>
          <table:table-cell table:formula="of:=[.G279]/[.D279]" office:value-type="float" office:value="0.220513090660064" calcext:value-type="float">
            <text:p>0,220513090660064</text:p>
          </table:table-cell>
          <table:table-cell office:value-type="float" office:value="0.2478" calcext:value-type="float">
            <text:p>0,2478</text:p>
          </table:table-cell>
          <table:table-cell office:value-type="float" office:value="0.2024" calcext:value-type="float">
            <text:p>0,2024</text:p>
          </table:table-cell>
          <table:table-cell table:formula="of:=([.I279]+[.J279])/2" office:value-type="float" office:value="0.2251" calcext:value-type="float">
            <text:p>0,2251</text:p>
          </table:table-cell>
          <table:table-cell table:formula="of:=[.K279]/[.D279]" office:value-type="float" office:value="0.23715956382026" calcext:value-type="float">
            <text:p>0,23715956382026</text:p>
          </table:table-cell>
          <table:table-cell office:value-type="float" office:value="0.1887" calcext:value-type="float">
            <text:p>0,1887</text:p>
          </table:table-cell>
          <table:table-cell table:formula="of:=[.M279]/[.D279]" office:value-type="float" office:value="0.198809461096771" calcext:value-type="float">
            <text:p>0,198809461096771</text:p>
          </table:table-cell>
          <table:table-cell office:value-type="float" office:value="0.1687" calcext:value-type="float">
            <text:p>0,1687</text:p>
          </table:table-cell>
          <table:table-cell office:value-type="float" office:value="0.1759" calcext:value-type="float">
            <text:p>0,1759</text:p>
          </table:table-cell>
          <table:table-cell table:formula="of:=([.O279]+[.P279])/2" office:value-type="float" office:value="0.1723" calcext:value-type="float">
            <text:p>0,1723</text:p>
          </table:table-cell>
          <table:table-cell table:formula="of:=[.Q279]/[.D279]" office:value-type="float" office:value="0.181530843386188" calcext:value-type="float">
            <text:p>0,181530843386188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287" calcext:value-type="float">
            <text:p>0,287</text:p>
          </table:table-cell>
          <table:table-cell office:value-type="float" office:value="0.3179" calcext:value-type="float">
            <text:p>0,3179</text:p>
          </table:table-cell>
          <table:table-cell table:formula="of:=([.B280]+[.C280])/2" office:value-type="float" office:value="0.30245" calcext:value-type="float">
            <text:p>0,30245</text:p>
          </table:table-cell>
          <table:table-cell office:value-type="float" office:value="0.2932" calcext:value-type="float">
            <text:p>0,2932</text:p>
          </table:table-cell>
          <table:table-cell office:value-type="float" office:value="0.2991" calcext:value-type="float">
            <text:p>0,2991</text:p>
          </table:table-cell>
          <table:table-cell table:formula="of:=([.E280]+[.F280])/2" office:value-type="float" office:value="0.29615" calcext:value-type="float">
            <text:p>0,29615</text:p>
          </table:table-cell>
          <table:table-cell table:formula="of:=[.G280]/[.D280]" office:value-type="float" office:value="0.97917011076211" calcext:value-type="float">
            <text:p>0,97917011076211</text:p>
          </table:table-cell>
          <table:table-cell office:value-type="float" office:value="0.2983" calcext:value-type="float">
            <text:p>0,2983</text:p>
          </table:table-cell>
          <table:table-cell office:value-type="float" office:value="0.2898" calcext:value-type="float">
            <text:p>0,2898</text:p>
          </table:table-cell>
          <table:table-cell table:formula="of:=([.I280]+[.J280])/2" office:value-type="float" office:value="0.29405" calcext:value-type="float">
            <text:p>0,29405</text:p>
          </table:table-cell>
          <table:table-cell table:formula="of:=[.K280]/[.D280]" office:value-type="float" office:value="0.972226814349479" calcext:value-type="float">
            <text:p>0,972226814349479</text:p>
          </table:table-cell>
          <table:table-cell office:value-type="float" office:value="0.2732" calcext:value-type="float">
            <text:p>0,2732</text:p>
          </table:table-cell>
          <table:table-cell table:formula="of:=[.M280]/[.D280]" office:value-type="float" office:value="0.903289799966937" calcext:value-type="float">
            <text:p>0,903289799966937</text:p>
          </table:table-cell>
          <table:table-cell office:value-type="float" office:value="0.2499" calcext:value-type="float">
            <text:p>0,2499</text:p>
          </table:table-cell>
          <table:table-cell office:value-type="float" office:value="0.2514" calcext:value-type="float">
            <text:p>0,2514</text:p>
          </table:table-cell>
          <table:table-cell table:formula="of:=([.O280]+[.P280])/2" office:value-type="float" office:value="0.25065" calcext:value-type="float">
            <text:p>0,25065</text:p>
          </table:table-cell>
          <table:table-cell table:formula="of:=[.Q280]/[.D280]" office:value-type="float" office:value="0.828732021821789" calcext:value-type="float">
            <text:p>0,828732021821789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2999" calcext:value-type="float">
            <text:p>0,2999</text:p>
          </table:table-cell>
          <table:table-cell office:value-type="float" office:value="0.304" calcext:value-type="float">
            <text:p>0,304</text:p>
          </table:table-cell>
          <table:table-cell table:formula="of:=([.B281]+[.C281])/2" office:value-type="float" office:value="0.30195" calcext:value-type="float">
            <text:p>0,30195</text:p>
          </table:table-cell>
          <table:table-cell office:value-type="float" office:value="0.3096" calcext:value-type="float">
            <text:p>0,3096</text:p>
          </table:table-cell>
          <table:table-cell office:value-type="float" office:value="0.3113" calcext:value-type="float">
            <text:p>0,3113</text:p>
          </table:table-cell>
          <table:table-cell table:formula="of:=([.E281]+[.F281])/2" office:value-type="float" office:value="0.31045" calcext:value-type="float">
            <text:p>0,31045</text:p>
          </table:table-cell>
          <table:table-cell table:formula="of:=[.G281]/[.D281]" office:value-type="float" office:value="1.02815035601921" calcext:value-type="float">
            <text:p>1,02815035601921</text:p>
          </table:table-cell>
          <table:table-cell office:value-type="float" office:value="0.3192" calcext:value-type="float">
            <text:p>0,3192</text:p>
          </table:table-cell>
          <table:table-cell office:value-type="float" office:value="0.3088" calcext:value-type="float">
            <text:p>0,3088</text:p>
          </table:table-cell>
          <table:table-cell table:formula="of:=([.I281]+[.J281])/2" office:value-type="float" office:value="0.314" calcext:value-type="float">
            <text:p>0,314</text:p>
          </table:table-cell>
          <table:table-cell table:formula="of:=[.K281]/[.D281]" office:value-type="float" office:value="1.03990726941547" calcext:value-type="float">
            <text:p>1,03990726941547</text:p>
          </table:table-cell>
          <table:table-cell office:value-type="float" office:value="0.3327" calcext:value-type="float">
            <text:p>0,3327</text:p>
          </table:table-cell>
          <table:table-cell table:formula="of:=[.M281]/[.D281]" office:value-type="float" office:value="1.10183805265772" calcext:value-type="float">
            <text:p>1,10183805265772</text:p>
          </table:table-cell>
          <table:table-cell office:value-type="float" office:value="0.2928" calcext:value-type="float">
            <text:p>0,2928</text:p>
          </table:table-cell>
          <table:table-cell office:value-type="float" office:value="0.2801" calcext:value-type="float">
            <text:p>0,2801</text:p>
          </table:table-cell>
          <table:table-cell table:formula="of:=([.O281]+[.P281])/2" office:value-type="float" office:value="0.28645" calcext:value-type="float">
            <text:p>0,28645</text:p>
          </table:table-cell>
          <table:table-cell table:formula="of:=[.Q281]/[.D281]" office:value-type="float" office:value="0.948666997847326" calcext:value-type="float">
            <text:p>0,948666997847326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9562" calcext:value-type="float">
            <text:p>1,9562</text:p>
          </table:table-cell>
          <table:table-cell office:value-type="float" office:value="2.038" calcext:value-type="float">
            <text:p>2,038</text:p>
          </table:table-cell>
          <table:table-cell table:formula="of:=([.B282]+[.C282])/2" office:value-type="float" office:value="1.9971" calcext:value-type="float">
            <text:p>1,9971</text:p>
          </table:table-cell>
          <table:table-cell office:value-type="float" office:value="2.0835" calcext:value-type="float">
            <text:p>2,0835</text:p>
          </table:table-cell>
          <table:table-cell office:value-type="float" office:value="2.123" calcext:value-type="float">
            <text:p>2,123</text:p>
          </table:table-cell>
          <table:table-cell table:formula="of:=([.E282]+[.F282])/2" office:value-type="float" office:value="2.10325" calcext:value-type="float">
            <text:p>2,10325</text:p>
          </table:table-cell>
          <table:table-cell table:formula="of:=[.G282]/[.D282]" office:value-type="float" office:value="1.05315207050223" calcext:value-type="float">
            <text:p>1,05315207050223</text:p>
          </table:table-cell>
          <table:table-cell office:value-type="float" office:value="1.9557" calcext:value-type="float">
            <text:p>1,9557</text:p>
          </table:table-cell>
          <table:table-cell office:value-type="float" office:value="1.991" calcext:value-type="float">
            <text:p>1,991</text:p>
          </table:table-cell>
          <table:table-cell table:formula="of:=([.I282]+[.J282])/2" office:value-type="float" office:value="1.97335" calcext:value-type="float">
            <text:p>1,97335</text:p>
          </table:table-cell>
          <table:table-cell table:formula="of:=[.K282]/[.D282]" office:value-type="float" office:value="0.988107756246558" calcext:value-type="float">
            <text:p>0,988107756246558</text:p>
          </table:table-cell>
          <table:table-cell office:value-type="float" office:value="1.5878" calcext:value-type="float">
            <text:p>1,5878</text:p>
          </table:table-cell>
          <table:table-cell table:formula="of:=[.M282]/[.D282]" office:value-type="float" office:value="0.795052826598568" calcext:value-type="float">
            <text:p>0,795052826598568</text:p>
          </table:table-cell>
          <table:table-cell office:value-type="float" office:value="1.5499" calcext:value-type="float">
            <text:p>1,5499</text:p>
          </table:table-cell>
          <table:table-cell office:value-type="float" office:value="1.6081" calcext:value-type="float">
            <text:p>1,6081</text:p>
          </table:table-cell>
          <table:table-cell table:formula="of:=([.O282]+[.P282])/2" office:value-type="float" office:value="1.579" calcext:value-type="float">
            <text:p>1,579</text:p>
          </table:table-cell>
          <table:table-cell table:formula="of:=[.Q282]/[.D282]" office:value-type="float" office:value="0.790646437334135" calcext:value-type="float">
            <text:p>0,790646437334135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0924" calcext:value-type="float">
            <text:p>1,0924</text:p>
          </table:table-cell>
          <table:table-cell office:value-type="float" office:value="1.1201" calcext:value-type="float">
            <text:p>1,1201</text:p>
          </table:table-cell>
          <table:table-cell table:formula="of:=([.B283]+[.C283])/2" office:value-type="float" office:value="1.10625" calcext:value-type="float">
            <text:p>1,10625</text:p>
          </table:table-cell>
          <table:table-cell office:value-type="float" office:value="1.2017" calcext:value-type="float">
            <text:p>1,2017</text:p>
          </table:table-cell>
          <table:table-cell office:value-type="float" office:value="1.1552" calcext:value-type="float">
            <text:p>1,1552</text:p>
          </table:table-cell>
          <table:table-cell table:formula="of:=([.E283]+[.F283])/2" office:value-type="float" office:value="1.17845" calcext:value-type="float">
            <text:p>1,17845</text:p>
          </table:table-cell>
          <table:table-cell table:formula="of:=[.G283]/[.D283]" office:value-type="float" office:value="1.06526553672316" calcext:value-type="float">
            <text:p>1,06526553672316</text:p>
          </table:table-cell>
          <table:table-cell office:value-type="float" office:value="1.1801" calcext:value-type="float">
            <text:p>1,1801</text:p>
          </table:table-cell>
          <table:table-cell office:value-type="float" office:value="1.1293" calcext:value-type="float">
            <text:p>1,1293</text:p>
          </table:table-cell>
          <table:table-cell table:formula="of:=([.I283]+[.J283])/2" office:value-type="float" office:value="1.1547" calcext:value-type="float">
            <text:p>1,1547</text:p>
          </table:table-cell>
          <table:table-cell table:formula="of:=[.K283]/[.D283]" office:value-type="float" office:value="1.04379661016949" calcext:value-type="float">
            <text:p>1,04379661016949</text:p>
          </table:table-cell>
          <table:table-cell office:value-type="float" office:value="1.9387" calcext:value-type="float">
            <text:p>1,9387</text:p>
          </table:table-cell>
          <table:table-cell table:formula="of:=[.M283]/[.D283]" office:value-type="float" office:value="1.75249717514124" calcext:value-type="float">
            <text:p>1,75249717514124</text:p>
          </table:table-cell>
          <table:table-cell office:value-type="float" office:value="1.8668" calcext:value-type="float">
            <text:p>1,8668</text:p>
          </table:table-cell>
          <table:table-cell office:value-type="float" office:value="1.8957" calcext:value-type="float">
            <text:p>1,8957</text:p>
          </table:table-cell>
          <table:table-cell table:formula="of:=([.O283]+[.P283])/2" office:value-type="float" office:value="1.88125" calcext:value-type="float">
            <text:p>1,88125</text:p>
          </table:table-cell>
          <table:table-cell table:formula="of:=[.Q283]/[.D283]" office:value-type="float" office:value="1.70056497175141" calcext:value-type="float">
            <text:p>1,70056497175141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157" calcext:value-type="float">
            <text:p>0,2157</text:p>
          </table:table-cell>
          <table:table-cell office:value-type="float" office:value="0.2226" calcext:value-type="float">
            <text:p>0,2226</text:p>
          </table:table-cell>
          <table:table-cell table:formula="of:=([.B284]+[.C284])/2" office:value-type="float" office:value="0.21915" calcext:value-type="float">
            <text:p>0,21915</text:p>
          </table:table-cell>
          <table:table-cell office:value-type="float" office:value="0.2223" calcext:value-type="float">
            <text:p>0,2223</text:p>
          </table:table-cell>
          <table:table-cell office:value-type="float" office:value="0.2245" calcext:value-type="float">
            <text:p>0,2245</text:p>
          </table:table-cell>
          <table:table-cell table:formula="of:=([.E284]+[.F284])/2" office:value-type="float" office:value="0.2234" calcext:value-type="float">
            <text:p>0,2234</text:p>
          </table:table-cell>
          <table:table-cell table:formula="of:=[.G284]/[.D284]" office:value-type="float" office:value="1.01939310974219" calcext:value-type="float">
            <text:p>1,01939310974219</text:p>
          </table:table-cell>
          <table:table-cell office:value-type="float" office:value="0.2233" calcext:value-type="float">
            <text:p>0,2233</text:p>
          </table:table-cell>
          <table:table-cell office:value-type="float" office:value="0.2168" calcext:value-type="float">
            <text:p>0,2168</text:p>
          </table:table-cell>
          <table:table-cell table:formula="of:=([.I284]+[.J284])/2" office:value-type="float" office:value="0.22005" calcext:value-type="float">
            <text:p>0,22005</text:p>
          </table:table-cell>
          <table:table-cell table:formula="of:=[.K284]/[.D284]" office:value-type="float" office:value="1.0041067761807" calcext:value-type="float">
            <text:p>1,0041067761807</text:p>
          </table:table-cell>
          <table:table-cell office:value-type="float" office:value="0.215" calcext:value-type="float">
            <text:p>0,215</text:p>
          </table:table-cell>
          <table:table-cell table:formula="of:=[.M284]/[.D284]" office:value-type="float" office:value="0.981063198722336" calcext:value-type="float">
            <text:p>0,981063198722336</text:p>
          </table:table-cell>
          <table:table-cell office:value-type="float" office:value="0.2056" calcext:value-type="float">
            <text:p>0,2056</text:p>
          </table:table-cell>
          <table:table-cell office:value-type="float" office:value="0.2062" calcext:value-type="float">
            <text:p>0,2062</text:p>
          </table:table-cell>
          <table:table-cell table:formula="of:=([.O284]+[.P284])/2" office:value-type="float" office:value="0.2059" calcext:value-type="float">
            <text:p>0,2059</text:p>
          </table:table-cell>
          <table:table-cell table:formula="of:=[.Q284]/[.D284]" office:value-type="float" office:value="0.939539128450833" calcext:value-type="float">
            <text:p>0,939539128450833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1.5124" calcext:value-type="float">
            <text:p>1,5124</text:p>
          </table:table-cell>
          <table:table-cell office:value-type="float" office:value="1.5687" calcext:value-type="float">
            <text:p>1,5687</text:p>
          </table:table-cell>
          <table:table-cell table:formula="of:=([.B285]+[.C285])/2" office:value-type="float" office:value="1.54055" calcext:value-type="float">
            <text:p>1,54055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52" calcext:value-type="float">
            <text:p>0,0052</text:p>
          </table:table-cell>
          <table:table-cell table:formula="of:=([.E285]+[.F285])/2" office:value-type="float" office:value="0.00545" calcext:value-type="float">
            <text:p>0,00545</text:p>
          </table:table-cell>
          <table:table-cell table:formula="of:=[.G285]/[.D285]" office:value-type="float" office:value="0.0035376975755412" calcext:value-type="float">
            <text:p>0,003537697575541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58" calcext:value-type="float">
            <text:p>0,0058</text:p>
          </table:table-cell>
          <table:table-cell table:formula="of:=([.I285]+[.J285])/2" office:value-type="float" office:value="0.0056" calcext:value-type="float">
            <text:p>0,0056</text:p>
          </table:table-cell>
          <table:table-cell table:formula="of:=[.K285]/[.D285]" office:value-type="float" office:value="0.00363506539872124" calcext:value-type="float">
            <text:p>0,003635065398721</text:p>
          </table:table-cell>
          <table:table-cell office:value-type="float" office:value="0.0048" calcext:value-type="float">
            <text:p>0,0048</text:p>
          </table:table-cell>
          <table:table-cell table:formula="of:=[.M285]/[.D285]" office:value-type="float" office:value="0.00311577034176106" calcext:value-type="float">
            <text:p>0,00311577034176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" calcext:value-type="float">
            <text:p>0,004</text:p>
          </table:table-cell>
          <table:table-cell table:formula="of:=([.O285]+[.P285])/2" office:value-type="float" office:value="0.0038" calcext:value-type="float">
            <text:p>0,0038</text:p>
          </table:table-cell>
          <table:table-cell table:formula="of:=[.Q285]/[.D285]" office:value-type="float" office:value="0.00246665152056084" calcext:value-type="float">
            <text:p>0,002466651520561</text:p>
          </table:table-cell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formula="of:=SUM([.B2:.B285])" office:value-type="float" office:value="170.137" calcext:value-type="float">
            <text:p>170,137</text:p>
          </table:table-cell>
          <table:table-cell table:formula="of:=SUM([.C2:.C285])" office:value-type="float" office:value="173.2887" calcext:value-type="float">
            <text:p>173,2887</text:p>
          </table:table-cell>
          <table:table-cell table:formula="of:=SUM([.D2:.D285])" office:value-type="float" office:value="171.71285" calcext:value-type="float">
            <text:p>171,71285</text:p>
          </table:table-cell>
          <table:table-cell table:formula="of:=SUM([.E2:.E285])" office:value-type="float" office:value="153.4491" calcext:value-type="float">
            <text:p>153,4491</text:p>
          </table:table-cell>
          <table:table-cell table:formula="of:=SUM([.F2:.F285])" office:value-type="float" office:value="154.7705" calcext:value-type="float">
            <text:p>154,7705</text:p>
          </table:table-cell>
          <table:table-cell table:formula="of:=SUM([.G2:.G285])" office:value-type="float" office:value="154.1098" calcext:value-type="float">
            <text:p>154,1098</text:p>
          </table:table-cell>
          <table:table-cell table:formula="of:=[.G286]/[.D286]" office:value-type="float" office:value="0.897485540540501" calcext:value-type="float">
            <text:p>0,897485540540501</text:p>
          </table:table-cell>
          <table:table-cell table:formula="of:=SUM([.I2:.I285])" office:value-type="float" office:value="138.522" calcext:value-type="float">
            <text:p>138,522</text:p>
          </table:table-cell>
          <table:table-cell table:formula="of:=SUM([.J2:.J285])" office:value-type="float" office:value="137.2269" calcext:value-type="float">
            <text:p>137,2269</text:p>
          </table:table-cell>
          <table:table-cell table:formula="of:=SUM([.K2:.K285])" office:value-type="float" office:value="137.87445" calcext:value-type="float">
            <text:p>137,87445</text:p>
          </table:table-cell>
          <table:table-cell table:formula="of:=[.K286]/[.D286]" office:value-type="float" office:value="0.802936122718829" calcext:value-type="float">
            <text:p>0,802936122718829</text:p>
          </table:table-cell>
          <table:table-cell table:formula="of:=SUM([.M2:.M285])" office:value-type="float" office:value="6324.7617" calcext:value-type="float">
            <text:p>6324,7617</text:p>
          </table:table-cell>
          <table:table-cell table:formula="of:=[.M286]/[.D286]" office:value-type="float" office:value="36.8333627914277" calcext:value-type="float">
            <text:p>36,8333627914277</text:p>
          </table:table-cell>
          <table:table-cell table:formula="of:=SUM([.O2:.O285])" office:value-type="float" office:value="213.151" calcext:value-type="float">
            <text:p>213,151</text:p>
          </table:table-cell>
          <table:table-cell table:formula="of:=SUM([.P2:.P285])" office:value-type="float" office:value="214.2643" calcext:value-type="float">
            <text:p>214,2643</text:p>
          </table:table-cell>
          <table:table-cell table:formula="of:=SUM([.Q2:.Q285])" office:value-type="float" office:value="213.70765" calcext:value-type="float">
            <text:p>213,70765</text:p>
          </table:table-cell>
          <table:table-cell table:formula="of:=[.Q286]/[.D286]" office:value-type="float" office:value="1.24456410804433" calcext:value-type="float">
            <text:p>1,2445641080443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Faster Rules</text:p>
          </table:table-cell>
          <table:table-cell table:number-columns-repeated="6"/>
          <table:table-cell table:style-name="Default" table:formula="of:=COUNTIF([.H2:.H285];&quot;&lt;1.0&quot;)" office:value-type="float" office:value="104" calcext:value-type="float">
            <text:p>104</text:p>
          </table:table-cell>
          <table:table-cell table:number-columns-repeated="3"/>
          <table:table-cell table:style-name="Default" table:formula="of:=COUNTIF([.L2:.L285];&quot;&lt;1.0&quot;)" office:value-type="float" office:value="174" calcext:value-type="float">
            <text:p>174</text:p>
          </table:table-cell>
          <table:table-cell/>
          <table:table-cell table:style-name="Default" table:formula="of:=COUNTIF([.N2:.N285];&quot;&lt;1.0&quot;)" office:value-type="float" office:value="154" calcext:value-type="float">
            <text:p>154</text:p>
          </table:table-cell>
          <table:table-cell table:number-columns-repeated="3"/>
          <table:table-cell table:style-name="Default" table:formula="of:=COUNTIF([.R2:.R285];&quot;&lt;1,0&quot;)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lower Rules</text:p>
          </table:table-cell>
          <table:table-cell table:number-columns-repeated="6"/>
          <table:table-cell table:style-name="Default" table:formula="of:=COUNTIF([.H2:.H285];&quot;&gt;1.0&quot;)" office:value-type="float" office:value="177" calcext:value-type="float">
            <text:p>177</text:p>
          </table:table-cell>
          <table:table-cell table:number-columns-repeated="3"/>
          <table:table-cell table:style-name="Default" table:formula="of:=COUNTIF([.L2:.L285];&quot;&gt;1.0&quot;)" office:value-type="float" office:value="107" calcext:value-type="float">
            <text:p>107</text:p>
          </table:table-cell>
          <table:table-cell/>
          <table:table-cell table:style-name="Default" table:formula="of:=COUNTIF([.N2:.N285];&quot;&gt;1.0&quot;)" office:value-type="float" office:value="128" calcext:value-type="float">
            <text:p>128</text:p>
          </table:table-cell>
          <table:table-cell table:number-columns-repeated="3"/>
          <table:table-cell table:style-name="Default" table:formula="of:=COUNTIF([.R2:.R285];&quot;&gt;1,0&quot;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ules, more than 25% slower</text:p>
          </table:table-cell>
          <table:table-cell table:number-columns-repeated="6"/>
          <table:table-cell table:style-name="Default" table:formula="of:=COUNTIF([.H2:.H285]; &quot;&gt;1.25&quot;)" office:value-type="float" office:value="5" calcext:value-type="float">
            <text:p>5</text:p>
          </table:table-cell>
          <table:table-cell table:number-columns-repeated="3"/>
          <table:table-cell table:style-name="Default" table:formula="of:=COUNTIF([.L2:.L285]; &quot;&gt;1.25&quot;)" office:value-type="float" office:value="5" calcext:value-type="float">
            <text:p>5</text:p>
          </table:table-cell>
          <table:table-cell/>
          <table:table-cell table:style-name="Default" table:formula="of:=COUNTIF([.N2:.N285]; &quot;&gt;1.25&quot;)" office:value-type="float" office:value="61" calcext:value-type="float">
            <text:p>61</text:p>
          </table:table-cell>
          <table:table-cell table:number-columns-repeated="3"/>
          <table:table-cell table:style-name="Default" table:formula="of:=COUNTIF([.R2:.R285]; &quot;&gt;1,25&quot;)" office:value-type="float" office:value="54" calcext:value-type="float">
            <text:p>54</text:p>
          </table:table-cell>
        </table:table-row>
        <calcext:conditional-formats>
          <calcext:conditional-format calcext:target-range-address="Sheet1.H2:Sheet1.H286">
            <calcext:condition calcext:apply-style-name="Good" calcext:value="&lt;1" calcext:base-cell-address="Sheet1.H2"/>
            <calcext:condition calcext:apply-style-name="Warning" calcext:value="between(1,1.25)" calcext:base-cell-address="Sheet1.H2"/>
            <calcext:condition calcext:apply-style-name="Bad" calcext:value="&gt;1.25" calcext:base-cell-address="Sheet1.H2"/>
          </calcext:conditional-format>
          <calcext:conditional-format calcext:target-range-address="Sheet1.L2:Sheet1.L286">
            <calcext:condition calcext:apply-style-name="Good" calcext:value="&lt;1" calcext:base-cell-address="Sheet1.L2"/>
            <calcext:condition calcext:apply-style-name="Warning" calcext:value="between(1,1.25)" calcext:base-cell-address="Sheet1.L2"/>
            <calcext:condition calcext:apply-style-name="Bad" calcext:value="&gt;1.25" calcext:base-cell-address="Sheet1.L2"/>
          </calcext:conditional-format>
          <calcext:conditional-format calcext:target-range-address="Sheet1.N2:Sheet1.N286">
            <calcext:condition calcext:apply-style-name="Good" calcext:value="&lt;1" calcext:base-cell-address="Sheet1.N2"/>
            <calcext:condition calcext:apply-style-name="Warning" calcext:value="between(1,1.25)" calcext:base-cell-address="Sheet1.N2"/>
            <calcext:condition calcext:apply-style-name="Bad" calcext:value="&gt;1.25" calcext:base-cell-address="Sheet1.N2"/>
          </calcext:conditional-format>
          <calcext:conditional-format calcext:target-range-address="Sheet1.R2:Sheet1.R286">
            <calcext:condition calcext:apply-style-name="Good" calcext:value="&lt;1" calcext:base-cell-address="Sheet1.R2"/>
            <calcext:condition calcext:apply-style-name="Warning" calcext:value="between(1,1.25)" calcext:base-cell-address="Sheet1.R2"/>
            <calcext:condition calcext:apply-style-name="Bad" calcext:value="&gt;1.25" calcext:base-cell-address="Sheet1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non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19:05:06.992704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9T16:20:22.291119562</meta:creation-date>
    <dc:date>2020-03-29T20:10:41.222864891</dc:date>
    <meta:editing-duration>PT1H58M16S</meta:editing-duration>
    <meta:editing-cycles>12</meta:editing-cycles>
    <meta:generator>LibreOffice/6.4.1.2$Linux_X86_64 LibreOffice_project/40$Build-2</meta:generator>
    <meta:document-statistic meta:table-count="1" meta:cell-count="5162" meta:object-count="0"/>
  </office:meta>
</office:document-meta>
</file>